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957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6" table:style-name="ta1">
        <table:shapes>
          <draw:frame draw:z-index="0" draw:style-name="gr1" draw:text-style-name="P1" svg:width="8.5677in" svg:height="4.8197in" svg:x="6.6264in" svg:y="0.6472in">
            <draw:object draw:notify-on-update-of-ranges="q6.A2:q6.A2 q6.A3:q6.A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6154in" svg:height="5.4083in" svg:x="6.2413in" svg:y="5.4244in">
            <draw:object draw:notify-on-update-of-ranges="q6.B2:q6.B2 q6.B3:q6.B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311in" svg:height="5.237in" svg:x="17.0173in" svg:y="0.1646in">
            <draw:object draw:notify-on-update-of-ranges="q6.C2:q6.C2 q6.C3:q6.C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4106in" svg:height="5.2949in" svg:x="16.9028in" svg:y="5.5323in">
            <draw:object draw:notify-on-update-of-ranges="q6.E2:q6.E2 q6.E3:q6.E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8949in" svg:height="6.128in" svg:x="6.9528in" svg:y="12.2594in">
            <draw:object draw:notify-on-update-of-ranges="q6.D2:q6.D2 q6.D3:q6.D10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VN</text:p>
          </table:table-cell>
          <table:table-cell table:style-name="ce4" office:value-type="string" calcext:value-type="string">
            <text:p>STM</text:p>
          </table:table-cell>
          <table:table-cell table:style-name="ce4" office:value-type="string" calcext:value-type="string">
            <text:p>RANDU</text:p>
          </table:table-cell>
          <table:table-cell table:style-name="ce4" office:value-type="string" calcext:value-type="string">
            <text:p>RAND</text:p>
          </table:table-cell>
          <table:table-cell table:style-name="ce4" office:value-type="string" calcext:value-type="string">
            <text:p>VN order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84035" calcext:value-type="float">
            <text:p>84035</text:p>
          </table:table-cell>
          <table:table-cell table:style-name="ce5" office:value-type="float" office:value="327695" calcext:value-type="float">
            <text:p>327695</text:p>
          </table:table-cell>
          <table:table-cell table:style-name="ce5" office:value-type="float" office:value="1439299557" calcext:value-type="float">
            <text:p>1439299557</text:p>
          </table:table-cell>
          <table:table-cell table:style-name="ce5" office:value-type="float" office:value="254" calcext:value-type="float">
            <text:p>254</text:p>
          </table:table-cell>
        </table:table-row>
        <table:table-row table:style-name="ro1">
          <table:table-cell table:style-name="ce5" office:value-type="float" office:value="625" calcext:value-type="float">
            <text:p>625</text:p>
          </table:table-cell>
          <table:table-cell table:style-name="ce5" office:value-type="float" office:value="1412376245" calcext:value-type="float">
            <text:p>1412376245</text:p>
          </table:table-cell>
          <table:table-cell table:style-name="ce5" office:value-type="float" office:value="1966125" calcext:value-type="float">
            <text:p>1966125</text:p>
          </table:table-cell>
          <table:table-cell table:style-name="ce5" office:value-type="float" office:value="1815689945" calcext:value-type="float">
            <text:p>181568994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062" calcext:value-type="float">
            <text:p>9062</text:p>
          </table:table-cell>
          <table:table-cell table:style-name="ce5" office:value-type="float" office:value="1670788370" calcext:value-type="float">
            <text:p>1670788370</text:p>
          </table:table-cell>
          <table:table-cell table:style-name="ce5" office:value-type="float" office:value="8847495" calcext:value-type="float">
            <text:p>8847495</text:p>
          </table:table-cell>
          <table:table-cell table:style-name="ce5" office:value-type="float" office:value="212285685" calcext:value-type="float">
            <text:p>21228568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198" calcext:value-type="float">
            <text:p>1198</text:p>
          </table:table-cell>
          <table:table-cell table:style-name="ce5" office:value-type="float" office:value="443953342" calcext:value-type="float">
            <text:p>443953342</text:p>
          </table:table-cell>
          <table:table-cell table:style-name="ce5" office:value-type="float" office:value="35389845" calcext:value-type="float">
            <text:p>35389845</text:p>
          </table:table-cell>
          <table:table-cell table:style-name="ce5" office:value-type="float" office:value="1308349402" calcext:value-type="float">
            <text:p>130834940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1165625842" calcext:value-type="float">
            <text:p>1165625842</text:p>
          </table:table-cell>
          <table:table-cell table:style-name="ce5" office:value-type="float" office:value="132711615" calcext:value-type="float">
            <text:p>132711615</text:p>
          </table:table-cell>
          <table:table-cell table:style-name="ce5" office:value-type="float" office:value="495964069" calcext:value-type="float">
            <text:p>495964069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5" office:value-type="float" office:value="2390" calcext:value-type="float">
            <text:p>2390</text:p>
          </table:table-cell>
          <table:table-cell table:style-name="ce5" office:value-type="float" office:value="1327689438" calcext:value-type="float">
            <text:p>1327689438</text:p>
          </table:table-cell>
          <table:table-cell table:style-name="ce5" office:value-type="float" office:value="477761085" calcext:value-type="float">
            <text:p>477761085</text:p>
          </table:table-cell>
          <table:table-cell table:style-name="ce5" office:value-type="float" office:value="1358019495" calcext:value-type="float">
            <text:p>1358019495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2121281746" calcext:value-type="float">
            <text:p>2121281746</text:p>
          </table:table-cell>
          <table:table-cell table:style-name="ce5" office:value-type="float" office:value="1672161975" calcext:value-type="float">
            <text:p>1672161975</text:p>
          </table:table-cell>
          <table:table-cell table:style-name="ce5" office:value-type="float" office:value="162655982" calcext:value-type="float">
            <text:p>162655982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2006264573" calcext:value-type="float">
            <text:p>2006264573</text:p>
          </table:table-cell>
          <table:table-cell table:style-name="ce5" office:value-type="float" office:value="1438154789" calcext:value-type="float">
            <text:p>1438154789</text:p>
          </table:table-cell>
          <table:table-cell table:style-name="ce5" office:value-type="float" office:value="937051652" calcext:value-type="float">
            <text:p>937051652</text:p>
          </table:table-cell>
          <table:table-cell table:style-name="ce5" office:value-type="float" office:value="36" calcext:value-type="float">
            <text:p>36</text:p>
          </table:table-cell>
        </table:table-row>
        <table:table-row table:style-name="ro1">
          <table:table-cell table:style-name="ce5" office:value-type="float" office:value="1529" calcext:value-type="float">
            <text:p>1529</text:p>
          </table:table-cell>
          <table:table-cell table:style-name="ce5" office:value-type="float" office:value="1647921162" calcext:value-type="float">
            <text:p>1647921162</text:p>
          </table:table-cell>
          <table:table-cell table:style-name="ce5" office:value-type="float" office:value="21921902" calcext:value-type="float">
            <text:p>21921902</text:p>
          </table:table-cell>
          <table:table-cell table:style-name="ce5" office:value-type="float" office:value="448116441" calcext:value-type="float">
            <text:p>448116441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514361477" calcext:value-type="float">
            <text:p>514361477</text:p>
          </table:table-cell>
          <table:table-cell table:style-name="ce5" office:value-type="float" office:value="72974665" calcext:value-type="float">
            <text:p>72974665</text:p>
          </table:table-cell>
          <table:table-cell table:style-name="ce5" office:value-type="float" office:value="862092569" calcext:value-type="float">
            <text:p>862092569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5" office:value-type="float" office:value="4288" calcext:value-type="float">
            <text:p>4288</text:p>
          </table:table-cell>
          <table:table-cell table:style-name="ce5" office:value-type="float" office:value="1251660738" calcext:value-type="float">
            <text:p>1251660738</text:p>
          </table:table-cell>
          <table:table-cell table:style-name="ce5" office:value-type="float" office:value="240485338" calcext:value-type="float">
            <text:p>240485338</text:p>
          </table:table-cell>
          <table:table-cell table:style-name="ce5" office:value-type="float" office:value="616619489" calcext:value-type="float">
            <text:p>616619489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5" office:value-type="float" office:value="3869" calcext:value-type="float">
            <text:p>3869</text:p>
          </table:table-cell>
          <table:table-cell table:style-name="ce5" office:value-type="float" office:value="2059691405" calcext:value-type="float">
            <text:p>2059691405</text:p>
          </table:table-cell>
          <table:table-cell table:style-name="ce5" office:value-type="float" office:value="786074509" calcext:value-type="float">
            <text:p>786074509</text:p>
          </table:table-cell>
          <table:table-cell table:style-name="ce5" office:value-type="float" office:value="1904278157" calcext:value-type="float">
            <text:p>1904278157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9691" calcext:value-type="float">
            <text:p>9691</text:p>
          </table:table-cell>
          <table:table-cell table:style-name="ce5" office:value-type="float" office:value="1944521722" calcext:value-type="float">
            <text:p>1944521722</text:p>
          </table:table-cell>
          <table:table-cell table:style-name="ce5" office:value-type="float" office:value="404529831" calcext:value-type="float">
            <text:p>404529831</text:p>
          </table:table-cell>
          <table:table-cell table:style-name="ce5" office:value-type="float" office:value="1428353475" calcext:value-type="float">
            <text:p>1428353475</text:p>
          </table:table-cell>
          <table:table-cell table:style-name="ce5" office:value-type="float" office:value="121" calcext:value-type="float">
            <text:p>121</text:p>
          </table:table-cell>
        </table:table-row>
        <table:table-row table:style-name="ro1">
          <table:table-cell table:style-name="ce5" office:value-type="float" office:value="9154" calcext:value-type="float">
            <text:p>9154</text:p>
          </table:table-cell>
          <table:table-cell table:style-name="ce5" office:value-type="float" office:value="1170426390" calcext:value-type="float">
            <text:p>1170426390</text:p>
          </table:table-cell>
          <table:table-cell table:style-name="ce5" office:value-type="float" office:value="1794959348" calcext:value-type="float">
            <text:p>1794959348</text:p>
          </table:table-cell>
          <table:table-cell table:style-name="ce5" office:value-type="float" office:value="789768251" calcext:value-type="float">
            <text:p>789768251</text:p>
          </table:table-cell>
          <table:table-cell table:style-name="ce5" office:value-type="float" office:value="144" calcext:value-type="float">
            <text:p>144</text:p>
          </table:table-cell>
        </table:table-row>
        <table:table-row table:style-name="ro1">
          <table:table-cell table:style-name="ce5" office:value-type="float" office:value="7957" calcext:value-type="float">
            <text:p>7957</text:p>
          </table:table-cell>
          <table:table-cell table:style-name="ce5" office:value-type="float" office:value="406121050" calcext:value-type="float">
            <text:p>406121050</text:p>
          </table:table-cell>
          <table:table-cell table:style-name="ce5" office:value-type="float" office:value="686471132" calcext:value-type="float">
            <text:p>686471132</text:p>
          </table:table-cell>
          <table:table-cell table:style-name="ce5" office:value-type="float" office:value="2109883427" calcext:value-type="float">
            <text:p>2109883427</text:p>
          </table:table-cell>
          <table:table-cell table:style-name="ce5" office:value-type="float" office:value="169" calcext:value-type="float">
            <text:p>169</text:p>
          </table:table-cell>
        </table:table-row>
        <table:table-row table:style-name="ro1">
          <table:table-cell table:style-name="ce5" office:value-type="float" office:value="3138" calcext:value-type="float">
            <text:p>3138</text:p>
          </table:table-cell>
          <table:table-cell table:style-name="ce5" office:value-type="float" office:value="973454006" calcext:value-type="float">
            <text:p>973454006</text:p>
          </table:table-cell>
          <table:table-cell table:style-name="ce5" office:value-type="float" office:value="849094548" calcext:value-type="float">
            <text:p>849094548</text:p>
          </table:table-cell>
          <table:table-cell table:style-name="ce5" office:value-type="float" office:value="1034831935" calcext:value-type="float">
            <text:p>1034831935</text:p>
          </table:table-cell>
          <table:table-cell table:style-name="ce5" office:value-type="float" office:value="196" calcext:value-type="float">
            <text:p>196</text:p>
          </table:table-cell>
        </table:table-row>
        <table:table-row table:style-name="ro1"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1311048378" calcext:value-type="float">
            <text:p>1311048378</text:p>
          </table:table-cell>
          <table:table-cell table:style-name="ce5" office:value-type="float" office:value="1063810747" calcext:value-type="float">
            <text:p>1063810747</text:p>
          </table:table-cell>
          <table:table-cell table:style-name="ce5" office:value-type="float" office:value="2004164961" calcext:value-type="float">
            <text:p>2004164961</text:p>
          </table:table-cell>
          <table:table-cell table:style-name="ce5" office:value-type="float" office:value="225" calcext:value-type="float">
            <text:p>225</text:p>
          </table:table-cell>
        </table:table-row>
        <table:table-row table:style-name="ro1">
          <table:table-cell table:style-name="ce5" office:value-type="float" office:value="2090" calcext:value-type="float">
            <text:p>2090</text:p>
          </table:table-cell>
          <table:table-cell table:style-name="ce5" office:value-type="float" office:value="1607860566" calcext:value-type="float">
            <text:p>1607860566</text:p>
          </table:table-cell>
          <table:table-cell table:style-name="ce5" office:value-type="float" office:value="888431665" calcext:value-type="float">
            <text:p>888431665</text:p>
          </table:table-cell>
          <table:table-cell table:style-name="ce5" office:value-type="float" office:value="2106078157" calcext:value-type="float">
            <text:p>2106078157</text:p>
          </table:table-cell>
          <table:table-cell table:style-name="ce5" office:value-type="float" office:value="256" calcext:value-type="float">
            <text:p>256</text:p>
          </table:table-cell>
        </table:table-row>
        <table:table-row table:style-name="ro1">
          <table:table-cell table:style-name="ce5" office:value-type="float" office:value="681" calcext:value-type="float">
            <text:p>681</text:p>
          </table:table-cell>
          <table:table-cell table:style-name="ce5" office:value-type="float" office:value="1525789977" calcext:value-type="float">
            <text:p>1525789977</text:p>
          </table:table-cell>
          <table:table-cell table:style-name="ce5" office:value-type="float" office:value="51260563" calcext:value-type="float">
            <text:p>51260563</text:p>
          </table:table-cell>
          <table:table-cell table:style-name="ce5" office:value-type="float" office:value="115070789" calcext:value-type="float">
            <text:p>115070789</text:p>
          </table:table-cell>
          <table:table-cell table:style-name="ce5" office:value-type="float" office:value="289" calcext:value-type="float">
            <text:p>289</text:p>
          </table:table-cell>
        </table:table-row>
        <table:table-row table:style-name="ro1">
          <table:table-cell table:style-name="ce5" office:value-type="float" office:value="6376" calcext:value-type="float">
            <text:p>6376</text:p>
          </table:table-cell>
          <table:table-cell table:style-name="ce5" office:value-type="float" office:value="849902670" calcext:value-type="float">
            <text:p>849902670</text:p>
          </table:table-cell>
          <table:table-cell table:style-name="ce5" office:value-type="float" office:value="901612985" calcext:value-type="float">
            <text:p>901612985</text:p>
          </table:table-cell>
          <table:table-cell table:style-name="ce5" office:value-type="float" office:value="102688974" calcext:value-type="float">
            <text:p>102688974</text:p>
          </table:table-cell>
          <table:table-cell table:style-name="ce5" office:value-type="float" office:value="324" calcext:value-type="float">
            <text:p>324</text:p>
          </table:table-cell>
        </table:table-row>
        <table:table-row table:style-name="ro1"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400431841" calcext:value-type="float">
            <text:p>1400431841</text:p>
          </table:table-cell>
          <table:table-cell table:style-name="ce5" office:value-type="float" office:value="653365547" calcext:value-type="float">
            <text:p>653365547</text:p>
          </table:table-cell>
          <table:table-cell table:style-name="ce5" office:value-type="float" office:value="1482562864" calcext:value-type="float">
            <text:p>1482562864</text:p>
          </table:table-cell>
          <table:table-cell table:style-name="ce5" office:value-type="float" office:value="361" calcext:value-type="float">
            <text:p>361</text:p>
          </table:table-cell>
        </table:table-row>
        <table:table-row table:style-name="ro1">
          <table:table-cell table:style-name="ce5" office:value-type="float" office:value="8408" calcext:value-type="float">
            <text:p>8408</text:p>
          </table:table-cell>
          <table:table-cell table:style-name="ce5" office:value-type="float" office:value="637169607" calcext:value-type="float">
            <text:p>637169607</text:p>
          </table:table-cell>
          <table:table-cell table:style-name="ce5" office:value-type="float" office:value="100643713" calcext:value-type="float">
            <text:p>100643713</text:p>
          </table:table-cell>
          <table:table-cell table:style-name="ce5" office:value-type="float" office:value="1068984287" calcext:value-type="float">
            <text:p>1068984287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1"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1556115921" calcext:value-type="float">
            <text:p>1556115921</text:p>
          </table:table-cell>
          <table:table-cell table:style-name="ce5" office:value-type="float" office:value="1166023298" calcext:value-type="float">
            <text:p>1166023298</text:p>
          </table:table-cell>
          <table:table-cell table:style-name="ce5" office:value-type="float" office:value="388671651" calcext:value-type="float">
            <text:p>388671651</text:p>
          </table:table-cell>
          <table:table-cell table:style-name="ce5" office:value-type="float" office:value="441" calcext:value-type="float">
            <text:p>441</text:p>
          </table:table-cell>
        </table:table-row>
        <table:table-row table:style-name="ro1">
          <table:table-cell table:style-name="ce5" office:value-type="float" office:value="9113" calcext:value-type="float">
            <text:p>9113</text:p>
          </table:table-cell>
          <table:table-cell table:style-name="ce5" office:value-type="float" office:value="1584418903" calcext:value-type="float">
            <text:p>1584418903</text:p>
          </table:table-cell>
          <table:table-cell table:style-name="ce5" office:value-type="float" office:value="1795313541" calcext:value-type="float">
            <text:p>1795313541</text:p>
          </table:table-cell>
          <table:table-cell table:style-name="ce5" office:value-type="float" office:value="288716553" calcext:value-type="float">
            <text:p>288716553</text:p>
          </table:table-cell>
          <table:table-cell table:style-name="ce5" office:value-type="float" office:value="484" calcext:value-type="float">
            <text:p>484</text:p>
          </table:table-cell>
        </table:table-row>
        <table:table-row table:style-name="ro1"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531267521" calcext:value-type="float">
            <text:p>531267521</text:p>
          </table:table-cell>
          <table:table-cell table:style-name="ce5" office:value-type="float" office:value="277606030" calcext:value-type="float">
            <text:p>277606030</text:p>
          </table:table-cell>
          <table:table-cell table:style-name="ce5" office:value-type="float" office:value="151414545" calcext:value-type="float">
            <text:p>151414545</text:p>
          </table:table-cell>
          <table:table-cell table:style-name="ce5" office:value-type="float" office:value="529" calcext:value-type="float">
            <text:p>529</text:p>
          </table:table-cell>
        </table:table-row>
        <table:table-row table:style-name="ro1">
          <table:table-cell table:style-name="ce5" office:value-type="float" office:value="1808" calcext:value-type="float">
            <text:p>1808</text:p>
          </table:table-cell>
          <table:table-cell table:style-name="ce5" office:value-type="float" office:value="1923700710" calcext:value-type="float">
            <text:p>1923700710</text:p>
          </table:table-cell>
          <table:table-cell table:style-name="ce5" office:value-type="float" office:value="540134314" calcext:value-type="float">
            <text:p>540134314</text:p>
          </table:table-cell>
          <table:table-cell table:style-name="ce5" office:value-type="float" office:value="1650835718" calcext:value-type="float">
            <text:p>1650835718</text:p>
          </table:table-cell>
          <table:table-cell table:style-name="ce5" office:value-type="float" office:value="576" calcext:value-type="float">
            <text:p>576</text:p>
          </table:table-cell>
        </table:table-row>
        <table:table-row table:style-name="ro1">
          <table:table-cell table:style-name="ce5" office:value-type="float" office:value="688" calcext:value-type="float">
            <text:p>688</text:p>
          </table:table-cell>
          <table:table-cell table:style-name="ce5" office:value-type="float" office:value="1271512329" calcext:value-type="float">
            <text:p>1271512329</text:p>
          </table:table-cell>
          <table:table-cell table:style-name="ce5" office:value-type="float" office:value="742351614" calcext:value-type="float">
            <text:p>742351614</text:p>
          </table:table-cell>
          <table:table-cell table:style-name="ce5" office:value-type="float" office:value="107708697" calcext:value-type="float">
            <text:p>107708697</text:p>
          </table:table-cell>
          <table:table-cell table:style-name="ce5" office:value-type="float" office:value="625" calcext:value-type="float">
            <text:p>625</text:p>
          </table:table-cell>
        </table:table-row>
        <table:table-row table:style-name="ro1">
          <table:table-cell table:style-name="ce5" office:value-type="float" office:value="7334" calcext:value-type="float">
            <text:p>7334</text:p>
          </table:table-cell>
          <table:table-cell table:style-name="ce5" office:value-type="float" office:value="697932254" calcext:value-type="float">
            <text:p>697932254</text:p>
          </table:table-cell>
          <table:table-cell table:style-name="ce5" office:value-type="float" office:value="1740384505" calcext:value-type="float">
            <text:p>1740384505</text:p>
          </table:table-cell>
          <table:table-cell table:style-name="ce5" office:value-type="float" office:value="1864590748" calcext:value-type="float">
            <text:p>1864590748</text:p>
          </table:table-cell>
          <table:table-cell table:style-name="ce5" office:value-type="float" office:value="676" calcext:value-type="float">
            <text:p>676</text:p>
          </table:table-cell>
        </table:table-row>
        <table:table-row table:style-name="ro1">
          <table:table-cell table:style-name="ce5" office:value-type="float" office:value="7875" calcext:value-type="float">
            <text:p>7875</text:p>
          </table:table-cell>
          <table:table-cell table:style-name="ce5" office:value-type="float" office:value="591707602" calcext:value-type="float">
            <text:p>591707602</text:p>
          </table:table-cell>
          <table:table-cell table:style-name="ce5" office:value-type="float" office:value="1613593323" calcext:value-type="float">
            <text:p>1613593323</text:p>
          </table:table-cell>
          <table:table-cell table:style-name="ce5" office:value-type="float" office:value="1265613641" calcext:value-type="float">
            <text:p>1265613641</text:p>
          </table:table-cell>
          <table:table-cell table:style-name="ce5" office:value-type="float" office:value="729" calcext:value-type="float">
            <text:p>729</text:p>
          </table:table-cell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980376574" calcext:value-type="float">
            <text:p>1980376574</text:p>
          </table:table-cell>
          <table:table-cell table:style-name="ce5" office:value-type="float" office:value="460550336" calcext:value-type="float">
            <text:p>460550336</text:p>
          </table:table-cell>
          <table:table-cell table:style-name="ce5" office:value-type="float" office:value="291097912" calcext:value-type="float">
            <text:p>291097912</text:p>
          </table:table-cell>
          <table:table-cell table:style-name="ce5" office:value-type="float" office:value="784" calcext:value-type="float">
            <text:p>784</text:p>
          </table:table-cell>
        </table:table-row>
        <table:table-row table:style-name="ro1"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340018865" calcext:value-type="float">
            <text:p>340018865</text:p>
          </table:table-cell>
          <table:table-cell table:style-name="ce5" office:value-type="float" office:value="1125798463" calcext:value-type="float">
            <text:p>1125798463</text:p>
          </table:table-cell>
          <table:table-cell table:style-name="ce5" office:value-type="float" office:value="2110260693" calcext:value-type="float">
            <text:p>2110260693</text:p>
          </table:table-cell>
          <table:table-cell table:style-name="ce5" office:value-type="float" office:value="841" calcext:value-type="float">
            <text:p>841</text:p>
          </table:table-cell>
        </table:table-row>
        <table:table-row table:style-name="ro1">
          <table:table-cell table:style-name="ce5" office:value-type="float" office:value="8748" calcext:value-type="float">
            <text:p>8748</text:p>
          </table:table-cell>
          <table:table-cell table:style-name="ce5" office:value-type="float" office:value="243076726" calcext:value-type="float">
            <text:p>243076726</text:p>
          </table:table-cell>
          <table:table-cell table:style-name="ce5" office:value-type="float" office:value="462288573" calcext:value-type="float">
            <text:p>462288573</text:p>
          </table:table-cell>
          <table:table-cell table:style-name="ce5" office:value-type="float" office:value="1039030399" calcext:value-type="float">
            <text:p>1039030399</text:p>
          </table:table-cell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5275" calcext:value-type="float">
            <text:p>5275</text:p>
          </table:table-cell>
          <table:table-cell table:style-name="ce5" office:value-type="float" office:value="876635386" calcext:value-type="float">
            <text:p>876635386</text:p>
          </table:table-cell>
          <table:table-cell table:style-name="ce5" office:value-type="float" office:value="1231479863" calcext:value-type="float">
            <text:p>1231479863</text:p>
          </table:table-cell>
          <table:table-cell table:style-name="ce5" office:value-type="float" office:value="818503331" calcext:value-type="float">
            <text:p>818503331</text:p>
          </table:table-cell>
          <table:table-cell table:style-name="ce5" office:value-type="float" office:value="961" calcext:value-type="float">
            <text:p>961</text:p>
          </table:table-cell>
        </table:table-row>
        <table:table-row table:style-name="ro1">
          <table:table-cell table:style-name="ce5" office:value-type="float" office:value="8256" calcext:value-type="float">
            <text:p>8256</text:p>
          </table:table-cell>
          <table:table-cell table:style-name="ce5" office:value-type="float" office:value="1873107222" calcext:value-type="float">
            <text:p>1873107222</text:p>
          </table:table-cell>
          <table:table-cell table:style-name="ce5" office:value-type="float" office:value="1080798372" calcext:value-type="float">
            <text:p>1080798372</text:p>
          </table:table-cell>
          <table:table-cell table:style-name="ce5" office:value-type="float" office:value="1657486409" calcext:value-type="float">
            <text:p>1657486409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table:style-name="ce5" office:value-type="float" office:value="1615" calcext:value-type="float">
            <text:p>1615</text:p>
          </table:table-cell>
          <table:table-cell table:style-name="ce5" office:value-type="float" office:value="1350284121" calcext:value-type="float">
            <text:p>1350284121</text:p>
          </table:table-cell>
          <table:table-cell table:style-name="ce5" office:value-type="float" office:value="1843856876" calcext:value-type="float">
            <text:p>1843856876</text:p>
          </table:table-cell>
          <table:table-cell table:style-name="ce5" office:value-type="float" office:value="1748506696" calcext:value-type="float">
            <text:p>1748506696</text:p>
          </table:table-cell>
          <table:table-cell table:style-name="ce5" office:value-type="float" office:value="1089" calcext:value-type="float">
            <text:p>1089</text:p>
          </table:table-cell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5" office:value-type="float" office:value="1765513230" calcext:value-type="float">
            <text:p>1765513230</text:p>
          </table:table-cell>
          <table:table-cell table:style-name="ce5" office:value-type="float" office:value="1335955908" calcext:value-type="float">
            <text:p>1335955908</text:p>
          </table:table-cell>
          <table:table-cell table:style-name="ce5" office:value-type="float" office:value="1311861503" calcext:value-type="float">
            <text:p>1311861503</text:p>
          </table:table-cell>
          <table:table-cell table:style-name="ce5" office:value-type="float" office:value="1156" calcext:value-type="float">
            <text:p>1156</text:p>
          </table:table-cell>
        </table:table-row>
        <table:table-row table:style-name="ro1">
          <table:table-cell table:style-name="ce5" office:value-type="float" office:value="6724" calcext:value-type="float">
            <text:p>6724</text:p>
          </table:table-cell>
          <table:table-cell table:style-name="ce5" office:value-type="float" office:value="1199292193" calcext:value-type="float">
            <text:p>1199292193</text:p>
          </table:table-cell>
          <table:table-cell table:style-name="ce5" office:value-type="float" office:value="10958156" calcext:value-type="float">
            <text:p>10958156</text:p>
          </table:table-cell>
          <table:table-cell table:style-name="ce5" office:value-type="float" office:value="568323248" calcext:value-type="float">
            <text:p>568323248</text:p>
          </table:table-cell>
          <table:table-cell table:style-name="ce5" office:value-type="float" office:value="1225" calcext:value-type="float">
            <text:p>1225</text:p>
          </table:table-cell>
        </table:table-row>
        <table:table-row table:style-name="ro1">
          <table:table-cell table:style-name="ce5" office:value-type="float" office:value="2121" calcext:value-type="float">
            <text:p>2121</text:p>
          </table:table-cell>
          <table:table-cell table:style-name="ce5" office:value-type="float" office:value="222367623" calcext:value-type="float">
            <text:p>222367623</text:p>
          </table:table-cell>
          <table:table-cell table:style-name="ce5" office:value-type="float" office:value="927047652" calcext:value-type="float">
            <text:p>927047652</text:p>
          </table:table-cell>
          <table:table-cell table:style-name="ce5" office:value-type="float" office:value="1126497795" calcext:value-type="float">
            <text:p>1126497795</text:p>
          </table:table-cell>
          <table:table-cell table:style-name="ce5" office:value-type="float" office:value="1296" calcext:value-type="float">
            <text:p>1296</text:p>
          </table:table-cell>
        </table:table-row>
        <table:table-row table:style-name="ro1"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711092241" calcext:value-type="float">
            <text:p>711092241</text:p>
          </table:table-cell>
          <table:table-cell table:style-name="ce5" office:value-type="float" office:value="1168695212" calcext:value-type="float">
            <text:p>1168695212</text:p>
          </table:table-cell>
          <table:table-cell table:style-name="ce5" office:value-type="float" office:value="120324919" calcext:value-type="float">
            <text:p>120324919</text:p>
          </table:table-cell>
          <table:table-cell table:style-name="ce5" office:value-type="float" office:value="1369" calcext:value-type="float">
            <text:p>1369</text:p>
          </table:table-cell>
        </table:table-row>
        <table:table-row table:style-name="ro1">
          <table:table-cell table:style-name="ce5" office:value-type="float" office:value="7219" calcext:value-type="float">
            <text:p>7219</text:p>
          </table:table-cell>
          <table:table-cell table:style-name="ce5" office:value-type="float" office:value="580793366" calcext:value-type="float">
            <text:p>580793366</text:p>
          </table:table-cell>
          <table:table-cell table:style-name="ce5" office:value-type="float" office:value="816226051" calcext:value-type="float">
            <text:p>816226051</text:p>
          </table:table-cell>
          <table:table-cell table:style-name="ce5" office:value-type="float" office:value="2091420775" calcext:value-type="float">
            <text:p>2091420775</text:p>
          </table:table-cell>
          <table:table-cell table:style-name="ce5" office:value-type="float" office:value="1444" calcext:value-type="float">
            <text:p>1444</text:p>
          </table:table-cell>
        </table:table-row>
        <table:table-row table:style-name="ro1">
          <table:table-cell table:style-name="ce5" office:value-type="float" office:value="1139" calcext:value-type="float">
            <text:p>1139</text:p>
          </table:table-cell>
          <table:table-cell table:style-name="ce5" office:value-type="float" office:value="1080922201" calcext:value-type="float">
            <text:p>1080922201</text:p>
          </table:table-cell>
          <table:table-cell table:style-name="ce5" office:value-type="float" office:value="821484809" calcext:value-type="float">
            <text:p>821484809</text:p>
          </table:table-cell>
          <table:table-cell table:style-name="ce5" office:value-type="float" office:value="225216559" calcext:value-type="float">
            <text:p>225216559</text:p>
          </table:table-cell>
          <table:table-cell table:style-name="ce5" office:value-type="float" office:value="1521" calcext:value-type="float">
            <text:p>1521</text:p>
          </table:table-cell>
        </table:table-row>
        <table:table-row table:style-name="ro1"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1495253774" calcext:value-type="float">
            <text:p>1495253774</text:p>
          </table:table-cell>
          <table:table-cell table:style-name="ce5" office:value-type="float" office:value="1877841691" calcext:value-type="float">
            <text:p>1877841691</text:p>
          </table:table-cell>
          <table:table-cell table:style-name="ce5" office:value-type="float" office:value="1754064859" calcext:value-type="float">
            <text:p>1754064859</text:p>
          </table:table-cell>
          <table:table-cell table:style-name="ce5" office:value-type="float" office:value="1600" calcext:value-type="float">
            <text:p>1600</text:p>
          </table:table-cell>
        </table:table-row>
        <table:table-row table:style-name="ro1">
          <table:table-cell table:style-name="ce5" office:value-type="float" office:value="4672" calcext:value-type="float">
            <text:p>4672</text:p>
          </table:table-cell>
          <table:table-cell table:style-name="ce5" office:value-type="float" office:value="876530722" calcext:value-type="float">
            <text:p>876530722</text:p>
          </table:table-cell>
          <table:table-cell table:style-name="ce5" office:value-type="float" office:value="1726203216" calcext:value-type="float">
            <text:p>1726203216</text:p>
          </table:table-cell>
          <table:table-cell table:style-name="ce5" office:value-type="float" office:value="363538158" calcext:value-type="float">
            <text:p>363538158</text:p>
          </table:table-cell>
          <table:table-cell table:style-name="ce5" office:value-type="float" office:value="1681" calcext:value-type="float">
            <text:p>1681</text:p>
          </table:table-cell>
        </table:table-row>
        <table:table-row table:style-name="ro1">
          <table:table-cell table:style-name="ce5" office:value-type="float" office:value="8275" calcext:value-type="float">
            <text:p>8275</text:p>
          </table:table-cell>
          <table:table-cell table:style-name="ce5" office:value-type="float" office:value="114019374" calcext:value-type="float">
            <text:p>114019374</text:p>
          </table:table-cell>
          <table:table-cell table:style-name="ce5" office:value-type="float" office:value="2046513135" calcext:value-type="float">
            <text:p>2046513135</text:p>
          </table:table-cell>
          <table:table-cell table:style-name="ce5" office:value-type="float" office:value="1326234955" calcext:value-type="float">
            <text:p>1326234955</text:p>
          </table:table-cell>
          <table:table-cell table:style-name="ce5" office:value-type="float" office:value="1764" calcext:value-type="float">
            <text:p>1764</text:p>
          </table:table-cell>
        </table:table-row>
        <table:table-row table:style-name="ro1">
          <table:table-cell table:style-name="ce5" office:value-type="float" office:value="4756" calcext:value-type="float">
            <text:p>4756</text:p>
          </table:table-cell>
          <table:table-cell table:style-name="ce5" office:value-type="float" office:value="768204802" calcext:value-type="float">
            <text:p>768204802</text:p>
          </table:table-cell>
          <table:table-cell table:style-name="ce5" office:value-type="float" office:value="1038151628" calcext:value-type="float">
            <text:p>1038151628</text:p>
          </table:table-cell>
          <table:table-cell table:style-name="ce5" office:value-type="float" office:value="1025732487" calcext:value-type="float">
            <text:p>1025732487</text:p>
          </table:table-cell>
          <table:table-cell table:style-name="ce5" office:value-type="float" office:value="1849" calcext:value-type="float">
            <text:p>1849</text:p>
          </table:table-cell>
        </table:table-row>
        <table:table-row table:style-name="ro1">
          <table:table-cell table:style-name="ce5" office:value-type="float" office:value="6195" calcext:value-type="float">
            <text:p>6195</text:p>
          </table:table-cell>
          <table:table-cell table:style-name="ce5" office:value-type="float" office:value="546415438" calcext:value-type="float">
            <text:p>546415438</text:p>
          </table:table-cell>
          <table:table-cell table:style-name="ce5" office:value-type="float" office:value="695127907" calcext:value-type="float">
            <text:p>695127907</text:p>
          </table:table-cell>
          <table:table-cell table:style-name="ce5" office:value-type="float" office:value="1197325398" calcext:value-type="float">
            <text:p>1197325398</text:p>
          </table:table-cell>
          <table:table-cell table:style-name="ce5" office:value-type="float" office:value="1936" calcext:value-type="float">
            <text:p>1936</text:p>
          </table:table-cell>
        </table:table-row>
        <table:table-row table:style-name="ro1">
          <table:table-cell table:style-name="ce5" office:value-type="float" office:value="3780" calcext:value-type="float">
            <text:p>3780</text:p>
          </table:table-cell>
          <table:table-cell table:style-name="ce5" office:value-type="float" office:value="964187618" calcext:value-type="float">
            <text:p>964187618</text:p>
          </table:table-cell>
          <table:table-cell table:style-name="ce5" office:value-type="float" office:value="1269788201" calcext:value-type="float">
            <text:p>1269788201</text:p>
          </table:table-cell>
          <table:table-cell table:style-name="ce5" office:value-type="float" office:value="1440478867" calcext:value-type="float">
            <text:p>1440478867</text:p>
          </table:table-cell>
          <table:table-cell table:style-name="ce5" office:value-type="float" office:value="2025" calcext:value-type="float">
            <text:p>2025</text:p>
          </table:table-cell>
        </table:table-row>
        <table:table-row table:style-name="ro1">
          <table:table-cell table:style-name="ce5" office:value-type="float" office:value="2884" calcext:value-type="float">
            <text:p>2884</text:p>
          </table:table-cell>
          <table:table-cell table:style-name="ce5" office:value-type="float" office:value="189687918" calcext:value-type="float">
            <text:p>189687918</text:p>
          </table:table-cell>
          <table:table-cell table:style-name="ce5" office:value-type="float" office:value="1362578043" calcext:value-type="float">
            <text:p>1362578043</text:p>
          </table:table-cell>
          <table:table-cell table:style-name="ce5" office:value-type="float" office:value="137009008" calcext:value-type="float">
            <text:p>137009008</text:p>
          </table:table-cell>
          <table:table-cell table:style-name="ce5" office:value-type="float" office:value="2116" calcext:value-type="float">
            <text:p>2116</text:p>
          </table:table-cell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219104194" calcext:value-type="float">
            <text:p>1219104194</text:p>
          </table:table-cell>
          <table:table-cell table:style-name="ce5" office:value-type="float" office:value="1042341745" calcext:value-type="float">
            <text:p>1042341745</text:p>
          </table:table-cell>
          <table:table-cell table:style-name="ce5" office:value-type="float" office:value="1495275376" calcext:value-type="float">
            <text:p>1495275376</text:p>
          </table:table-cell>
          <table:table-cell table:style-name="ce5" office:value-type="float" office:value="2209" calcext:value-type="float">
            <text:p>2209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342702989" calcext:value-type="float">
            <text:p>342702989</text:p>
          </table:table-cell>
          <table:table-cell table:style-name="ce5" office:value-type="float" office:value="433299026" calcext:value-type="float">
            <text:p>433299026</text:p>
          </table:table-cell>
          <table:table-cell table:style-name="ce5" office:value-type="float" office:value="812912120" calcext:value-type="float">
            <text:p>812912120</text:p>
          </table:table-cell>
          <table:table-cell table:style-name="ce5" office:value-type="float" office:value="2304" calcext:value-type="float">
            <text:p>2304</text:p>
          </table:table-cell>
        </table:table-row>
        <table:table-row table:style-name="ro1"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257992187" calcext:value-type="float">
            <text:p>257992187</text:p>
          </table:table-cell>
          <table:table-cell table:style-name="ce5" office:value-type="float" office:value="1808587509" calcext:value-type="float">
            <text:p>1808587509</text:p>
          </table:table-cell>
          <table:table-cell table:style-name="ce5" office:value-type="float" office:value="371538072" calcext:value-type="float">
            <text:p>371538072</text:p>
          </table:table-cell>
          <table:table-cell table:style-name="ce5" office:value-type="float" office:value="2401" calcext:value-type="float">
            <text:p>2401</text:p>
          </table:table-cell>
        </table:table-row>
        <table:table-row table:style-name="ro1">
          <table:table-cell table:style-name="ce5" office:value-type="float" office:value="3144" calcext:value-type="float">
            <text:p>3144</text:p>
          </table:table-cell>
          <table:table-cell table:style-name="ce5" office:value-type="float" office:value="305201596" calcext:value-type="float">
            <text:p>305201596</text:p>
          </table:table-cell>
          <table:table-cell table:style-name="ce5" office:value-type="float" office:value="509317343" calcext:value-type="float">
            <text:p>509317343</text:p>
          </table:table-cell>
          <table:table-cell table:style-name="ce5" office:value-type="float" office:value="2080975451" calcext:value-type="float">
            <text:p>2080975451</text:p>
          </table:table-cell>
          <table:table-cell table:style-name="ce5" office:value-type="float" office:value="2500" calcext:value-type="float">
            <text:p>2500</text:p>
          </table:table-cell>
        </table:table-row>
        <table:table-row table:style-name="ro1">
          <table:table-cell table:style-name="ce5" office:value-type="float" office:value="847" calcext:value-type="float">
            <text:p>847</text:p>
          </table:table-cell>
          <table:table-cell table:style-name="ce5" office:value-type="float" office:value="1332272548" calcext:value-type="float">
            <text:p>1332272548</text:p>
          </table:table-cell>
          <table:table-cell table:style-name="ce5" office:value-type="float" office:value="1811002012" calcext:value-type="float">
            <text:p>1811002012</text:p>
          </table:table-cell>
          <table:table-cell table:style-name="ce5" office:value-type="float" office:value="567086514" calcext:value-type="float">
            <text:p>567086514</text:p>
          </table:table-cell>
          <table:table-cell table:style-name="ce5" office:value-type="float" office:value="2601" calcext:value-type="float">
            <text:p>2601</text:p>
          </table:table-cell>
        </table:table-row>
        <table:table-row table:style-name="ro1">
          <table:table-cell table:style-name="ce5" office:value-type="float" office:value="1740" calcext:value-type="float">
            <text:p>1740</text:p>
          </table:table-cell>
          <table:table-cell table:style-name="ce5" office:value-type="float" office:value="1840200188" calcext:value-type="float">
            <text:p>1840200188</text:p>
          </table:table-cell>
          <table:table-cell table:style-name="ce5" office:value-type="float" office:value="1987123155" calcext:value-type="float">
            <text:p>1987123155</text:p>
          </table:table-cell>
          <table:table-cell table:style-name="ce5" office:value-type="float" office:value="360454116" calcext:value-type="float">
            <text:p>360454116</text:p>
          </table:table-cell>
          <table:table-cell table:style-name="ce5" office:value-type="float" office:value="2704" calcext:value-type="float">
            <text:p>2704</text:p>
          </table:table-cell>
        </table:table-row>
        <table:table-row table:style-name="ro1">
          <table:table-cell table:style-name="ce5" office:value-type="float" office:value="2760" calcext:value-type="float">
            <text:p>2760</text:p>
          </table:table-cell>
          <table:table-cell table:style-name="ce5" office:value-type="float" office:value="185061220" calcext:value-type="float">
            <text:p>185061220</text:p>
          </table:table-cell>
          <table:table-cell table:style-name="ce5" office:value-type="float" office:value="2066106233" calcext:value-type="float">
            <text:p>2066106233</text:p>
          </table:table-cell>
          <table:table-cell table:style-name="ce5" office:value-type="float" office:value="1894095946" calcext:value-type="float">
            <text:p>1894095946</text:p>
          </table:table-cell>
          <table:table-cell table:style-name="ce5" office:value-type="float" office:value="2809" calcext:value-type="float">
            <text:p>2809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767602236" calcext:value-type="float">
            <text:p>767602236</text:p>
          </table:table-cell>
          <table:table-cell table:style-name="ce5" office:value-type="float" office:value="954979946" calcext:value-type="float">
            <text:p>954979946</text:p>
          </table:table-cell>
          <table:table-cell table:style-name="ce5" office:value-type="float" office:value="537777781" calcext:value-type="float">
            <text:p>537777781</text:p>
          </table:table-cell>
          <table:table-cell table:style-name="ce5" office:value-type="float" office:value="2916" calcext:value-type="float">
            <text:p>291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156506915" calcext:value-type="float">
            <text:p>1156506915</text:p>
          </table:table-cell>
          <table:table-cell table:style-name="ce5" office:value-type="float" office:value="19759933" calcext:value-type="float">
            <text:p>19759933</text:p>
          </table:table-cell>
          <table:table-cell table:style-name="ce5" office:value-type="float" office:value="2093483526" calcext:value-type="float">
            <text:p>2093483526</text:p>
          </table:table-cell>
          <table:table-cell table:style-name="ce5" office:value-type="float" office:value="3025" calcext:value-type="float">
            <text:p>3025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537222356" calcext:value-type="float">
            <text:p>537222356</text:p>
          </table:table-cell>
          <table:table-cell table:style-name="ce5" office:value-type="float" office:value="113609142" calcext:value-type="float">
            <text:p>113609142</text:p>
          </table:table-cell>
          <table:table-cell table:style-name="ce5" office:value-type="float" office:value="1173767701" calcext:value-type="float">
            <text:p>1173767701</text:p>
          </table:table-cell>
          <table:table-cell table:style-name="ce5" office:value-type="float" office:value="3136" calcext:value-type="float">
            <text:p>313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074881100" calcext:value-type="float">
            <text:p>1074881100</text:p>
          </table:table-cell>
          <table:table-cell table:style-name="ce5" office:value-type="float" office:value="503749921" calcext:value-type="float">
            <text:p>503749921</text:p>
          </table:table-cell>
          <table:table-cell table:style-name="ce5" office:value-type="float" office:value="993908359" calcext:value-type="float">
            <text:p>993908359</text:p>
          </table:table-cell>
          <table:table-cell table:style-name="ce5" office:value-type="float" office:value="3249" calcext:value-type="float">
            <text:p>3249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894200724" calcext:value-type="float">
            <text:p>894200724</text:p>
          </table:table-cell>
          <table:table-cell table:style-name="ce5" office:value-type="float" office:value="1999951714" calcext:value-type="float">
            <text:p>1999951714</text:p>
          </table:table-cell>
          <table:table-cell table:style-name="ce5" office:value-type="float" office:value="485126359" calcext:value-type="float">
            <text:p>485126359</text:p>
          </table:table-cell>
          <table:table-cell table:style-name="ce5" office:value-type="float" office:value="3364" calcext:value-type="float">
            <text:p>336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740999564" calcext:value-type="float">
            <text:p>740999564</text:p>
          </table:table-cell>
          <table:table-cell table:style-name="ce5" office:value-type="float" office:value="1023444518" calcext:value-type="float">
            <text:p>1023444518</text:p>
          </table:table-cell>
          <table:table-cell table:style-name="ce5" office:value-type="float" office:value="900109081" calcext:value-type="float">
            <text:p>900109081</text:p>
          </table:table-cell>
          <table:table-cell table:style-name="ce5" office:value-type="float" office:value="3481" calcext:value-type="float">
            <text:p>3481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721997395" calcext:value-type="float">
            <text:p>721997395</text:p>
          </table:table-cell>
          <table:table-cell table:style-name="ce5" office:value-type="float" office:value="1026003570" calcext:value-type="float">
            <text:p>1026003570</text:p>
          </table:table-cell>
          <table:table-cell table:style-name="ce5" office:value-type="float" office:value="185190199" calcext:value-type="float">
            <text:p>185190199</text:p>
          </table:table-cell>
          <table:table-cell table:style-name="ce5" office:value-type="float" office:value="3600" calcext:value-type="float">
            <text:p>360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327606565" calcext:value-type="float">
            <text:p>1327606565</text:p>
          </table:table-cell>
          <table:table-cell table:style-name="ce5" office:value-type="float" office:value="1239988054" calcext:value-type="float">
            <text:p>1239988054</text:p>
          </table:table-cell>
          <table:table-cell table:style-name="ce5" office:value-type="float" office:value="230332300" calcext:value-type="float">
            <text:p>230332300</text:p>
          </table:table-cell>
          <table:table-cell table:style-name="ce5" office:value-type="float" office:value="3721" calcext:value-type="float">
            <text:p>3721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728435235" calcext:value-type="float">
            <text:p>728435235</text:p>
          </table:table-cell>
          <table:table-cell table:style-name="ce5" office:value-type="float" office:value="353379841" calcext:value-type="float">
            <text:p>353379841</text:p>
          </table:table-cell>
          <table:table-cell table:style-name="ce5" office:value-type="float" office:value="1802344888" calcext:value-type="float">
            <text:p>1802344888</text:p>
          </table:table-cell>
          <table:table-cell table:style-name="ce5" office:value-type="float" office:value="3844" calcext:value-type="float">
            <text:p>384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717396" calcext:value-type="float">
            <text:p>6717396</text:p>
          </table:table-cell>
          <table:table-cell table:style-name="ce5" office:value-type="float" office:value="1697739267" calcext:value-type="float">
            <text:p>1697739267</text:p>
          </table:table-cell>
          <table:table-cell table:style-name="ce5" office:value-type="float" office:value="101068206" calcext:value-type="float">
            <text:p>101068206</text:p>
          </table:table-cell>
          <table:table-cell table:style-name="ce5" office:value-type="float" office:value="3969" calcext:value-type="float">
            <text:p>3969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30124876" calcext:value-type="float">
            <text:p>1230124876</text:p>
          </table:table-cell>
          <table:table-cell table:style-name="ce5" office:value-type="float" office:value="563566088" calcext:value-type="float">
            <text:p>563566088</text:p>
          </table:table-cell>
          <table:table-cell table:style-name="ce5" office:value-type="float" office:value="202908195" calcext:value-type="float">
            <text:p>202908195</text:p>
          </table:table-cell>
          <table:table-cell table:style-name="ce5" office:value-type="float" office:value="4096" calcext:value-type="float">
            <text:p>409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883711635" calcext:value-type="float">
            <text:p>883711635</text:p>
          </table:table-cell>
          <table:table-cell table:style-name="ce5" office:value-type="float" office:value="986579479" calcext:value-type="float">
            <text:p>986579479</text:p>
          </table:table-cell>
          <table:table-cell table:style-name="ce5" office:value-type="float" office:value="1206832108" calcext:value-type="float">
            <text:p>1206832108</text:p>
          </table:table-cell>
          <table:table-cell table:style-name="ce5" office:value-type="float" office:value="4225" calcext:value-type="float">
            <text:p>4225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44539877" calcext:value-type="float">
            <text:p>544539877</text:p>
          </table:table-cell>
          <table:table-cell table:style-name="ce5" office:value-type="float" office:value="847316548" calcext:value-type="float">
            <text:p>847316548</text:p>
          </table:table-cell>
          <table:table-cell table:style-name="ce5" office:value-type="float" office:value="782356336" calcext:value-type="float">
            <text:p>782356336</text:p>
          </table:table-cell>
          <table:table-cell table:style-name="ce5" office:value-type="float" office:value="4356" calcext:value-type="float">
            <text:p>435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53888610" calcext:value-type="float">
            <text:p>1653888610</text:p>
          </table:table-cell>
          <table:table-cell table:style-name="ce5" office:value-type="float" office:value="499585739" calcext:value-type="float">
            <text:p>499585739</text:p>
          </table:table-cell>
          <table:table-cell table:style-name="ce5" office:value-type="float" office:value="421153762" calcext:value-type="float">
            <text:p>421153762</text:p>
          </table:table-cell>
          <table:table-cell table:style-name="ce5" office:value-type="float" office:value="4489" calcext:value-type="float">
            <text:p>4489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025012205" calcext:value-type="float">
            <text:p>2025012205</text:p>
          </table:table-cell>
          <table:table-cell table:style-name="ce5" office:value-type="float" office:value="1814050913" calcext:value-type="float">
            <text:p>1814050913</text:p>
          </table:table-cell>
          <table:table-cell table:style-name="ce5" office:value-type="float" office:value="670722294" calcext:value-type="float">
            <text:p>670722294</text:p>
          </table:table-cell>
          <table:table-cell table:style-name="ce5" office:value-type="float" office:value="4624" calcext:value-type="float">
            <text:p>462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059275931" calcext:value-type="float">
            <text:p>1059275931</text:p>
          </table:table-cell>
          <table:table-cell table:style-name="ce5" office:value-type="float" office:value="2093066531" calcext:value-type="float">
            <text:p>2093066531</text:p>
          </table:table-cell>
          <table:table-cell table:style-name="ce5" office:value-type="float" office:value="862173853" calcext:value-type="float">
            <text:p>862173853</text:p>
          </table:table-cell>
          <table:table-cell table:style-name="ce5" office:value-type="float" office:value="4761" calcext:value-type="float">
            <text:p>4761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611130397" calcext:value-type="float">
            <text:p>611130397</text:p>
          </table:table-cell>
          <table:table-cell table:style-name="ce5" office:value-type="float" office:value="526908265" calcext:value-type="float">
            <text:p>526908265</text:p>
          </table:table-cell>
          <table:table-cell table:style-name="ce5" office:value-type="float" office:value="598108200" calcext:value-type="float">
            <text:p>598108200</text:p>
          </table:table-cell>
          <table:table-cell table:style-name="ce5" office:value-type="float" office:value="4900" calcext:value-type="float">
            <text:p>490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01777643" calcext:value-type="float">
            <text:p>2001777643</text:p>
          </table:table-cell>
          <table:table-cell table:style-name="ce5" office:value-type="float" office:value="1503719995" calcext:value-type="float">
            <text:p>1503719995</text:p>
          </table:table-cell>
          <table:table-cell table:style-name="ce5" office:value-type="float" office:value="806709899" calcext:value-type="float">
            <text:p>806709899</text:p>
          </table:table-cell>
          <table:table-cell table:style-name="ce5" office:value-type="float" office:value="5041" calcext:value-type="float">
            <text:p>5041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398016333" calcext:value-type="float">
            <text:p>1398016333</text:p>
          </table:table-cell>
          <table:table-cell table:style-name="ce5" office:value-type="float" office:value="2132661936" calcext:value-type="float">
            <text:p>2132661936</text:p>
          </table:table-cell>
          <table:table-cell table:style-name="ce5" office:value-type="float" office:value="1988117453" calcext:value-type="float">
            <text:p>1988117453</text:p>
          </table:table-cell>
          <table:table-cell table:style-name="ce5" office:value-type="float" office:value="5184" calcext:value-type="float">
            <text:p>518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841915962" calcext:value-type="float">
            <text:p>841915962</text:p>
          </table:table-cell>
          <table:table-cell table:style-name="ce5" office:value-type="float" office:value="1409909776" calcext:value-type="float">
            <text:p>1409909776</text:p>
          </table:table-cell>
          <table:table-cell table:style-name="ce5" office:value-type="float" office:value="2043392557" calcext:value-type="float">
            <text:p>2043392557</text:p>
          </table:table-cell>
          <table:table-cell table:style-name="ce5" office:value-type="float" office:value="5329" calcext:value-type="float">
            <text:p>5329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311816661" calcext:value-type="float">
            <text:p>311816661</text:p>
          </table:table-cell>
          <table:table-cell table:style-name="ce5" office:value-type="float" office:value="2919471" calcext:value-type="float">
            <text:p>2919471</text:p>
          </table:table-cell>
          <table:table-cell table:style-name="ce5" office:value-type="float" office:value="49691681" calcext:value-type="float">
            <text:p>49691681</text:p>
          </table:table-cell>
          <table:table-cell table:style-name="ce5" office:value-type="float" office:value="5476" calcext:value-type="float">
            <text:p>547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842520307" calcext:value-type="float">
            <text:p>842520307</text:p>
          </table:table-cell>
          <table:table-cell table:style-name="ce5" office:value-type="float" office:value="213165196" calcext:value-type="float">
            <text:p>213165196</text:p>
          </table:table-cell>
          <table:table-cell table:style-name="ce5" office:value-type="float" office:value="846596794" calcext:value-type="float">
            <text:p>846596794</text:p>
          </table:table-cell>
          <table:table-cell table:style-name="ce5" office:value-type="float" office:value="5625" calcext:value-type="float">
            <text:p>5625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879108484" calcext:value-type="float">
            <text:p>1879108484</text:p>
          </table:table-cell>
          <table:table-cell table:style-name="ce5" office:value-type="float" office:value="1252650403" calcext:value-type="float">
            <text:p>1252650403</text:p>
          </table:table-cell>
          <table:table-cell table:style-name="ce5" office:value-type="float" office:value="1423093022" calcext:value-type="float">
            <text:p>1423093022</text:p>
          </table:table-cell>
          <table:table-cell table:style-name="ce5" office:value-type="float" office:value="5776" calcext:value-type="float">
            <text:p>577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81763100" calcext:value-type="float">
            <text:p>1281763100</text:p>
          </table:table-cell>
          <table:table-cell table:style-name="ce5" office:value-type="float" office:value="1302382824" calcext:value-type="float">
            <text:p>1302382824</text:p>
          </table:table-cell>
          <table:table-cell table:style-name="ce5" office:value-type="float" office:value="1329403666" calcext:value-type="float">
            <text:p>1329403666</text:p>
          </table:table-cell>
          <table:table-cell table:style-name="ce5" office:value-type="float" office:value="5929" calcext:value-type="float">
            <text:p>5929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83948611" calcext:value-type="float">
            <text:p>1183948611</text:p>
          </table:table-cell>
          <table:table-cell table:style-name="ce5" office:value-type="float" office:value="835345079" calcext:value-type="float">
            <text:p>835345079</text:p>
          </table:table-cell>
          <table:table-cell table:style-name="ce5" office:value-type="float" office:value="1510107805" calcext:value-type="float">
            <text:p>1510107805</text:p>
          </table:table-cell>
          <table:table-cell table:style-name="ce5" office:value-type="float" office:value="6084" calcext:value-type="float">
            <text:p>608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40822709" calcext:value-type="float">
            <text:p>40822709</text:p>
          </table:table-cell>
          <table:table-cell table:style-name="ce5" office:value-type="float" office:value="1880494116" calcext:value-type="float">
            <text:p>1880494116</text:p>
          </table:table-cell>
          <table:table-cell table:style-name="ce5" office:value-type="float" office:value="1435420000" calcext:value-type="float">
            <text:p>1435420000</text:p>
          </table:table-cell>
          <table:table-cell table:style-name="ce5" office:value-type="float" office:value="6241" calcext:value-type="float">
            <text:p>6241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059986450" calcext:value-type="float">
            <text:p>1059986450</text:p>
          </table:table-cell>
          <table:table-cell table:style-name="ce5" office:value-type="float" office:value="1617309804" calcext:value-type="float">
            <text:p>1617309804</text:p>
          </table:table-cell>
          <table:table-cell table:style-name="ce5" office:value-type="float" office:value="291494326" calcext:value-type="float">
            <text:p>291494326</text:p>
          </table:table-cell>
          <table:table-cell table:style-name="ce5" office:value-type="float" office:value="6400" calcext:value-type="float">
            <text:p>640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815404989" calcext:value-type="float">
            <text:p>1815404989</text:p>
          </table:table-cell>
          <table:table-cell table:style-name="ce5" office:value-type="float" office:value="1369346372" calcext:value-type="float">
            <text:p>1369346372</text:p>
          </table:table-cell>
          <table:table-cell table:style-name="ce5" office:value-type="float" office:value="1049019678" calcext:value-type="float">
            <text:p>1049019678</text:p>
          </table:table-cell>
          <table:table-cell table:style-name="ce5" office:value-type="float" office:value="6561" calcext:value-type="float">
            <text:p>6561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63979339" calcext:value-type="float">
            <text:p>63979339</text:p>
          </table:table-cell>
          <table:table-cell table:style-name="ce5" office:value-type="float" office:value="102740939" calcext:value-type="float">
            <text:p>102740939</text:p>
          </table:table-cell>
          <table:table-cell table:style-name="ce5" office:value-type="float" office:value="197411693" calcext:value-type="float">
            <text:p>197411693</text:p>
          </table:table-cell>
          <table:table-cell table:style-name="ce5" office:value-type="float" office:value="6724" calcext:value-type="float">
            <text:p>672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558926573" calcext:value-type="float">
            <text:p>1558926573</text:p>
          </table:table-cell>
          <table:table-cell table:style-name="ce5" office:value-type="float" office:value="1177164640" calcext:value-type="float">
            <text:p>1177164640</text:p>
          </table:table-cell>
          <table:table-cell table:style-name="ce5" office:value-type="float" office:value="1773188877" calcext:value-type="float">
            <text:p>1773188877</text:p>
          </table:table-cell>
          <table:table-cell table:style-name="ce5" office:value-type="float" office:value="6889" calcext:value-type="float">
            <text:p>6889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578406811" calcext:value-type="float">
            <text:p>1578406811</text:p>
          </table:table-cell>
          <table:table-cell table:style-name="ce5" office:value-type="float" office:value="1843286559" calcext:value-type="float">
            <text:p>1843286559</text:p>
          </table:table-cell>
          <table:table-cell table:style-name="ce5" office:value-type="float" office:value="1989371467" calcext:value-type="float">
            <text:p>1989371467</text:p>
          </table:table-cell>
          <table:table-cell table:style-name="ce5" office:value-type="float" office:value="7056" calcext:value-type="float">
            <text:p>705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417768732" calcext:value-type="float">
            <text:p>417768732</text:p>
          </table:table-cell>
          <table:table-cell table:style-name="ce5" office:value-type="float" office:value="465172060" calcext:value-type="float">
            <text:p>465172060</text:p>
          </table:table-cell>
          <table:table-cell table:style-name="ce5" office:value-type="float" office:value="1217123857" calcext:value-type="float">
            <text:p>1217123857</text:p>
          </table:table-cell>
          <table:table-cell table:style-name="ce5" office:value-type="float" office:value="7225" calcext:value-type="float">
            <text:p>7225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315033411" calcext:value-type="float">
            <text:p>1315033411</text:p>
          </table:table-cell>
          <table:table-cell table:style-name="ce5" office:value-type="float" office:value="1233773332" calcext:value-type="float">
            <text:p>1233773332</text:p>
          </table:table-cell>
          <table:table-cell table:style-name="ce5" office:value-type="float" office:value="1238368024" calcext:value-type="float">
            <text:p>1238368024</text:p>
          </table:table-cell>
          <table:table-cell table:style-name="ce5" office:value-type="float" office:value="7396" calcext:value-type="float">
            <text:p>739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012317108" calcext:value-type="float">
            <text:p>2012317108</text:p>
          </table:table-cell>
          <table:table-cell table:style-name="ce5" office:value-type="float" office:value="1068607803" calcext:value-type="float">
            <text:p>1068607803</text:p>
          </table:table-cell>
          <table:table-cell table:style-name="ce5" office:value-type="float" office:value="1800512979" calcext:value-type="float">
            <text:p>1800512979</text:p>
          </table:table-cell>
          <table:table-cell table:style-name="ce5" office:value-type="float" office:value="7569" calcext:value-type="float">
            <text:p>7569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93661803" calcext:value-type="float">
            <text:p>293661803</text:p>
          </table:table-cell>
          <table:table-cell table:style-name="ce5" office:value-type="float" office:value="1750072241" calcext:value-type="float">
            <text:p>1750072241</text:p>
          </table:table-cell>
          <table:table-cell table:style-name="ce5" office:value-type="float" office:value="1182106813" calcext:value-type="float">
            <text:p>1182106813</text:p>
          </table:table-cell>
          <table:table-cell table:style-name="ce5" office:value-type="float" office:value="7744" calcext:value-type="float">
            <text:p>774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656499917" calcext:value-type="float">
            <text:p>656499917</text:p>
          </table:table-cell>
          <table:table-cell table:style-name="ce5" office:value-type="float" office:value="882963219" calcext:value-type="float">
            <text:p>882963219</text:p>
          </table:table-cell>
          <table:table-cell table:style-name="ce5" office:value-type="float" office:value="119799625" calcext:value-type="float">
            <text:p>119799625</text:p>
          </table:table-cell>
          <table:table-cell table:style-name="ce5" office:value-type="float" office:value="7921" calcext:value-type="float">
            <text:p>7921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3121595" calcext:value-type="float">
            <text:p>23121595</text:p>
          </table:table-cell>
          <table:table-cell table:style-name="ce5" office:value-type="float" office:value="284547384" calcext:value-type="float">
            <text:p>284547384</text:p>
          </table:table-cell>
          <table:table-cell table:style-name="ce5" office:value-type="float" office:value="1042452389" calcext:value-type="float">
            <text:p>1042452389</text:p>
          </table:table-cell>
          <table:table-cell table:style-name="ce5" office:value-type="float" office:value="8100" calcext:value-type="float">
            <text:p>810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57590525" calcext:value-type="float">
            <text:p>2057590525</text:p>
          </table:table-cell>
          <table:table-cell table:style-name="ce5" office:value-type="float" office:value="203000744" calcext:value-type="float">
            <text:p>203000744</text:p>
          </table:table-cell>
          <table:table-cell table:style-name="ce5" office:value-type="float" office:value="1601921865" calcext:value-type="float">
            <text:p>1601921865</text:p>
          </table:table-cell>
          <table:table-cell table:style-name="ce5" office:value-type="float" office:value="8281" calcext:value-type="float">
            <text:p>8281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994769930" calcext:value-type="float">
            <text:p>994769930</text:p>
          </table:table-cell>
          <table:table-cell table:style-name="ce5" office:value-type="float" office:value="804561655" calcext:value-type="float">
            <text:p>804561655</text:p>
          </table:table-cell>
          <table:table-cell table:style-name="ce5" office:value-type="float" office:value="1040024302" calcext:value-type="float">
            <text:p>1040024302</text:p>
          </table:table-cell>
          <table:table-cell table:style-name="ce5" office:value-type="float" office:value="8464" calcext:value-type="float">
            <text:p>846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938013829" calcext:value-type="float">
            <text:p>938013829</text:p>
          </table:table-cell>
          <table:table-cell table:style-name="ce5" office:value-type="float" office:value="852814053" calcext:value-type="float">
            <text:p>852814053</text:p>
          </table:table-cell>
          <table:table-cell table:style-name="ce5" office:value-type="float" office:value="425646228" calcext:value-type="float">
            <text:p>425646228</text:p>
          </table:table-cell>
          <table:table-cell table:style-name="ce5" office:value-type="float" office:value="8649" calcext:value-type="float">
            <text:p>8649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520964034" calcext:value-type="float">
            <text:p>520964034</text:p>
          </table:table-cell>
          <table:table-cell table:style-name="ce5" office:value-type="float" office:value="23313070" calcext:value-type="float">
            <text:p>23313070</text:p>
          </table:table-cell>
          <table:table-cell table:style-name="ce5" office:value-type="float" office:value="2063561734" calcext:value-type="float">
            <text:p>2063561734</text:p>
          </table:table-cell>
          <table:table-cell table:style-name="ce5" office:value-type="float" office:value="8836" calcext:value-type="float">
            <text:p>883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551686541" calcext:value-type="float">
            <text:p>551686541</text:p>
          </table:table-cell>
          <table:table-cell table:style-name="ce5" office:value-type="float" office:value="1054421001" calcext:value-type="float">
            <text:p>1054421001</text:p>
          </table:table-cell>
          <table:table-cell table:style-name="ce5" office:value-type="float" office:value="317197484" calcext:value-type="float">
            <text:p>317197484</text:p>
          </table:table-cell>
          <table:table-cell table:style-name="ce5" office:value-type="float" office:value="9025" calcext:value-type="float">
            <text:p>9025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508786170" calcext:value-type="float">
            <text:p>1508786170</text:p>
          </table:table-cell>
          <table:table-cell table:style-name="ce5" office:value-type="float" office:value="1821675546" calcext:value-type="float">
            <text:p>1821675546</text:p>
          </table:table-cell>
          <table:table-cell table:style-name="ce5" office:value-type="float" office:value="1896850746" calcext:value-type="float">
            <text:p>1896850746</text:p>
          </table:table-cell>
          <table:table-cell table:style-name="ce5" office:value-type="float" office:value="9216" calcext:value-type="float">
            <text:p>921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682243606" calcext:value-type="float">
            <text:p>682243606</text:p>
          </table:table-cell>
          <table:table-cell table:style-name="ce5" office:value-type="float" office:value="1440198733" calcext:value-type="float">
            <text:p>1440198733</text:p>
          </table:table-cell>
          <table:table-cell table:style-name="ce5" office:value-type="float" office:value="358317606" calcext:value-type="float">
            <text:p>358317606</text:p>
          </table:table-cell>
          <table:table-cell table:style-name="ce5" office:value-type="float" office:value="9409" calcext:value-type="float">
            <text:p>9409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053089369" calcext:value-type="float">
            <text:p>1053089369</text:p>
          </table:table-cell>
          <table:table-cell table:style-name="ce5" office:value-type="float" office:value="835981542" calcext:value-type="float">
            <text:p>835981542</text:p>
          </table:table-cell>
          <table:table-cell table:style-name="ce5" office:value-type="float" office:value="1448613921" calcext:value-type="float">
            <text:p>1448613921</text:p>
          </table:table-cell>
          <table:table-cell table:style-name="ce5" office:value-type="float" office:value="9604" calcext:value-type="float">
            <text:p>960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860281614" calcext:value-type="float">
            <text:p>1860281614</text:p>
          </table:table-cell>
          <table:table-cell table:style-name="ce5" office:value-type="float" office:value="643969713" calcext:value-type="float">
            <text:p>643969713</text:p>
          </table:table-cell>
          <table:table-cell table:style-name="ce5" office:value-type="float" office:value="445049631" calcext:value-type="float">
            <text:p>445049631</text:p>
          </table:table-cell>
          <table:table-cell table:style-name="ce5" office:value-type="float" office:value="9801" calcext:value-type="float">
            <text:p>9801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538655265" calcext:value-type="float">
            <text:p>538655265</text:p>
          </table:table-cell>
          <table:table-cell table:style-name="ce5" office:value-type="float" office:value="634886162" calcext:value-type="float">
            <text:p>634886162</text:p>
          </table:table-cell>
          <table:table-cell table:style-name="ce5" office:value-type="float" office:value="1566830229" calcext:value-type="float">
            <text:p>156683022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535462534" calcext:value-type="float">
            <text:p>1535462534</text:p>
          </table:table-cell>
          <table:table-cell table:style-name="ce5" office:value-type="float" office:value="161007670" calcext:value-type="float">
            <text:p>161007670</text:p>
          </table:table-cell>
          <table:table-cell table:style-name="ce5" office:value-type="float" office:value="1883971494" calcext:value-type="float">
            <text:p>1883971494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07810921" calcext:value-type="float">
            <text:p>207810921</text:p>
          </table:table-cell>
          <table:table-cell table:style-name="ce5" office:value-type="float" office:value="1694521505" calcext:value-type="float">
            <text:p>1694521505</text:p>
          </table:table-cell>
          <table:table-cell table:style-name="ce5" office:value-type="float" office:value="322428" calcext:value-type="float">
            <text:p>322428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869737599" calcext:value-type="float">
            <text:p>869737599</text:p>
          </table:table-cell>
          <table:table-cell table:style-name="ce5" office:value-type="float" office:value="128059874" calcext:value-type="float">
            <text:p>128059874</text:p>
          </table:table-cell>
          <table:table-cell table:style-name="ce5" office:value-type="float" office:value="1692390931" calcext:value-type="float">
            <text:p>1692390931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906118105" calcext:value-type="float">
            <text:p>1906118105</text:p>
          </table:table-cell>
          <table:table-cell table:style-name="ce5" office:value-type="float" office:value="549985702" calcext:value-type="float">
            <text:p>549985702</text:p>
          </table:table-cell>
          <table:table-cell table:style-name="ce5" office:value-type="float" office:value="1251151936" calcext:value-type="float">
            <text:p>1251151936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13413518" calcext:value-type="float">
            <text:p>2113413518</text:p>
          </table:table-cell>
          <table:table-cell table:style-name="ce5" office:value-type="float" office:value="2147375346" calcext:value-type="float">
            <text:p>2147375346</text:p>
          </table:table-cell>
          <table:table-cell table:style-name="ce5" office:value-type="float" office:value="1322004066" calcext:value-type="float">
            <text:p>1322004066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761459106" calcext:value-type="float">
            <text:p>761459106</text:p>
          </table:table-cell>
          <table:table-cell table:style-name="ce5" office:value-type="float" office:value="1491929813" calcext:value-type="float">
            <text:p>1491929813</text:p>
          </table:table-cell>
          <table:table-cell table:style-name="ce5" office:value-type="float" office:value="372308099" calcext:value-type="float">
            <text:p>372308099</text:p>
          </table:table-cell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988136109" calcext:value-type="float">
            <text:p>988136109</text:p>
          </table:table-cell>
          <table:table-cell table:style-name="ce5" office:value-type="float" office:value="362553471" calcext:value-type="float">
            <text:p>362553471</text:p>
          </table:table-cell>
          <table:table-cell table:style-name="ce5" office:value-type="float" office:value="973543873" calcext:value-type="float">
            <text:p>973543873</text:p>
          </table:table-cell>
          <table:table-cell table:style-name="ce5" office:value-type="float" office:value="144" calcext:value-type="float">
            <text:p>14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112533978" calcext:value-type="float">
            <text:p>1112533978</text:p>
          </table:table-cell>
          <table:table-cell table:style-name="ce5" office:value-type="float" office:value="1632854397" calcext:value-type="float">
            <text:p>1632854397</text:p>
          </table:table-cell>
          <table:table-cell table:style-name="ce5" office:value-type="float" office:value="568351528" calcext:value-type="float">
            <text:p>568351528</text:p>
          </table:table-cell>
          <table:table-cell table:style-name="ce5" office:value-type="float" office:value="166" calcext:value-type="float">
            <text:p>16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18445109" calcext:value-type="float">
            <text:p>218445109</text:p>
          </table:table-cell>
          <table:table-cell table:style-name="ce5" office:value-type="float" office:value="91694198" calcext:value-type="float">
            <text:p>91694198</text:p>
          </table:table-cell>
          <table:table-cell table:style-name="ce5" office:value-type="float" office:value="1605696675" calcext:value-type="float">
            <text:p>1605696675</text:p>
          </table:table-cell>
          <table:table-cell table:style-name="ce5" office:value-type="float" office:value="188" calcext:value-type="float">
            <text:p>18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357392530" calcext:value-type="float">
            <text:p>1357392530</text:p>
          </table:table-cell>
          <table:table-cell table:style-name="ce5" office:value-type="float" office:value="886795618" calcext:value-type="float">
            <text:p>886795618</text:p>
          </table:table-cell>
          <table:table-cell table:style-name="ce5" office:value-type="float" office:value="1415276153" calcext:value-type="float">
            <text:p>1415276153</text:p>
          </table:table-cell>
          <table:table-cell table:style-name="ce5" office:value-type="float" office:value="210" calcext:value-type="float">
            <text:p>21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977459005" calcext:value-type="float">
            <text:p>977459005</text:p>
          </table:table-cell>
          <table:table-cell table:style-name="ce5" office:value-type="float" office:value="200558630" calcext:value-type="float">
            <text:p>200558630</text:p>
          </table:table-cell>
          <table:table-cell table:style-name="ce5" office:value-type="float" office:value="1236403156" calcext:value-type="float">
            <text:p>1236403156</text:p>
          </table:table-cell>
          <table:table-cell table:style-name="ce5" office:value-type="float" office:value="232" calcext:value-type="float">
            <text:p>23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051073482" calcext:value-type="float">
            <text:p>2051073482</text:p>
          </table:table-cell>
          <table:table-cell table:style-name="ce5" office:value-type="float" office:value="1812125810" calcext:value-type="float">
            <text:p>1812125810</text:p>
          </table:table-cell>
          <table:table-cell table:style-name="ce5" office:value-type="float" office:value="78327003" calcext:value-type="float">
            <text:p>78327003</text:p>
          </table:table-cell>
          <table:table-cell table:style-name="ce5" office:value-type="float" office:value="254" calcext:value-type="float">
            <text:p>25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984494278" calcext:value-type="float">
            <text:p>984494278</text:p>
          </table:table-cell>
          <table:table-cell table:style-name="ce5" office:value-type="float" office:value="477792598" calcext:value-type="float">
            <text:p>477792598</text:p>
          </table:table-cell>
          <table:table-cell table:style-name="ce5" office:value-type="float" office:value="348110876" calcext:value-type="float">
            <text:p>348110876</text:p>
          </table:table-cell>
          <table:table-cell table:style-name="ce5" office:value-type="float" office:value="276" calcext:value-type="float">
            <text:p>27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33822505" calcext:value-type="float">
            <text:p>33822505</text:p>
          </table:table-cell>
          <table:table-cell table:style-name="ce5" office:value-type="float" office:value="1590008833" calcext:value-type="float">
            <text:p>1590008833</text:p>
          </table:table-cell>
          <table:table-cell table:style-name="ce5" office:value-type="float" office:value="1541337081" calcext:value-type="float">
            <text:p>1541337081</text:p>
          </table:table-cell>
          <table:table-cell table:style-name="ce5" office:value-type="float" office:value="299" calcext:value-type="float">
            <text:p>299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519158463" calcext:value-type="float">
            <text:p>1519158463</text:p>
          </table:table-cell>
          <table:table-cell table:style-name="ce5" office:value-type="float" office:value="944886786" calcext:value-type="float">
            <text:p>944886786</text:p>
          </table:table-cell>
          <table:table-cell table:style-name="ce5" office:value-type="float" office:value="882661413" calcext:value-type="float">
            <text:p>882661413</text:p>
          </table:table-cell>
          <table:table-cell table:style-name="ce5" office:value-type="float" office:value="322" calcext:value-type="float">
            <text:p>32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063196568" calcext:value-type="float">
            <text:p>1063196568</text:p>
          </table:table-cell>
          <table:table-cell table:style-name="ce5" office:value-type="float" office:value="2096593926" calcext:value-type="float">
            <text:p>2096593926</text:p>
          </table:table-cell>
          <table:table-cell table:style-name="ce5" office:value-type="float" office:value="1382019623" calcext:value-type="float">
            <text:p>1382019623</text:p>
          </table:table-cell>
          <table:table-cell table:style-name="ce5" office:value-type="float" office:value="345" calcext:value-type="float">
            <text:p>345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080767016" calcext:value-type="float">
            <text:p>2080767016</text:p>
          </table:table-cell>
          <table:table-cell table:style-name="ce5" office:value-type="float" office:value="1928098833" calcext:value-type="float">
            <text:p>1928098833</text:p>
          </table:table-cell>
          <table:table-cell table:style-name="ce5" office:value-type="float" office:value="611780988" calcext:value-type="float">
            <text:p>611780988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827513880" calcext:value-type="float">
            <text:p>1827513880</text:p>
          </table:table-cell>
          <table:table-cell table:style-name="ce5" office:value-type="float" office:value="1289116722" calcext:value-type="float">
            <text:p>1289116722</text:p>
          </table:table-cell>
          <table:table-cell table:style-name="ce5" office:value-type="float" office:value="1336277032" calcext:value-type="float">
            <text:p>1336277032</text:p>
          </table:table-cell>
          <table:table-cell table:style-name="ce5" office:value-type="float" office:value="392" calcext:value-type="float">
            <text:p>39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714647464" calcext:value-type="float">
            <text:p>1714647464</text:p>
          </table:table-cell>
          <table:table-cell table:style-name="ce5" office:value-type="float" office:value="1119163542" calcext:value-type="float">
            <text:p>1119163542</text:p>
          </table:table-cell>
          <table:table-cell table:style-name="ce5" office:value-type="float" office:value="301010846" calcext:value-type="float">
            <text:p>301010846</text:p>
          </table:table-cell>
          <table:table-cell table:style-name="ce5" office:value-type="float" office:value="416" calcext:value-type="float">
            <text:p>41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996854935" calcext:value-type="float">
            <text:p>996854935</text:p>
          </table:table-cell>
          <table:table-cell table:style-name="ce5" office:value-type="float" office:value="1555381697" calcext:value-type="float">
            <text:p>1555381697</text:p>
          </table:table-cell>
          <table:table-cell table:style-name="ce5" office:value-type="float" office:value="99121489" calcext:value-type="float">
            <text:p>99121489</text:p>
          </table:table-cell>
          <table:table-cell table:style-name="ce5" office:value-type="float" office:value="440" calcext:value-type="float">
            <text:p>44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20954496" calcext:value-type="float">
            <text:p>1620954496</text:p>
          </table:table-cell>
          <table:table-cell table:style-name="ce5" office:value-type="float" office:value="1407236419" calcext:value-type="float">
            <text:p>1407236419</text:p>
          </table:table-cell>
          <table:table-cell table:style-name="ce5" office:value-type="float" office:value="1449190179" calcext:value-type="float">
            <text:p>1449190179</text:p>
          </table:table-cell>
          <table:table-cell table:style-name="ce5" office:value-type="float" office:value="464" calcext:value-type="float">
            <text:p>46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404655744" calcext:value-type="float">
            <text:p>404655744</text:p>
          </table:table-cell>
          <table:table-cell table:style-name="ce5" office:value-type="float" office:value="887434184" calcext:value-type="float">
            <text:p>887434184</text:p>
          </table:table-cell>
          <table:table-cell table:style-name="ce5" office:value-type="float" office:value="674400378" calcext:value-type="float">
            <text:p>674400378</text:p>
          </table:table-cell>
          <table:table-cell table:style-name="ce5" office:value-type="float" office:value="488" calcext:value-type="float">
            <text:p>48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15859840" calcext:value-type="float">
            <text:p>2115859840</text:p>
          </table:table-cell>
          <table:table-cell table:style-name="ce5" office:value-type="float" office:value="1249346391" calcext:value-type="float">
            <text:p>1249346391</text:p>
          </table:table-cell>
          <table:table-cell table:style-name="ce5" office:value-type="float" office:value="116187967" calcext:value-type="float">
            <text:p>116187967</text:p>
          </table:table-cell>
          <table:table-cell table:style-name="ce5" office:value-type="float" office:value="512" calcext:value-type="float">
            <text:p>51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074603647" calcext:value-type="float">
            <text:p>1074603647</text:p>
          </table:table-cell>
          <table:table-cell table:style-name="ce5" office:value-type="float" office:value="1656588805" calcext:value-type="float">
            <text:p>1656588805</text:p>
          </table:table-cell>
          <table:table-cell table:style-name="ce5" office:value-type="float" office:value="815590895" calcext:value-type="float">
            <text:p>815590895</text:p>
          </table:table-cell>
          <table:table-cell table:style-name="ce5" office:value-type="float" office:value="537" calcext:value-type="float">
            <text:p>537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526015449" calcext:value-type="float">
            <text:p>526015449</text:p>
          </table:table-cell>
          <table:table-cell table:style-name="ce5" office:value-type="float" office:value="842898958" calcext:value-type="float">
            <text:p>842898958</text:p>
          </table:table-cell>
          <table:table-cell table:style-name="ce5" office:value-type="float" office:value="383248624" calcext:value-type="float">
            <text:p>383248624</text:p>
          </table:table-cell>
          <table:table-cell table:style-name="ce5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698956175" calcext:value-type="float">
            <text:p>1698956175</text:p>
          </table:table-cell>
          <table:table-cell table:style-name="ce5" office:value-type="float" office:value="885447210" calcext:value-type="float">
            <text:p>885447210</text:p>
          </table:table-cell>
          <table:table-cell table:style-name="ce5" office:value-type="float" office:value="1141645597" calcext:value-type="float">
            <text:p>1141645597</text:p>
          </table:table-cell>
          <table:table-cell table:style-name="ce5" office:value-type="float" office:value="587" calcext:value-type="float">
            <text:p>587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413849417" calcext:value-type="float">
            <text:p>1413849417</text:p>
          </table:table-cell>
          <table:table-cell table:style-name="ce5" office:value-type="float" office:value="2021559934" calcext:value-type="float">
            <text:p>2021559934</text:p>
          </table:table-cell>
          <table:table-cell table:style-name="ce5" office:value-type="float" office:value="2090288447" calcext:value-type="float">
            <text:p>2090288447</text:p>
          </table:table-cell>
          <table:table-cell table:style-name="ce5" office:value-type="float" office:value="612" calcext:value-type="float">
            <text:p>61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660586398" calcext:value-type="float">
            <text:p>660586398</text:p>
          </table:table-cell>
          <table:table-cell table:style-name="ce5" office:value-type="float" office:value="2012851065" calcext:value-type="float">
            <text:p>2012851065</text:p>
          </table:table-cell>
          <table:table-cell table:style-name="ce5" office:value-type="float" office:value="825391203" calcext:value-type="float">
            <text:p>825391203</text:p>
          </table:table-cell>
          <table:table-cell table:style-name="ce5" office:value-type="float" office:value="638" calcext:value-type="float">
            <text:p>63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132614673" calcext:value-type="float">
            <text:p>2132614673</text:p>
          </table:table-cell>
          <table:table-cell table:style-name="ce5" office:value-type="float" office:value="325452395" calcext:value-type="float">
            <text:p>325452395</text:p>
          </table:table-cell>
          <table:table-cell table:style-name="ce5" office:value-type="float" office:value="241486649" calcext:value-type="float">
            <text:p>241486649</text:p>
          </table:table-cell>
          <table:table-cell table:style-name="ce5" office:value-type="float" office:value="664" calcext:value-type="float">
            <text:p>66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52723991" calcext:value-type="float">
            <text:p>1352723991</text:p>
          </table:table-cell>
          <table:table-cell table:style-name="ce5" office:value-type="float" office:value="1016923969" calcext:value-type="float">
            <text:p>1016923969</text:p>
          </table:table-cell>
          <table:table-cell table:style-name="ce5" office:value-type="float" office:value="1469703685" calcext:value-type="float">
            <text:p>1469703685</text:p>
          </table:table-cell>
          <table:table-cell table:style-name="ce5" office:value-type="float" office:value="690" calcext:value-type="float">
            <text:p>69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970219009" calcext:value-type="float">
            <text:p>1970219009</text:p>
          </table:table-cell>
          <table:table-cell table:style-name="ce5" office:value-type="float" office:value="1024988610" calcext:value-type="float">
            <text:p>1024988610</text:p>
          </table:table-cell>
          <table:table-cell table:style-name="ce5" office:value-type="float" office:value="1968605770" calcext:value-type="float">
            <text:p>1968605770</text:p>
          </table:table-cell>
          <table:table-cell table:style-name="ce5" office:value-type="float" office:value="716" calcext:value-type="float">
            <text:p>71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420515750" calcext:value-type="float">
            <text:p>1420515750</text:p>
          </table:table-cell>
          <table:table-cell table:style-name="ce5" office:value-type="float" office:value="1292517701" calcext:value-type="float">
            <text:p>1292517701</text:p>
          </table:table-cell>
          <table:table-cell table:style-name="ce5" office:value-type="float" office:value="96082676" calcext:value-type="float">
            <text:p>96082676</text:p>
          </table:table-cell>
          <table:table-cell table:style-name="ce5" office:value-type="float" office:value="742" calcext:value-type="float">
            <text:p>74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032495433" calcext:value-type="float">
            <text:p>1032495433</text:p>
          </table:table-cell>
          <table:table-cell table:style-name="ce5" office:value-type="float" office:value="677626831" calcext:value-type="float">
            <text:p>677626831</text:p>
          </table:table-cell>
          <table:table-cell table:style-name="ce5" office:value-type="float" office:value="1709166292" calcext:value-type="float">
            <text:p>1709166292</text:p>
          </table:table-cell>
          <table:table-cell table:style-name="ce5" office:value-type="float" office:value="768" calcext:value-type="float">
            <text:p>76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482866591" calcext:value-type="float">
            <text:p>1482866591</text:p>
          </table:table-cell>
          <table:table-cell table:style-name="ce5" office:value-type="float" office:value="1023036269" calcext:value-type="float">
            <text:p>1023036269</text:p>
          </table:table-cell>
          <table:table-cell table:style-name="ce5" office:value-type="float" office:value="890131093" calcext:value-type="float">
            <text:p>890131093</text:p>
          </table:table-cell>
          <table:table-cell table:style-name="ce5" office:value-type="float" office:value="795" calcext:value-type="float">
            <text:p>795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991059896" calcext:value-type="float">
            <text:p>991059896</text:p>
          </table:table-cell>
          <table:table-cell table:style-name="ce5" office:value-type="float" office:value="39576135" calcext:value-type="float">
            <text:p>39576135</text:p>
          </table:table-cell>
          <table:table-cell table:style-name="ce5" office:value-type="float" office:value="2087593193" calcext:value-type="float">
            <text:p>2087593193</text:p>
          </table:table-cell>
          <table:table-cell table:style-name="ce5" office:value-type="float" office:value="822" calcext:value-type="float">
            <text:p>82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860498184" calcext:value-type="float">
            <text:p>860498184</text:p>
          </table:table-cell>
          <table:table-cell table:style-name="ce5" office:value-type="float" office:value="1767548628" calcext:value-type="float">
            <text:p>1767548628</text:p>
          </table:table-cell>
          <table:table-cell table:style-name="ce5" office:value-type="float" office:value="1746011786" calcext:value-type="float">
            <text:p>1746011786</text:p>
          </table:table-cell>
          <table:table-cell table:style-name="ce5" office:value-type="float" office:value="849" calcext:value-type="float">
            <text:p>849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238092856" calcext:value-type="float">
            <text:p>1238092856</text:p>
          </table:table-cell>
          <table:table-cell table:style-name="ce5" office:value-type="float" office:value="1659106427" calcext:value-type="float">
            <text:p>1659106427</text:p>
          </table:table-cell>
          <table:table-cell table:style-name="ce5" office:value-type="float" office:value="474545234" calcext:value-type="float">
            <text:p>474545234</text:p>
          </table:table-cell>
          <table:table-cell table:style-name="ce5" office:value-type="float" office:value="876" calcext:value-type="float">
            <text:p>87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657565319" calcext:value-type="float">
            <text:p>1657565319</text:p>
          </table:table-cell>
          <table:table-cell table:style-name="ce5" office:value-type="float" office:value="489086321" calcext:value-type="float">
            <text:p>489086321</text:p>
          </table:table-cell>
          <table:table-cell table:style-name="ce5" office:value-type="float" office:value="1911700967" calcext:value-type="float">
            <text:p>1911700967</text:p>
          </table:table-cell>
          <table:table-cell table:style-name="ce5" office:value-type="float" office:value="904" calcext:value-type="float">
            <text:p>90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42434577" calcext:value-type="float">
            <text:p>1542434577</text:p>
          </table:table-cell>
          <table:table-cell table:style-name="ce5" office:value-type="float" office:value="887461971" calcext:value-type="float">
            <text:p>887461971</text:p>
          </table:table-cell>
          <table:table-cell table:style-name="ce5" office:value-type="float" office:value="675411200" calcext:value-type="float">
            <text:p>675411200</text:p>
          </table:table-cell>
          <table:table-cell table:style-name="ce5" office:value-type="float" office:value="932" calcext:value-type="float">
            <text:p>93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422820630" calcext:value-type="float">
            <text:p>1422820630</text:p>
          </table:table-cell>
          <table:table-cell table:style-name="ce5" office:value-type="float" office:value="922994937" calcext:value-type="float">
            <text:p>922994937</text:p>
          </table:table-cell>
          <table:table-cell table:style-name="ce5" office:value-type="float" office:value="1171603718" calcext:value-type="float">
            <text:p>1171603718</text:p>
          </table:table-cell>
          <table:table-cell table:style-name="ce5" office:value-type="float" office:value="960" calcext:value-type="float">
            <text:p>96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15907929" calcext:value-type="float">
            <text:p>1115907929</text:p>
          </table:table-cell>
          <table:table-cell table:style-name="ce5" office:value-type="float" office:value="1845779179" calcext:value-type="float">
            <text:p>1845779179</text:p>
          </table:table-cell>
          <table:table-cell table:style-name="ce5" office:value-type="float" office:value="1312739404" calcext:value-type="float">
            <text:p>1312739404</text:p>
          </table:table-cell>
          <table:table-cell table:style-name="ce5" office:value-type="float" office:value="988" calcext:value-type="float">
            <text:p>98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089864718" calcext:value-type="float">
            <text:p>1089864718</text:p>
          </table:table-cell>
          <table:table-cell table:style-name="ce5" office:value-type="float" office:value="620236992" calcext:value-type="float">
            <text:p>620236992</text:p>
          </table:table-cell>
          <table:table-cell table:style-name="ce5" office:value-type="float" office:value="514824632" calcext:value-type="float">
            <text:p>514824632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468281633" calcext:value-type="float">
            <text:p>1468281633</text:p>
          </table:table-cell>
          <table:table-cell table:style-name="ce5" office:value-type="float" office:value="2141729344" calcext:value-type="float">
            <text:p>2141729344</text:p>
          </table:table-cell>
          <table:table-cell table:style-name="ce5" office:value-type="float" office:value="1403506032" calcext:value-type="float">
            <text:p>1403506032</text:p>
          </table:table-cell>
          <table:table-cell table:style-name="ce5" office:value-type="float" office:value="44" calcext:value-type="float">
            <text:p>4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74806662" calcext:value-type="float">
            <text:p>674806662</text:p>
          </table:table-cell>
          <table:table-cell table:style-name="ce5" office:value-type="float" office:value="825792191" calcext:value-type="float">
            <text:p>825792191</text:p>
          </table:table-cell>
          <table:table-cell table:style-name="ce5" office:value-type="float" office:value="326702908" calcext:value-type="float">
            <text:p>326702908</text:p>
          </table:table-cell>
          <table:table-cell table:style-name="ce5" office:value-type="float" office:value="73" calcext:value-type="float">
            <text:p>73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614423145" calcext:value-type="float">
            <text:p>614423145</text:p>
          </table:table-cell>
          <table:table-cell table:style-name="ce5" office:value-type="float" office:value="711509053" calcext:value-type="float">
            <text:p>711509053</text:p>
          </table:table-cell>
          <table:table-cell table:style-name="ce5" office:value-type="float" office:value="1818648277" calcext:value-type="float">
            <text:p>1818648277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508418431" calcext:value-type="float">
            <text:p>1508418431</text:p>
          </table:table-cell>
          <table:table-cell table:style-name="ce5" office:value-type="float" office:value="1131891895" calcext:value-type="float">
            <text:p>1131891895</text:p>
          </table:table-cell>
          <table:table-cell table:style-name="ce5" office:value-type="float" office:value="165213683" calcext:value-type="float">
            <text:p>165213683</text:p>
          </table:table-cell>
          <table:table-cell table:style-name="ce5" office:value-type="float" office:value="131" calcext:value-type="float">
            <text:p>131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944105176" calcext:value-type="float">
            <text:p>944105176</text:p>
          </table:table-cell>
          <table:table-cell table:style-name="ce5" office:value-type="float" office:value="387769893" calcext:value-type="float">
            <text:p>387769893</text:p>
          </table:table-cell>
          <table:table-cell table:style-name="ce5" office:value-type="float" office:value="1925214685" calcext:value-type="float">
            <text:p>1925214685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966501608" calcext:value-type="float">
            <text:p>1966501608</text:p>
          </table:table-cell>
          <table:table-cell table:style-name="ce5" office:value-type="float" office:value="729526895" calcext:value-type="float">
            <text:p>729526895</text:p>
          </table:table-cell>
          <table:table-cell table:style-name="ce5" office:value-type="float" office:value="193295502" calcext:value-type="float">
            <text:p>193295502</text:p>
          </table:table-cell>
          <table:table-cell table:style-name="ce5" office:value-type="float" office:value="190" calcext:value-type="float">
            <text:p>19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19182936" calcext:value-type="float">
            <text:p>1219182936</text:p>
          </table:table-cell>
          <table:table-cell table:style-name="ce5" office:value-type="float" office:value="887232333" calcext:value-type="float">
            <text:p>887232333</text:p>
          </table:table-cell>
          <table:table-cell table:style-name="ce5" office:value-type="float" office:value="320142351" calcext:value-type="float">
            <text:p>320142351</text:p>
          </table:table-cell>
          <table:table-cell table:style-name="ce5" office:value-type="float" office:value="220" calcext:value-type="float">
            <text:p>22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666119783" calcext:value-type="float">
            <text:p>1666119783</text:p>
          </table:table-cell>
          <table:table-cell table:style-name="ce5" office:value-type="float" office:value="905135590" calcext:value-type="float">
            <text:p>905135590</text:p>
          </table:table-cell>
          <table:table-cell table:style-name="ce5" office:value-type="float" office:value="57766616" calcext:value-type="float">
            <text:p>57766616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435906608" calcext:value-type="float">
            <text:p>1435906608</text:p>
          </table:table-cell>
          <table:table-cell table:style-name="ce5" office:value-type="float" office:value="1740624305" calcext:value-type="float">
            <text:p>1740624305</text:p>
          </table:table-cell>
          <table:table-cell table:style-name="ce5" office:value-type="float" office:value="115568266" calcext:value-type="float">
            <text:p>115568266</text:p>
          </table:table-cell>
          <table:table-cell table:style-name="ce5" office:value-type="float" office:value="280" calcext:value-type="float">
            <text:p>28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08608079" calcext:value-type="float">
            <text:p>2008608079</text:p>
          </table:table-cell>
          <table:table-cell table:style-name="ce5" office:value-type="float" office:value="149976339" calcext:value-type="float">
            <text:p>149976339</text:p>
          </table:table-cell>
          <table:table-cell table:style-name="ce5" office:value-type="float" office:value="1850530342" calcext:value-type="float">
            <text:p>1850530342</text:p>
          </table:table-cell>
          <table:table-cell table:style-name="ce5" office:value-type="float" office:value="310" calcext:value-type="float">
            <text:p>31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33037193" calcext:value-type="float">
            <text:p>233037193</text:p>
          </table:table-cell>
          <table:table-cell table:style-name="ce5" office:value-type="float" office:value="266624824" calcext:value-type="float">
            <text:p>266624824</text:p>
          </table:table-cell>
          <table:table-cell table:style-name="ce5" office:value-type="float" office:value="691706841" calcext:value-type="float">
            <text:p>691706841</text:p>
          </table:table-cell>
          <table:table-cell table:style-name="ce5" office:value-type="float" office:value="340" calcext:value-type="float">
            <text:p>34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93412446" calcext:value-type="float">
            <text:p>1793412446</text:p>
          </table:table-cell>
          <table:table-cell table:style-name="ce5" office:value-type="float" office:value="249896359" calcext:value-type="float">
            <text:p>249896359</text:p>
          </table:table-cell>
          <table:table-cell table:style-name="ce5" office:value-type="float" office:value="751397833" calcext:value-type="float">
            <text:p>751397833</text:p>
          </table:table-cell>
          <table:table-cell table:style-name="ce5" office:value-type="float" office:value="371" calcext:value-type="float">
            <text:p>371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949980241" calcext:value-type="float">
            <text:p>1949980241</text:p>
          </table:table-cell>
          <table:table-cell table:style-name="ce5" office:value-type="float" office:value="1247172853" calcext:value-type="float">
            <text:p>1247172853</text:p>
          </table:table-cell>
          <table:table-cell table:style-name="ce5" office:value-type="float" office:value="2134723679" calcext:value-type="float">
            <text:p>2134723679</text:p>
          </table:table-cell>
          <table:table-cell table:style-name="ce5" office:value-type="float" office:value="402" calcext:value-type="float">
            <text:p>40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69958358" calcext:value-type="float">
            <text:p>569958358</text:p>
          </table:table-cell>
          <table:table-cell table:style-name="ce5" office:value-type="float" office:value="939002591" calcext:value-type="float">
            <text:p>939002591</text:p>
          </table:table-cell>
          <table:table-cell table:style-name="ce5" office:value-type="float" office:value="1977241551" calcext:value-type="float">
            <text:p>1977241551</text:p>
          </table:table-cell>
          <table:table-cell table:style-name="ce5" office:value-type="float" office:value="433" calcext:value-type="float">
            <text:p>433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13052826" calcext:value-type="float">
            <text:p>1513052826</text:p>
          </table:table-cell>
          <table:table-cell table:style-name="ce5" office:value-type="float" office:value="851910812" calcext:value-type="float">
            <text:p>851910812</text:p>
          </table:table-cell>
          <table:table-cell table:style-name="ce5" office:value-type="float" office:value="403520166" calcext:value-type="float">
            <text:p>403520166</text:p>
          </table:table-cell>
          <table:table-cell table:style-name="ce5" office:value-type="float" office:value="464" calcext:value-type="float">
            <text:p>46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524970613" calcext:value-type="float">
            <text:p>1524970613</text:p>
          </table:table-cell>
          <table:table-cell table:style-name="ce5" office:value-type="float" office:value="955343315" calcext:value-type="float">
            <text:p>955343315</text:p>
          </table:table-cell>
          <table:table-cell table:style-name="ce5" office:value-type="float" office:value="1782498481" calcext:value-type="float">
            <text:p>1782498481</text:p>
          </table:table-cell>
          <table:table-cell table:style-name="ce5" office:value-type="float" office:value="496" calcext:value-type="float">
            <text:p>49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11237459" calcext:value-type="float">
            <text:p>2111237459</text:p>
          </table:table-cell>
          <table:table-cell table:style-name="ce5" office:value-type="float" office:value="212280697" calcext:value-type="float">
            <text:p>212280697</text:p>
          </table:table-cell>
          <table:table-cell table:style-name="ce5" office:value-type="float" office:value="922075917" calcext:value-type="float">
            <text:p>922075917</text:p>
          </table:table-cell>
          <table:table-cell table:style-name="ce5" office:value-type="float" office:value="528" calcext:value-type="float">
            <text:p>52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695657508" calcext:value-type="float">
            <text:p>695657508</text:p>
          </table:table-cell>
          <table:table-cell table:style-name="ce5" office:value-type="float" office:value="1265528939" calcext:value-type="float">
            <text:p>1265528939</text:p>
          </table:table-cell>
          <table:table-cell table:style-name="ce5" office:value-type="float" office:value="278349936" calcext:value-type="float">
            <text:p>278349936</text:p>
          </table:table-cell>
          <table:table-cell table:style-name="ce5" office:value-type="float" office:value="560" calcext:value-type="float">
            <text:p>56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014757244" calcext:value-type="float">
            <text:p>1014757244</text:p>
          </table:table-cell>
          <table:table-cell table:style-name="ce5" office:value-type="float" office:value="1387680065" calcext:value-type="float">
            <text:p>1387680065</text:p>
          </table:table-cell>
          <table:table-cell table:style-name="ce5" office:value-type="float" office:value="996721001" calcext:value-type="float">
            <text:p>996721001</text:p>
          </table:table-cell>
          <table:table-cell table:style-name="ce5" office:value-type="float" office:value="592" calcext:value-type="float">
            <text:p>59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857351139" calcext:value-type="float">
            <text:p>1857351139</text:p>
          </table:table-cell>
          <table:table-cell table:style-name="ce5" office:value-type="float" office:value="1231287235" calcext:value-type="float">
            <text:p>1231287235</text:p>
          </table:table-cell>
          <table:table-cell table:style-name="ce5" office:value-type="float" office:value="1643406353" calcext:value-type="float">
            <text:p>1643406353</text:p>
          </table:table-cell>
          <table:table-cell table:style-name="ce5" office:value-type="float" office:value="624" calcext:value-type="float">
            <text:p>62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678285845" calcext:value-type="float">
            <text:p>678285845</text:p>
          </table:table-cell>
          <table:table-cell table:style-name="ce5" office:value-type="float" office:value="1341053768" calcext:value-type="float">
            <text:p>1341053768</text:p>
          </table:table-cell>
          <table:table-cell table:style-name="ce5" office:value-type="float" office:value="1848355656" calcext:value-type="float">
            <text:p>1848355656</text:p>
          </table:table-cell>
          <table:table-cell table:style-name="ce5" office:value-type="float" office:value="656" calcext:value-type="float">
            <text:p>65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106993331" calcext:value-type="float">
            <text:p>1106993331</text:p>
          </table:table-cell>
          <table:table-cell table:style-name="ce5" office:value-type="float" office:value="1259639255" calcext:value-type="float">
            <text:p>1259639255</text:p>
          </table:table-cell>
          <table:table-cell table:style-name="ce5" office:value-type="float" office:value="1360073767" calcext:value-type="float">
            <text:p>1360073767</text:p>
          </table:table-cell>
          <table:table-cell table:style-name="ce5" office:value-type="float" office:value="689" calcext:value-type="float">
            <text:p>689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586071492" calcext:value-type="float">
            <text:p>1586071492</text:p>
          </table:table-cell>
          <table:table-cell table:style-name="ce5" office:value-type="float" office:value="1930737029" calcext:value-type="float">
            <text:p>1930737029</text:p>
          </table:table-cell>
          <table:table-cell table:style-name="ce5" office:value-type="float" office:value="425457324" calcext:value-type="float">
            <text:p>425457324</text:p>
          </table:table-cell>
          <table:table-cell table:style-name="ce5" office:value-type="float" office:value="722" calcext:value-type="float">
            <text:p>72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389043419" calcext:value-type="float">
            <text:p>389043419</text:p>
          </table:table-cell>
          <table:table-cell table:style-name="ce5" office:value-type="float" office:value="247668879" calcext:value-type="float">
            <text:p>247668879</text:p>
          </table:table-cell>
          <table:table-cell table:style-name="ce5" office:value-type="float" office:value="469959593" calcext:value-type="float">
            <text:p>469959593</text:p>
          </table:table-cell>
          <table:table-cell table:style-name="ce5" office:value-type="float" office:value="755" calcext:value-type="float">
            <text:p>755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712518621" calcext:value-type="float">
            <text:p>1712518621</text:p>
          </table:table-cell>
          <table:table-cell table:style-name="ce5" office:value-type="float" office:value="1289249197" calcext:value-type="float">
            <text:p>1289249197</text:p>
          </table:table-cell>
          <table:table-cell table:style-name="ce5" office:value-type="float" office:value="586060595" calcext:value-type="float">
            <text:p>586060595</text:p>
          </table:table-cell>
          <table:table-cell table:style-name="ce5" office:value-type="float" office:value="788" calcext:value-type="float">
            <text:p>78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24612651" calcext:value-type="float">
            <text:p>1724612651</text:p>
          </table:table-cell>
          <table:table-cell table:style-name="ce5" office:value-type="float" office:value="1211507975" calcext:value-type="float">
            <text:p>1211507975</text:p>
          </table:table-cell>
          <table:table-cell table:style-name="ce5" office:value-type="float" office:value="1373968894" calcext:value-type="float">
            <text:p>1373968894</text:p>
          </table:table-cell>
          <table:table-cell table:style-name="ce5" office:value-type="float" office:value="822" calcext:value-type="float">
            <text:p>82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978028300" calcext:value-type="float">
            <text:p>978028300</text:p>
          </table:table-cell>
          <table:table-cell table:style-name="ce5" office:value-type="float" office:value="2108256020" calcext:value-type="float">
            <text:p>2108256020</text:p>
          </table:table-cell>
          <table:table-cell table:style-name="ce5" office:value-type="float" office:value="756166336" calcext:value-type="float">
            <text:p>756166336</text:p>
          </table:table-cell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81796308" calcext:value-type="float">
            <text:p>881796308</text:p>
          </table:table-cell>
          <table:table-cell table:style-name="ce5" office:value-type="float" office:value="1745898811" calcext:value-type="float">
            <text:p>1745898811</text:p>
          </table:table-cell>
          <table:table-cell table:style-name="ce5" office:value-type="float" office:value="643703231" calcext:value-type="float">
            <text:p>643703231</text:p>
          </table:table-cell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65893707" calcext:value-type="float">
            <text:p>565893707</text:p>
          </table:table-cell>
          <table:table-cell table:style-name="ce5" office:value-type="float" office:value="90957744" calcext:value-type="float">
            <text:p>90957744</text:p>
          </table:table-cell>
          <table:table-cell table:style-name="ce5" office:value-type="float" office:value="649721562" calcext:value-type="float">
            <text:p>649721562</text:p>
          </table:table-cell>
          <table:table-cell table:style-name="ce5" office:value-type="float" office:value="924" calcext:value-type="float">
            <text:p>92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917940205" calcext:value-type="float">
            <text:p>1917940205</text:p>
          </table:table-cell>
          <table:table-cell table:style-name="ce5" office:value-type="float" office:value="2012460815" calcext:value-type="float">
            <text:p>2012460815</text:p>
          </table:table-cell>
          <table:table-cell table:style-name="ce5" office:value-type="float" office:value="1674883917" calcext:value-type="float">
            <text:p>1674883917</text:p>
          </table:table-cell>
          <table:table-cell table:style-name="ce5" office:value-type="float" office:value="958" calcext:value-type="float">
            <text:p>95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091468955" calcext:value-type="float">
            <text:p>1091468955</text:p>
          </table:table-cell>
          <table:table-cell table:style-name="ce5" office:value-type="float" office:value="518661421" calcext:value-type="float">
            <text:p>518661421</text:p>
          </table:table-cell>
          <table:table-cell table:style-name="ce5" office:value-type="float" office:value="525503759" calcext:value-type="float">
            <text:p>525503759</text:p>
          </table:table-cell>
          <table:table-cell table:style-name="ce5" office:value-type="float" office:value="992" calcext:value-type="float">
            <text:p>99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13405469" calcext:value-type="float">
            <text:p>513405469</text:p>
          </table:table-cell>
          <table:table-cell table:style-name="ce5" office:value-type="float" office:value="32206726" calcext:value-type="float">
            <text:p>32206726</text:p>
          </table:table-cell>
          <table:table-cell table:style-name="ce5" office:value-type="float" office:value="1263172879" calcext:value-type="float">
            <text:p>1263172879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16419819" calcext:value-type="float">
            <text:p>216419819</text:p>
          </table:table-cell>
          <table:table-cell table:style-name="ce5" office:value-type="float" office:value="1967672978" calcext:value-type="float">
            <text:p>1967672978</text:p>
          </table:table-cell>
          <table:table-cell table:style-name="ce5" office:value-type="float" office:value="1777614552" calcext:value-type="float">
            <text:p>1777614552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678081868" calcext:value-type="float">
            <text:p>1678081868</text:p>
          </table:table-cell>
          <table:table-cell table:style-name="ce5" office:value-type="float" office:value="778759093" calcext:value-type="float">
            <text:p>778759093</text:p>
          </table:table-cell>
          <table:table-cell table:style-name="ce5" office:value-type="float" office:value="83174060" calcext:value-type="float">
            <text:p>83174060</text:p>
          </table:table-cell>
          <table:table-cell table:style-name="ce5"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19206291" calcext:value-type="float">
            <text:p>619206291</text:p>
          </table:table-cell>
          <table:table-cell table:style-name="ce5" office:value-type="float" office:value="1995817759" calcext:value-type="float">
            <text:p>1995817759</text:p>
          </table:table-cell>
          <table:table-cell table:style-name="ce5" office:value-type="float" office:value="407423117" calcext:value-type="float">
            <text:p>407423117</text:p>
          </table:table-cell>
          <table:table-cell table:style-name="ce5" office:value-type="float" office:value="132" calcext:value-type="float">
            <text:p>13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94374629" calcext:value-type="float">
            <text:p>294374629</text:p>
          </table:table-cell>
          <table:table-cell table:style-name="ce5" office:value-type="float" office:value="671107421" calcext:value-type="float">
            <text:p>671107421</text:p>
          </table:table-cell>
          <table:table-cell table:style-name="ce5" office:value-type="float" office:value="963650895" calcext:value-type="float">
            <text:p>963650895</text:p>
          </table:table-cell>
          <table:table-cell table:style-name="ce5" office:value-type="float" office:value="168" calcext:value-type="float">
            <text:p>16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899548258" calcext:value-type="float">
            <text:p>1899548258</text:p>
          </table:table-cell>
          <table:table-cell table:style-name="ce5" office:value-type="float" office:value="1096670230" calcext:value-type="float">
            <text:p>1096670230</text:p>
          </table:table-cell>
          <table:table-cell table:style-name="ce5" office:value-type="float" office:value="833865497" calcext:value-type="float">
            <text:p>833865497</text:p>
          </table:table-cell>
          <table:table-cell table:style-name="ce5" office:value-type="float" office:value="204" calcext:value-type="float">
            <text:p>20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215661038" calcext:value-type="float">
            <text:p>1215661038</text:p>
          </table:table-cell>
          <table:table-cell table:style-name="ce5" office:value-type="float" office:value="539989057" calcext:value-type="float">
            <text:p>539989057</text:p>
          </table:table-cell>
          <table:table-cell table:style-name="ce5" office:value-type="float" office:value="1081983122" calcext:value-type="float">
            <text:p>1081983122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455638594" calcext:value-type="float">
            <text:p>455638594</text:p>
          </table:table-cell>
          <table:table-cell table:style-name="ce5" office:value-type="float" office:value="1959771330" calcext:value-type="float">
            <text:p>1959771330</text:p>
          </table:table-cell>
          <table:table-cell table:style-name="ce5" office:value-type="float" office:value="1884849485" calcext:value-type="float">
            <text:p>1884849485</text:p>
          </table:table-cell>
          <table:table-cell table:style-name="ce5" office:value-type="float" office:value="276" calcext:value-type="float">
            <text:p>27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138644237" calcext:value-type="float">
            <text:p>2138644237</text:p>
          </table:table-cell>
          <table:table-cell table:style-name="ce5" office:value-type="float" office:value="456209990" calcext:value-type="float">
            <text:p>456209990</text:p>
          </table:table-cell>
          <table:table-cell table:style-name="ce5" office:value-type="float" office:value="1592314461" calcext:value-type="float">
            <text:p>1592314461</text:p>
          </table:table-cell>
          <table:table-cell table:style-name="ce5" office:value-type="float" office:value="312" calcext:value-type="float">
            <text:p>31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759874682" calcext:value-type="float">
            <text:p>1759874682</text:p>
          </table:table-cell>
          <table:table-cell table:style-name="ce5" office:value-type="float" office:value="131703505" calcext:value-type="float">
            <text:p>131703505</text:p>
          </table:table-cell>
          <table:table-cell table:style-name="ce5" office:value-type="float" office:value="514740154" calcext:value-type="float">
            <text:p>514740154</text:p>
          </table:table-cell>
          <table:table-cell table:style-name="ce5" office:value-type="float" office:value="348" calcext:value-type="float">
            <text:p>34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921496469" calcext:value-type="float">
            <text:p>921496469</text:p>
          </table:table-cell>
          <table:table-cell table:style-name="ce5" office:value-type="float" office:value="979232882" calcext:value-type="float">
            <text:p>979232882</text:p>
          </table:table-cell>
          <table:table-cell table:style-name="ce5" office:value-type="float" office:value="1316886415" calcext:value-type="float">
            <text:p>1316886415</text:p>
          </table:table-cell>
          <table:table-cell table:style-name="ce5" office:value-type="float" office:value="385" calcext:value-type="float">
            <text:p>385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086568754" calcext:value-type="float">
            <text:p>2086568754</text:p>
          </table:table-cell>
          <table:table-cell table:style-name="ce5" office:value-type="float" office:value="395032917" calcext:value-type="float">
            <text:p>395032917</text:p>
          </table:table-cell>
          <table:table-cell table:style-name="ce5" office:value-type="float" office:value="528184624" calcext:value-type="float">
            <text:p>528184624</text:p>
          </table:table-cell>
          <table:table-cell table:style-name="ce5" office:value-type="float" office:value="422" calcext:value-type="float">
            <text:p>42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553076638" calcext:value-type="float">
            <text:p>553076638</text:p>
          </table:table-cell>
          <table:table-cell table:style-name="ce5" office:value-type="float" office:value="2146970622" calcext:value-type="float">
            <text:p>2146970622</text:p>
          </table:table-cell>
          <table:table-cell table:style-name="ce5" office:value-type="float" office:value="1707840519" calcext:value-type="float">
            <text:p>1707840519</text:p>
          </table:table-cell>
          <table:table-cell table:style-name="ce5" office:value-type="float" office:value="459" calcext:value-type="float">
            <text:p>459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249826322" calcext:value-type="float">
            <text:p>1249826322</text:p>
          </table:table-cell>
          <table:table-cell table:style-name="ce5" office:value-type="float" office:value="736527353" calcext:value-type="float">
            <text:p>736527353</text:p>
          </table:table-cell>
          <table:table-cell table:style-name="ce5" office:value-type="float" office:value="1926978061" calcext:value-type="float">
            <text:p>1926978061</text:p>
          </table:table-cell>
          <table:table-cell table:style-name="ce5" office:value-type="float" office:value="496" calcext:value-type="float">
            <text:p>49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293432765" calcext:value-type="float">
            <text:p>1293432765</text:p>
          </table:table-cell>
          <table:table-cell table:style-name="ce5" office:value-type="float" office:value="128748523" calcext:value-type="float">
            <text:p>128748523</text:p>
          </table:table-cell>
          <table:table-cell table:style-name="ce5" office:value-type="float" office:value="325536290" calcext:value-type="float">
            <text:p>325536290</text:p>
          </table:table-cell>
          <table:table-cell table:style-name="ce5" office:value-type="float" office:value="534" calcext:value-type="float">
            <text:p>53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894996299" calcext:value-type="float">
            <text:p>1894996299</text:p>
          </table:table-cell>
          <table:table-cell table:style-name="ce5" office:value-type="float" office:value="586195904" calcext:value-type="float">
            <text:p>586195904</text:p>
          </table:table-cell>
          <table:table-cell table:style-name="ce5" office:value-type="float" office:value="1832620472" calcext:value-type="float">
            <text:p>1832620472</text:p>
          </table:table-cell>
          <table:table-cell table:style-name="ce5" office:value-type="float" office:value="572" calcext:value-type="float">
            <text:p>57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20297453" calcext:value-type="float">
            <text:p>2020297453</text:p>
          </table:table-cell>
          <table:table-cell table:style-name="ce5" office:value-type="float" office:value="210889536" calcext:value-type="float">
            <text:p>210889536</text:p>
          </table:table-cell>
          <table:table-cell table:style-name="ce5" office:value-type="float" office:value="1531079799" calcext:value-type="float">
            <text:p>1531079799</text:p>
          </table:table-cell>
          <table:table-cell table:style-name="ce5" office:value-type="float" office:value="610" calcext:value-type="float">
            <text:p>61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275334042" calcext:value-type="float">
            <text:p>1275334042</text:p>
          </table:table-cell>
          <table:table-cell table:style-name="ce5" office:value-type="float" office:value="284541376" calcext:value-type="float">
            <text:p>284541376</text:p>
          </table:table-cell>
          <table:table-cell table:style-name="ce5" office:value-type="float" office:value="1545081784" calcext:value-type="float">
            <text:p>1545081784</text:p>
          </table:table-cell>
          <table:table-cell table:style-name="ce5" office:value-type="float" office:value="648" calcext:value-type="float">
            <text:p>64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04953205" calcext:value-type="float">
            <text:p>504953205</text:p>
          </table:table-cell>
          <table:table-cell table:style-name="ce5" office:value-type="float" office:value="1956726079" calcext:value-type="float">
            <text:p>1956726079</text:p>
          </table:table-cell>
          <table:table-cell table:style-name="ce5" office:value-type="float" office:value="1819262008" calcext:value-type="float">
            <text:p>1819262008</text:p>
          </table:table-cell>
          <table:table-cell table:style-name="ce5" office:value-type="float" office:value="686" calcext:value-type="float">
            <text:p>68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040623186" calcext:value-type="float">
            <text:p>2040623186</text:p>
          </table:table-cell>
          <table:table-cell table:style-name="ce5" office:value-type="float" office:value="589483964" calcext:value-type="float">
            <text:p>589483964</text:p>
          </table:table-cell>
          <table:table-cell table:style-name="ce5" office:value-type="float" office:value="165535994" calcext:value-type="float">
            <text:p>165535994</text:p>
          </table:table-cell>
          <table:table-cell table:style-name="ce5" office:value-type="float" office:value="724" calcext:value-type="float">
            <text:p>72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440028542" calcext:value-type="float">
            <text:p>1440028542</text:p>
          </table:table-cell>
          <table:table-cell table:style-name="ce5" office:value-type="float" office:value="958689076" calcext:value-type="float">
            <text:p>958689076</text:p>
          </table:table-cell>
          <table:table-cell table:style-name="ce5" office:value-type="float" office:value="1053378361" calcext:value-type="float">
            <text:p>1053378361</text:p>
          </table:table-cell>
          <table:table-cell table:style-name="ce5" office:value-type="float" office:value="763" calcext:value-type="float">
            <text:p>763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418992434" calcext:value-type="float">
            <text:p>418992434</text:p>
          </table:table-cell>
          <table:table-cell table:style-name="ce5" office:value-type="float" office:value="446778780" calcext:value-type="float">
            <text:p>446778780</text:p>
          </table:table-cell>
          <table:table-cell table:style-name="ce5" office:value-type="float" office:value="1965265404" calcext:value-type="float">
            <text:p>1965265404</text:p>
          </table:table-cell>
          <table:table-cell table:style-name="ce5" office:value-type="float" office:value="802" calcext:value-type="float">
            <text:p>80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406956445" calcext:value-type="float">
            <text:p>406956445</text:p>
          </table:table-cell>
          <table:table-cell table:style-name="ce5" office:value-type="float" office:value="494921939" calcext:value-type="float">
            <text:p>494921939</text:p>
          </table:table-cell>
          <table:table-cell table:style-name="ce5" office:value-type="float" office:value="353212994" calcext:value-type="float">
            <text:p>353212994</text:p>
          </table:table-cell>
          <table:table-cell table:style-name="ce5" office:value-type="float" office:value="841" calcext:value-type="float">
            <text:p>841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129035883" calcext:value-type="float">
            <text:p>2129035883</text:p>
          </table:table-cell>
          <table:table-cell table:style-name="ce5" office:value-type="float" office:value="1095940729" calcext:value-type="float">
            <text:p>1095940729</text:p>
          </table:table-cell>
          <table:table-cell table:style-name="ce5" office:value-type="float" office:value="1894209458" calcext:value-type="float">
            <text:p>1894209458</text:p>
          </table:table-cell>
          <table:table-cell table:style-name="ce5" office:value-type="float" office:value="880" calcext:value-type="float">
            <text:p>88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333542605" calcext:value-type="float">
            <text:p>1333542605</text:p>
          </table:table-cell>
          <table:table-cell table:style-name="ce5" office:value-type="float" office:value="2121346923" calcext:value-type="float">
            <text:p>2121346923</text:p>
          </table:table-cell>
          <table:table-cell table:style-name="ce5" office:value-type="float" office:value="1551273706" calcext:value-type="float">
            <text:p>1551273706</text:p>
          </table:table-cell>
          <table:table-cell table:style-name="ce5" office:value-type="float" office:value="920" calcext:value-type="float">
            <text:p>92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11211707" calcext:value-type="float">
            <text:p>1711211707</text:p>
          </table:table-cell>
          <table:table-cell table:style-name="ce5" office:value-type="float" office:value="717131328" calcext:value-type="float">
            <text:p>717131328</text:p>
          </table:table-cell>
          <table:table-cell table:style-name="ce5" office:value-type="float" office:value="1303658260" calcext:value-type="float">
            <text:p>1303658260</text:p>
          </table:table-cell>
          <table:table-cell table:style-name="ce5" office:value-type="float" office:value="960" calcext:value-type="float">
            <text:p>96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234145533" calcext:value-type="float">
            <text:p>1234145533</text:p>
          </table:table-cell>
          <table:table-cell table:style-name="ce5" office:value-type="float" office:value="242985664" calcext:value-type="float">
            <text:p>242985664</text:p>
          </table:table-cell>
          <table:table-cell table:style-name="ce5" office:value-type="float" office:value="716470257" calcext:value-type="float">
            <text:p>71647025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886900747" calcext:value-type="float">
            <text:p>1886900747</text:p>
          </table:table-cell>
          <table:table-cell table:style-name="ce5" office:value-type="float" office:value="1446182975" calcext:value-type="float">
            <text:p>1446182975</text:p>
          </table:table-cell>
          <table:table-cell table:style-name="ce5" office:value-type="float" office:value="2095876721" calcext:value-type="float">
            <text:p>2095876721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249824812" calcext:value-type="float">
            <text:p>1249824812</text:p>
          </table:table-cell>
          <table:table-cell table:style-name="ce5" office:value-type="float" office:value="47710397" calcext:value-type="float">
            <text:p>47710397</text:p>
          </table:table-cell>
          <table:table-cell table:style-name="ce5" office:value-type="float" office:value="196379520" calcext:value-type="float">
            <text:p>196379520</text:p>
          </table:table-cell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68054195" calcext:value-type="float">
            <text:p>1268054195</text:p>
          </table:table-cell>
          <table:table-cell table:style-name="ce5" office:value-type="float" office:value="155517495" calcext:value-type="float">
            <text:p>155517495</text:p>
          </table:table-cell>
          <table:table-cell table:style-name="ce5" office:value-type="float" office:value="1112767412" calcext:value-type="float">
            <text:p>1112767412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559132613" calcext:value-type="float">
            <text:p>559132613</text:p>
          </table:table-cell>
          <table:table-cell table:style-name="ce5" office:value-type="float" office:value="503711397" calcext:value-type="float">
            <text:p>503711397</text:p>
          </table:table-cell>
          <table:table-cell table:style-name="ce5" office:value-type="float" office:value="139190417" calcext:value-type="float">
            <text:p>139190417</text:p>
          </table:table-cell>
          <table:table-cell table:style-name="ce5" office:value-type="float" office:value="161" calcext:value-type="float">
            <text:p>161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100866690" calcext:value-type="float">
            <text:p>2100866690</text:p>
          </table:table-cell>
          <table:table-cell table:style-name="ce5" office:value-type="float" office:value="1622610927" calcext:value-type="float">
            <text:p>1622610927</text:p>
          </table:table-cell>
          <table:table-cell table:style-name="ce5" office:value-type="float" office:value="2109079537" calcext:value-type="float">
            <text:p>2109079537</text:p>
          </table:table-cell>
          <table:table-cell table:style-name="ce5" office:value-type="float" office:value="202" calcext:value-type="float">
            <text:p>20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340318414" calcext:value-type="float">
            <text:p>340318414</text:p>
          </table:table-cell>
          <table:table-cell table:style-name="ce5" office:value-type="float" office:value="907295693" calcext:value-type="float">
            <text:p>907295693</text:p>
          </table:table-cell>
          <table:table-cell table:style-name="ce5" office:value-type="float" office:value="1044771632" calcext:value-type="float">
            <text:p>1044771632</text:p>
          </table:table-cell>
          <table:table-cell table:style-name="ce5" office:value-type="float" office:value="243" calcext:value-type="float">
            <text:p>243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982629473" calcext:value-type="float">
            <text:p>982629473</text:p>
          </table:table-cell>
          <table:table-cell table:style-name="ce5" office:value-type="float" office:value="1577694054" calcext:value-type="float">
            <text:p>1577694054</text:p>
          </table:table-cell>
          <table:table-cell table:style-name="ce5" office:value-type="float" office:value="54171312" calcext:value-type="float">
            <text:p>54171312</text:p>
          </table:table-cell>
          <table:table-cell table:style-name="ce5" office:value-type="float" office:value="284" calcext:value-type="float">
            <text:p>28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904299591" calcext:value-type="float">
            <text:p>904299591</text:p>
          </table:table-cell>
          <table:table-cell table:style-name="ce5" office:value-type="float" office:value="1300437553" calcext:value-type="float">
            <text:p>1300437553</text:p>
          </table:table-cell>
          <table:table-cell table:style-name="ce5" office:value-type="float" office:value="2115523327" calcext:value-type="float">
            <text:p>2115523327</text:p>
          </table:table-cell>
          <table:table-cell table:style-name="ce5" office:value-type="float" office:value="326" calcext:value-type="float">
            <text:p>32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821449040" calcext:value-type="float">
            <text:p>821449040</text:p>
          </table:table-cell>
          <table:table-cell table:style-name="ce5" office:value-type="float" office:value="45764243" calcext:value-type="float">
            <text:p>45764243</text:p>
          </table:table-cell>
          <table:table-cell table:style-name="ce5" office:value-type="float" office:value="1867388553" calcext:value-type="float">
            <text:p>1867388553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069125936" calcext:value-type="float">
            <text:p>2069125936</text:p>
          </table:table-cell>
          <table:table-cell table:style-name="ce5" office:value-type="float" office:value="1455549369" calcext:value-type="float">
            <text:p>1455549369</text:p>
          </table:table-cell>
          <table:table-cell table:style-name="ce5" office:value-type="float" office:value="1315788800" calcext:value-type="float">
            <text:p>1315788800</text:p>
          </table:table-cell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96894287" calcext:value-type="float">
            <text:p>1596894287</text:p>
          </table:table-cell>
          <table:table-cell table:style-name="ce5" office:value-type="float" office:value="1878967082" calcext:value-type="float">
            <text:p>1878967082</text:p>
          </table:table-cell>
          <table:table-cell table:style-name="ce5" office:value-type="float" office:value="1723620542" calcext:value-type="float">
            <text:p>1723620542</text:p>
          </table:table-cell>
          <table:table-cell table:style-name="ce5" office:value-type="float" office:value="452" calcext:value-type="float">
            <text:p>45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899132552" calcext:value-type="float">
            <text:p>1899132552</text:p>
          </table:table-cell>
          <table:table-cell table:style-name="ce5" office:value-type="float" office:value="321276286" calcext:value-type="float">
            <text:p>321276286</text:p>
          </table:table-cell>
          <table:table-cell table:style-name="ce5" office:value-type="float" office:value="44942152" calcext:value-type="float">
            <text:p>44942152</text:p>
          </table:table-cell>
          <table:table-cell table:style-name="ce5" office:value-type="float" office:value="494" calcext:value-type="float">
            <text:p>49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71341239" calcext:value-type="float">
            <text:p>671341239</text:p>
          </table:table-cell>
          <table:table-cell table:style-name="ce5" office:value-type="float" office:value="49339513" calcext:value-type="float">
            <text:p>49339513</text:p>
          </table:table-cell>
          <table:table-cell table:style-name="ce5" office:value-type="float" office:value="933924539" calcext:value-type="float">
            <text:p>933924539</text:p>
          </table:table-cell>
          <table:table-cell table:style-name="ce5" office:value-type="float" office:value="536" calcext:value-type="float">
            <text:p>53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353117281" calcext:value-type="float">
            <text:p>353117281</text:p>
          </table:table-cell>
          <table:table-cell table:style-name="ce5" office:value-type="float" office:value="1699452266" calcext:value-type="float">
            <text:p>1699452266</text:p>
          </table:table-cell>
          <table:table-cell table:style-name="ce5" office:value-type="float" office:value="1832125417" calcext:value-type="float">
            <text:p>1832125417</text:p>
          </table:table-cell>
          <table:table-cell table:style-name="ce5" office:value-type="float" office:value="579" calcext:value-type="float">
            <text:p>579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344822342" calcext:value-type="float">
            <text:p>1344822342</text:p>
          </table:table-cell>
          <table:table-cell table:style-name="ce5" office:value-type="float" office:value="1162657853" calcext:value-type="float">
            <text:p>1162657853</text:p>
          </table:table-cell>
          <table:table-cell table:style-name="ce5" office:value-type="float" office:value="1912119892" calcext:value-type="float">
            <text:p>1912119892</text:p>
          </table:table-cell>
          <table:table-cell table:style-name="ce5" office:value-type="float" office:value="622" calcext:value-type="float">
            <text:p>62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63706793" calcext:value-type="float">
            <text:p>163706793</text:p>
          </table:table-cell>
          <table:table-cell table:style-name="ce5" office:value-type="float" office:value="270745782" calcext:value-type="float">
            <text:p>270745782</text:p>
          </table:table-cell>
          <table:table-cell table:style-name="ce5" office:value-type="float" office:value="1301961696" calcext:value-type="float">
            <text:p>1301961696</text:p>
          </table:table-cell>
          <table:table-cell table:style-name="ce5" office:value-type="float" office:value="665" calcext:value-type="float">
            <text:p>665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493516862" calcext:value-type="float">
            <text:p>493516862</text:p>
          </table:table-cell>
          <table:table-cell table:style-name="ce5" office:value-type="float" office:value="1897906722" calcext:value-type="float">
            <text:p>1897906722</text:p>
          </table:table-cell>
          <table:table-cell table:style-name="ce5" office:value-type="float" office:value="1483926763" calcext:value-type="float">
            <text:p>1483926763</text:p>
          </table:table-cell>
          <table:table-cell table:style-name="ce5" office:value-type="float" office:value="708" calcext:value-type="float">
            <text:p>70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956051058" calcext:value-type="float">
            <text:p>956051058</text:p>
          </table:table-cell>
          <table:table-cell table:style-name="ce5" office:value-type="float" office:value="360793702" calcext:value-type="float">
            <text:p>360793702</text:p>
          </table:table-cell>
          <table:table-cell table:style-name="ce5" office:value-type="float" office:value="2076157352" calcext:value-type="float">
            <text:p>2076157352</text:p>
          </table:table-cell>
          <table:table-cell table:style-name="ce5" office:value-type="float" office:value="752" calcext:value-type="float">
            <text:p>75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877477470" calcext:value-type="float">
            <text:p>877477470</text:p>
          </table:table-cell>
          <table:table-cell table:style-name="ce5" office:value-type="float" office:value="115987249" calcext:value-type="float">
            <text:p>115987249</text:p>
          </table:table-cell>
          <table:table-cell table:style-name="ce5" office:value-type="float" office:value="1305168299" calcext:value-type="float">
            <text:p>1305168299</text:p>
          </table:table-cell>
          <table:table-cell table:style-name="ce5" office:value-type="float" office:value="796" calcext:value-type="float">
            <text:p>79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993627473" calcext:value-type="float">
            <text:p>993627473</text:p>
          </table:table-cell>
          <table:table-cell table:style-name="ce5" office:value-type="float" office:value="1743681938" calcext:value-type="float">
            <text:p>1743681938</text:p>
          </table:table-cell>
          <table:table-cell table:style-name="ce5" office:value-type="float" office:value="644470908" calcext:value-type="float">
            <text:p>644470908</text:p>
          </table:table-cell>
          <table:table-cell table:style-name="ce5" office:value-type="float" office:value="840" calcext:value-type="float">
            <text:p>84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064091863" calcext:value-type="float">
            <text:p>1064091863</text:p>
          </table:table-cell>
          <table:table-cell table:style-name="ce5" office:value-type="float" office:value="828206261" calcext:value-type="float">
            <text:p>828206261</text:p>
          </table:table-cell>
          <table:table-cell table:style-name="ce5" office:value-type="float" office:value="1678115883" calcext:value-type="float">
            <text:p>1678115883</text:p>
          </table:table-cell>
          <table:table-cell table:style-name="ce5" office:value-type="float" office:value="884" calcext:value-type="float">
            <text:p>88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095604544" calcext:value-type="float">
            <text:p>2095604544</text:p>
          </table:table-cell>
          <table:table-cell table:style-name="ce5" office:value-type="float" office:value="13452831" calcext:value-type="float">
            <text:p>13452831</text:p>
          </table:table-cell>
          <table:table-cell table:style-name="ce5" office:value-type="float" office:value="1862209569" calcext:value-type="float">
            <text:p>1862209569</text:p>
          </table:table-cell>
          <table:table-cell table:style-name="ce5" office:value-type="float" office:value="928" calcext:value-type="float">
            <text:p>92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093743808" calcext:value-type="float">
            <text:p>2093743808</text:p>
          </table:table-cell>
          <table:table-cell table:style-name="ce5" office:value-type="float" office:value="1216795229" calcext:value-type="float">
            <text:p>1216795229</text:p>
          </table:table-cell>
          <table:table-cell table:style-name="ce5" office:value-type="float" office:value="876504806" calcext:value-type="float">
            <text:p>876504806</text:p>
          </table:table-cell>
          <table:table-cell table:style-name="ce5" office:value-type="float" office:value="972" calcext:value-type="float">
            <text:p>97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85124928" calcext:value-type="float">
            <text:p>885124928</text:p>
          </table:table-cell>
          <table:table-cell table:style-name="ce5" office:value-type="float" office:value="737244950" calcext:value-type="float">
            <text:p>737244950</text:p>
          </table:table-cell>
          <table:table-cell table:style-name="ce5" office:value-type="float" office:value="1443722380" calcext:value-type="float">
            <text:p>1443722380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75435199" calcext:value-type="float">
            <text:p>675435199</text:p>
          </table:table-cell>
          <table:table-cell table:style-name="ce5" office:value-type="float" office:value="2062181697" calcext:value-type="float">
            <text:p>2062181697</text:p>
          </table:table-cell>
          <table:table-cell table:style-name="ce5" office:value-type="float" office:value="1265900593" calcext:value-type="float">
            <text:p>1265900593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440826265" calcext:value-type="float">
            <text:p>440826265</text:p>
          </table:table-cell>
          <table:table-cell table:style-name="ce5" office:value-type="float" office:value="1442852802" calcext:value-type="float">
            <text:p>1442852802</text:p>
          </table:table-cell>
          <table:table-cell table:style-name="ce5" office:value-type="float" office:value="408669808" calcext:value-type="float">
            <text:p>408669808</text:p>
          </table:table-cell>
          <table:table-cell table:style-name="ce5" office:value-type="float" office:value="107" calcext:value-type="float">
            <text:p>107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48450255" calcext:value-type="float">
            <text:p>148450255</text:p>
          </table:table-cell>
          <table:table-cell table:style-name="ce5" office:value-type="float" office:value="834834246" calcext:value-type="float">
            <text:p>834834246</text:p>
          </table:table-cell>
          <table:table-cell table:style-name="ce5" office:value-type="float" office:value="341787723" calcext:value-type="float">
            <text:p>341787723</text:p>
          </table:table-cell>
          <table:table-cell table:style-name="ce5" office:value-type="float" office:value="152" calcext:value-type="float">
            <text:p>15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774920456" calcext:value-type="float">
            <text:p>1774920456</text:p>
          </table:table-cell>
          <table:table-cell table:style-name="ce5" office:value-type="float" office:value="613264850" calcext:value-type="float">
            <text:p>613264850</text:p>
          </table:table-cell>
          <table:table-cell table:style-name="ce5" office:value-type="float" office:value="1933182808" calcext:value-type="float">
            <text:p>1933182808</text:p>
          </table:table-cell>
          <table:table-cell table:style-name="ce5" office:value-type="float" office:value="198" calcext:value-type="float">
            <text:p>19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392749623" calcext:value-type="float">
            <text:p>392749623</text:p>
          </table:table-cell>
          <table:table-cell table:style-name="ce5" office:value-type="float" office:value="461048182" calcext:value-type="float">
            <text:p>461048182</text:p>
          </table:table-cell>
          <table:table-cell table:style-name="ce5" office:value-type="float" office:value="1674069098" calcext:value-type="float">
            <text:p>1674069098</text:p>
          </table:table-cell>
          <table:table-cell table:style-name="ce5" office:value-type="float" office:value="244" calcext:value-type="float">
            <text:p>24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725663456" calcext:value-type="float">
            <text:p>1725663456</text:p>
          </table:table-cell>
          <table:table-cell table:style-name="ce5" office:value-type="float" office:value="1541872738" calcext:value-type="float">
            <text:p>1541872738</text:p>
          </table:table-cell>
          <table:table-cell table:style-name="ce5" office:value-type="float" office:value="1999416974" calcext:value-type="float">
            <text:p>1999416974</text:p>
          </table:table-cell>
          <table:table-cell table:style-name="ce5" office:value-type="float" office:value="290" calcext:value-type="float">
            <text:p>29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459038751" calcext:value-type="float">
            <text:p>1459038751</text:p>
          </table:table-cell>
          <table:table-cell table:style-name="ce5" office:value-type="float" office:value="806835494" calcext:value-type="float">
            <text:p>806835494</text:p>
          </table:table-cell>
          <table:table-cell table:style-name="ce5" office:value-type="float" office:value="1766860975" calcext:value-type="float">
            <text:p>1766860975</text:p>
          </table:table-cell>
          <table:table-cell table:style-name="ce5" office:value-type="float" office:value="336" calcext:value-type="float">
            <text:p>33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095995193" calcext:value-type="float">
            <text:p>2095995193</text:p>
          </table:table-cell>
          <table:table-cell table:style-name="ce5" office:value-type="float" office:value="1701576561" calcext:value-type="float">
            <text:p>1701576561</text:p>
          </table:table-cell>
          <table:table-cell table:style-name="ce5" office:value-type="float" office:value="1267566518" calcext:value-type="float">
            <text:p>1267566518</text:p>
          </table:table-cell>
          <table:table-cell table:style-name="ce5" office:value-type="float" office:value="382" calcext:value-type="float">
            <text:p>38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69446959" calcext:value-type="float">
            <text:p>69446959</text:p>
          </table:table-cell>
          <table:table-cell table:style-name="ce5" office:value-type="float" office:value="800390739" calcext:value-type="float">
            <text:p>800390739</text:p>
          </table:table-cell>
          <table:table-cell table:style-name="ce5" office:value-type="float" office:value="450004519" calcext:value-type="float">
            <text:p>450004519</text:p>
          </table:table-cell>
          <table:table-cell table:style-name="ce5" office:value-type="float" office:value="428" calcext:value-type="float">
            <text:p>42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111419048" calcext:value-type="float">
            <text:p>1111419048</text:p>
          </table:table-cell>
          <table:table-cell table:style-name="ce5" office:value-type="float" office:value="225573624" calcext:value-type="float">
            <text:p>225573624</text:p>
          </table:table-cell>
          <table:table-cell table:style-name="ce5" office:value-type="float" office:value="2113801373" calcext:value-type="float">
            <text:p>2113801373</text:p>
          </table:table-cell>
          <table:table-cell table:style-name="ce5" office:value-type="float" office:value="475" calcext:value-type="float">
            <text:p>475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807169432" calcext:value-type="float">
            <text:p>807169432</text:p>
          </table:table-cell>
          <table:table-cell table:style-name="ce5" office:value-type="float" office:value="592310504" calcext:value-type="float">
            <text:p>592310504</text:p>
          </table:table-cell>
          <table:table-cell table:style-name="ce5" office:value-type="float" office:value="1106043377" calcext:value-type="float">
            <text:p>1106043377</text:p>
          </table:table-cell>
          <table:table-cell table:style-name="ce5" office:value-type="float" office:value="522" calcext:value-type="float">
            <text:p>52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442439207" calcext:value-type="float">
            <text:p>442439207</text:p>
          </table:table-cell>
          <table:table-cell table:style-name="ce5" office:value-type="float" office:value="1523700408" calcext:value-type="float">
            <text:p>1523700408</text:p>
          </table:table-cell>
          <table:table-cell table:style-name="ce5" office:value-type="float" office:value="1692848486" calcext:value-type="float">
            <text:p>1692848486</text:p>
          </table:table-cell>
          <table:table-cell table:style-name="ce5" office:value-type="float" office:value="569" calcext:value-type="float">
            <text:p>569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487362673" calcext:value-type="float">
            <text:p>1487362673</text:p>
          </table:table-cell>
          <table:table-cell table:style-name="ce5" office:value-type="float" office:value="1663924263" calcext:value-type="float">
            <text:p>1663924263</text:p>
          </table:table-cell>
          <table:table-cell table:style-name="ce5" office:value-type="float" office:value="1607321589" calcext:value-type="float">
            <text:p>1607321589</text:p>
          </table:table-cell>
          <table:table-cell table:style-name="ce5" office:value-type="float" office:value="616" calcext:value-type="float">
            <text:p>61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94782391" calcext:value-type="float">
            <text:p>1394782391</text:p>
          </table:table-cell>
          <table:table-cell table:style-name="ce5" office:value-type="float" office:value="565143668" calcext:value-type="float">
            <text:p>565143668</text:p>
          </table:table-cell>
          <table:table-cell table:style-name="ce5" office:value-type="float" office:value="1460095185" calcext:value-type="float">
            <text:p>1460095185</text:p>
          </table:table-cell>
          <table:table-cell table:style-name="ce5" office:value-type="float" office:value="664" calcext:value-type="float">
            <text:p>66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76143969" calcext:value-type="float">
            <text:p>176143969</text:p>
          </table:table-cell>
          <table:table-cell table:style-name="ce5" office:value-type="float" office:value="1300379995" calcext:value-type="float">
            <text:p>1300379995</text:p>
          </table:table-cell>
          <table:table-cell table:style-name="ce5" office:value-type="float" office:value="242627996" calcext:value-type="float">
            <text:p>242627996</text:p>
          </table:table-cell>
          <table:table-cell table:style-name="ce5" office:value-type="float" office:value="712" calcext:value-type="float">
            <text:p>71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219220039" calcext:value-type="float">
            <text:p>1219220039</text:p>
          </table:table-cell>
          <table:table-cell table:style-name="ce5" office:value-type="float" office:value="568437777" calcext:value-type="float">
            <text:p>568437777</text:p>
          </table:table-cell>
          <table:table-cell table:style-name="ce5" office:value-type="float" office:value="1743660554" calcext:value-type="float">
            <text:p>1743660554</text:p>
          </table:table-cell>
          <table:table-cell table:style-name="ce5" office:value-type="float" office:value="760" calcext:value-type="float">
            <text:p>76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42226257" calcext:value-type="float">
            <text:p>142226257</text:p>
          </table:table-cell>
          <table:table-cell table:style-name="ce5" office:value-type="float" office:value="297141299" calcext:value-type="float">
            <text:p>297141299</text:p>
          </table:table-cell>
          <table:table-cell table:style-name="ce5" office:value-type="float" office:value="1440175116" calcext:value-type="float">
            <text:p>1440175116</text:p>
          </table:table-cell>
          <table:table-cell table:style-name="ce5" office:value-type="float" office:value="808" calcext:value-type="float">
            <text:p>80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47401174" calcext:value-type="float">
            <text:p>247401174</text:p>
          </table:table-cell>
          <table:table-cell table:style-name="ce5" office:value-type="float" office:value="961875097" calcext:value-type="float">
            <text:p>961875097</text:p>
          </table:table-cell>
          <table:table-cell table:style-name="ce5" office:value-type="float" office:value="284258810" calcext:value-type="float">
            <text:p>284258810</text:p>
          </table:table-cell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43188890" calcext:value-type="float">
            <text:p>543188890</text:p>
          </table:table-cell>
          <table:table-cell table:style-name="ce5" office:value-type="float" office:value="949495242" calcext:value-type="float">
            <text:p>949495242</text:p>
          </table:table-cell>
          <table:table-cell table:style-name="ce5" office:value-type="float" office:value="295205296" calcext:value-type="float">
            <text:p>295205296</text:p>
          </table:table-cell>
          <table:table-cell table:style-name="ce5" office:value-type="float" office:value="904" calcext:value-type="float">
            <text:p>90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422686581" calcext:value-type="float">
            <text:p>422686581</text:p>
          </table:table-cell>
          <table:table-cell table:style-name="ce5" office:value-type="float" office:value="1334997341" calcext:value-type="float">
            <text:p>1334997341</text:p>
          </table:table-cell>
          <table:table-cell table:style-name="ce5" office:value-type="float" office:value="1006273476" calcext:value-type="float">
            <text:p>1006273476</text:p>
          </table:table-cell>
          <table:table-cell table:style-name="ce5" office:value-type="float" office:value="953" calcext:value-type="float">
            <text:p>953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17459283" calcext:value-type="float">
            <text:p>217459283</text:p>
          </table:table-cell>
          <table:table-cell table:style-name="ce5" office:value-type="float" office:value="1611944983" calcext:value-type="float">
            <text:p>1611944983</text:p>
          </table:table-cell>
          <table:table-cell table:style-name="ce5" office:value-type="float" office:value="576394205" calcext:value-type="float">
            <text:p>576394205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968484132" calcext:value-type="float">
            <text:p>1968484132</text:p>
          </table:table-cell>
          <table:table-cell table:style-name="ce5" office:value-type="float" office:value="1951661125" calcext:value-type="float">
            <text:p>1951661125</text:p>
          </table:table-cell>
          <table:table-cell table:style-name="ce5" office:value-type="float" office:value="1191825073" calcext:value-type="float">
            <text:p>1191825073</text:p>
          </table:table-cell>
          <table:table-cell table:style-name="ce5" office:value-type="float" office:value="51" calcext:value-type="float">
            <text:p>51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79725436" calcext:value-type="float">
            <text:p>179725436</text:p>
          </table:table-cell>
          <table:table-cell table:style-name="ce5" office:value-type="float" office:value="1497429199" calcext:value-type="float">
            <text:p>1497429199</text:p>
          </table:table-cell>
          <table:table-cell table:style-name="ce5" office:value-type="float" office:value="1138997115" calcext:value-type="float">
            <text:p>1138997115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83393764" calcext:value-type="float">
            <text:p>1283393764</text:p>
          </table:table-cell>
          <table:table-cell table:style-name="ce5" office:value-type="float" office:value="9559661" calcext:value-type="float">
            <text:p>9559661</text:p>
          </table:table-cell>
          <table:table-cell table:style-name="ce5" office:value-type="float" office:value="1961331566" calcext:value-type="float">
            <text:p>1961331566</text:p>
          </table:table-cell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73231036" calcext:value-type="float">
            <text:p>673231036</text:p>
          </table:table-cell>
          <table:table-cell table:style-name="ce5" office:value-type="float" office:value="1612880710" calcext:value-type="float">
            <text:p>1612880710</text:p>
          </table:table-cell>
          <table:table-cell table:style-name="ce5" office:value-type="float" office:value="1735832270" calcext:value-type="float">
            <text:p>1735832270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050164388" calcext:value-type="float">
            <text:p>2050164388</text:p>
          </table:table-cell>
          <table:table-cell table:style-name="ce5" office:value-type="float" office:value="1001247185" calcext:value-type="float">
            <text:p>1001247185</text:p>
          </table:table-cell>
          <table:table-cell table:style-name="ce5" office:value-type="float" office:value="649826079" calcext:value-type="float">
            <text:p>649826079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737736955" calcext:value-type="float">
            <text:p>737736955</text:p>
          </table:table-cell>
          <table:table-cell table:style-name="ce5" office:value-type="float" office:value="81425778" calcext:value-type="float">
            <text:p>81425778</text:p>
          </table:table-cell>
          <table:table-cell table:style-name="ce5" office:value-type="float" office:value="277863072" calcext:value-type="float">
            <text:p>277863072</text:p>
          </table:table-cell>
          <table:table-cell table:style-name="ce5" office:value-type="float" office:value="300" calcext:value-type="float">
            <text:p>30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21902780" calcext:value-type="float">
            <text:p>1721902780</text:p>
          </table:table-cell>
          <table:table-cell table:style-name="ce5" office:value-type="float" office:value="67199061" calcext:value-type="float">
            <text:p>67199061</text:p>
          </table:table-cell>
          <table:table-cell table:style-name="ce5" office:value-type="float" office:value="112283761" calcext:value-type="float">
            <text:p>112283761</text:p>
          </table:table-cell>
          <table:table-cell table:style-name="ce5" office:value-type="float" office:value="350" calcext:value-type="float">
            <text:p>35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530383012" calcext:value-type="float">
            <text:p>530383012</text:p>
          </table:table-cell>
          <table:table-cell table:style-name="ce5" office:value-type="float" office:value="1817780479" calcext:value-type="float">
            <text:p>1817780479</text:p>
          </table:table-cell>
          <table:table-cell table:style-name="ce5" office:value-type="float" office:value="1661401602" calcext:value-type="float">
            <text:p>1661401602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090143484" calcext:value-type="float">
            <text:p>2090143484</text:p>
          </table:table-cell>
          <table:table-cell table:style-name="ce5" office:value-type="float" office:value="1711956733" calcext:value-type="float">
            <text:p>1711956733</text:p>
          </table:table-cell>
          <table:table-cell table:style-name="ce5" office:value-type="float" office:value="1784058213" calcext:value-type="float">
            <text:p>1784058213</text:p>
          </table:table-cell>
          <table:table-cell table:style-name="ce5" office:value-type="float" office:value="451" calcext:value-type="float">
            <text:p>451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04021604" calcext:value-type="float">
            <text:p>504021604</text:p>
          </table:table-cell>
          <table:table-cell table:style-name="ce5" office:value-type="float" office:value="354167030" calcext:value-type="float">
            <text:p>354167030</text:p>
          </table:table-cell>
          <table:table-cell table:style-name="ce5" office:value-type="float" office:value="776834617" calcext:value-type="float">
            <text:p>776834617</text:p>
          </table:table-cell>
          <table:table-cell table:style-name="ce5" office:value-type="float" office:value="502" calcext:value-type="float">
            <text:p>50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415590716" calcext:value-type="float">
            <text:p>1415590716</text:p>
          </table:table-cell>
          <table:table-cell table:style-name="ce5" office:value-type="float" office:value="1749711586" calcext:value-type="float">
            <text:p>1749711586</text:p>
          </table:table-cell>
          <table:table-cell table:style-name="ce5" office:value-type="float" office:value="342297666" calcext:value-type="float">
            <text:p>342297666</text:p>
          </table:table-cell>
          <table:table-cell table:style-name="ce5" office:value-type="float" office:value="553" calcext:value-type="float">
            <text:p>553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009311268" calcext:value-type="float">
            <text:p>2009311268</text:p>
          </table:table-cell>
          <table:table-cell table:style-name="ce5" office:value-type="float" office:value="868315301" calcext:value-type="float">
            <text:p>868315301</text:p>
          </table:table-cell>
          <table:table-cell table:style-name="ce5" office:value-type="float" office:value="1505089361" calcext:value-type="float">
            <text:p>1505089361</text:p>
          </table:table-cell>
          <table:table-cell table:style-name="ce5" office:value-type="float" office:value="604" calcext:value-type="float">
            <text:p>60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314116475" calcext:value-type="float">
            <text:p>1314116475</text:p>
          </table:table-cell>
          <table:table-cell table:style-name="ce5" office:value-type="float" office:value="199840239" calcext:value-type="float">
            <text:p>199840239</text:p>
          </table:table-cell>
          <table:table-cell table:style-name="ce5" office:value-type="float" office:value="1264435883" calcext:value-type="float">
            <text:p>1264435883</text:p>
          </table:table-cell>
          <table:table-cell table:style-name="ce5" office:value-type="float" office:value="656" calcext:value-type="float">
            <text:p>65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633759293" calcext:value-type="float">
            <text:p>1633759293</text:p>
          </table:table-cell>
          <table:table-cell table:style-name="ce5" office:value-type="float" office:value="1974138317" calcext:value-type="float">
            <text:p>1974138317</text:p>
          </table:table-cell>
          <table:table-cell table:style-name="ce5" office:value-type="float" office:value="1460439577" calcext:value-type="float">
            <text:p>1460439577</text:p>
          </table:table-cell>
          <table:table-cell table:style-name="ce5" office:value-type="float" office:value="708" calcext:value-type="float">
            <text:p>70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66514123" calcext:value-type="float">
            <text:p>866514123</text:p>
          </table:table-cell>
          <table:table-cell table:style-name="ce5" office:value-type="float" office:value="1456333159" calcext:value-type="float">
            <text:p>1456333159</text:p>
          </table:table-cell>
          <table:table-cell table:style-name="ce5" office:value-type="float" office:value="1306218367" calcext:value-type="float">
            <text:p>1306218367</text:p>
          </table:table-cell>
          <table:table-cell table:style-name="ce5" office:value-type="float" office:value="760" calcext:value-type="float">
            <text:p>76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16248172" calcext:value-type="float">
            <text:p>1416248172</text:p>
          </table:table-cell>
          <table:table-cell table:style-name="ce5" office:value-type="float" office:value="1708172340" calcext:value-type="float">
            <text:p>1708172340</text:p>
          </table:table-cell>
          <table:table-cell table:style-name="ce5" office:value-type="float" office:value="387227991" calcext:value-type="float">
            <text:p>387227991</text:p>
          </table:table-cell>
          <table:table-cell table:style-name="ce5" office:value-type="float" office:value="812" calcext:value-type="float">
            <text:p>81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4272372" calcext:value-type="float">
            <text:p>174272372</text:p>
          </table:table-cell>
          <table:table-cell table:style-name="ce5" office:value-type="float" office:value="1436937371" calcext:value-type="float">
            <text:p>1436937371</text:p>
          </table:table-cell>
          <table:table-cell table:style-name="ce5" office:value-type="float" office:value="58083017" calcext:value-type="float">
            <text:p>58083017</text:p>
          </table:table-cell>
          <table:table-cell table:style-name="ce5" office:value-type="float" office:value="864" calcext:value-type="float">
            <text:p>86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975543979" calcext:value-type="float">
            <text:p>1975543979</text:p>
          </table:table-cell>
          <table:table-cell table:style-name="ce5" office:value-type="float" office:value="1837942224" calcext:value-type="float">
            <text:p>1837942224</text:p>
          </table:table-cell>
          <table:table-cell table:style-name="ce5" office:value-type="float" office:value="136983082" calcext:value-type="float">
            <text:p>136983082</text:p>
          </table:table-cell>
          <table:table-cell table:style-name="ce5" office:value-type="float" office:value="916" calcext:value-type="float">
            <text:p>91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722973324" calcext:value-type="float">
            <text:p>722973324</text:p>
          </table:table-cell>
          <table:table-cell table:style-name="ce5" office:value-type="float" office:value="242635120" calcext:value-type="float">
            <text:p>242635120</text:p>
          </table:table-cell>
          <table:table-cell table:style-name="ce5" office:value-type="float" office:value="285731490" calcext:value-type="float">
            <text:p>285731490</text:p>
          </table:table-cell>
          <table:table-cell table:style-name="ce5" office:value-type="float" office:value="969" calcext:value-type="float">
            <text:p>969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550176084" calcext:value-type="float">
            <text:p>550176084</text:p>
          </table:table-cell>
          <table:table-cell table:style-name="ce5" office:value-type="float" office:value="2094199888" calcext:value-type="float">
            <text:p>2094199888</text:p>
          </table:table-cell>
          <table:table-cell table:style-name="ce5" office:value-type="float" office:value="1068845736" calcext:value-type="float">
            <text:p>1068845736</text:p>
          </table:table-cell>
          <table:table-cell table:style-name="ce5"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892339147" calcext:value-type="float">
            <text:p>1892339147</text:p>
          </table:table-cell>
          <table:table-cell table:style-name="ce5" office:value-type="float" office:value="1791548656" calcext:value-type="float">
            <text:p>1791548656</text:p>
          </table:table-cell>
          <table:table-cell table:style-name="ce5" office:value-type="float" office:value="1933127819" calcext:value-type="float">
            <text:p>1933127819</text:p>
          </table:table-cell>
          <table:table-cell table:style-name="ce5"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311216749" calcext:value-type="float">
            <text:p>311216749</text:p>
          </table:table-cell>
          <table:table-cell table:style-name="ce5" office:value-type="float" office:value="491427536" calcext:value-type="float">
            <text:p>491427536</text:p>
          </table:table-cell>
          <table:table-cell table:style-name="ce5" office:value-type="float" office:value="92768757" calcext:value-type="float">
            <text:p>92768757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497217562" calcext:value-type="float">
            <text:p>1497217562</text:p>
          </table:table-cell>
          <table:table-cell table:style-name="ce5" office:value-type="float" office:value="1857012847" calcext:value-type="float">
            <text:p>1857012847</text:p>
          </table:table-cell>
          <table:table-cell table:style-name="ce5" office:value-type="float" office:value="721774687" calcext:value-type="float">
            <text:p>721774687</text:p>
          </table:table-cell>
          <table:table-cell table:style-name="ce5" office:value-type="float" office:value="182" calcext:value-type="float">
            <text:p>18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669660917" calcext:value-type="float">
            <text:p>1669660917</text:p>
          </table:table-cell>
          <table:table-cell table:style-name="ce5" office:value-type="float" office:value="276712781" calcext:value-type="float">
            <text:p>276712781</text:p>
          </table:table-cell>
          <table:table-cell table:style-name="ce5" office:value-type="float" office:value="695096865" calcext:value-type="float">
            <text:p>695096865</text:p>
          </table:table-cell>
          <table:table-cell table:style-name="ce5" office:value-type="float" office:value="236" calcext:value-type="float">
            <text:p>23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822203602" calcext:value-type="float">
            <text:p>822203602</text:p>
          </table:table-cell>
          <table:table-cell table:style-name="ce5" office:value-type="float" office:value="2127030247" calcext:value-type="float">
            <text:p>2127030247</text:p>
          </table:table-cell>
          <table:table-cell table:style-name="ce5" office:value-type="float" office:value="473707684" calcext:value-type="float">
            <text:p>473707684</text:p>
          </table:table-cell>
          <table:table-cell table:style-name="ce5" office:value-type="float" office:value="290" calcext:value-type="float">
            <text:p>29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866147582" calcext:value-type="float">
            <text:p>1866147582</text:p>
          </table:table-cell>
          <table:table-cell table:style-name="ce5" office:value-type="float" office:value="1681831861" calcext:value-type="float">
            <text:p>1681831861</text:p>
          </table:table-cell>
          <table:table-cell table:style-name="ce5" office:value-type="float" office:value="2075369025" calcext:value-type="float">
            <text:p>2075369025</text:p>
          </table:table-cell>
          <table:table-cell table:style-name="ce5" office:value-type="float" office:value="344" calcext:value-type="float">
            <text:p>34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343731633" calcext:value-type="float">
            <text:p>343731633</text:p>
          </table:table-cell>
          <table:table-cell table:style-name="ce5" office:value-type="float" office:value="1685137182" calcext:value-type="float">
            <text:p>1685137182</text:p>
          </table:table-cell>
          <table:table-cell table:style-name="ce5" office:value-type="float" office:value="1549374368" calcext:value-type="float">
            <text:p>1549374368</text:p>
          </table:table-cell>
          <table:table-cell table:style-name="ce5" office:value-type="float" office:value="398" calcext:value-type="float">
            <text:p>39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366542711" calcext:value-type="float">
            <text:p>366542711</text:p>
          </table:table-cell>
          <table:table-cell table:style-name="ce5" office:value-type="float" office:value="1416721754" calcext:value-type="float">
            <text:p>1416721754</text:p>
          </table:table-cell>
          <table:table-cell table:style-name="ce5" office:value-type="float" office:value="195067482" calcext:value-type="float">
            <text:p>195067482</text:p>
          </table:table-cell>
          <table:table-cell table:style-name="ce5" office:value-type="float" office:value="452" calcext:value-type="float">
            <text:p>45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00241313" calcext:value-type="float">
            <text:p>1500241313</text:p>
          </table:table-cell>
          <table:table-cell table:style-name="ce5" office:value-type="float" office:value="1924030478" calcext:value-type="float">
            <text:p>1924030478</text:p>
          </table:table-cell>
          <table:table-cell table:style-name="ce5" office:value-type="float" office:value="2084725043" calcext:value-type="float">
            <text:p>2084725043</text:p>
          </table:table-cell>
          <table:table-cell table:style-name="ce5" office:value-type="float" office:value="507" calcext:value-type="float">
            <text:p>507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950236422" calcext:value-type="float">
            <text:p>950236422</text:p>
          </table:table-cell>
          <table:table-cell table:style-name="ce5" office:value-type="float" office:value="941170729" calcext:value-type="float">
            <text:p>941170729</text:p>
          </table:table-cell>
          <table:table-cell table:style-name="ce5" office:value-type="float" office:value="2009573074" calcext:value-type="float">
            <text:p>2009573074</text:p>
          </table:table-cell>
          <table:table-cell table:style-name="ce5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35138026" calcext:value-type="float">
            <text:p>1935138026</text:p>
          </table:table-cell>
          <table:table-cell table:style-name="ce5" office:value-type="float" office:value="1215586426" calcext:value-type="float">
            <text:p>1215586426</text:p>
          </table:table-cell>
          <table:table-cell table:style-name="ce5" office:value-type="float" office:value="48112411" calcext:value-type="float">
            <text:p>48112411</text:p>
          </table:table-cell>
          <table:table-cell table:style-name="ce5" office:value-type="float" office:value="617" calcext:value-type="float">
            <text:p>617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24954021" calcext:value-type="float">
            <text:p>224954021</text:p>
          </table:table-cell>
          <table:table-cell table:style-name="ce5" office:value-type="float" office:value="970400110" calcext:value-type="float">
            <text:p>970400110</text:p>
          </table:table-cell>
          <table:table-cell table:style-name="ce5" office:value-type="float" office:value="1385308727" calcext:value-type="float">
            <text:p>1385308727</text:p>
          </table:table-cell>
          <table:table-cell table:style-name="ce5" office:value-type="float" office:value="672" calcext:value-type="float">
            <text:p>67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231010467" calcext:value-type="float">
            <text:p>1231010467</text:p>
          </table:table-cell>
          <table:table-cell table:style-name="ce5" office:value-type="float" office:value="1324573769" calcext:value-type="float">
            <text:p>1324573769</text:p>
          </table:table-cell>
          <table:table-cell table:style-name="ce5" office:value-type="float" office:value="1632404458" calcext:value-type="float">
            <text:p>1632404458</text:p>
          </table:table-cell>
          <table:table-cell table:style-name="ce5" office:value-type="float" office:value="728" calcext:value-type="float">
            <text:p>72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735454037" calcext:value-type="float">
            <text:p>735454037</text:p>
          </table:table-cell>
          <table:table-cell table:style-name="ce5" office:value-type="float" office:value="1361259739" calcext:value-type="float">
            <text:p>1361259739</text:p>
          </table:table-cell>
          <table:table-cell table:style-name="ce5" office:value-type="float" office:value="149176914" calcext:value-type="float">
            <text:p>149176914</text:p>
          </table:table-cell>
          <table:table-cell table:style-name="ce5" office:value-type="float" office:value="784" calcext:value-type="float">
            <text:p>78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07605618" calcext:value-type="float">
            <text:p>2007605618</text:p>
          </table:table-cell>
          <table:table-cell table:style-name="ce5" office:value-type="float" office:value="541361809" calcext:value-type="float">
            <text:p>541361809</text:p>
          </table:table-cell>
          <table:table-cell table:style-name="ce5" office:value-type="float" office:value="272123020" calcext:value-type="float">
            <text:p>272123020</text:p>
          </table:table-cell>
          <table:table-cell table:style-name="ce5" office:value-type="float" office:value="840" calcext:value-type="float">
            <text:p>84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564544350" calcext:value-type="float">
            <text:p>564544350</text:p>
          </table:table-cell>
          <table:table-cell table:style-name="ce5" office:value-type="float" office:value="1734251442" calcext:value-type="float">
            <text:p>1734251442</text:p>
          </table:table-cell>
          <table:table-cell table:style-name="ce5" office:value-type="float" office:value="484681886" calcext:value-type="float">
            <text:p>484681886</text:p>
          </table:table-cell>
          <table:table-cell table:style-name="ce5" office:value-type="float" office:value="896" calcext:value-type="float">
            <text:p>89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714133586" calcext:value-type="float">
            <text:p>714133586</text:p>
          </table:table-cell>
          <table:table-cell table:style-name="ce5" office:value-type="float" office:value="1238219541" calcext:value-type="float">
            <text:p>1238219541</text:p>
          </table:table-cell>
          <table:table-cell table:style-name="ce5" office:value-type="float" office:value="701597921" calcext:value-type="float">
            <text:p>701597921</text:p>
          </table:table-cell>
          <table:table-cell table:style-name="ce5" office:value-type="float" office:value="952" calcext:value-type="float">
            <text:p>95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7071229" calcext:value-type="float">
            <text:p>157071229</text:p>
          </table:table-cell>
          <table:table-cell table:style-name="ce5" office:value-type="float" office:value="410923326" calcext:value-type="float">
            <text:p>410923326</text:p>
          </table:table-cell>
          <table:table-cell table:style-name="ce5" office:value-type="float" office:value="1267945038" calcext:value-type="float">
            <text:p>1267945038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638742410" calcext:value-type="float">
            <text:p>638742410</text:p>
          </table:table-cell>
          <table:table-cell table:style-name="ce5" office:value-type="float" office:value="2058916794" calcext:value-type="float">
            <text:p>2058916794</text:p>
          </table:table-cell>
          <table:table-cell table:style-name="ce5" office:value-type="float" office:value="678125972" calcext:value-type="float">
            <text:p>678125972</text:p>
          </table:table-cell>
          <table:table-cell table:style-name="ce5" office:value-type="float" office:value="65" calcext:value-type="float">
            <text:p>65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72928517" calcext:value-type="float">
            <text:p>72928517</text:p>
          </table:table-cell>
          <table:table-cell table:style-name="ce5" office:value-type="float" office:value="65256238" calcext:value-type="float">
            <text:p>65256238</text:p>
          </table:table-cell>
          <table:table-cell table:style-name="ce5" office:value-type="float" office:value="568405315" calcext:value-type="float">
            <text:p>568405315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643905859" calcext:value-type="float">
            <text:p>1643905859</text:p>
          </table:table-cell>
          <table:table-cell table:style-name="ce5" office:value-type="float" office:value="1188639113" calcext:value-type="float">
            <text:p>1188639113</text:p>
          </table:table-cell>
          <table:table-cell table:style-name="ce5" office:value-type="float" office:value="610384886" calcext:value-type="float">
            <text:p>610384886</text:p>
          </table:table-cell>
          <table:table-cell table:style-name="ce5" office:value-type="float" office:value="179" calcext:value-type="float">
            <text:p>179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748640692" calcext:value-type="float">
            <text:p>1748640692</text:p>
          </table:table-cell>
          <table:table-cell table:style-name="ce5" office:value-type="float" office:value="102012059" calcext:value-type="float">
            <text:p>102012059</text:p>
          </table:table-cell>
          <table:table-cell table:style-name="ce5" office:value-type="float" office:value="147324247" calcext:value-type="float">
            <text:p>147324247</text:p>
          </table:table-cell>
          <table:table-cell table:style-name="ce5" office:value-type="float" office:value="236" calcext:value-type="float">
            <text:p>23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090387563" calcext:value-type="float">
            <text:p>1090387563</text:p>
          </table:table-cell>
          <table:table-cell table:style-name="ce5" office:value-type="float" office:value="651738576" calcext:value-type="float">
            <text:p>651738576</text:p>
          </table:table-cell>
          <table:table-cell table:style-name="ce5" office:value-type="float" office:value="1276975150" calcext:value-type="float">
            <text:p>1276975150</text:p>
          </table:table-cell>
          <table:table-cell table:style-name="ce5" office:value-type="float" office:value="294" calcext:value-type="float">
            <text:p>29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665802956" calcext:value-type="float">
            <text:p>1665802956</text:p>
          </table:table-cell>
          <table:table-cell table:style-name="ce5" office:value-type="float" office:value="844773744" calcext:value-type="float">
            <text:p>844773744</text:p>
          </table:table-cell>
          <table:table-cell table:style-name="ce5" office:value-type="float" office:value="505997470" calcext:value-type="float">
            <text:p>505997470</text:p>
          </table:table-cell>
          <table:table-cell table:style-name="ce5" office:value-type="float" office:value="352" calcext:value-type="float">
            <text:p>35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405962515" calcext:value-type="float">
            <text:p>405962515</text:p>
          </table:table-cell>
          <table:table-cell table:style-name="ce5" office:value-type="float" office:value="1350478927" calcext:value-type="float">
            <text:p>1350478927</text:p>
          </table:table-cell>
          <table:table-cell table:style-name="ce5" office:value-type="float" office:value="50099934" calcext:value-type="float">
            <text:p>50099934</text:p>
          </table:table-cell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456439908" calcext:value-type="float">
            <text:p>456439908</text:p>
          </table:table-cell>
          <table:table-cell table:style-name="ce5" office:value-type="float" office:value="499844332" calcext:value-type="float">
            <text:p>499844332</text:p>
          </table:table-cell>
          <table:table-cell table:style-name="ce5" office:value-type="float" office:value="1760488777" calcext:value-type="float">
            <text:p>1760488777</text:p>
          </table:table-cell>
          <table:table-cell table:style-name="ce5" office:value-type="float" office:value="468" calcext:value-type="float">
            <text:p>46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573943100" calcext:value-type="float">
            <text:p>573943100</text:p>
          </table:table-cell>
          <table:table-cell table:style-name="ce5" office:value-type="float" office:value="1582108356" calcext:value-type="float">
            <text:p>1582108356</text:p>
          </table:table-cell>
          <table:table-cell table:style-name="ce5" office:value-type="float" office:value="1262878922" calcext:value-type="float">
            <text:p>1262878922</text:p>
          </table:table-cell>
          <table:table-cell table:style-name="ce5" office:value-type="float" office:value="526" calcext:value-type="float">
            <text:p>52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912618531" calcext:value-type="float">
            <text:p>1912618531</text:p>
          </table:table-cell>
          <table:table-cell table:style-name="ce5" office:value-type="float" office:value="699083852" calcext:value-type="float">
            <text:p>699083852</text:p>
          </table:table-cell>
          <table:table-cell table:style-name="ce5" office:value-type="float" office:value="652403966" calcext:value-type="float">
            <text:p>652403966</text:p>
          </table:table-cell>
          <table:table-cell table:style-name="ce5" office:value-type="float" office:value="584" calcext:value-type="float">
            <text:p>58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844407253" calcext:value-type="float">
            <text:p>1844407253</text:p>
          </table:table-cell>
          <table:table-cell table:style-name="ce5" office:value-type="float" office:value="692946147" calcext:value-type="float">
            <text:p>692946147</text:p>
          </table:table-cell>
          <table:table-cell table:style-name="ce5" office:value-type="float" office:value="1594779085" calcext:value-type="float">
            <text:p>1594779085</text:p>
          </table:table-cell>
          <table:table-cell table:style-name="ce5" office:value-type="float" office:value="643" calcext:value-type="float">
            <text:p>643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6242290" calcext:value-type="float">
            <text:p>26242290</text:p>
          </table:table-cell>
          <table:table-cell table:style-name="ce5" office:value-type="float" office:value="13340329" calcext:value-type="float">
            <text:p>13340329</text:p>
          </table:table-cell>
          <table:table-cell table:style-name="ce5" office:value-type="float" office:value="1369055144" calcext:value-type="float">
            <text:p>1369055144</text:p>
          </table:table-cell>
          <table:table-cell table:style-name="ce5" office:value-type="float" office:value="702" calcext:value-type="float">
            <text:p>70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20020189" calcext:value-type="float">
            <text:p>820020189</text:p>
          </table:table-cell>
          <table:table-cell table:style-name="ce5" office:value-type="float" office:value="285977594" calcext:value-type="float">
            <text:p>285977594</text:p>
          </table:table-cell>
          <table:table-cell table:style-name="ce5" office:value-type="float" office:value="518683656" calcext:value-type="float">
            <text:p>518683656</text:p>
          </table:table-cell>
          <table:table-cell table:style-name="ce5" office:value-type="float" office:value="761" calcext:value-type="float">
            <text:p>761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676747306" calcext:value-type="float">
            <text:p>1676747306</text:p>
          </table:table-cell>
          <table:table-cell table:style-name="ce5" office:value-type="float" office:value="1595737069" calcext:value-type="float">
            <text:p>1595737069</text:p>
          </table:table-cell>
          <table:table-cell table:style-name="ce5" office:value-type="float" office:value="1505604279" calcext:value-type="float">
            <text:p>1505604279</text:p>
          </table:table-cell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811542886" calcext:value-type="float">
            <text:p>1811542886</text:p>
          </table:table-cell>
          <table:table-cell table:style-name="ce5" office:value-type="float" office:value="558107591" calcext:value-type="float">
            <text:p>558107591</text:p>
          </table:table-cell>
          <table:table-cell table:style-name="ce5" office:value-type="float" office:value="738667710" calcext:value-type="float">
            <text:p>738667710</text:p>
          </table:table-cell>
          <table:table-cell table:style-name="ce5" office:value-type="float" office:value="880" calcext:value-type="float">
            <text:p>88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725607305" calcext:value-type="float">
            <text:p>1725607305</text:p>
          </table:table-cell>
          <table:table-cell table:style-name="ce5" office:value-type="float" office:value="1871913813" calcext:value-type="float">
            <text:p>1871913813</text:p>
          </table:table-cell>
          <table:table-cell table:style-name="ce5" office:value-type="float" office:value="770758181" calcext:value-type="float">
            <text:p>770758181</text:p>
          </table:table-cell>
          <table:table-cell table:style-name="ce5" office:value-type="float" office:value="940" calcext:value-type="float">
            <text:p>94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15308894" calcext:value-type="float">
            <text:p>515308894</text:p>
          </table:table-cell>
          <table:table-cell table:style-name="ce5" office:value-type="float" office:value="1913547263" calcext:value-type="float">
            <text:p>1913547263</text:p>
          </table:table-cell>
          <table:table-cell table:style-name="ce5" office:value-type="float" office:value="1152410130" calcext:value-type="float">
            <text:p>115241013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142512722" calcext:value-type="float">
            <text:p>2142512722</text:p>
          </table:table-cell>
          <table:table-cell table:style-name="ce5" office:value-type="float" office:value="1076510204" calcext:value-type="float">
            <text:p>1076510204</text:p>
          </table:table-cell>
          <table:table-cell table:style-name="ce5" office:value-type="float" office:value="170716535" calcext:value-type="float">
            <text:p>170716535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05508990" calcext:value-type="float">
            <text:p>205508990</text:p>
          </table:table-cell>
          <table:table-cell table:style-name="ce5" office:value-type="float" office:value="2121972211" calcext:value-type="float">
            <text:p>2121972211</text:p>
          </table:table-cell>
          <table:table-cell table:style-name="ce5" office:value-type="float" office:value="710399839" calcext:value-type="float">
            <text:p>710399839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835888946" calcext:value-type="float">
            <text:p>835888946</text:p>
          </table:table-cell>
          <table:table-cell table:style-name="ce5" office:value-type="float" office:value="895692249" calcext:value-type="float">
            <text:p>895692249</text:p>
          </table:table-cell>
          <table:table-cell table:style-name="ce5" office:value-type="float" office:value="357135681" calcext:value-type="float">
            <text:p>357135681</text:p>
          </table:table-cell>
          <table:table-cell table:style-name="ce5" office:value-type="float" office:value="180" calcext:value-type="float">
            <text:p>18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094973853" calcext:value-type="float">
            <text:p>2094973853</text:p>
          </table:table-cell>
          <table:table-cell table:style-name="ce5" office:value-type="float" office:value="1308789130" calcext:value-type="float">
            <text:p>1308789130</text:p>
          </table:table-cell>
          <table:table-cell table:style-name="ce5" office:value-type="float" office:value="1499073942" calcext:value-type="float">
            <text:p>1499073942</text:p>
          </table:table-cell>
          <table:table-cell table:style-name="ce5" office:value-type="float" office:value="241" calcext:value-type="float">
            <text:p>241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3654763" calcext:value-type="float">
            <text:p>83654763</text:p>
          </table:table-cell>
          <table:table-cell table:style-name="ce5" office:value-type="float" office:value="1938922654" calcext:value-type="float">
            <text:p>1938922654</text:p>
          </table:table-cell>
          <table:table-cell table:style-name="ce5" office:value-type="float" office:value="2116125879" calcext:value-type="float">
            <text:p>2116125879</text:p>
          </table:table-cell>
          <table:table-cell table:style-name="ce5" office:value-type="float" office:value="302" calcext:value-type="float">
            <text:p>30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531295949" calcext:value-type="float">
            <text:p>1531295949</text:p>
          </table:table-cell>
          <table:table-cell table:style-name="ce5" office:value-type="float" office:value="2001917401" calcext:value-type="float">
            <text:p>2001917401</text:p>
          </table:table-cell>
          <table:table-cell table:style-name="ce5" office:value-type="float" office:value="2014846364" calcext:value-type="float">
            <text:p>2014846364</text:p>
          </table:table-cell>
          <table:table-cell table:style-name="ce5" office:value-type="float" office:value="363" calcext:value-type="float">
            <text:p>363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46977211" calcext:value-type="float">
            <text:p>1046977211</text:p>
          </table:table-cell>
          <table:table-cell table:style-name="ce5" office:value-type="float" office:value="1003585931" calcext:value-type="float">
            <text:p>1003585931</text:p>
          </table:table-cell>
          <table:table-cell table:style-name="ce5" office:value-type="float" office:value="945008393" calcext:value-type="float">
            <text:p>945008393</text:p>
          </table:table-cell>
          <table:table-cell table:style-name="ce5" office:value-type="float" office:value="424" calcext:value-type="float">
            <text:p>42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64973565" calcext:value-type="float">
            <text:p>64973565</text:p>
          </table:table-cell>
          <table:table-cell table:style-name="ce5" office:value-type="float" office:value="889160865" calcext:value-type="float">
            <text:p>889160865</text:p>
          </table:table-cell>
          <table:table-cell table:style-name="ce5" office:value-type="float" office:value="486333535" calcext:value-type="float">
            <text:p>486333535</text:p>
          </table:table-cell>
          <table:table-cell table:style-name="ce5" office:value-type="float" office:value="486" calcext:value-type="float">
            <text:p>48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089013771" calcext:value-type="float">
            <text:p>1089013771</text:p>
          </table:table-cell>
          <table:table-cell table:style-name="ce5" office:value-type="float" office:value="597659107" calcext:value-type="float">
            <text:p>597659107</text:p>
          </table:table-cell>
          <table:table-cell table:style-name="ce5" office:value-type="float" office:value="1254152525" calcext:value-type="float">
            <text:p>1254152525</text:p>
          </table:table-cell>
          <table:table-cell table:style-name="ce5" office:value-type="float" office:value="548" calcext:value-type="float">
            <text:p>54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51317292" calcext:value-type="float">
            <text:p>51317292</text:p>
          </table:table-cell>
          <table:table-cell table:style-name="ce5" office:value-type="float" office:value="2025957800" calcext:value-type="float">
            <text:p>2025957800</text:p>
          </table:table-cell>
          <table:table-cell table:style-name="ce5" office:value-type="float" office:value="1848059591" calcext:value-type="float">
            <text:p>1848059591</text:p>
          </table:table-cell>
          <table:table-cell table:style-name="ce5" office:value-type="float" office:value="610" calcext:value-type="float">
            <text:p>61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348783795" calcext:value-type="float">
            <text:p>1348783795</text:p>
          </table:table-cell>
          <table:table-cell table:style-name="ce5" office:value-type="float" office:value="334298360" calcext:value-type="float">
            <text:p>334298360</text:p>
          </table:table-cell>
          <table:table-cell table:style-name="ce5" office:value-type="float" office:value="1310414847" calcext:value-type="float">
            <text:p>1310414847</text:p>
          </table:table-cell>
          <table:table-cell table:style-name="ce5" office:value-type="float" office:value="672" calcext:value-type="float">
            <text:p>67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1854277" calcext:value-type="float">
            <text:p>171854277</text:p>
          </table:table-cell>
          <table:table-cell table:style-name="ce5" office:value-type="float" office:value="952039144" calcext:value-type="float">
            <text:p>952039144</text:p>
          </table:table-cell>
          <table:table-cell table:style-name="ce5" office:value-type="float" office:value="617668495" calcext:value-type="float">
            <text:p>617668495</text:p>
          </table:table-cell>
          <table:table-cell table:style-name="ce5" office:value-type="float" office:value="734" calcext:value-type="float">
            <text:p>73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136810627" calcext:value-type="float">
            <text:p>2136810627</text:p>
          </table:table-cell>
          <table:table-cell table:style-name="ce5" office:value-type="float" office:value="556065975" calcext:value-type="float">
            <text:p>556065975</text:p>
          </table:table-cell>
          <table:table-cell table:style-name="ce5" office:value-type="float" office:value="1671356957" calcext:value-type="float">
            <text:p>1671356957</text:p>
          </table:table-cell>
          <table:table-cell table:style-name="ce5" office:value-type="float" office:value="796" calcext:value-type="float">
            <text:p>79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007162484" calcext:value-type="float">
            <text:p>1007162484</text:p>
          </table:table-cell>
          <table:table-cell table:style-name="ce5" office:value-type="float" office:value="1210428965" calcext:value-type="float">
            <text:p>1210428965</text:p>
          </table:table-cell>
          <table:table-cell table:style-name="ce5" office:value-type="float" office:value="150803809" calcext:value-type="float">
            <text:p>150803809</text:p>
          </table:table-cell>
          <table:table-cell table:style-name="ce5" office:value-type="float" office:value="859" calcext:value-type="float">
            <text:p>859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913755052" calcext:value-type="float">
            <text:p>913755052</text:p>
          </table:table-cell>
          <table:table-cell table:style-name="ce5" office:value-type="float" office:value="110496366" calcext:value-type="float">
            <text:p>110496366</text:p>
          </table:table-cell>
          <table:table-cell table:style-name="ce5" office:value-type="float" office:value="51406873" calcext:value-type="float">
            <text:p>51406873</text:p>
          </table:table-cell>
          <table:table-cell table:style-name="ce5" office:value-type="float" office:value="922" calcext:value-type="float">
            <text:p>92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825592115" calcext:value-type="float">
            <text:p>825592115</text:p>
          </table:table-cell>
          <table:table-cell table:style-name="ce5" office:value-type="float" office:value="506470218" calcext:value-type="float">
            <text:p>506470218</text:p>
          </table:table-cell>
          <table:table-cell table:style-name="ce5" office:value-type="float" office:value="2086212987" calcext:value-type="float">
            <text:p>2086212987</text:p>
          </table:table-cell>
          <table:table-cell table:style-name="ce5" office:value-type="float" office:value="985" calcext:value-type="float">
            <text:p>985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834827076" calcext:value-type="float">
            <text:p>834827076</text:p>
          </table:table-cell>
          <table:table-cell table:style-name="ce5" office:value-type="float" office:value="2044354014" calcext:value-type="float">
            <text:p>2044354014</text:p>
          </table:table-cell>
          <table:table-cell table:style-name="ce5" office:value-type="float" office:value="1037085168" calcext:value-type="float">
            <text:p>1037085168</text:p>
          </table:table-cell>
          <table:table-cell table:style-name="ce5" office:value-type="float" office:value="48" calcext:value-type="float">
            <text:p>4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427993947" calcext:value-type="float">
            <text:p>1427993947</text:p>
          </table:table-cell>
          <table:table-cell table:style-name="ce5" office:value-type="float" office:value="1265441177" calcext:value-type="float">
            <text:p>1265441177</text:p>
          </table:table-cell>
          <table:table-cell table:style-name="ce5" office:value-type="float" office:value="237847944" calcext:value-type="float">
            <text:p>237847944</text:p>
          </table:table-cell>
          <table:table-cell table:style-name="ce5" office:value-type="float" office:value="112" calcext:value-type="float">
            <text:p>11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7017181" calcext:value-type="float">
            <text:p>17017181</text:p>
          </table:table-cell>
          <table:table-cell table:style-name="ce5" office:value-type="float" office:value="2078297290" calcext:value-type="float">
            <text:p>2078297290</text:p>
          </table:table-cell>
          <table:table-cell table:style-name="ce5" office:value-type="float" office:value="1799801314" calcext:value-type="float">
            <text:p>1799801314</text:p>
          </table:table-cell>
          <table:table-cell table:style-name="ce5" office:value-type="float" office:value="176" calcext:value-type="float">
            <text:p>17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392435882" calcext:value-type="float">
            <text:p>392435882</text:p>
          </table:table-cell>
          <table:table-cell table:style-name="ce5" office:value-type="float" office:value="1080747613" calcext:value-type="float">
            <text:p>1080747613</text:p>
          </table:table-cell>
          <table:table-cell table:style-name="ce5" office:value-type="float" office:value="234825507" calcext:value-type="float">
            <text:p>234825507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747585765" calcext:value-type="float">
            <text:p>747585765</text:p>
          </table:table-cell>
          <table:table-cell table:style-name="ce5" office:value-type="float" office:value="664646422" calcext:value-type="float">
            <text:p>664646422</text:p>
          </table:table-cell>
          <table:table-cell table:style-name="ce5" office:value-type="float" office:value="1055889501" calcext:value-type="float">
            <text:p>1055889501</text:p>
          </table:table-cell>
          <table:table-cell table:style-name="ce5" office:value-type="float" office:value="304" calcext:value-type="float">
            <text:p>30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894611555" calcext:value-type="float">
            <text:p>1894611555</text:p>
          </table:table-cell>
          <table:table-cell table:style-name="ce5" office:value-type="float" office:value="703535426" calcext:value-type="float">
            <text:p>703535426</text:p>
          </table:table-cell>
          <table:table-cell table:style-name="ce5" office:value-type="float" office:value="1601030140" calcext:value-type="float">
            <text:p>1601030140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996355988" calcext:value-type="float">
            <text:p>1996355988</text:p>
          </table:table-cell>
          <table:table-cell table:style-name="ce5" office:value-type="float" office:value="386878405" calcext:value-type="float">
            <text:p>386878405</text:p>
          </table:table-cell>
          <table:table-cell table:style-name="ce5" office:value-type="float" office:value="778615231" calcext:value-type="float">
            <text:p>778615231</text:p>
          </table:table-cell>
          <table:table-cell table:style-name="ce5" office:value-type="float" office:value="432" calcext:value-type="float">
            <text:p>43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470573964" calcext:value-type="float">
            <text:p>470573964</text:p>
          </table:table-cell>
          <table:table-cell table:style-name="ce5" office:value-type="float" office:value="284353358" calcext:value-type="float">
            <text:p>284353358</text:p>
          </table:table-cell>
          <table:table-cell table:style-name="ce5" office:value-type="float" office:value="666059596" calcext:value-type="float">
            <text:p>666059596</text:p>
          </table:table-cell>
          <table:table-cell table:style-name="ce5" office:value-type="float" office:value="497" calcext:value-type="float">
            <text:p>497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901821012" calcext:value-type="float">
            <text:p>1901821012</text:p>
          </table:table-cell>
          <table:table-cell table:style-name="ce5" office:value-type="float" office:value="371632618" calcext:value-type="float">
            <text:p>371632618</text:p>
          </table:table-cell>
          <table:table-cell table:style-name="ce5" office:value-type="float" office:value="1543182307" calcext:value-type="float">
            <text:p>1543182307</text:p>
          </table:table-cell>
          <table:table-cell table:style-name="ce5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759131852" calcext:value-type="float">
            <text:p>759131852</text:p>
          </table:table-cell>
          <table:table-cell table:style-name="ce5" office:value-type="float" office:value="1818099133" calcext:value-type="float">
            <text:p>1818099133</text:p>
          </table:table-cell>
          <table:table-cell table:style-name="ce5" office:value-type="float" office:value="276251599" calcext:value-type="float">
            <text:p>276251599</text:p>
          </table:table-cell>
          <table:table-cell table:style-name="ce5" office:value-type="float" office:value="627" calcext:value-type="float">
            <text:p>627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28683795" calcext:value-type="float">
            <text:p>528683795</text:p>
          </table:table-cell>
          <table:table-cell table:style-name="ce5" office:value-type="float" office:value="1121384759" calcext:value-type="float">
            <text:p>1121384759</text:p>
          </table:table-cell>
          <table:table-cell table:style-name="ce5" office:value-type="float" office:value="1904252749" calcext:value-type="float">
            <text:p>1904252749</text:p>
          </table:table-cell>
          <table:table-cell table:style-name="ce5" office:value-type="float" office:value="692" calcext:value-type="float">
            <text:p>69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448690788" calcext:value-type="float">
            <text:p>1448690788</text:p>
          </table:table-cell>
          <table:table-cell table:style-name="ce5" office:value-type="float" office:value="1102834596" calcext:value-type="float">
            <text:p>1102834596</text:p>
          </table:table-cell>
          <table:table-cell table:style-name="ce5" office:value-type="float" office:value="1515213116" calcext:value-type="float">
            <text:p>1515213116</text:p>
          </table:table-cell>
          <table:table-cell table:style-name="ce5" office:value-type="float" office:value="758" calcext:value-type="float">
            <text:p>75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123956539" calcext:value-type="float">
            <text:p>2123956539</text:p>
          </table:table-cell>
          <table:table-cell table:style-name="ce5" office:value-type="float" office:value="819446507" calcext:value-type="float">
            <text:p>819446507</text:p>
          </table:table-cell>
          <table:table-cell table:style-name="ce5" office:value-type="float" office:value="1275939609" calcext:value-type="float">
            <text:p>1275939609</text:p>
          </table:table-cell>
          <table:table-cell table:style-name="ce5" office:value-type="float" office:value="824" calcext:value-type="float">
            <text:p>82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864353917" calcext:value-type="float">
            <text:p>1864353917</text:p>
          </table:table-cell>
          <table:table-cell table:style-name="ce5" office:value-type="float" office:value="1433553089" calcext:value-type="float">
            <text:p>1433553089</text:p>
          </table:table-cell>
          <table:table-cell table:style-name="ce5" office:value-type="float" office:value="1054410921" calcext:value-type="float">
            <text:p>1054410921</text:p>
          </table:table-cell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62375050" calcext:value-type="float">
            <text:p>262375050</text:p>
          </table:table-cell>
          <table:table-cell table:style-name="ce5" office:value-type="float" office:value="1226299971" calcext:value-type="float">
            <text:p>1226299971</text:p>
          </table:table-cell>
          <table:table-cell table:style-name="ce5" office:value-type="float" office:value="1290480357" calcext:value-type="float">
            <text:p>1290480357</text:p>
          </table:table-cell>
          <table:table-cell table:style-name="ce5" office:value-type="float" office:value="956" calcext:value-type="float">
            <text:p>95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953536005" calcext:value-type="float">
            <text:p>953536005</text:p>
          </table:table-cell>
          <table:table-cell table:style-name="ce5" office:value-type="float" office:value="898272968" calcext:value-type="float">
            <text:p>898272968</text:p>
          </table:table-cell>
          <table:table-cell table:style-name="ce5" office:value-type="float" office:value="739136785" calcext:value-type="float">
            <text:p>739136785</text:p>
          </table:table-cell>
          <table:table-cell table:style-name="ce5" office:value-type="float" office:value="1022" calcext:value-type="float">
            <text:p>102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556654659" calcext:value-type="float">
            <text:p>1556654659</text:p>
          </table:table-cell>
          <table:table-cell table:style-name="ce5" office:value-type="float" office:value="795323480" calcext:value-type="float">
            <text:p>795323480</text:p>
          </table:table-cell>
          <table:table-cell table:style-name="ce5" office:value-type="float" office:value="1479582460" calcext:value-type="float">
            <text:p>1479582460</text:p>
          </table:table-cell>
          <table:table-cell table:style-name="ce5" office:value-type="float" office:value="1088" calcext:value-type="float">
            <text:p>108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49053877" calcext:value-type="float">
            <text:p>2049053877</text:p>
          </table:table-cell>
          <table:table-cell table:style-name="ce5" office:value-type="float" office:value="982451464" calcext:value-type="float">
            <text:p>982451464</text:p>
          </table:table-cell>
          <table:table-cell table:style-name="ce5" office:value-type="float" office:value="613399477" calcext:value-type="float">
            <text:p>613399477</text:p>
          </table:table-cell>
          <table:table-cell table:style-name="ce5" office:value-type="float" office:value="1155" calcext:value-type="float">
            <text:p>1155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400731411" calcext:value-type="float">
            <text:p>1400731411</text:p>
          </table:table-cell>
          <table:table-cell table:style-name="ce5" office:value-type="float" office:value="884281111" calcext:value-type="float">
            <text:p>884281111</text:p>
          </table:table-cell>
          <table:table-cell table:style-name="ce5" office:value-type="float" office:value="1771143489" calcext:value-type="float">
            <text:p>1771143489</text:p>
          </table:table-cell>
          <table:table-cell table:style-name="ce5" office:value-type="float" office:value="1222" calcext:value-type="float">
            <text:p>122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377075301" calcext:value-type="float">
            <text:p>1377075301</text:p>
          </table:table-cell>
          <table:table-cell table:style-name="ce5" office:value-type="float" office:value="758525252" calcext:value-type="float">
            <text:p>758525252</text:p>
          </table:table-cell>
          <table:table-cell table:style-name="ce5" office:value-type="float" office:value="2060484543" calcext:value-type="float">
            <text:p>2060484543</text:p>
          </table:table-cell>
          <table:table-cell table:style-name="ce5" office:value-type="float" office:value="1289" calcext:value-type="float">
            <text:p>1289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73309410" calcext:value-type="float">
            <text:p>1073309410</text:p>
          </table:table-cell>
          <table:table-cell table:style-name="ce5" office:value-type="float" office:value="887523275" calcext:value-type="float">
            <text:p>887523275</text:p>
          </table:table-cell>
          <table:table-cell table:style-name="ce5" office:value-type="float" office:value="1601128552" calcext:value-type="float">
            <text:p>1601128552</text:p>
          </table:table-cell>
          <table:table-cell table:style-name="ce5" office:value-type="float" office:value="1356" calcext:value-type="float">
            <text:p>135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48610670" calcext:value-type="float">
            <text:p>248610670</text:p>
          </table:table-cell>
          <table:table-cell table:style-name="ce5" office:value-type="float" office:value="645830497" calcext:value-type="float">
            <text:p>645830497</text:p>
          </table:table-cell>
          <table:table-cell table:style-name="ce5" office:value-type="float" office:value="1013557548" calcext:value-type="float">
            <text:p>1013557548</text:p>
          </table:table-cell>
          <table:table-cell table:style-name="ce5" office:value-type="float" office:value="1424" calcext:value-type="float">
            <text:p>142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543835329" calcext:value-type="float">
            <text:p>1543835329</text:p>
          </table:table-cell>
          <table:table-cell table:style-name="ce5" office:value-type="float" office:value="182240803" calcext:value-type="float">
            <text:p>182240803</text:p>
          </table:table-cell>
          <table:table-cell table:style-name="ce5" office:value-type="float" office:value="2014945080" calcext:value-type="float">
            <text:p>2014945080</text:p>
          </table:table-cell>
          <table:table-cell table:style-name="ce5" office:value-type="float" office:value="1492" calcext:value-type="float">
            <text:p>149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342939367" calcext:value-type="float">
            <text:p>1342939367</text:p>
          </table:table-cell>
          <table:table-cell table:style-name="ce5" office:value-type="float" office:value="1723421288" calcext:value-type="float">
            <text:p>1723421288</text:p>
          </table:table-cell>
          <table:table-cell table:style-name="ce5" office:value-type="float" office:value="1882850468" calcext:value-type="float">
            <text:p>1882850468</text:p>
          </table:table-cell>
          <table:table-cell table:style-name="ce5" office:value-type="float" office:value="1560" calcext:value-type="float">
            <text:p>156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728800689" calcext:value-type="float">
            <text:p>728800689</text:p>
          </table:table-cell>
          <table:table-cell table:style-name="ce5" office:value-type="float" office:value="110360375" calcext:value-type="float">
            <text:p>110360375</text:p>
          </table:table-cell>
          <table:table-cell table:style-name="ce5" office:value-type="float" office:value="1905420962" calcext:value-type="float">
            <text:p>1905420962</text:p>
          </table:table-cell>
          <table:table-cell table:style-name="ce5" office:value-type="float" office:value="1628" calcext:value-type="float">
            <text:p>162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853935478" calcext:value-type="float">
            <text:p>1853935478</text:p>
          </table:table-cell>
          <table:table-cell table:style-name="ce5" office:value-type="float" office:value="183690661" calcext:value-type="float">
            <text:p>183690661</text:p>
          </table:table-cell>
          <table:table-cell table:style-name="ce5" office:value-type="float" office:value="279602300" calcext:value-type="float">
            <text:p>279602300</text:p>
          </table:table-cell>
          <table:table-cell table:style-name="ce5" office:value-type="float" office:value="1696" calcext:value-type="float">
            <text:p>169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53329913" calcext:value-type="float">
            <text:p>1253329913</text:p>
          </table:table-cell>
          <table:table-cell table:style-name="ce5" office:value-type="float" office:value="108900591" calcext:value-type="float">
            <text:p>108900591</text:p>
          </table:table-cell>
          <table:table-cell table:style-name="ce5" office:value-type="float" office:value="1093627813" calcext:value-type="float">
            <text:p>1093627813</text:p>
          </table:table-cell>
          <table:table-cell table:style-name="ce5" office:value-type="float" office:value="1764" calcext:value-type="float">
            <text:p>176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48744558" calcext:value-type="float">
            <text:p>48744558</text:p>
          </table:table-cell>
          <table:table-cell table:style-name="ce5" office:value-type="float" office:value="1147671244" calcext:value-type="float">
            <text:p>1147671244</text:p>
          </table:table-cell>
          <table:table-cell table:style-name="ce5" office:value-type="float" office:value="1053585098" calcext:value-type="float">
            <text:p>1053585098</text:p>
          </table:table-cell>
          <table:table-cell table:style-name="ce5" office:value-type="float" office:value="1833" calcext:value-type="float">
            <text:p>1833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058516417" calcext:value-type="float">
            <text:p>1058516417</text:p>
          </table:table-cell>
          <table:table-cell table:style-name="ce5" office:value-type="float" office:value="1610889315" calcext:value-type="float">
            <text:p>1610889315</text:p>
          </table:table-cell>
          <table:table-cell table:style-name="ce5" office:value-type="float" office:value="1930863890" calcext:value-type="float">
            <text:p>1930863890</text:p>
          </table:table-cell>
          <table:table-cell table:style-name="ce5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730880487" calcext:value-type="float">
            <text:p>730880487</text:p>
          </table:table-cell>
          <table:table-cell table:style-name="ce5" office:value-type="float" office:value="1483712809" calcext:value-type="float">
            <text:p>1483712809</text:p>
          </table:table-cell>
          <table:table-cell table:style-name="ce5" office:value-type="float" office:value="965738772" calcext:value-type="float">
            <text:p>965738772</text:p>
          </table:table-cell>
          <table:table-cell table:style-name="ce5" office:value-type="float" office:value="1971" calcext:value-type="float">
            <text:p>1971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301878449" calcext:value-type="float">
            <text:p>301878449</text:p>
          </table:table-cell>
          <table:table-cell table:style-name="ce5" office:value-type="float" office:value="846723962" calcext:value-type="float">
            <text:p>846723962</text:p>
          </table:table-cell>
          <table:table-cell table:style-name="ce5" office:value-type="float" office:value="997944678" calcext:value-type="float">
            <text:p>997944678</text:p>
          </table:table-cell>
          <table:table-cell table:style-name="ce5" office:value-type="float" office:value="2040" calcext:value-type="float">
            <text:p>204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314715767" calcext:value-type="float">
            <text:p>1314715767</text:p>
          </table:table-cell>
          <table:table-cell table:style-name="ce5" office:value-type="float" office:value="316797549" calcext:value-type="float">
            <text:p>316797549</text:p>
          </table:table-cell>
          <table:table-cell table:style-name="ce5" office:value-type="float" office:value="243519416" calcext:value-type="float">
            <text:p>243519416</text:p>
          </table:table-cell>
          <table:table-cell table:style-name="ce5" office:value-type="float" office:value="2110" calcext:value-type="float">
            <text:p>211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968641696" calcext:value-type="float">
            <text:p>968641696</text:p>
          </table:table-cell>
          <table:table-cell table:style-name="ce5" office:value-type="float" office:value="722655047" calcext:value-type="float">
            <text:p>722655047</text:p>
          </table:table-cell>
          <table:table-cell table:style-name="ce5" office:value-type="float" office:value="1790692878" calcext:value-type="float">
            <text:p>1790692878</text:p>
          </table:table-cell>
          <table:table-cell table:style-name="ce5" office:value-type="float" office:value="2180" calcext:value-type="float">
            <text:p>218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34932832" calcext:value-type="float">
            <text:p>2034932832</text:p>
          </table:table-cell>
          <table:table-cell table:style-name="ce5" office:value-type="float" office:value="1484752341" calcext:value-type="float">
            <text:p>1484752341</text:p>
          </table:table-cell>
          <table:table-cell table:style-name="ce5" office:value-type="float" office:value="1559678415" calcext:value-type="float">
            <text:p>1559678415</text:p>
          </table:table-cell>
          <table:table-cell table:style-name="ce5" office:value-type="float" office:value="2250" calcext:value-type="float">
            <text:p>225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91529376" calcext:value-type="float">
            <text:p>291529376</text:p>
          </table:table-cell>
          <table:table-cell table:style-name="ce5" office:value-type="float" office:value="257134974" calcext:value-type="float">
            <text:p>257134974</text:p>
          </table:table-cell>
          <table:table-cell table:style-name="ce5" office:value-type="float" office:value="812821376" calcext:value-type="float">
            <text:p>812821376</text:p>
          </table:table-cell>
          <table:table-cell table:style-name="ce5" office:value-type="float" office:value="2320" calcext:value-type="float">
            <text:p>232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324021343" calcext:value-type="float">
            <text:p>1324021343</text:p>
          </table:table-cell>
          <table:table-cell table:style-name="ce5" office:value-type="float" office:value="1064875129" calcext:value-type="float">
            <text:p>1064875129</text:p>
          </table:table-cell>
          <table:table-cell table:style-name="ce5" office:value-type="float" office:value="202424821" calcext:value-type="float">
            <text:p>202424821</text:p>
          </table:table-cell>
          <table:table-cell table:style-name="ce5" office:value-type="float" office:value="2390" calcext:value-type="float">
            <text:p>239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601151225" calcext:value-type="float">
            <text:p>601151225</text:p>
          </table:table-cell>
          <table:table-cell table:style-name="ce5" office:value-type="float" office:value="1927486827" calcext:value-type="float">
            <text:p>1927486827</text:p>
          </table:table-cell>
          <table:table-cell table:style-name="ce5" office:value-type="float" office:value="803840209" calcext:value-type="float">
            <text:p>803840209</text:p>
          </table:table-cell>
          <table:table-cell table:style-name="ce5" office:value-type="float" office:value="2460" calcext:value-type="float">
            <text:p>246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785558383" calcext:value-type="float">
            <text:p>1785558383</text:p>
          </table:table-cell>
          <table:table-cell table:style-name="ce5" office:value-type="float" office:value="1981044801" calcext:value-type="float">
            <text:p>1981044801</text:p>
          </table:table-cell>
          <table:table-cell table:style-name="ce5" office:value-type="float" office:value="1727864058" calcext:value-type="float">
            <text:p>1727864058</text:p>
          </table:table-cell>
          <table:table-cell table:style-name="ce5" office:value-type="float" office:value="2531" calcext:value-type="float">
            <text:p>2531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943245929" calcext:value-type="float">
            <text:p>943245929</text:p>
          </table:table-cell>
          <table:table-cell table:style-name="ce5" office:value-type="float" office:value="981338306" calcext:value-type="float">
            <text:p>981338306</text:p>
          </table:table-cell>
          <table:table-cell table:style-name="ce5" office:value-type="float" office:value="352583008" calcext:value-type="float">
            <text:p>352583008</text:p>
          </table:table-cell>
          <table:table-cell table:style-name="ce5" office:value-type="float" office:value="2602" calcext:value-type="float">
            <text:p>260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410039167" calcext:value-type="float">
            <text:p>410039167</text:p>
          </table:table-cell>
          <table:table-cell table:style-name="ce5" office:value-type="float" office:value="943462981" calcext:value-type="float">
            <text:p>943462981</text:p>
          </table:table-cell>
          <table:table-cell table:style-name="ce5" office:value-type="float" office:value="362141978" calcext:value-type="float">
            <text:p>362141978</text:p>
          </table:table-cell>
          <table:table-cell table:style-name="ce5" office:value-type="float" office:value="2673" calcext:value-type="float">
            <text:p>2673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53253336" calcext:value-type="float">
            <text:p>253253336</text:p>
          </table:table-cell>
          <table:table-cell table:style-name="ce5" office:value-type="float" office:value="1123634894" calcext:value-type="float">
            <text:p>1123634894</text:p>
          </table:table-cell>
          <table:table-cell table:style-name="ce5" office:value-type="float" office:value="235394186" calcext:value-type="float">
            <text:p>235394186</text:p>
          </table:table-cell>
          <table:table-cell table:style-name="ce5" office:value-type="float" office:value="2744" calcext:value-type="float">
            <text:p>274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16227816" calcext:value-type="float">
            <text:p>116227816</text:p>
          </table:table-cell>
          <table:table-cell table:style-name="ce5" office:value-type="float" office:value="398060650" calcext:value-type="float">
            <text:p>398060650</text:p>
          </table:table-cell>
          <table:table-cell table:style-name="ce5" office:value-type="float" office:value="467092228" calcext:value-type="float">
            <text:p>467092228</text:p>
          </table:table-cell>
          <table:table-cell table:style-name="ce5" office:value-type="float" office:value="2816" calcext:value-type="float">
            <text:p>281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378267479" calcext:value-type="float">
            <text:p>1378267479</text:p>
          </table:table-cell>
          <table:table-cell table:style-name="ce5" office:value-type="float" office:value="865584446" calcext:value-type="float">
            <text:p>865584446</text:p>
          </table:table-cell>
          <table:table-cell table:style-name="ce5" office:value-type="float" office:value="1214259516" calcext:value-type="float">
            <text:p>1214259516</text:p>
          </table:table-cell>
          <table:table-cell table:style-name="ce5" office:value-type="float" office:value="2888" calcext:value-type="float">
            <text:p>288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82892225" calcext:value-type="float">
            <text:p>1782892225</text:p>
          </table:table-cell>
          <table:table-cell table:style-name="ce5" office:value-type="float" office:value="1610960826" calcext:value-type="float">
            <text:p>1610960826</text:p>
          </table:table-cell>
          <table:table-cell table:style-name="ce5" office:value-type="float" office:value="1515043219" calcext:value-type="float">
            <text:p>1515043219</text:p>
          </table:table-cell>
          <table:table-cell table:style-name="ce5" office:value-type="float" office:value="2960" calcext:value-type="float">
            <text:p>296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30285030" calcext:value-type="float">
            <text:p>1230285030</text:p>
          </table:table-cell>
          <table:table-cell table:style-name="ce5" office:value-type="float" office:value="1875504942" calcext:value-type="float">
            <text:p>1875504942</text:p>
          </table:table-cell>
          <table:table-cell table:style-name="ce5" office:value-type="float" office:value="587158161" calcext:value-type="float">
            <text:p>587158161</text:p>
          </table:table-cell>
          <table:table-cell table:style-name="ce5" office:value-type="float" office:value="3032" calcext:value-type="float">
            <text:p>303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427936266" calcext:value-type="float">
            <text:p>1427936266</text:p>
          </table:table-cell>
          <table:table-cell table:style-name="ce5" office:value-type="float" office:value="1049349514" calcext:value-type="float">
            <text:p>1049349514</text:p>
          </table:table-cell>
          <table:table-cell table:style-name="ce5" office:value-type="float" office:value="1033672129" calcext:value-type="float">
            <text:p>1033672129</text:p>
          </table:table-cell>
          <table:table-cell table:style-name="ce5" office:value-type="float" office:value="3104" calcext:value-type="float">
            <text:p>310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195056261" calcext:value-type="float">
            <text:p>1195056261</text:p>
          </table:table-cell>
          <table:table-cell table:style-name="ce5" office:value-type="float" office:value="153970845" calcext:value-type="float">
            <text:p>153970845</text:p>
          </table:table-cell>
          <table:table-cell table:style-name="ce5" office:value-type="float" office:value="1574366872" calcext:value-type="float">
            <text:p>1574366872</text:p>
          </table:table-cell>
          <table:table-cell table:style-name="ce5" office:value-type="float" office:value="3176" calcext:value-type="float">
            <text:p>317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043502531" calcext:value-type="float">
            <text:p>2043502531</text:p>
          </table:table-cell>
          <table:table-cell table:style-name="ce5" office:value-type="float" office:value="69548502" calcext:value-type="float">
            <text:p>69548502</text:p>
          </table:table-cell>
          <table:table-cell table:style-name="ce5" office:value-type="float" office:value="559460850" calcext:value-type="float">
            <text:p>559460850</text:p>
          </table:table-cell>
          <table:table-cell table:style-name="ce5" office:value-type="float" office:value="3249" calcext:value-type="float">
            <text:p>3249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441056052" calcext:value-type="float">
            <text:p>441056052</text:p>
          </table:table-cell>
          <table:table-cell table:style-name="ce5" office:value-type="float" office:value="1178971522" calcext:value-type="float">
            <text:p>1178971522</text:p>
          </table:table-cell>
          <table:table-cell table:style-name="ce5" office:value-type="float" office:value="662920628" calcext:value-type="float">
            <text:p>662920628</text:p>
          </table:table-cell>
          <table:table-cell table:style-name="ce5" office:value-type="float" office:value="3322" calcext:value-type="float">
            <text:p>332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862996715" calcext:value-type="float">
            <text:p>1862996715</text:p>
          </table:table-cell>
          <table:table-cell table:style-name="ce5" office:value-type="float" office:value="5441669" calcext:value-type="float">
            <text:p>5441669</text:p>
          </table:table-cell>
          <table:table-cell table:style-name="ce5" office:value-type="float" office:value="1750652507" calcext:value-type="float">
            <text:p>1750652507</text:p>
          </table:table-cell>
          <table:table-cell table:style-name="ce5" office:value-type="float" office:value="3395" calcext:value-type="float">
            <text:p>3395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074201165" calcext:value-type="float">
            <text:p>1074201165</text:p>
          </table:table-cell>
          <table:table-cell table:style-name="ce5" office:value-type="float" office:value="159259023" calcext:value-type="float">
            <text:p>159259023</text:p>
          </table:table-cell>
          <table:table-cell table:style-name="ce5" office:value-type="float" office:value="86092517" calcext:value-type="float">
            <text:p>86092517</text:p>
          </table:table-cell>
          <table:table-cell table:style-name="ce5" office:value-type="float" office:value="3468" calcext:value-type="float">
            <text:p>346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3951418" calcext:value-type="float">
            <text:p>203951418</text:p>
          </table:table-cell>
          <table:table-cell table:style-name="ce5" office:value-type="float" office:value="906579117" calcext:value-type="float">
            <text:p>906579117</text:p>
          </table:table-cell>
          <table:table-cell table:style-name="ce5" office:value-type="float" office:value="2059685871" calcext:value-type="float">
            <text:p>2059685871</text:p>
          </table:table-cell>
          <table:table-cell table:style-name="ce5" office:value-type="float" office:value="3542" calcext:value-type="float">
            <text:p>354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427580118" calcext:value-type="float">
            <text:p>427580118</text:p>
          </table:table-cell>
          <table:table-cell table:style-name="ce5" office:value-type="float" office:value="1858659846" calcext:value-type="float">
            <text:p>1858659846</text:p>
          </table:table-cell>
          <table:table-cell table:style-name="ce5" office:value-type="float" office:value="1100782768" calcext:value-type="float">
            <text:p>1100782768</text:p>
          </table:table-cell>
          <table:table-cell table:style-name="ce5" office:value-type="float" office:value="3616" calcext:value-type="float">
            <text:p>361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858757018" calcext:value-type="float">
            <text:p>858757018</text:p>
          </table:table-cell>
          <table:table-cell table:style-name="ce5" office:value-type="float" office:value="845197842" calcext:value-type="float">
            <text:p>845197842</text:p>
          </table:table-cell>
          <table:table-cell table:style-name="ce5" office:value-type="float" office:value="532287445" calcext:value-type="float">
            <text:p>532287445</text:p>
          </table:table-cell>
          <table:table-cell table:style-name="ce5" office:value-type="float" office:value="3690" calcext:value-type="float">
            <text:p>369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039086966" calcext:value-type="float">
            <text:p>2039086966</text:p>
          </table:table-cell>
          <table:table-cell table:style-name="ce5" office:value-type="float" office:value="1228150326" calcext:value-type="float">
            <text:p>1228150326</text:p>
          </table:table-cell>
          <table:table-cell table:style-name="ce5" office:value-type="float" office:value="1720895044" calcext:value-type="float">
            <text:p>1720895044</text:p>
          </table:table-cell>
          <table:table-cell table:style-name="ce5" office:value-type="float" office:value="3764" calcext:value-type="float">
            <text:p>376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390582778" calcext:value-type="float">
            <text:p>1390582778</text:p>
          </table:table-cell>
          <table:table-cell table:style-name="ce5" office:value-type="float" office:value="1909605025" calcext:value-type="float">
            <text:p>1909605025</text:p>
          </table:table-cell>
          <table:table-cell table:style-name="ce5" office:value-type="float" office:value="575474432" calcext:value-type="float">
            <text:p>575474432</text:p>
          </table:table-cell>
          <table:table-cell table:style-name="ce5" office:value-type="float" office:value="3838" calcext:value-type="float">
            <text:p>383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460208661" calcext:value-type="float">
            <text:p>460208661</text:p>
          </table:table-cell>
          <table:table-cell table:style-name="ce5" office:value-type="float" office:value="404211682" calcext:value-type="float">
            <text:p>404211682</text:p>
          </table:table-cell>
          <table:table-cell table:style-name="ce5" office:value-type="float" office:value="1650268603" calcext:value-type="float">
            <text:p>1650268603</text:p>
          </table:table-cell>
          <table:table-cell table:style-name="ce5" office:value-type="float" office:value="3912" calcext:value-type="float">
            <text:p>391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638348978" calcext:value-type="float">
            <text:p>1638348978</text:p>
          </table:table-cell>
          <table:table-cell table:style-name="ce5" office:value-type="float" office:value="271144870" calcext:value-type="float">
            <text:p>271144870</text:p>
          </table:table-cell>
          <table:table-cell table:style-name="ce5" office:value-type="float" office:value="585733181" calcext:value-type="float">
            <text:p>585733181</text:p>
          </table:table-cell>
          <table:table-cell table:style-name="ce5" office:value-type="float" office:value="3987" calcext:value-type="float">
            <text:p>3987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95938590" calcext:value-type="float">
            <text:p>695938590</text:p>
          </table:table-cell>
          <table:table-cell table:style-name="ce5" office:value-type="float" office:value="136447729" calcext:value-type="float">
            <text:p>136447729</text:p>
          </table:table-cell>
          <table:table-cell table:style-name="ce5" office:value-type="float" office:value="413491816" calcext:value-type="float">
            <text:p>413491816</text:p>
          </table:table-cell>
          <table:table-cell table:style-name="ce5" office:value-type="float" office:value="4062" calcext:value-type="float">
            <text:p>406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443935122" calcext:value-type="float">
            <text:p>1443935122</text:p>
          </table:table-cell>
          <table:table-cell table:style-name="ce5" office:value-type="float" office:value="525800659" calcext:value-type="float">
            <text:p>525800659</text:p>
          </table:table-cell>
          <table:table-cell table:style-name="ce5" office:value-type="float" office:value="1426177681" calcext:value-type="float">
            <text:p>1426177681</text:p>
          </table:table-cell>
          <table:table-cell table:style-name="ce5" office:value-type="float" office:value="4137" calcext:value-type="float">
            <text:p>4137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652373054" calcext:value-type="float">
            <text:p>1652373054</text:p>
          </table:table-cell>
          <table:table-cell table:style-name="ce5" office:value-type="float" office:value="1926774393" calcext:value-type="float">
            <text:p>1926774393</text:p>
          </table:table-cell>
          <table:table-cell table:style-name="ce5" office:value-type="float" office:value="365127998" calcext:value-type="float">
            <text:p>365127998</text:p>
          </table:table-cell>
          <table:table-cell table:style-name="ce5" office:value-type="float" office:value="4212" calcext:value-type="float">
            <text:p>421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5382642" calcext:value-type="float">
            <text:p>175382642</text:p>
          </table:table-cell>
          <table:table-cell table:style-name="ce5" office:value-type="float" office:value="385989482" calcext:value-type="float">
            <text:p>385989482</text:p>
          </table:table-cell>
          <table:table-cell table:style-name="ce5" office:value-type="float" office:value="220160622" calcext:value-type="float">
            <text:p>220160622</text:p>
          </table:table-cell>
          <table:table-cell table:style-name="ce5" office:value-type="float" office:value="4288" calcext:value-type="float">
            <text:p>428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308499038" calcext:value-type="float">
            <text:p>1308499038</text:p>
          </table:table-cell>
          <table:table-cell table:style-name="ce5" office:value-type="float" office:value="7287358" calcext:value-type="float">
            <text:p>7287358</text:p>
          </table:table-cell>
          <table:table-cell table:style-name="ce5" office:value-type="float" office:value="1852515737" calcext:value-type="float">
            <text:p>1852515737</text:p>
          </table:table-cell>
          <table:table-cell table:style-name="ce5" office:value-type="float" office:value="4364" calcext:value-type="float">
            <text:p>436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710776146" calcext:value-type="float">
            <text:p>1710776146</text:p>
          </table:table-cell>
          <table:table-cell table:style-name="ce5" office:value-type="float" office:value="864786106" calcext:value-type="float">
            <text:p>864786106</text:p>
          </table:table-cell>
          <table:table-cell table:style-name="ce5" office:value-type="float" office:value="594693601" calcext:value-type="float">
            <text:p>594693601</text:p>
          </table:table-cell>
          <table:table-cell table:style-name="ce5" office:value-type="float" office:value="4440" calcext:value-type="float">
            <text:p>444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356122749" calcext:value-type="float">
            <text:p>356122749</text:p>
          </table:table-cell>
          <table:table-cell table:style-name="ce5" office:value-type="float" office:value="828163118" calcext:value-type="float">
            <text:p>828163118</text:p>
          </table:table-cell>
          <table:table-cell table:style-name="ce5" office:value-type="float" office:value="12863904" calcext:value-type="float">
            <text:p>12863904</text:p>
          </table:table-cell>
          <table:table-cell table:style-name="ce5" office:value-type="float" office:value="4516" calcext:value-type="float">
            <text:p>451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318115466" calcext:value-type="float">
            <text:p>318115466</text:p>
          </table:table-cell>
          <table:table-cell table:style-name="ce5" office:value-type="float" office:value="1480871050" calcext:value-type="float">
            <text:p>1480871050</text:p>
          </table:table-cell>
          <table:table-cell table:style-name="ce5" office:value-type="float" office:value="384425599" calcext:value-type="float">
            <text:p>384425599</text:p>
          </table:table-cell>
          <table:table-cell table:style-name="ce5" office:value-type="float" office:value="4592" calcext:value-type="float">
            <text:p>459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479837189" calcext:value-type="float">
            <text:p>1479837189</text:p>
          </table:table-cell>
          <table:table-cell table:style-name="ce5" office:value-type="float" office:value="1431758238" calcext:value-type="float">
            <text:p>1431758238</text:p>
          </table:table-cell>
          <table:table-cell table:style-name="ce5" office:value-type="float" office:value="545061844" calcext:value-type="float">
            <text:p>545061844</text:p>
          </table:table-cell>
          <table:table-cell table:style-name="ce5" office:value-type="float" office:value="4668" calcext:value-type="float">
            <text:p>466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615508034" calcext:value-type="float">
            <text:p>1615508034</text:p>
          </table:table-cell>
          <table:table-cell table:style-name="ce5" office:value-type="float" office:value="1705160921" calcext:value-type="float">
            <text:p>1705160921</text:p>
          </table:table-cell>
          <table:table-cell table:style-name="ce5" office:value-type="float" office:value="890137465" calcext:value-type="float">
            <text:p>890137465</text:p>
          </table:table-cell>
          <table:table-cell table:style-name="ce5" office:value-type="float" office:value="4745" calcext:value-type="float">
            <text:p>4745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207765773" calcext:value-type="float">
            <text:p>1207765773</text:p>
          </table:table-cell>
          <table:table-cell table:style-name="ce5" office:value-type="float" office:value="1640043146" calcext:value-type="float">
            <text:p>1640043146</text:p>
          </table:table-cell>
          <table:table-cell table:style-name="ce5" office:value-type="float" office:value="1750412862" calcext:value-type="float">
            <text:p>1750412862</text:p>
          </table:table-cell>
          <table:table-cell table:style-name="ce5" office:value-type="float" office:value="4822" calcext:value-type="float">
            <text:p>482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903905915" calcext:value-type="float">
            <text:p>903905915</text:p>
          </table:table-cell>
          <table:table-cell table:style-name="ce5" office:value-type="float" office:value="936195998" calcext:value-type="float">
            <text:p>936195998</text:p>
          </table:table-cell>
          <table:table-cell table:style-name="ce5" office:value-type="float" office:value="26765004" calcext:value-type="float">
            <text:p>26765004</text:p>
          </table:table-cell>
          <table:table-cell table:style-name="ce5" office:value-type="float" office:value="4899" calcext:value-type="float">
            <text:p>4899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47387453" calcext:value-type="float">
            <text:p>647387453</text:p>
          </table:table-cell>
          <table:table-cell table:style-name="ce5" office:value-type="float" office:value="1594205913" calcext:value-type="float">
            <text:p>1594205913</text:p>
          </table:table-cell>
          <table:table-cell table:style-name="ce5" office:value-type="float" office:value="1551599631" calcext:value-type="float">
            <text:p>1551599631</text:p>
          </table:table-cell>
          <table:table-cell table:style-name="ce5" office:value-type="float" office:value="4976" calcext:value-type="float">
            <text:p>497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488761803" calcext:value-type="float">
            <text:p>1488761803</text:p>
          </table:table-cell>
          <table:table-cell table:style-name="ce5" office:value-type="float" office:value="1139405962" calcext:value-type="float">
            <text:p>1139405962</text:p>
          </table:table-cell>
          <table:table-cell table:style-name="ce5" office:value-type="float" office:value="1819221577" calcext:value-type="float">
            <text:p>1819221577</text:p>
          </table:table-cell>
          <table:table-cell table:style-name="ce5" office:value-type="float" office:value="5054" calcext:value-type="float">
            <text:p>505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287640172" calcext:value-type="float">
            <text:p>1287640172</text:p>
          </table:table-cell>
          <table:table-cell table:style-name="ce5" office:value-type="float" office:value="1078451613" calcext:value-type="float">
            <text:p>1078451613</text:p>
          </table:table-cell>
          <table:table-cell table:style-name="ce5" office:value-type="float" office:value="1917273974" calcext:value-type="float">
            <text:p>1917273974</text:p>
          </table:table-cell>
          <table:table-cell table:style-name="ce5" office:value-type="float" office:value="5132" calcext:value-type="float">
            <text:p>513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175649907" calcext:value-type="float">
            <text:p>1175649907</text:p>
          </table:table-cell>
          <table:table-cell table:style-name="ce5" office:value-type="float" office:value="510957782" calcext:value-type="float">
            <text:p>510957782</text:p>
          </table:table-cell>
          <table:table-cell table:style-name="ce5" office:value-type="float" office:value="173404063" calcext:value-type="float">
            <text:p>173404063</text:p>
          </table:table-cell>
          <table:table-cell table:style-name="ce5" office:value-type="float" office:value="5210" calcext:value-type="float">
            <text:p>521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0941700" calcext:value-type="float">
            <text:p>150941700</text:p>
          </table:table-cell>
          <table:table-cell table:style-name="ce5" office:value-type="float" office:value="1949551233" calcext:value-type="float">
            <text:p>1949551233</text:p>
          </table:table-cell>
          <table:table-cell table:style-name="ce5" office:value-type="float" office:value="469116827" calcext:value-type="float">
            <text:p>469116827</text:p>
          </table:table-cell>
          <table:table-cell table:style-name="ce5" office:value-type="float" office:value="5288" calcext:value-type="float">
            <text:p>528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698963611" calcext:value-type="float">
            <text:p>698963611</text:p>
          </table:table-cell>
          <table:table-cell table:style-name="ce5" office:value-type="float" office:value="656170883" calcext:value-type="float">
            <text:p>656170883</text:p>
          </table:table-cell>
          <table:table-cell table:style-name="ce5" office:value-type="float" office:value="253050464" calcext:value-type="float">
            <text:p>253050464</text:p>
          </table:table-cell>
          <table:table-cell table:style-name="ce5" office:value-type="float" office:value="5366" calcext:value-type="float">
            <text:p>536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745855517" calcext:value-type="float">
            <text:p>745855517</text:p>
          </table:table-cell>
          <table:table-cell table:style-name="ce5" office:value-type="float" office:value="1423449736" calcext:value-type="float">
            <text:p>1423449736</text:p>
          </table:table-cell>
          <table:table-cell table:style-name="ce5" office:value-type="float" office:value="2095692259" calcext:value-type="float">
            <text:p>2095692259</text:p>
          </table:table-cell>
          <table:table-cell table:style-name="ce5" office:value-type="float" office:value="5444" calcext:value-type="float">
            <text:p>544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731620842" calcext:value-type="float">
            <text:p>731620842</text:p>
          </table:table-cell>
          <table:table-cell table:style-name="ce5" office:value-type="float" office:value="487611288" calcext:value-type="float">
            <text:p>487611288</text:p>
          </table:table-cell>
          <table:table-cell table:style-name="ce5" office:value-type="float" office:value="904490874" calcext:value-type="float">
            <text:p>904490874</text:p>
          </table:table-cell>
          <table:table-cell table:style-name="ce5" office:value-type="float" office:value="5523" calcext:value-type="float">
            <text:p>5523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07606693" calcext:value-type="float">
            <text:p>2007606693</text:p>
          </table:table-cell>
          <table:table-cell table:style-name="ce5" office:value-type="float" office:value="852038343" calcext:value-type="float">
            <text:p>852038343</text:p>
          </table:table-cell>
          <table:table-cell table:style-name="ce5" office:value-type="float" office:value="1188792739" calcext:value-type="float">
            <text:p>1188792739</text:p>
          </table:table-cell>
          <table:table-cell table:style-name="ce5" office:value-type="float" office:value="5602" calcext:value-type="float">
            <text:p>560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82611875" calcext:value-type="float">
            <text:p>582611875</text:p>
          </table:table-cell>
          <table:table-cell table:style-name="ce5" office:value-type="float" office:value="723662932" calcext:value-type="float">
            <text:p>723662932</text:p>
          </table:table-cell>
          <table:table-cell table:style-name="ce5" office:value-type="float" office:value="2135999303" calcext:value-type="float">
            <text:p>2135999303</text:p>
          </table:table-cell>
          <table:table-cell table:style-name="ce5" office:value-type="float" office:value="5681" calcext:value-type="float">
            <text:p>5681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579831892" calcext:value-type="float">
            <text:p>1579831892</text:p>
          </table:table-cell>
          <table:table-cell table:style-name="ce5" office:value-type="float" office:value="968534267" calcext:value-type="float">
            <text:p>968534267</text:p>
          </table:table-cell>
          <table:table-cell table:style-name="ce5" office:value-type="float" office:value="1575147171" calcext:value-type="float">
            <text:p>1575147171</text:p>
          </table:table-cell>
          <table:table-cell table:style-name="ce5" office:value-type="float" office:value="5760" calcext:value-type="float">
            <text:p>576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746784972" calcext:value-type="float">
            <text:p>746784972</text:p>
          </table:table-cell>
          <table:table-cell table:style-name="ce5" office:value-type="float" office:value="1445657329" calcext:value-type="float">
            <text:p>1445657329</text:p>
          </table:table-cell>
          <table:table-cell table:style-name="ce5" office:value-type="float" office:value="1130661379" calcext:value-type="float">
            <text:p>1130661379</text:p>
          </table:table-cell>
          <table:table-cell table:style-name="ce5" office:value-type="float" office:value="5840" calcext:value-type="float">
            <text:p>584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320585492" calcext:value-type="float">
            <text:p>1320585492</text:p>
          </table:table-cell>
          <table:table-cell table:style-name="ce5" office:value-type="float" office:value="2104619218" calcext:value-type="float">
            <text:p>2104619218</text:p>
          </table:table-cell>
          <table:table-cell table:style-name="ce5" office:value-type="float" office:value="1032125649" calcext:value-type="float">
            <text:p>1032125649</text:p>
          </table:table-cell>
          <table:table-cell table:style-name="ce5" office:value-type="float" office:value="5920" calcext:value-type="float">
            <text:p>592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836861963" calcext:value-type="float">
            <text:p>836861963</text:p>
          </table:table-cell>
          <table:table-cell table:style-name="ce5" office:value-type="float" office:value="1764217462" calcext:value-type="float">
            <text:p>1764217462</text:p>
          </table:table-cell>
          <table:table-cell table:style-name="ce5" office:value-type="float" office:value="942169595" calcext:value-type="float">
            <text:p>942169595</text:p>
          </table:table-cell>
          <table:table-cell table:style-name="ce5" office:value-type="float" office:value="6000" calcext:value-type="float">
            <text:p>600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68601388" calcext:value-type="float">
            <text:p>1268601388</text:p>
          </table:table-cell>
          <table:table-cell table:style-name="ce5" office:value-type="float" office:value="233666402" calcext:value-type="float">
            <text:p>233666402</text:p>
          </table:table-cell>
          <table:table-cell table:style-name="ce5" office:value-type="float" office:value="1989887699" calcext:value-type="float">
            <text:p>1989887699</text:p>
          </table:table-cell>
          <table:table-cell table:style-name="ce5" office:value-type="float" office:value="6080" calcext:value-type="float">
            <text:p>608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65870772" calcext:value-type="float">
            <text:p>1165870772</text:p>
          </table:table-cell>
          <table:table-cell table:style-name="ce5" office:value-type="float" office:value="556426789" calcext:value-type="float">
            <text:p>556426789</text:p>
          </table:table-cell>
          <table:table-cell table:style-name="ce5" office:value-type="float" office:value="266692492" calcext:value-type="float">
            <text:p>266692492</text:p>
          </table:table-cell>
          <table:table-cell table:style-name="ce5" office:value-type="float" office:value="6160" calcext:value-type="float">
            <text:p>616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149260652" calcext:value-type="float">
            <text:p>1149260652</text:p>
          </table:table-cell>
          <table:table-cell table:style-name="ce5" office:value-type="float" office:value="1235497582" calcext:value-type="float">
            <text:p>1235497582</text:p>
          </table:table-cell>
          <table:table-cell table:style-name="ce5" office:value-type="float" office:value="1528673552" calcext:value-type="float">
            <text:p>1528673552</text:p>
          </table:table-cell>
          <table:table-cell table:style-name="ce5" office:value-type="float" office:value="6240" calcext:value-type="float">
            <text:p>624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155848052" calcext:value-type="float">
            <text:p>1155848052</text:p>
          </table:table-cell>
          <table:table-cell table:style-name="ce5" office:value-type="float" office:value="257595210" calcext:value-type="float">
            <text:p>257595210</text:p>
          </table:table-cell>
          <table:table-cell table:style-name="ce5" office:value-type="float" office:value="651589766" calcext:value-type="float">
            <text:p>651589766</text:p>
          </table:table-cell>
          <table:table-cell table:style-name="ce5" office:value-type="float" office:value="6321" calcext:value-type="float">
            <text:p>6321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01130156" calcext:value-type="float">
            <text:p>201130156</text:p>
          </table:table-cell>
          <table:table-cell table:style-name="ce5" office:value-type="float" office:value="1163511261" calcext:value-type="float">
            <text:p>1163511261</text:p>
          </table:table-cell>
          <table:table-cell table:style-name="ce5" office:value-type="float" office:value="1242774556" calcext:value-type="float">
            <text:p>1242774556</text:p>
          </table:table-cell>
          <table:table-cell table:style-name="ce5" office:value-type="float" office:value="6402" calcext:value-type="float">
            <text:p>640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55269940" calcext:value-type="float">
            <text:p>255269940</text:p>
          </table:table-cell>
          <table:table-cell table:style-name="ce5" office:value-type="float" office:value="367677846" calcext:value-type="float">
            <text:p>367677846</text:p>
          </table:table-cell>
          <table:table-cell table:style-name="ce5" office:value-type="float" office:value="1318565694" calcext:value-type="float">
            <text:p>1318565694</text:p>
          </table:table-cell>
          <table:table-cell table:style-name="ce5" office:value-type="float" office:value="6483" calcext:value-type="float">
            <text:p>6483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797036523" calcext:value-type="float">
            <text:p>1797036523</text:p>
          </table:table-cell>
          <table:table-cell table:style-name="ce5" office:value-type="float" office:value="324334785" calcext:value-type="float">
            <text:p>324334785</text:p>
          </table:table-cell>
          <table:table-cell table:style-name="ce5" office:value-type="float" office:value="481913708" calcext:value-type="float">
            <text:p>481913708</text:p>
          </table:table-cell>
          <table:table-cell table:style-name="ce5" office:value-type="float" office:value="6564" calcext:value-type="float">
            <text:p>656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82816589" calcext:value-type="float">
            <text:p>582816589</text:p>
          </table:table-cell>
          <table:table-cell table:style-name="ce5" office:value-type="float" office:value="784326211" calcext:value-type="float">
            <text:p>784326211</text:p>
          </table:table-cell>
          <table:table-cell table:style-name="ce5" office:value-type="float" office:value="57169209" calcext:value-type="float">
            <text:p>57169209</text:p>
          </table:table-cell>
          <table:table-cell table:style-name="ce5" office:value-type="float" office:value="6646" calcext:value-type="float">
            <text:p>664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5492794" calcext:value-type="float">
            <text:p>725492794</text:p>
          </table:table-cell>
          <table:table-cell table:style-name="ce5" office:value-type="float" office:value="1786944201" calcext:value-type="float">
            <text:p>1786944201</text:p>
          </table:table-cell>
          <table:table-cell table:style-name="ce5" office:value-type="float" office:value="1143527527" calcext:value-type="float">
            <text:p>1143527527</text:p>
          </table:table-cell>
          <table:table-cell table:style-name="ce5" office:value-type="float" office:value="6728" calcext:value-type="float">
            <text:p>672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092719061" calcext:value-type="float">
            <text:p>2092719061</text:p>
          </table:table-cell>
          <table:table-cell table:style-name="ce5" office:value-type="float" office:value="1515245658" calcext:value-type="float">
            <text:p>1515245658</text:p>
          </table:table-cell>
          <table:table-cell table:style-name="ce5" office:value-type="float" office:value="384866787" calcext:value-type="float">
            <text:p>384866787</text:p>
          </table:table-cell>
          <table:table-cell table:style-name="ce5" office:value-type="float" office:value="6810" calcext:value-type="float">
            <text:p>681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842071283" calcext:value-type="float">
            <text:p>842071283</text:p>
          </table:table-cell>
          <table:table-cell table:style-name="ce5" office:value-type="float" office:value="1598845197" calcext:value-type="float">
            <text:p>1598845197</text:p>
          </table:table-cell>
          <table:table-cell table:style-name="ce5" office:value-type="float" office:value="671210005" calcext:value-type="float">
            <text:p>671210005</text:p>
          </table:table-cell>
          <table:table-cell table:style-name="ce5" office:value-type="float" office:value="6892" calcext:value-type="float">
            <text:p>689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774813061" calcext:value-type="float">
            <text:p>774813061</text:p>
          </table:table-cell>
          <table:table-cell table:style-name="ce5" office:value-type="float" office:value="250762022" calcext:value-type="float">
            <text:p>250762022</text:p>
          </table:table-cell>
          <table:table-cell table:style-name="ce5" office:value-type="float" office:value="333293448" calcext:value-type="float">
            <text:p>333293448</text:p>
          </table:table-cell>
          <table:table-cell table:style-name="ce5" office:value-type="float" office:value="6974" calcext:value-type="float">
            <text:p>697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89758402" calcext:value-type="float">
            <text:p>2089758402</text:p>
          </table:table-cell>
          <table:table-cell table:style-name="ce5" office:value-type="float" office:value="2147285362" calcext:value-type="float">
            <text:p>2147285362</text:p>
          </table:table-cell>
          <table:table-cell table:style-name="ce5" office:value-type="float" office:value="643309228" calcext:value-type="float">
            <text:p>643309228</text:p>
          </table:table-cell>
          <table:table-cell table:style-name="ce5" office:value-type="float" office:value="7056" calcext:value-type="float">
            <text:p>705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474399373" calcext:value-type="float">
            <text:p>474399373</text:p>
          </table:table-cell>
          <table:table-cell table:style-name="ce5" office:value-type="float" office:value="2036919382" calcext:value-type="float">
            <text:p>2036919382</text:p>
          </table:table-cell>
          <table:table-cell table:style-name="ce5" office:value-type="float" office:value="1113385805" calcext:value-type="float">
            <text:p>1113385805</text:p>
          </table:table-cell>
          <table:table-cell table:style-name="ce5" office:value-type="float" office:value="7139" calcext:value-type="float">
            <text:p>7139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70960635" calcext:value-type="float">
            <text:p>1770960635</text:p>
          </table:table-cell>
          <table:table-cell table:style-name="ce5" office:value-type="float" office:value="1485882626" calcext:value-type="float">
            <text:p>1485882626</text:p>
          </table:table-cell>
          <table:table-cell table:style-name="ce5" office:value-type="float" office:value="1545123458" calcext:value-type="float">
            <text:p>1545123458</text:p>
          </table:table-cell>
          <table:table-cell table:style-name="ce5" office:value-type="float" office:value="7222" calcext:value-type="float">
            <text:p>722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412031165" calcext:value-type="float">
            <text:p>412031165</text:p>
          </table:table-cell>
          <table:table-cell table:style-name="ce5" office:value-type="float" office:value="1320439557" calcext:value-type="float">
            <text:p>1320439557</text:p>
          </table:table-cell>
          <table:table-cell table:style-name="ce5" office:value-type="float" office:value="1987223682" calcext:value-type="float">
            <text:p>1987223682</text:p>
          </table:table-cell>
          <table:table-cell table:style-name="ce5" office:value-type="float" office:value="7305" calcext:value-type="float">
            <text:p>7305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520509003" calcext:value-type="float">
            <text:p>1520509003</text:p>
          </table:table-cell>
          <table:table-cell table:style-name="ce5" office:value-type="float" office:value="992079119" calcext:value-type="float">
            <text:p>992079119</text:p>
          </table:table-cell>
          <table:table-cell table:style-name="ce5" office:value-type="float" office:value="2096094952" calcext:value-type="float">
            <text:p>2096094952</text:p>
          </table:table-cell>
          <table:table-cell table:style-name="ce5" office:value-type="float" office:value="7388" calcext:value-type="float">
            <text:p>738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9402221" calcext:value-type="float">
            <text:p>139402221</text:p>
          </table:table-cell>
          <table:table-cell table:style-name="ce5" office:value-type="float" office:value="510969644" calcext:value-type="float">
            <text:p>510969644</text:p>
          </table:table-cell>
          <table:table-cell table:style-name="ce5" office:value-type="float" office:value="1054679141" calcext:value-type="float">
            <text:p>1054679141</text:p>
          </table:table-cell>
          <table:table-cell table:style-name="ce5" office:value-type="float" office:value="7472" calcext:value-type="float">
            <text:p>747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8468378" calcext:value-type="float">
            <text:p>28468378</text:p>
          </table:table-cell>
          <table:table-cell table:style-name="ce5" office:value-type="float" office:value="579491204" calcext:value-type="float">
            <text:p>579491204</text:p>
          </table:table-cell>
          <table:table-cell table:style-name="ce5" office:value-type="float" office:value="407104433" calcext:value-type="float">
            <text:p>407104433</text:p>
          </table:table-cell>
          <table:table-cell table:style-name="ce5" office:value-type="float" office:value="7556" calcext:value-type="float">
            <text:p>755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26659190" calcext:value-type="float">
            <text:p>1726659190</text:p>
          </table:table-cell>
          <table:table-cell table:style-name="ce5" office:value-type="float" office:value="1025704075" calcext:value-type="float">
            <text:p>1025704075</text:p>
          </table:table-cell>
          <table:table-cell table:style-name="ce5" office:value-type="float" office:value="1713637611" calcext:value-type="float">
            <text:p>1713637611</text:p>
          </table:table-cell>
          <table:table-cell table:style-name="ce5" office:value-type="float" office:value="7640" calcext:value-type="float">
            <text:p>764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014470905" calcext:value-type="float">
            <text:p>1014470905</text:p>
          </table:table-cell>
          <table:table-cell table:style-name="ce5" office:value-type="float" office:value="938738080" calcext:value-type="float">
            <text:p>938738080</text:p>
          </table:table-cell>
          <table:table-cell table:style-name="ce5" office:value-type="float" office:value="381431597" calcext:value-type="float">
            <text:p>381431597</text:p>
          </table:table-cell>
          <table:table-cell table:style-name="ce5" office:value-type="float" office:value="7724" calcext:value-type="float">
            <text:p>772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339818862" calcext:value-type="float">
            <text:p>1339818862</text:p>
          </table:table-cell>
          <table:table-cell table:style-name="ce5" office:value-type="float" office:value="695993567" calcext:value-type="float">
            <text:p>695993567</text:p>
          </table:table-cell>
          <table:table-cell table:style-name="ce5" office:value-type="float" office:value="1677262803" calcext:value-type="float">
            <text:p>1677262803</text:p>
          </table:table-cell>
          <table:table-cell table:style-name="ce5" office:value-type="float" office:value="7808" calcext:value-type="float">
            <text:p>780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969564353" calcext:value-type="float">
            <text:p>1969564353</text:p>
          </table:table-cell>
          <table:table-cell table:style-name="ce5" office:value-type="float" office:value="22220444" calcext:value-type="float">
            <text:p>22220444</text:p>
          </table:table-cell>
          <table:table-cell table:style-name="ce5" office:value-type="float" office:value="139720333" calcext:value-type="float">
            <text:p>139720333</text:p>
          </table:table-cell>
          <table:table-cell table:style-name="ce5" office:value-type="float" office:value="7892" calcext:value-type="float">
            <text:p>789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155130599" calcext:value-type="float">
            <text:p>1155130599</text:p>
          </table:table-cell>
          <table:table-cell table:style-name="ce5" office:value-type="float" office:value="311765972" calcext:value-type="float">
            <text:p>311765972</text:p>
          </table:table-cell>
          <table:table-cell table:style-name="ce5" office:value-type="float" office:value="1604100855" calcext:value-type="float">
            <text:p>1604100855</text:p>
          </table:table-cell>
          <table:table-cell table:style-name="ce5" office:value-type="float" office:value="7977" calcext:value-type="float">
            <text:p>7977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027799473" calcext:value-type="float">
            <text:p>1027799473</text:p>
          </table:table-cell>
          <table:table-cell table:style-name="ce5" office:value-type="float" office:value="1670611836" calcext:value-type="float">
            <text:p>1670611836</text:p>
          </table:table-cell>
          <table:table-cell table:style-name="ce5" office:value-type="float" office:value="1734222803" calcext:value-type="float">
            <text:p>1734222803</text:p>
          </table:table-cell>
          <table:table-cell table:style-name="ce5" office:value-type="float" office:value="8062" calcext:value-type="float">
            <text:p>806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014761846" calcext:value-type="float">
            <text:p>2014761846</text:p>
          </table:table-cell>
          <table:table-cell table:style-name="ce5" office:value-type="float" office:value="775326323" calcext:value-type="float">
            <text:p>775326323</text:p>
          </table:table-cell>
          <table:table-cell table:style-name="ce5" office:value-type="float" office:value="1269693255" calcext:value-type="float">
            <text:p>1269693255</text:p>
          </table:table-cell>
          <table:table-cell table:style-name="ce5" office:value-type="float" office:value="8147" calcext:value-type="float">
            <text:p>8147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580184058" calcext:value-type="float">
            <text:p>580184058</text:p>
          </table:table-cell>
          <table:table-cell table:style-name="ce5" office:value-type="float" office:value="353804121" calcext:value-type="float">
            <text:p>353804121</text:p>
          </table:table-cell>
          <table:table-cell table:style-name="ce5" office:value-type="float" office:value="579888745" calcext:value-type="float">
            <text:p>579888745</text:p>
          </table:table-cell>
          <table:table-cell table:style-name="ce5" office:value-type="float" office:value="8232" calcext:value-type="float">
            <text:p>823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577700886" calcext:value-type="float">
            <text:p>1577700886</text:p>
          </table:table-cell>
          <table:table-cell table:style-name="ce5" office:value-type="float" office:value="1587338762" calcext:value-type="float">
            <text:p>1587338762</text:p>
          </table:table-cell>
          <table:table-cell table:style-name="ce5" office:value-type="float" office:value="1848946086" calcext:value-type="float">
            <text:p>1848946086</text:p>
          </table:table-cell>
          <table:table-cell table:style-name="ce5" office:value-type="float" office:value="8318" calcext:value-type="float">
            <text:p>831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438189145" calcext:value-type="float">
            <text:p>1438189145</text:p>
          </table:table-cell>
          <table:table-cell table:style-name="ce5" office:value-type="float" office:value="2044762653" calcext:value-type="float">
            <text:p>2044762653</text:p>
          </table:table-cell>
          <table:table-cell table:style-name="ce5" office:value-type="float" office:value="51484876" calcext:value-type="float">
            <text:p>51484876</text:p>
          </table:table-cell>
          <table:table-cell table:style-name="ce5" office:value-type="float" office:value="8404" calcext:value-type="float">
            <text:p>840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716501774" calcext:value-type="float">
            <text:p>1716501774</text:p>
          </table:table-cell>
          <table:table-cell table:style-name="ce5" office:value-type="float" office:value="129945175" calcext:value-type="float">
            <text:p>129945175</text:p>
          </table:table-cell>
          <table:table-cell table:style-name="ce5" office:value-type="float" office:value="1813877603" calcext:value-type="float">
            <text:p>1813877603</text:p>
          </table:table-cell>
          <table:table-cell table:style-name="ce5" office:value-type="float" office:value="8490" calcext:value-type="float">
            <text:p>849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97472033" calcext:value-type="float">
            <text:p>2097472033</text:p>
          </table:table-cell>
          <table:table-cell table:style-name="ce5" office:value-type="float" office:value="1704160004" calcext:value-type="float">
            <text:p>1704160004</text:p>
          </table:table-cell>
          <table:table-cell table:style-name="ce5" office:value-type="float" office:value="1282712489" calcext:value-type="float">
            <text:p>1282712489</text:p>
          </table:table-cell>
          <table:table-cell table:style-name="ce5" office:value-type="float" office:value="8576" calcext:value-type="float">
            <text:p>857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268376710" calcext:value-type="float">
            <text:p>1268376710</text:p>
          </table:table-cell>
          <table:table-cell table:style-name="ce5" office:value-type="float" office:value="465453323" calcext:value-type="float">
            <text:p>465453323</text:p>
          </table:table-cell>
          <table:table-cell table:style-name="ce5" office:value-type="float" office:value="69206967" calcext:value-type="float">
            <text:p>69206967</text:p>
          </table:table-cell>
          <table:table-cell table:style-name="ce5" office:value-type="float" office:value="8662" calcext:value-type="float">
            <text:p>866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684674922" calcext:value-type="float">
            <text:p>1684674922</text:p>
          </table:table-cell>
          <table:table-cell table:style-name="ce5" office:value-type="float" office:value="340116256" calcext:value-type="float">
            <text:p>340116256</text:p>
          </table:table-cell>
          <table:table-cell table:style-name="ce5" office:value-type="float" office:value="1956445717" calcext:value-type="float">
            <text:p>1956445717</text:p>
          </table:table-cell>
          <table:table-cell table:style-name="ce5" office:value-type="float" office:value="8748" calcext:value-type="float">
            <text:p>874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906998822" calcext:value-type="float">
            <text:p>1906998822</text:p>
          </table:table-cell>
          <table:table-cell table:style-name="ce5" office:value-type="float" office:value="2146519391" calcext:value-type="float">
            <text:p>2146519391</text:p>
          </table:table-cell>
          <table:table-cell table:style-name="ce5" office:value-type="float" office:value="1970131013" calcext:value-type="float">
            <text:p>1970131013</text:p>
          </table:table-cell>
          <table:table-cell table:style-name="ce5" office:value-type="float" office:value="8835" calcext:value-type="float">
            <text:p>8835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883238602" calcext:value-type="float">
            <text:p>1883238602</text:p>
          </table:table-cell>
          <table:table-cell table:style-name="ce5" office:value-type="float" office:value="1228069916" calcext:value-type="float">
            <text:p>1228069916</text:p>
          </table:table-cell>
          <table:table-cell table:style-name="ce5" office:value-type="float" office:value="1254571649" calcext:value-type="float">
            <text:p>1254571649</text:p>
          </table:table-cell>
          <table:table-cell table:style-name="ce5" office:value-type="float" office:value="8922" calcext:value-type="float">
            <text:p>892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977179590" calcext:value-type="float">
            <text:p>1977179590</text:p>
          </table:table-cell>
          <table:table-cell table:style-name="ce5" office:value-type="float" office:value="934581331" calcext:value-type="float">
            <text:p>934581331</text:p>
          </table:table-cell>
          <table:table-cell table:style-name="ce5" office:value-type="float" office:value="2079649866" calcext:value-type="float">
            <text:p>2079649866</text:p>
          </table:table-cell>
          <table:table-cell table:style-name="ce5" office:value-type="float" office:value="9009" calcext:value-type="float">
            <text:p>9009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95399978" calcext:value-type="float">
            <text:p>295399978</text:p>
          </table:table-cell>
          <table:table-cell table:style-name="ce5" office:value-type="float" office:value="997244153" calcext:value-type="float">
            <text:p>997244153</text:p>
          </table:table-cell>
          <table:table-cell table:style-name="ce5" office:value-type="float" office:value="280246601" calcext:value-type="float">
            <text:p>280246601</text:p>
          </table:table-cell>
          <table:table-cell table:style-name="ce5" office:value-type="float" office:value="9096" calcext:value-type="float">
            <text:p>909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52719717" calcext:value-type="float">
            <text:p>1952719717</text:p>
          </table:table-cell>
          <table:table-cell table:style-name="ce5" office:value-type="float" office:value="1867200235" calcext:value-type="float">
            <text:p>1867200235</text:p>
          </table:table-cell>
          <table:table-cell table:style-name="ce5" office:value-type="float" office:value="941914292" calcext:value-type="float">
            <text:p>941914292</text:p>
          </table:table-cell>
          <table:table-cell table:style-name="ce5" office:value-type="float" office:value="9184" calcext:value-type="float">
            <text:p>918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515174883" calcext:value-type="float">
            <text:p>1515174883</text:p>
          </table:table-cell>
          <table:table-cell table:style-name="ce5" office:value-type="float" office:value="80520384" calcext:value-type="float">
            <text:p>80520384</text:p>
          </table:table-cell>
          <table:table-cell table:style-name="ce5" office:value-type="float" office:value="280504276" calcext:value-type="float">
            <text:p>280504276</text:p>
          </table:table-cell>
          <table:table-cell table:style-name="ce5" office:value-type="float" office:value="9272" calcext:value-type="float">
            <text:p>927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683160597" calcext:value-type="float">
            <text:p>683160597</text:p>
          </table:table-cell>
          <table:table-cell table:style-name="ce5" office:value-type="float" office:value="858123839" calcext:value-type="float">
            <text:p>858123839</text:p>
          </table:table-cell>
          <table:table-cell table:style-name="ce5" office:value-type="float" office:value="1543336725" calcext:value-type="float">
            <text:p>1543336725</text:p>
          </table:table-cell>
          <table:table-cell table:style-name="ce5" office:value-type="float" office:value="9360" calcext:value-type="float">
            <text:p>936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2571571" calcext:value-type="float">
            <text:p>1432571571</text:p>
          </table:table-cell>
          <table:table-cell table:style-name="ce5" office:value-type="float" office:value="129026748" calcext:value-type="float">
            <text:p>129026748</text:p>
          </table:table-cell>
          <table:table-cell table:style-name="ce5" office:value-type="float" office:value="1414975056" calcext:value-type="float">
            <text:p>1414975056</text:p>
          </table:table-cell>
          <table:table-cell table:style-name="ce5" office:value-type="float" office:value="9448" calcext:value-type="float">
            <text:p>944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91216068" calcext:value-type="float">
            <text:p>1791216068</text:p>
          </table:table-cell>
          <table:table-cell table:style-name="ce5" office:value-type="float" office:value="1640914995" calcext:value-type="float">
            <text:p>1640914995</text:p>
          </table:table-cell>
          <table:table-cell table:style-name="ce5" office:value-type="float" office:value="1273385446" calcext:value-type="float">
            <text:p>1273385446</text:p>
          </table:table-cell>
          <table:table-cell table:style-name="ce5" office:value-type="float" office:value="9536" calcext:value-type="float">
            <text:p>953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542677212" calcext:value-type="float">
            <text:p>1542677212</text:p>
          </table:table-cell>
          <table:table-cell table:style-name="ce5" office:value-type="float" office:value="94249112" calcext:value-type="float">
            <text:p>94249112</text:p>
          </table:table-cell>
          <table:table-cell table:style-name="ce5" office:value-type="float" office:value="215373374" calcext:value-type="float">
            <text:p>215373374</text:p>
          </table:table-cell>
          <table:table-cell table:style-name="ce5" office:value-type="float" office:value="9624" calcext:value-type="float">
            <text:p>962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205819779" calcext:value-type="float">
            <text:p>1205819779</text:p>
          </table:table-cell>
          <table:table-cell table:style-name="ce5" office:value-type="float" office:value="829579720" calcext:value-type="float">
            <text:p>829579720</text:p>
          </table:table-cell>
          <table:table-cell table:style-name="ce5" office:value-type="float" office:value="652627522" calcext:value-type="float">
            <text:p>652627522</text:p>
          </table:table-cell>
          <table:table-cell table:style-name="ce5" office:value-type="float" office:value="9713" calcext:value-type="float">
            <text:p>9713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409839476" calcext:value-type="float">
            <text:p>409839476</text:p>
          </table:table-cell>
          <table:table-cell table:style-name="ce5" office:value-type="float" office:value="1981752663" calcext:value-type="float">
            <text:p>1981752663</text:p>
          </table:table-cell>
          <table:table-cell table:style-name="ce5" office:value-type="float" office:value="1455595828" calcext:value-type="float">
            <text:p>1455595828</text:p>
          </table:table-cell>
          <table:table-cell table:style-name="ce5" office:value-type="float" office:value="9802" calcext:value-type="float">
            <text:p>980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192013995" calcext:value-type="float">
            <text:p>1192013995</text:p>
          </table:table-cell>
          <table:table-cell table:style-name="ce5" office:value-type="float" office:value="129265668" calcext:value-type="float">
            <text:p>129265668</text:p>
          </table:table-cell>
          <table:table-cell table:style-name="ce5" office:value-type="float" office:value="2005815787" calcext:value-type="float">
            <text:p>2005815787</text:p>
          </table:table-cell>
          <table:table-cell table:style-name="ce5" office:value-type="float" office:value="9891" calcext:value-type="float">
            <text:p>9891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304261772" calcext:value-type="float">
            <text:p>304261772</text:p>
          </table:table-cell>
          <table:table-cell table:style-name="ce5" office:value-type="float" office:value="119623691" calcext:value-type="float">
            <text:p>119623691</text:p>
          </table:table-cell>
          <table:table-cell table:style-name="ce5" office:value-type="float" office:value="938703149" calcext:value-type="float">
            <text:p>938703149</text:p>
          </table:table-cell>
          <table:table-cell table:style-name="ce5" office:value-type="float" office:value="9980" calcext:value-type="float">
            <text:p>998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569036115" calcext:value-type="float">
            <text:p>569036115</text:p>
          </table:table-cell>
          <table:table-cell table:style-name="ce5" office:value-type="float" office:value="1701769249" calcext:value-type="float">
            <text:p>1701769249</text:p>
          </table:table-cell>
          <table:table-cell table:style-name="ce5" office:value-type="float" office:value="1694160868" calcext:value-type="float">
            <text:p>1694160868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045300260" calcext:value-type="float">
            <text:p>1045300260</text:p>
          </table:table-cell>
          <table:table-cell table:style-name="ce5" office:value-type="float" office:value="544067683" calcext:value-type="float">
            <text:p>544067683</text:p>
          </table:table-cell>
          <table:table-cell table:style-name="ce5" office:value-type="float" office:value="1587004180" calcext:value-type="float">
            <text:p>1587004180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945229180" calcext:value-type="float">
            <text:p>1945229180</text:p>
          </table:table-cell>
          <table:table-cell table:style-name="ce5" office:value-type="float" office:value="833384745" calcext:value-type="float">
            <text:p>833384745</text:p>
          </table:table-cell>
          <table:table-cell table:style-name="ce5" office:value-type="float" office:value="648367802" calcext:value-type="float">
            <text:p>648367802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5771108" calcext:value-type="float">
            <text:p>175771108</text:p>
          </table:table-cell>
          <table:table-cell table:style-name="ce5" office:value-type="float" office:value="103699323" calcext:value-type="float">
            <text:p>103699323</text:p>
          </table:table-cell>
          <table:table-cell table:style-name="ce5" office:value-type="float" office:value="697596970" calcext:value-type="float">
            <text:p>697596970</text:p>
          </table:table-cell>
          <table:table-cell table:style-name="ce5" office:value-type="float" office:value="340" calcext:value-type="float">
            <text:p>34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394996155" calcext:value-type="float">
            <text:p>1394996155</text:p>
          </table:table-cell>
          <table:table-cell table:style-name="ce5" office:value-type="float" office:value="1711667825" calcext:value-type="float">
            <text:p>1711667825</text:p>
          </table:table-cell>
          <table:table-cell table:style-name="ce5" office:value-type="float" office:value="718416149" calcext:value-type="float">
            <text:p>718416149</text:p>
          </table:table-cell>
          <table:table-cell table:style-name="ce5" office:value-type="float" office:value="430" calcext:value-type="float">
            <text:p>43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621391868" calcext:value-type="float">
            <text:p>1621391868</text:p>
          </table:table-cell>
          <table:table-cell table:style-name="ce5" office:value-type="float" office:value="746778451" calcext:value-type="float">
            <text:p>746778451</text:p>
          </table:table-cell>
          <table:table-cell table:style-name="ce5" office:value-type="float" office:value="1239342129" calcext:value-type="float">
            <text:p>1239342129</text:p>
          </table:table-cell>
          <table:table-cell table:style-name="ce5" office:value-type="float" office:value="520" calcext:value-type="float">
            <text:p>52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13116003" calcext:value-type="float">
            <text:p>1313116003</text:p>
          </table:table-cell>
          <table:table-cell table:style-name="ce5" office:value-type="float" office:value="1960562169" calcext:value-type="float">
            <text:p>1960562169</text:p>
          </table:table-cell>
          <table:table-cell table:style-name="ce5" office:value-type="float" office:value="1543590870" calcext:value-type="float">
            <text:p>1543590870</text:p>
          </table:table-cell>
          <table:table-cell table:style-name="ce5" office:value-type="float" office:value="611" calcext:value-type="float">
            <text:p>611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998695573" calcext:value-type="float">
            <text:p>1998695573</text:p>
          </table:table-cell>
          <table:table-cell table:style-name="ce5" office:value-type="float" office:value="747399659" calcext:value-type="float">
            <text:p>747399659</text:p>
          </table:table-cell>
          <table:table-cell table:style-name="ce5" office:value-type="float" office:value="1903672374" calcext:value-type="float">
            <text:p>1903672374</text:p>
          </table:table-cell>
          <table:table-cell table:style-name="ce5" office:value-type="float" office:value="702" calcext:value-type="float">
            <text:p>70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37273395" calcext:value-type="float">
            <text:p>1137273395</text:p>
          </table:table-cell>
          <table:table-cell table:style-name="ce5" office:value-type="float" office:value="1871723968" calcext:value-type="float">
            <text:p>1871723968</text:p>
          </table:table-cell>
          <table:table-cell table:style-name="ce5" office:value-type="float" office:value="2109858989" calcext:value-type="float">
            <text:p>2109858989</text:p>
          </table:table-cell>
          <table:table-cell table:style-name="ce5" office:value-type="float" office:value="793" calcext:value-type="float">
            <text:p>793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549482565" calcext:value-type="float">
            <text:p>1549482565</text:p>
          </table:table-cell>
          <table:table-cell table:style-name="ce5" office:value-type="float" office:value="208714047" calcext:value-type="float">
            <text:p>208714047</text:p>
          </table:table-cell>
          <table:table-cell table:style-name="ce5" office:value-type="float" office:value="1894442277" calcext:value-type="float">
            <text:p>1894442277</text:p>
          </table:table-cell>
          <table:table-cell table:style-name="ce5" office:value-type="float" office:value="884" calcext:value-type="float">
            <text:p>88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766754307" calcext:value-type="float">
            <text:p>1766754307</text:p>
          </table:table-cell>
          <table:table-cell table:style-name="ce5" office:value-type="float" office:value="1586572220" calcext:value-type="float">
            <text:p>1586572220</text:p>
          </table:table-cell>
          <table:table-cell table:style-name="ce5" office:value-type="float" office:value="777808029" calcext:value-type="float">
            <text:p>777808029</text:p>
          </table:table-cell>
          <table:table-cell table:style-name="ce5" office:value-type="float" office:value="976" calcext:value-type="float">
            <text:p>97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83236852" calcext:value-type="float">
            <text:p>583236852</text:p>
          </table:table-cell>
          <table:table-cell table:style-name="ce5" office:value-type="float" office:value="1198490420" calcext:value-type="float">
            <text:p>1198490420</text:p>
          </table:table-cell>
          <table:table-cell table:style-name="ce5" office:value-type="float" office:value="304476495" calcext:value-type="float">
            <text:p>304476495</text:p>
          </table:table-cell>
          <table:table-cell table:style-name="ce5" office:value-type="float" office:value="1068" calcext:value-type="float">
            <text:p>106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346402092" calcext:value-type="float">
            <text:p>1346402092</text:p>
          </table:table-cell>
          <table:table-cell table:style-name="ce5" office:value-type="float" office:value="1501727132" calcext:value-type="float">
            <text:p>1501727132</text:p>
          </table:table-cell>
          <table:table-cell table:style-name="ce5" office:value-type="float" office:value="892628897" calcext:value-type="float">
            <text:p>892628897</text:p>
          </table:table-cell>
          <table:table-cell table:style-name="ce5" office:value-type="float" office:value="1160" calcext:value-type="float">
            <text:p>116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944761267" calcext:value-type="float">
            <text:p>944761267</text:p>
          </table:table-cell>
          <table:table-cell table:style-name="ce5" office:value-type="float" office:value="371432659" calcext:value-type="float">
            <text:p>371432659</text:p>
          </table:table-cell>
          <table:table-cell table:style-name="ce5" office:value-type="float" office:value="229114164" calcext:value-type="float">
            <text:p>229114164</text:p>
          </table:table-cell>
          <table:table-cell table:style-name="ce5" office:value-type="float" office:value="1252" calcext:value-type="float">
            <text:p>125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08521157" calcext:value-type="float">
            <text:p>108521157</text:p>
          </table:table-cell>
          <table:table-cell table:style-name="ce5" office:value-type="float" office:value="1597888120" calcext:value-type="float">
            <text:p>1597888120</text:p>
          </table:table-cell>
          <table:table-cell table:style-name="ce5" office:value-type="float" office:value="2091200813" calcext:value-type="float">
            <text:p>2091200813</text:p>
          </table:table-cell>
          <table:table-cell table:style-name="ce5" office:value-type="float" office:value="1344" calcext:value-type="float">
            <text:p>134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701468546" calcext:value-type="float">
            <text:p>701468546</text:p>
          </table:table-cell>
          <table:table-cell table:style-name="ce5" office:value-type="float" office:value="1949401959" calcext:value-type="float">
            <text:p>1949401959</text:p>
          </table:table-cell>
          <table:table-cell table:style-name="ce5" office:value-type="float" office:value="2073095698" calcext:value-type="float">
            <text:p>2073095698</text:p>
          </table:table-cell>
          <table:table-cell table:style-name="ce5" office:value-type="float" office:value="1436" calcext:value-type="float">
            <text:p>143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044108749" calcext:value-type="float">
            <text:p>2044108749</text:p>
          </table:table-cell>
          <table:table-cell table:style-name="ce5" office:value-type="float" office:value="1610320436" calcext:value-type="float">
            <text:p>1610320436</text:p>
          </table:table-cell>
          <table:table-cell table:style-name="ce5" office:value-type="float" office:value="1975784693" calcext:value-type="float">
            <text:p>1975784693</text:p>
          </table:table-cell>
          <table:table-cell table:style-name="ce5" office:value-type="float" office:value="1529" calcext:value-type="float">
            <text:p>1529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039827386" calcext:value-type="float">
            <text:p>2039827386</text:p>
          </table:table-cell>
          <table:table-cell table:style-name="ce5" office:value-type="float" office:value="707174043" calcext:value-type="float">
            <text:p>707174043</text:p>
          </table:table-cell>
          <table:table-cell table:style-name="ce5" office:value-type="float" office:value="2129947579" calcext:value-type="float">
            <text:p>2129947579</text:p>
          </table:table-cell>
          <table:table-cell table:style-name="ce5" office:value-type="float" office:value="1622" calcext:value-type="float">
            <text:p>162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949919830" calcext:value-type="float">
            <text:p>949919830</text:p>
          </table:table-cell>
          <table:table-cell table:style-name="ce5" office:value-type="float" office:value="487513041" calcext:value-type="float">
            <text:p>487513041</text:p>
          </table:table-cell>
          <table:table-cell table:style-name="ce5" office:value-type="float" office:value="1095267315" calcext:value-type="float">
            <text:p>1095267315</text:p>
          </table:table-cell>
          <table:table-cell table:style-name="ce5" office:value-type="float" office:value="1715" calcext:value-type="float">
            <text:p>1715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909143578" calcext:value-type="float">
            <text:p>909143578</text:p>
          </table:table-cell>
          <table:table-cell table:style-name="ce5" office:value-type="float" office:value="855479155" calcext:value-type="float">
            <text:p>855479155</text:p>
          </table:table-cell>
          <table:table-cell table:style-name="ce5" office:value-type="float" office:value="1452504954" calcext:value-type="float">
            <text:p>1452504954</text:p>
          </table:table-cell>
          <table:table-cell table:style-name="ce5" office:value-type="float" office:value="1808" calcext:value-type="float">
            <text:p>180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29959925" calcext:value-type="float">
            <text:p>629959925</text:p>
          </table:table-cell>
          <table:table-cell table:style-name="ce5" office:value-type="float" office:value="745257561" calcext:value-type="float">
            <text:p>745257561</text:p>
          </table:table-cell>
          <table:table-cell table:style-name="ce5" office:value-type="float" office:value="1431973727" calcext:value-type="float">
            <text:p>1431973727</text:p>
          </table:table-cell>
          <table:table-cell table:style-name="ce5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642074835" calcext:value-type="float">
            <text:p>642074835</text:p>
          </table:table-cell>
          <table:table-cell table:style-name="ce5" office:value-type="float" office:value="1067200267" calcext:value-type="float">
            <text:p>1067200267</text:p>
          </table:table-cell>
          <table:table-cell table:style-name="ce5" office:value-type="float" office:value="255691461" calcext:value-type="float">
            <text:p>255691461</text:p>
          </table:table-cell>
          <table:table-cell table:style-name="ce5" office:value-type="float" office:value="1996" calcext:value-type="float">
            <text:p>199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46420644" calcext:value-type="float">
            <text:p>246420644</text:p>
          </table:table-cell>
          <table:table-cell table:style-name="ce5" office:value-type="float" office:value="1843367200" calcext:value-type="float">
            <text:p>1843367200</text:p>
          </table:table-cell>
          <table:table-cell table:style-name="ce5" office:value-type="float" office:value="2086219218" calcext:value-type="float">
            <text:p>2086219218</text:p>
          </table:table-cell>
          <table:table-cell table:style-name="ce5" office:value-type="float" office:value="2090" calcext:value-type="float">
            <text:p>209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243290364" calcext:value-type="float">
            <text:p>1243290364</text:p>
          </table:table-cell>
          <table:table-cell table:style-name="ce5" office:value-type="float" office:value="1455335263" calcext:value-type="float">
            <text:p>1455335263</text:p>
          </table:table-cell>
          <table:table-cell table:style-name="ce5" office:value-type="float" office:value="1020761798" calcext:value-type="float">
            <text:p>1020761798</text:p>
          </table:table-cell>
          <table:table-cell table:style-name="ce5" office:value-type="float" office:value="2184" calcext:value-type="float">
            <text:p>218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965252708" calcext:value-type="float">
            <text:p>965252708</text:p>
          </table:table-cell>
          <table:table-cell table:style-name="ce5" office:value-type="float" office:value="731575836" calcext:value-type="float">
            <text:p>731575836</text:p>
          </table:table-cell>
          <table:table-cell table:style-name="ce5" office:value-type="float" office:value="237572730" calcext:value-type="float">
            <text:p>237572730</text:p>
          </table:table-cell>
          <table:table-cell table:style-name="ce5" office:value-type="float" office:value="2278" calcext:value-type="float">
            <text:p>227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910786364" calcext:value-type="float">
            <text:p>910786364</text:p>
          </table:table-cell>
          <table:table-cell table:style-name="ce5" office:value-type="float" office:value="2028790356" calcext:value-type="float">
            <text:p>2028790356</text:p>
          </table:table-cell>
          <table:table-cell table:style-name="ce5" office:value-type="float" office:value="2112510141" calcext:value-type="float">
            <text:p>2112510141</text:p>
          </table:table-cell>
          <table:table-cell table:style-name="ce5" office:value-type="float" office:value="2372" calcext:value-type="float">
            <text:p>237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322976804" calcext:value-type="float">
            <text:p>322976804</text:p>
          </table:table-cell>
          <table:table-cell table:style-name="ce5" office:value-type="float" office:value="1293592316" calcext:value-type="float">
            <text:p>1293592316</text:p>
          </table:table-cell>
          <table:table-cell table:style-name="ce5" office:value-type="float" office:value="485326572" calcext:value-type="float">
            <text:p>485326572</text:p>
          </table:table-cell>
          <table:table-cell table:style-name="ce5" office:value-type="float" office:value="2467" calcext:value-type="float">
            <text:p>2467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579966331" calcext:value-type="float">
            <text:p>1579966331</text:p>
          </table:table-cell>
          <table:table-cell table:style-name="ce5" office:value-type="float" office:value="239858931" calcext:value-type="float">
            <text:p>239858931</text:p>
          </table:table-cell>
          <table:table-cell table:style-name="ce5" office:value-type="float" office:value="140306297" calcext:value-type="float">
            <text:p>140306297</text:p>
          </table:table-cell>
          <table:table-cell table:style-name="ce5" office:value-type="float" office:value="2562" calcext:value-type="float">
            <text:p>256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58817596" calcext:value-type="float">
            <text:p>858817596</text:p>
          </table:table-cell>
          <table:table-cell table:style-name="ce5" office:value-type="float" office:value="534175449" calcext:value-type="float">
            <text:p>534175449</text:p>
          </table:table-cell>
          <table:table-cell table:style-name="ce5" office:value-type="float" office:value="717819299" calcext:value-type="float">
            <text:p>717819299</text:p>
          </table:table-cell>
          <table:table-cell table:style-name="ce5" office:value-type="float" office:value="2657" calcext:value-type="float">
            <text:p>2657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909737763" calcext:value-type="float">
            <text:p>909737763</text:p>
          </table:table-cell>
          <table:table-cell table:style-name="ce5" office:value-type="float" office:value="1046322315" calcext:value-type="float">
            <text:p>1046322315</text:p>
          </table:table-cell>
          <table:table-cell table:style-name="ce5" office:value-type="float" office:value="87914301" calcext:value-type="float">
            <text:p>87914301</text:p>
          </table:table-cell>
          <table:table-cell table:style-name="ce5" office:value-type="float" office:value="2752" calcext:value-type="float">
            <text:p>275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26492628" calcext:value-type="float">
            <text:p>2026492628</text:p>
          </table:table-cell>
          <table:table-cell table:style-name="ce5" office:value-type="float" office:value="1470354849" calcext:value-type="float">
            <text:p>1470354849</text:p>
          </table:table-cell>
          <table:table-cell table:style-name="ce5" office:value-type="float" office:value="350312975" calcext:value-type="float">
            <text:p>350312975</text:p>
          </table:table-cell>
          <table:table-cell table:style-name="ce5" office:value-type="float" office:value="2848" calcext:value-type="float">
            <text:p>284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70941516" calcext:value-type="float">
            <text:p>170941516</text:p>
          </table:table-cell>
          <table:table-cell table:style-name="ce5" office:value-type="float" office:value="1552711906" calcext:value-type="float">
            <text:p>1552711906</text:p>
          </table:table-cell>
          <table:table-cell table:style-name="ce5" office:value-type="float" office:value="1219396475" calcext:value-type="float">
            <text:p>1219396475</text:p>
          </table:table-cell>
          <table:table-cell table:style-name="ce5" office:value-type="float" office:value="2944" calcext:value-type="float">
            <text:p>294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828422035" calcext:value-type="float">
            <text:p>1828422035</text:p>
          </table:table-cell>
          <table:table-cell table:style-name="ce5" office:value-type="float" office:value="377979557" calcext:value-type="float">
            <text:p>377979557</text:p>
          </table:table-cell>
          <table:table-cell table:style-name="ce5" office:value-type="float" office:value="195854964" calcext:value-type="float">
            <text:p>195854964</text:p>
          </table:table-cell>
          <table:table-cell table:style-name="ce5" office:value-type="float" office:value="3040" calcext:value-type="float">
            <text:p>304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945623012" calcext:value-type="float">
            <text:p>1945623012</text:p>
          </table:table-cell>
          <table:table-cell table:style-name="ce5" office:value-type="float" office:value="1178306542" calcext:value-type="float">
            <text:p>1178306542</text:p>
          </table:table-cell>
          <table:table-cell table:style-name="ce5" office:value-type="float" office:value="2104253701" calcext:value-type="float">
            <text:p>2104253701</text:p>
          </table:table-cell>
          <table:table-cell table:style-name="ce5" office:value-type="float" office:value="3136" calcext:value-type="float">
            <text:p>313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352454587" calcext:value-type="float">
            <text:p>352454587</text:p>
          </table:table-cell>
          <table:table-cell table:style-name="ce5" office:value-type="float" office:value="1520474058" calcext:value-type="float">
            <text:p>1520474058</text:p>
          </table:table-cell>
          <table:table-cell table:style-name="ce5" office:value-type="float" office:value="1410629823" calcext:value-type="float">
            <text:p>1410629823</text:p>
          </table:table-cell>
          <table:table-cell table:style-name="ce5" office:value-type="float" office:value="3232" calcext:value-type="float">
            <text:p>323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944342525" calcext:value-type="float">
            <text:p>944342525</text:p>
          </table:table-cell>
          <table:table-cell table:style-name="ce5" office:value-type="float" office:value="665569117" calcext:value-type="float">
            <text:p>665569117</text:p>
          </table:table-cell>
          <table:table-cell table:style-name="ce5" office:value-type="float" office:value="1911574365" calcext:value-type="float">
            <text:p>1911574365</text:p>
          </table:table-cell>
          <table:table-cell table:style-name="ce5" office:value-type="float" office:value="3328" calcext:value-type="float">
            <text:p>332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660658955" calcext:value-type="float">
            <text:p>1660658955</text:p>
          </table:table-cell>
          <table:table-cell table:style-name="ce5" office:value-type="float" office:value="1046500887" calcext:value-type="float">
            <text:p>1046500887</text:p>
          </table:table-cell>
          <table:table-cell table:style-name="ce5" office:value-type="float" office:value="1797564635" calcext:value-type="float">
            <text:p>1797564635</text:p>
          </table:table-cell>
          <table:table-cell table:style-name="ce5" office:value-type="float" office:value="3425" calcext:value-type="float">
            <text:p>3425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997567277" calcext:value-type="float">
            <text:p>1997567277</text:p>
          </table:table-cell>
          <table:table-cell table:style-name="ce5" office:value-type="float" office:value="288883269" calcext:value-type="float">
            <text:p>288883269</text:p>
          </table:table-cell>
          <table:table-cell table:style-name="ce5" office:value-type="float" office:value="785264903" calcext:value-type="float">
            <text:p>785264903</text:p>
          </table:table-cell>
          <table:table-cell table:style-name="ce5" office:value-type="float" office:value="3522" calcext:value-type="float">
            <text:p>352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501355354" calcext:value-type="float">
            <text:p>1501355354</text:p>
          </table:table-cell>
          <table:table-cell table:style-name="ce5" office:value-type="float" office:value="904726223" calcext:value-type="float">
            <text:p>904726223</text:p>
          </table:table-cell>
          <table:table-cell table:style-name="ce5" office:value-type="float" office:value="1875375580" calcext:value-type="float">
            <text:p>1875375580</text:p>
          </table:table-cell>
          <table:table-cell table:style-name="ce5" office:value-type="float" office:value="3619" calcext:value-type="float">
            <text:p>3619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346570678" calcext:value-type="float">
            <text:p>346570678</text:p>
          </table:table-cell>
          <table:table-cell table:style-name="ce5" office:value-type="float" office:value="680924268" calcext:value-type="float">
            <text:p>680924268</text:p>
          </table:table-cell>
          <table:table-cell table:style-name="ce5" office:value-type="float" office:value="895846586" calcext:value-type="float">
            <text:p>895846586</text:p>
          </table:table-cell>
          <table:table-cell table:style-name="ce5" office:value-type="float" office:value="3716" calcext:value-type="float">
            <text:p>371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837731770" calcext:value-type="float">
            <text:p>837731770</text:p>
          </table:table-cell>
          <table:table-cell table:style-name="ce5" office:value-type="float" office:value="237911363" calcext:value-type="float">
            <text:p>237911363</text:p>
          </table:table-cell>
          <table:table-cell table:style-name="ce5" office:value-type="float" office:value="821050070" calcext:value-type="float">
            <text:p>821050070</text:p>
          </table:table-cell>
          <table:table-cell table:style-name="ce5" office:value-type="float" office:value="3814" calcext:value-type="float">
            <text:p>381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855062102" calcext:value-type="float">
            <text:p>855062102</text:p>
          </table:table-cell>
          <table:table-cell table:style-name="ce5" office:value-type="float" office:value="1741535177" calcext:value-type="float">
            <text:p>1741535177</text:p>
          </table:table-cell>
          <table:table-cell table:style-name="ce5" office:value-type="float" office:value="794559646" calcext:value-type="float">
            <text:p>794559646</text:p>
          </table:table-cell>
          <table:table-cell table:style-name="ce5" office:value-type="float" office:value="3912" calcext:value-type="float">
            <text:p>391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68175898" calcext:value-type="float">
            <text:p>68175898</text:p>
          </table:table-cell>
          <table:table-cell table:style-name="ce5" office:value-type="float" office:value="1865557850" calcext:value-type="float">
            <text:p>1865557850</text:p>
          </table:table-cell>
          <table:table-cell table:style-name="ce5" office:value-type="float" office:value="681029872" calcext:value-type="float">
            <text:p>681029872</text:p>
          </table:table-cell>
          <table:table-cell table:style-name="ce5" office:value-type="float" office:value="4010" calcext:value-type="float">
            <text:p>401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23533301" calcext:value-type="float">
            <text:p>1223533301</text:p>
          </table:table-cell>
          <table:table-cell table:style-name="ce5" office:value-type="float" office:value="1961915918" calcext:value-type="float">
            <text:p>1961915918</text:p>
          </table:table-cell>
          <table:table-cell table:style-name="ce5" office:value-type="float" office:value="1477351609" calcext:value-type="float">
            <text:p>1477351609</text:p>
          </table:table-cell>
          <table:table-cell table:style-name="ce5" office:value-type="float" office:value="4108" calcext:value-type="float">
            <text:p>410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68260306" calcext:value-type="float">
            <text:p>1768260306</text:p>
          </table:table-cell>
          <table:table-cell table:style-name="ce5" office:value-type="float" office:value="1423925801" calcext:value-type="float">
            <text:p>1423925801</text:p>
          </table:table-cell>
          <table:table-cell table:style-name="ce5" office:value-type="float" office:value="1785127373" calcext:value-type="float">
            <text:p>1785127373</text:p>
          </table:table-cell>
          <table:table-cell table:style-name="ce5" office:value-type="float" office:value="4206" calcext:value-type="float">
            <text:p>420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24758269" calcext:value-type="float">
            <text:p>124758269</text:p>
          </table:table-cell>
          <table:table-cell table:style-name="ce5" office:value-type="float" office:value="1623664251" calcext:value-type="float">
            <text:p>1623664251</text:p>
          </table:table-cell>
          <table:table-cell table:style-name="ce5" office:value-type="float" office:value="1818574559" calcext:value-type="float">
            <text:p>1818574559</text:p>
          </table:table-cell>
          <table:table-cell table:style-name="ce5" office:value-type="float" office:value="4304" calcext:value-type="float">
            <text:p>430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68186635" calcext:value-type="float">
            <text:p>868186635</text:p>
          </table:table-cell>
          <table:table-cell table:style-name="ce5" office:value-type="float" office:value="1221620593" calcext:value-type="float">
            <text:p>1221620593</text:p>
          </table:table-cell>
          <table:table-cell table:style-name="ce5" office:value-type="float" office:value="810548247" calcext:value-type="float">
            <text:p>810548247</text:p>
          </table:table-cell>
          <table:table-cell table:style-name="ce5" office:value-type="float" office:value="4403" calcext:value-type="float">
            <text:p>4403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608869933" calcext:value-type="float">
            <text:p>1608869933</text:p>
          </table:table-cell>
          <table:table-cell table:style-name="ce5" office:value-type="float" office:value="1306679891" calcext:value-type="float">
            <text:p>1306679891</text:p>
          </table:table-cell>
          <table:table-cell table:style-name="ce5" office:value-type="float" office:value="546983086" calcext:value-type="float">
            <text:p>546983086</text:p>
          </table:table-cell>
          <table:table-cell table:style-name="ce5" office:value-type="float" office:value="4502" calcext:value-type="float">
            <text:p>450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310351962" calcext:value-type="float">
            <text:p>1310351962</text:p>
          </table:table-cell>
          <table:table-cell table:style-name="ce5" office:value-type="float" office:value="1140461305" calcext:value-type="float">
            <text:p>1140461305</text:p>
          </table:table-cell>
          <table:table-cell table:style-name="ce5" office:value-type="float" office:value="73916299" calcext:value-type="float">
            <text:p>73916299</text:p>
          </table:table-cell>
          <table:table-cell table:style-name="ce5" office:value-type="float" office:value="4601" calcext:value-type="float">
            <text:p>4601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640615093" calcext:value-type="float">
            <text:p>640615093</text:p>
          </table:table-cell>
          <table:table-cell table:style-name="ce5" office:value-type="float" office:value="1525099754" calcext:value-type="float">
            <text:p>1525099754</text:p>
          </table:table-cell>
          <table:table-cell table:style-name="ce5" office:value-type="float" office:value="1400253192" calcext:value-type="float">
            <text:p>1400253192</text:p>
          </table:table-cell>
          <table:table-cell table:style-name="ce5" office:value-type="float" office:value="4700" calcext:value-type="float">
            <text:p>470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482340626" calcext:value-type="float">
            <text:p>1482340626</text:p>
          </table:table-cell>
          <table:table-cell table:style-name="ce5" office:value-type="float" office:value="1033864894" calcext:value-type="float">
            <text:p>1033864894</text:p>
          </table:table-cell>
          <table:table-cell table:style-name="ce5" office:value-type="float" office:value="1697285771" calcext:value-type="float">
            <text:p>1697285771</text:p>
          </table:table-cell>
          <table:table-cell table:style-name="ce5" office:value-type="float" office:value="4800" calcext:value-type="float">
            <text:p>480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741100733" calcext:value-type="float">
            <text:p>741100733</text:p>
          </table:table-cell>
          <table:table-cell table:style-name="ce5" office:value-type="float" office:value="1067226170" calcext:value-type="float">
            <text:p>1067226170</text:p>
          </table:table-cell>
          <table:table-cell table:style-name="ce5" office:value-type="float" office:value="843495136" calcext:value-type="float">
            <text:p>843495136</text:p>
          </table:table-cell>
          <table:table-cell table:style-name="ce5" office:value-type="float" office:value="4900" calcext:value-type="float">
            <text:p>490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74861131" calcext:value-type="float">
            <text:p>274861131</text:p>
          </table:table-cell>
          <table:table-cell table:style-name="ce5" office:value-type="float" office:value="1393540270" calcext:value-type="float">
            <text:p>1393540270</text:p>
          </table:table-cell>
          <table:table-cell table:style-name="ce5" office:value-type="float" office:value="1977617627" calcext:value-type="float">
            <text:p>1977617627</text:p>
          </table:table-cell>
          <table:table-cell table:style-name="ce5" office:value-type="float" office:value="5000" calcext:value-type="float">
            <text:p>500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353701868" calcext:value-type="float">
            <text:p>353701868</text:p>
          </table:table-cell>
          <table:table-cell table:style-name="ce5" office:value-type="float" office:value="903689737" calcext:value-type="float">
            <text:p>903689737</text:p>
          </table:table-cell>
          <table:table-cell table:style-name="ce5" office:value-type="float" office:value="303807510" calcext:value-type="float">
            <text:p>303807510</text:p>
          </table:table-cell>
          <table:table-cell table:style-name="ce5" office:value-type="float" office:value="5100" calcext:value-type="float">
            <text:p>510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432557812" calcext:value-type="float">
            <text:p>432557812</text:p>
          </table:table-cell>
          <table:table-cell table:style-name="ce5" office:value-type="float" office:value="1470145050" calcext:value-type="float">
            <text:p>1470145050</text:p>
          </table:table-cell>
          <table:table-cell table:style-name="ce5" office:value-type="float" office:value="1081464267" calcext:value-type="float">
            <text:p>1081464267</text:p>
          </table:table-cell>
          <table:table-cell table:style-name="ce5" office:value-type="float" office:value="5200" calcext:value-type="float">
            <text:p>520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766997803" calcext:value-type="float">
            <text:p>766997803</text:p>
          </table:table-cell>
          <table:table-cell table:style-name="ce5" office:value-type="float" office:value="687597133" calcext:value-type="float">
            <text:p>687597133</text:p>
          </table:table-cell>
          <table:table-cell table:style-name="ce5" office:value-type="float" office:value="1485838693" calcext:value-type="float">
            <text:p>1485838693</text:p>
          </table:table-cell>
          <table:table-cell table:style-name="ce5" office:value-type="float" office:value="5300" calcext:value-type="float">
            <text:p>530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35219725" calcext:value-type="float">
            <text:p>1735219725</text:p>
          </table:table-cell>
          <table:table-cell table:style-name="ce5" office:value-type="float" office:value="1631630055" calcext:value-type="float">
            <text:p>1631630055</text:p>
          </table:table-cell>
          <table:table-cell table:style-name="ce5" office:value-type="float" office:value="614655931" calcext:value-type="float">
            <text:p>614655931</text:p>
          </table:table-cell>
          <table:table-cell table:style-name="ce5" office:value-type="float" office:value="5401" calcext:value-type="float">
            <text:p>5401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09978235" calcext:value-type="float">
            <text:p>1009978235</text:p>
          </table:table-cell>
          <table:table-cell table:style-name="ce5" office:value-type="float" office:value="1453922484" calcext:value-type="float">
            <text:p>1453922484</text:p>
          </table:table-cell>
          <table:table-cell table:style-name="ce5" office:value-type="float" office:value="1921955698" calcext:value-type="float">
            <text:p>1921955698</text:p>
          </table:table-cell>
          <table:table-cell table:style-name="ce5" office:value-type="float" office:value="5502" calcext:value-type="float">
            <text:p>550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993441853" calcext:value-type="float">
            <text:p>993441853</text:p>
          </table:table-cell>
          <table:table-cell table:style-name="ce5" office:value-type="float" office:value="481249820" calcext:value-type="float">
            <text:p>481249820</text:p>
          </table:table-cell>
          <table:table-cell table:style-name="ce5" office:value-type="float" office:value="1273651048" calcext:value-type="float">
            <text:p>1273651048</text:p>
          </table:table-cell>
          <table:table-cell table:style-name="ce5" office:value-type="float" office:value="5603" calcext:value-type="float">
            <text:p>5603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91860170" calcext:value-type="float">
            <text:p>91860170</text:p>
          </table:table-cell>
          <table:table-cell table:style-name="ce5" office:value-type="float" office:value="539614803" calcext:value-type="float">
            <text:p>539614803</text:p>
          </table:table-cell>
          <table:table-cell table:style-name="ce5" office:value-type="float" office:value="1674599722" calcext:value-type="float">
            <text:p>1674599722</text:p>
          </table:table-cell>
          <table:table-cell table:style-name="ce5" office:value-type="float" office:value="5704" calcext:value-type="float">
            <text:p>570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000617926" calcext:value-type="float">
            <text:p>2000617926</text:p>
          </table:table-cell>
          <table:table-cell table:style-name="ce5" office:value-type="float" office:value="1053858553" calcext:value-type="float">
            <text:p>1053858553</text:p>
          </table:table-cell>
          <table:table-cell table:style-name="ce5" office:value-type="float" office:value="202640191" calcext:value-type="float">
            <text:p>202640191</text:p>
          </table:table-cell>
          <table:table-cell table:style-name="ce5" office:value-type="float" office:value="5806" calcext:value-type="float">
            <text:p>580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34005545" calcext:value-type="float">
            <text:p>1234005545</text:p>
          </table:table-cell>
          <table:table-cell table:style-name="ce5" office:value-type="float" office:value="1466618091" calcext:value-type="float">
            <text:p>1466618091</text:p>
          </table:table-cell>
          <table:table-cell table:style-name="ce5" office:value-type="float" office:value="478255307" calcext:value-type="float">
            <text:p>478255307</text:p>
          </table:table-cell>
          <table:table-cell table:style-name="ce5" office:value-type="float" office:value="5908" calcext:value-type="float">
            <text:p>590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681606078" calcext:value-type="float">
            <text:p>1681606078</text:p>
          </table:table-cell>
          <table:table-cell table:style-name="ce5" office:value-type="float" office:value="1462465216" calcext:value-type="float">
            <text:p>1462465216</text:p>
          </table:table-cell>
          <table:table-cell table:style-name="ce5" office:value-type="float" office:value="1436235116" calcext:value-type="float">
            <text:p>1436235116</text:p>
          </table:table-cell>
          <table:table-cell table:style-name="ce5" office:value-type="float" office:value="6010" calcext:value-type="float">
            <text:p>601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868545266" calcext:value-type="float">
            <text:p>1868545266</text:p>
          </table:table-cell>
          <table:table-cell table:style-name="ce5" office:value-type="float" office:value="2017613888" calcext:value-type="float">
            <text:p>2017613888</text:p>
          </table:table-cell>
          <table:table-cell table:style-name="ce5" office:value-type="float" office:value="1599584015" calcext:value-type="float">
            <text:p>1599584015</text:p>
          </table:table-cell>
          <table:table-cell table:style-name="ce5" office:value-type="float" office:value="6112" calcext:value-type="float">
            <text:p>611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986900957" calcext:value-type="float">
            <text:p>1986900957</text:p>
          </table:table-cell>
          <table:table-cell table:style-name="ce5" office:value-type="float" office:value="1090980031" calcext:value-type="float">
            <text:p>1090980031</text:p>
          </table:table-cell>
          <table:table-cell table:style-name="ce5" office:value-type="float" office:value="559549189" calcext:value-type="float">
            <text:p>559549189</text:p>
          </table:table-cell>
          <table:table-cell table:style-name="ce5" office:value-type="float" office:value="6214" calcext:value-type="float">
            <text:p>621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473657899" calcext:value-type="float">
            <text:p>473657899</text:p>
          </table:table-cell>
          <table:table-cell table:style-name="ce5" office:value-type="float" office:value="1272191548" calcext:value-type="float">
            <text:p>1272191548</text:p>
          </table:table-cell>
          <table:table-cell table:style-name="ce5" office:value-type="float" office:value="275751167" calcext:value-type="float">
            <text:p>275751167</text:p>
          </table:table-cell>
          <table:table-cell table:style-name="ce5" office:value-type="float" office:value="6316" calcext:value-type="float">
            <text:p>631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46425356" calcext:value-type="float">
            <text:p>46425356</text:p>
          </table:table-cell>
          <table:table-cell table:style-name="ce5" office:value-type="float" office:value="2109230771" calcext:value-type="float">
            <text:p>2109230771</text:p>
          </table:table-cell>
          <table:table-cell table:style-name="ce5" office:value-type="float" office:value="455397223" calcext:value-type="float">
            <text:p>455397223</text:p>
          </table:table-cell>
          <table:table-cell table:style-name="ce5" office:value-type="float" office:value="6419" calcext:value-type="float">
            <text:p>6419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734394067" calcext:value-type="float">
            <text:p>734394067</text:p>
          </table:table-cell>
          <table:table-cell table:style-name="ce5" office:value-type="float" office:value="1205595160" calcext:value-type="float">
            <text:p>1205595160</text:p>
          </table:table-cell>
          <table:table-cell table:style-name="ce5" office:value-type="float" office:value="2117025071" calcext:value-type="float">
            <text:p>2117025071</text:p>
          </table:table-cell>
          <table:table-cell table:style-name="ce5" office:value-type="float" office:value="6522" calcext:value-type="float">
            <text:p>652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372559012" calcext:value-type="float">
            <text:p>1372559012</text:p>
          </table:table-cell>
          <table:table-cell table:style-name="ce5" office:value-type="float" office:value="1135330375" calcext:value-type="float">
            <text:p>1135330375</text:p>
          </table:table-cell>
          <table:table-cell table:style-name="ce5" office:value-type="float" office:value="1227443281" calcext:value-type="float">
            <text:p>1227443281</text:p>
          </table:table-cell>
          <table:table-cell table:style-name="ce5" office:value-type="float" office:value="6625" calcext:value-type="float">
            <text:p>6625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329967868" calcext:value-type="float">
            <text:p>329967868</text:p>
          </table:table-cell>
          <table:table-cell table:style-name="ce5" office:value-type="float" office:value="256527572" calcext:value-type="float">
            <text:p>256527572</text:p>
          </table:table-cell>
          <table:table-cell table:style-name="ce5" office:value-type="float" office:value="1040228914" calcext:value-type="float">
            <text:p>1040228914</text:p>
          </table:table-cell>
          <table:table-cell table:style-name="ce5" office:value-type="float" office:value="6728" calcext:value-type="float">
            <text:p>672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967178340" calcext:value-type="float">
            <text:p>967178340</text:p>
          </table:table-cell>
          <table:table-cell table:style-name="ce5" office:value-type="float" office:value="2058544764" calcext:value-type="float">
            <text:p>2058544764</text:p>
          </table:table-cell>
          <table:table-cell table:style-name="ce5" office:value-type="float" office:value="941300247" calcext:value-type="float">
            <text:p>941300247</text:p>
          </table:table-cell>
          <table:table-cell table:style-name="ce5" office:value-type="float" office:value="6832" calcext:value-type="float">
            <text:p>683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062628667" calcext:value-type="float">
            <text:p>1062628667</text:p>
          </table:table-cell>
          <table:table-cell table:style-name="ce5" office:value-type="float" office:value="1452585844" calcext:value-type="float">
            <text:p>1452585844</text:p>
          </table:table-cell>
          <table:table-cell table:style-name="ce5" office:value-type="float" office:value="1589661245" calcext:value-type="float">
            <text:p>1589661245</text:p>
          </table:table-cell>
          <table:table-cell table:style-name="ce5" office:value-type="float" office:value="6936" calcext:value-type="float">
            <text:p>693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125989501" calcext:value-type="float">
            <text:p>1125989501</text:p>
          </table:table-cell>
          <table:table-cell table:style-name="ce5" office:value-type="float" office:value="926030427" calcext:value-type="float">
            <text:p>926030427</text:p>
          </table:table-cell>
          <table:table-cell table:style-name="ce5" office:value-type="float" office:value="1464145605" calcext:value-type="float">
            <text:p>1464145605</text:p>
          </table:table-cell>
          <table:table-cell table:style-name="ce5" office:value-type="float" office:value="7040" calcext:value-type="float">
            <text:p>704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79637131" calcext:value-type="float">
            <text:p>879637131</text:p>
          </table:table-cell>
          <table:table-cell table:style-name="ce5" office:value-type="float" office:value="1072779024" calcext:value-type="float">
            <text:p>1072779024</text:p>
          </table:table-cell>
          <table:table-cell table:style-name="ce5" office:value-type="float" office:value="2054961922" calcext:value-type="float">
            <text:p>2054961922</text:p>
          </table:table-cell>
          <table:table-cell table:style-name="ce5" office:value-type="float" office:value="7144" calcext:value-type="float">
            <text:p>714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783827885" calcext:value-type="float">
            <text:p>783827885</text:p>
          </table:table-cell>
          <table:table-cell table:style-name="ce5" office:value-type="float" office:value="249818416" calcext:value-type="float">
            <text:p>249818416</text:p>
          </table:table-cell>
          <table:table-cell table:style-name="ce5" office:value-type="float" office:value="174102451" calcext:value-type="float">
            <text:p>174102451</text:p>
          </table:table-cell>
          <table:table-cell table:style-name="ce5" office:value-type="float" office:value="7248" calcext:value-type="float">
            <text:p>724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130566363" calcext:value-type="float">
            <text:p>1130566363</text:p>
          </table:table-cell>
          <table:table-cell table:style-name="ce5" office:value-type="float" office:value="433833872" calcext:value-type="float">
            <text:p>433833872</text:p>
          </table:table-cell>
          <table:table-cell table:style-name="ce5" office:value-type="float" office:value="2066205961" calcext:value-type="float">
            <text:p>2066205961</text:p>
          </table:table-cell>
          <table:table-cell table:style-name="ce5" office:value-type="float" office:value="7352" calcext:value-type="float">
            <text:p>735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493545437" calcext:value-type="float">
            <text:p>493545437</text:p>
          </table:table-cell>
          <table:table-cell table:style-name="ce5" office:value-type="float" office:value="354637488" calcext:value-type="float">
            <text:p>354637488</text:p>
          </table:table-cell>
          <table:table-cell table:style-name="ce5" office:value-type="float" office:value="1094629054" calcext:value-type="float">
            <text:p>1094629054</text:p>
          </table:table-cell>
          <table:table-cell table:style-name="ce5" office:value-type="float" office:value="7457" calcext:value-type="float">
            <text:p>7457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436311083" calcext:value-type="float">
            <text:p>1436311083</text:p>
          </table:table-cell>
          <table:table-cell table:style-name="ce5" office:value-type="float" office:value="370803727" calcext:value-type="float">
            <text:p>370803727</text:p>
          </table:table-cell>
          <table:table-cell table:style-name="ce5" office:value-type="float" office:value="201347793" calcext:value-type="float">
            <text:p>201347793</text:p>
          </table:table-cell>
          <table:table-cell table:style-name="ce5" office:value-type="float" office:value="7562" calcext:value-type="float">
            <text:p>756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16684812" calcext:value-type="float">
            <text:p>216684812</text:p>
          </table:table-cell>
          <table:table-cell table:style-name="ce5" office:value-type="float" office:value="1180503085" calcext:value-type="float">
            <text:p>1180503085</text:p>
          </table:table-cell>
          <table:table-cell table:style-name="ce5" office:value-type="float" office:value="597883604" calcext:value-type="float">
            <text:p>597883604</text:p>
          </table:table-cell>
          <table:table-cell table:style-name="ce5" office:value-type="float" office:value="7667" calcext:value-type="float">
            <text:p>7667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836851923" calcext:value-type="float">
            <text:p>1836851923</text:p>
          </table:table-cell>
          <table:table-cell table:style-name="ce5" office:value-type="float" office:value="1598301318" calcext:value-type="float">
            <text:p>1598301318</text:p>
          </table:table-cell>
          <table:table-cell table:style-name="ce5" office:value-type="float" office:value="707416610" calcext:value-type="float">
            <text:p>707416610</text:p>
          </table:table-cell>
          <table:table-cell table:style-name="ce5" office:value-type="float" office:value="7772" calcext:value-type="float">
            <text:p>777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892829860" calcext:value-type="float">
            <text:p>1892829860</text:p>
          </table:table-cell>
          <table:table-cell table:style-name="ce5" office:value-type="float" office:value="1112698258" calcext:value-type="float">
            <text:p>1112698258</text:p>
          </table:table-cell>
          <table:table-cell table:style-name="ce5" office:value-type="float" office:value="677260109" calcext:value-type="float">
            <text:p>677260109</text:p>
          </table:table-cell>
          <table:table-cell table:style-name="ce5" office:value-type="float" office:value="7878" calcext:value-type="float">
            <text:p>787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116179195" calcext:value-type="float">
            <text:p>2116179195</text:p>
          </table:table-cell>
          <table:table-cell table:style-name="ce5" office:value-type="float" office:value="881412278" calcext:value-type="float">
            <text:p>881412278</text:p>
          </table:table-cell>
          <table:table-cell table:style-name="ce5" office:value-type="float" office:value="475646273" calcext:value-type="float">
            <text:p>475646273</text:p>
          </table:table-cell>
          <table:table-cell table:style-name="ce5" office:value-type="float" office:value="7984" calcext:value-type="float">
            <text:p>798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147035836" calcext:value-type="float">
            <text:p>2147035836</text:p>
          </table:table-cell>
          <table:table-cell table:style-name="ce5" office:value-type="float" office:value="1716640289" calcext:value-type="float">
            <text:p>1716640289</text:p>
          </table:table-cell>
          <table:table-cell table:style-name="ce5" office:value-type="float" office:value="1985365505" calcext:value-type="float">
            <text:p>1985365505</text:p>
          </table:table-cell>
          <table:table-cell table:style-name="ce5" office:value-type="float" office:value="8090" calcext:value-type="float">
            <text:p>809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063558307" calcext:value-type="float">
            <text:p>1063558307</text:p>
          </table:table-cell>
          <table:table-cell table:style-name="ce5" office:value-type="float" office:value="219582051" calcext:value-type="float">
            <text:p>219582051</text:p>
          </table:table-cell>
          <table:table-cell table:style-name="ce5" office:value-type="float" office:value="598644118" calcext:value-type="float">
            <text:p>598644118</text:p>
          </table:table-cell>
          <table:table-cell table:style-name="ce5" office:value-type="float" office:value="8196" calcext:value-type="float">
            <text:p>819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18063444" calcext:value-type="float">
            <text:p>1718063444</text:p>
          </table:table-cell>
          <table:table-cell table:style-name="ce5" office:value-type="float" office:value="900115240" calcext:value-type="float">
            <text:p>900115240</text:p>
          </table:table-cell>
          <table:table-cell table:style-name="ce5" office:value-type="float" office:value="2006809040" calcext:value-type="float">
            <text:p>2006809040</text:p>
          </table:table-cell>
          <table:table-cell table:style-name="ce5" office:value-type="float" office:value="8302" calcext:value-type="float">
            <text:p>830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427172300" calcext:value-type="float">
            <text:p>427172300</text:p>
          </table:table-cell>
          <table:table-cell table:style-name="ce5" office:value-type="float" office:value="1276903800" calcext:value-type="float">
            <text:p>1276903800</text:p>
          </table:table-cell>
          <table:table-cell table:style-name="ce5" office:value-type="float" office:value="1746627262" calcext:value-type="float">
            <text:p>1746627262</text:p>
          </table:table-cell>
          <table:table-cell table:style-name="ce5" office:value-type="float" office:value="8408" calcext:value-type="float">
            <text:p>840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447010835" calcext:value-type="float">
            <text:p>447010835</text:p>
          </table:table-cell>
          <table:table-cell table:style-name="ce5" office:value-type="float" office:value="1707869287" calcext:value-type="float">
            <text:p>1707869287</text:p>
          </table:table-cell>
          <table:table-cell table:style-name="ce5" office:value-type="float" office:value="349051349" calcext:value-type="float">
            <text:p>349051349</text:p>
          </table:table-cell>
          <table:table-cell table:style-name="ce5" office:value-type="float" office:value="8515" calcext:value-type="float">
            <text:p>8515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13303141" calcext:value-type="float">
            <text:p>1013303141</text:p>
          </table:table-cell>
          <table:table-cell table:style-name="ce5" office:value-type="float" office:value="902499637" calcext:value-type="float">
            <text:p>902499637</text:p>
          </table:table-cell>
          <table:table-cell table:style-name="ce5" office:value-type="float" office:value="360018645" calcext:value-type="float">
            <text:p>360018645</text:p>
          </table:table-cell>
          <table:table-cell table:style-name="ce5" office:value-type="float" office:value="8622" calcext:value-type="float">
            <text:p>862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040562147" calcext:value-type="float">
            <text:p>1040562147</text:p>
          </table:table-cell>
          <table:table-cell table:style-name="ce5" office:value-type="float" office:value="781592478" calcext:value-type="float">
            <text:p>781592478</text:p>
          </table:table-cell>
          <table:table-cell table:style-name="ce5" office:value-type="float" office:value="433545517" calcext:value-type="float">
            <text:p>433545517</text:p>
          </table:table-cell>
          <table:table-cell table:style-name="ce5" office:value-type="float" office:value="8729" calcext:value-type="float">
            <text:p>8729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68658964" calcext:value-type="float">
            <text:p>1768658964</text:p>
          </table:table-cell>
          <table:table-cell table:style-name="ce5" office:value-type="float" office:value="861959897" calcext:value-type="float">
            <text:p>861959897</text:p>
          </table:table-cell>
          <table:table-cell table:style-name="ce5" office:value-type="float" office:value="1258183732" calcext:value-type="float">
            <text:p>1258183732</text:p>
          </table:table-cell>
          <table:table-cell table:style-name="ce5" office:value-type="float" office:value="8836" calcext:value-type="float">
            <text:p>883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382552332" calcext:value-type="float">
            <text:p>382552332</text:p>
          </table:table-cell>
          <table:table-cell table:style-name="ce5" office:value-type="float" office:value="284845195" calcext:value-type="float">
            <text:p>284845195</text:p>
          </table:table-cell>
          <table:table-cell table:style-name="ce5" office:value-type="float" office:value="992312271" calcext:value-type="float">
            <text:p>992312271</text:p>
          </table:table-cell>
          <table:table-cell table:style-name="ce5" office:value-type="float" office:value="8944" calcext:value-type="float">
            <text:p>894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138485459" calcext:value-type="float">
            <text:p>2138485459</text:p>
          </table:table-cell>
          <table:table-cell table:style-name="ce5" office:value-type="float" office:value="393883040" calcext:value-type="float">
            <text:p>393883040</text:p>
          </table:table-cell>
          <table:table-cell table:style-name="ce5" office:value-type="float" office:value="94046388" calcext:value-type="float">
            <text:p>94046388</text:p>
          </table:table-cell>
          <table:table-cell table:style-name="ce5" office:value-type="float" office:value="9052" calcext:value-type="float">
            <text:p>905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238776485" calcext:value-type="float">
            <text:p>1238776485</text:p>
          </table:table-cell>
          <table:table-cell table:style-name="ce5" office:value-type="float" office:value="1947109600" calcext:value-type="float">
            <text:p>1947109600</text:p>
          </table:table-cell>
          <table:table-cell table:style-name="ce5" office:value-type="float" office:value="727434922" calcext:value-type="float">
            <text:p>727434922</text:p>
          </table:table-cell>
          <table:table-cell table:style-name="ce5" office:value-type="float" office:value="9160" calcext:value-type="float">
            <text:p>916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62416034" calcext:value-type="float">
            <text:p>262416034</text:p>
          </table:table-cell>
          <table:table-cell table:style-name="ce5" office:value-type="float" office:value="1695259295" calcext:value-type="float">
            <text:p>1695259295</text:p>
          </table:table-cell>
          <table:table-cell table:style-name="ce5" office:value-type="float" office:value="450383842" calcext:value-type="float">
            <text:p>450383842</text:p>
          </table:table-cell>
          <table:table-cell table:style-name="ce5" office:value-type="float" office:value="9268" calcext:value-type="float">
            <text:p>926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642354093" calcext:value-type="float">
            <text:p>1642354093</text:p>
          </table:table-cell>
          <table:table-cell table:style-name="ce5" office:value-type="float" office:value="1237438428" calcext:value-type="float">
            <text:p>1237438428</text:p>
          </table:table-cell>
          <table:table-cell table:style-name="ce5" office:value-type="float" office:value="186646454" calcext:value-type="float">
            <text:p>186646454</text:p>
          </table:table-cell>
          <table:table-cell table:style-name="ce5" office:value-type="float" office:value="9376" calcext:value-type="float">
            <text:p>937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437913306" calcext:value-type="float">
            <text:p>1437913306</text:p>
          </table:table-cell>
          <table:table-cell table:style-name="ce5" office:value-type="float" office:value="757165971" calcext:value-type="float">
            <text:p>757165971</text:p>
          </table:table-cell>
          <table:table-cell table:style-name="ce5" office:value-type="float" office:value="912430989" calcext:value-type="float">
            <text:p>912430989</text:p>
          </table:table-cell>
          <table:table-cell table:style-name="ce5" office:value-type="float" office:value="9484" calcext:value-type="float">
            <text:p>948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75442997" calcext:value-type="float">
            <text:p>1375442997</text:p>
          </table:table-cell>
          <table:table-cell table:style-name="ce5" office:value-type="float" office:value="1995919032" calcext:value-type="float">
            <text:p>1995919032</text:p>
          </table:table-cell>
          <table:table-cell table:style-name="ce5" office:value-type="float" office:value="1688721004" calcext:value-type="float">
            <text:p>1688721004</text:p>
          </table:table-cell>
          <table:table-cell table:style-name="ce5" office:value-type="float" office:value="9593" calcext:value-type="float">
            <text:p>9593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556463507" calcext:value-type="float">
            <text:p>1556463507</text:p>
          </table:table-cell>
          <table:table-cell table:style-name="ce5" office:value-type="float" office:value="865987623" calcext:value-type="float">
            <text:p>865987623</text:p>
          </table:table-cell>
          <table:table-cell table:style-name="ce5" office:value-type="float" office:value="1101460806" calcext:value-type="float">
            <text:p>1101460806</text:p>
          </table:table-cell>
          <table:table-cell table:style-name="ce5" office:value-type="float" office:value="9702" calcext:value-type="float">
            <text:p>970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983845860" calcext:value-type="float">
            <text:p>983845860</text:p>
          </table:table-cell>
          <table:table-cell table:style-name="ce5" office:value-type="float" office:value="117490804" calcext:value-type="float">
            <text:p>117490804</text:p>
          </table:table-cell>
          <table:table-cell table:style-name="ce5" office:value-type="float" office:value="2025053607" calcext:value-type="float">
            <text:p>2025053607</text:p>
          </table:table-cell>
          <table:table-cell table:style-name="ce5" office:value-type="float" office:value="9811" calcext:value-type="float">
            <text:p>9811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020763067" calcext:value-type="float">
            <text:p>2020763067</text:p>
          </table:table-cell>
          <table:table-cell table:style-name="ce5" office:value-type="float" office:value="1500925275" calcext:value-type="float">
            <text:p>1500925275</text:p>
          </table:table-cell>
          <table:table-cell table:style-name="ce5" office:value-type="float" office:value="1778835331" calcext:value-type="float">
            <text:p>1778835331</text:p>
          </table:table-cell>
          <table:table-cell table:style-name="ce5" office:value-type="float" office:value="9920" calcext:value-type="float">
            <text:p>992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510973948" calcext:value-type="float">
            <text:p>510973948</text:p>
          </table:table-cell>
          <table:table-cell table:style-name="ce5" office:value-type="float" office:value="1505617937" calcext:value-type="float">
            <text:p>1505617937</text:p>
          </table:table-cell>
          <table:table-cell table:style-name="ce5" office:value-type="float" office:value="1336242571" calcext:value-type="float">
            <text:p>1336242571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52035683" calcext:value-type="float">
            <text:p>152035683</text:p>
          </table:table-cell>
          <table:table-cell table:style-name="ce5" office:value-type="float" office:value="1967831090" calcext:value-type="float">
            <text:p>1967831090</text:p>
          </table:table-cell>
          <table:table-cell table:style-name="ce5" office:value-type="float" office:value="1920284216" calcext:value-type="float">
            <text:p>1920284216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905666708" calcext:value-type="float">
            <text:p>1905666708</text:p>
          </table:table-cell>
          <table:table-cell table:style-name="ce5" office:value-type="float" office:value="403843222" calcext:value-type="float">
            <text:p>403843222</text:p>
          </table:table-cell>
          <table:table-cell table:style-name="ce5" office:value-type="float" office:value="756752061" calcext:value-type="float">
            <text:p>756752061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969235084" calcext:value-type="float">
            <text:p>969235084</text:p>
          </table:table-cell>
          <table:table-cell table:style-name="ce5" office:value-type="float" office:value="1892448706" calcext:value-type="float">
            <text:p>1892448706</text:p>
          </table:table-cell>
          <table:table-cell table:style-name="ce5" office:value-type="float" office:value="400744675" calcext:value-type="float">
            <text:p>400744675</text:p>
          </table:table-cell>
          <table:table-cell table:style-name="ce5" office:value-type="float" office:value="360" calcext:value-type="float">
            <text:p>36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270586707" calcext:value-type="float">
            <text:p>1270586707</text:p>
          </table:table-cell>
          <table:table-cell table:style-name="ce5" office:value-type="float" office:value="1277652293" calcext:value-type="float">
            <text:p>1277652293</text:p>
          </table:table-cell>
          <table:table-cell table:style-name="ce5" office:value-type="float" office:value="1563763662" calcext:value-type="float">
            <text:p>1563763662</text:p>
          </table:table-cell>
          <table:table-cell table:style-name="ce5" office:value-type="float" office:value="470" calcext:value-type="float">
            <text:p>47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73388837" calcext:value-type="float">
            <text:p>173388837</text:p>
          </table:table-cell>
          <table:table-cell table:style-name="ce5" office:value-type="float" office:value="1371228111" calcext:value-type="float">
            <text:p>1371228111</text:p>
          </table:table-cell>
          <table:table-cell table:style-name="ce5" office:value-type="float" office:value="458617619" calcext:value-type="float">
            <text:p>458617619</text:p>
          </table:table-cell>
          <table:table-cell table:style-name="ce5" office:value-type="float" office:value="580" calcext:value-type="float">
            <text:p>58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0873122" calcext:value-type="float">
            <text:p>10873122</text:p>
          </table:table-cell>
          <table:table-cell table:style-name="ce5" office:value-type="float" office:value="1023465325" calcext:value-type="float">
            <text:p>1023465325</text:p>
          </table:table-cell>
          <table:table-cell table:style-name="ce5" office:value-type="float" office:value="767732315" calcext:value-type="float">
            <text:p>767732315</text:p>
          </table:table-cell>
          <table:table-cell table:style-name="ce5" office:value-type="float" office:value="691" calcext:value-type="float">
            <text:p>691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08451373" calcext:value-type="float">
            <text:p>208451373</text:p>
          </table:table-cell>
          <table:table-cell table:style-name="ce5" office:value-type="float" office:value="242189894" calcext:value-type="float">
            <text:p>242189894</text:p>
          </table:table-cell>
          <table:table-cell table:style-name="ce5" office:value-type="float" office:value="845349030" calcext:value-type="float">
            <text:p>845349030</text:p>
          </table:table-cell>
          <table:table-cell table:style-name="ce5" office:value-type="float" office:value="802" calcext:value-type="float">
            <text:p>80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896396122" calcext:value-type="float">
            <text:p>896396122</text:p>
          </table:table-cell>
          <table:table-cell table:style-name="ce5" office:value-type="float" office:value="831820497" calcext:value-type="float">
            <text:p>831820497</text:p>
          </table:table-cell>
          <table:table-cell table:style-name="ce5" office:value-type="float" office:value="931101448" calcext:value-type="float">
            <text:p>931101448</text:p>
          </table:table-cell>
          <table:table-cell table:style-name="ce5" office:value-type="float" office:value="913" calcext:value-type="float">
            <text:p>913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131831733" calcext:value-type="float">
            <text:p>1131831733</text:p>
          </table:table-cell>
          <table:table-cell table:style-name="ce5" office:value-type="float" office:value="663664755" calcext:value-type="float">
            <text:p>663664755</text:p>
          </table:table-cell>
          <table:table-cell table:style-name="ce5" office:value-type="float" office:value="427364365" calcext:value-type="float">
            <text:p>427364365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85782547" calcext:value-type="float">
            <text:p>285782547</text:p>
          </table:table-cell>
          <table:table-cell table:style-name="ce5" office:value-type="float" office:value="790571353" calcext:value-type="float">
            <text:p>790571353</text:p>
          </table:table-cell>
          <table:table-cell table:style-name="ce5" office:value-type="float" office:value="1456512536" calcext:value-type="float">
            <text:p>1456512536</text:p>
          </table:table-cell>
          <table:table-cell table:style-name="ce5" office:value-type="float" office:value="1136" calcext:value-type="float">
            <text:p>113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373830501" calcext:value-type="float">
            <text:p>1373830501</text:p>
          </table:table-cell>
          <table:table-cell table:style-name="ce5" office:value-type="float" office:value="917928970" calcext:value-type="float">
            <text:p>917928970</text:p>
          </table:table-cell>
          <table:table-cell table:style-name="ce5" office:value-type="float" office:value="2095887123" calcext:value-type="float">
            <text:p>2095887123</text:p>
          </table:table-cell>
          <table:table-cell table:style-name="ce5" office:value-type="float" office:value="1248" calcext:value-type="float">
            <text:p>124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25047011" calcext:value-type="float">
            <text:p>225047011</text:p>
          </table:table-cell>
          <table:table-cell table:style-name="ce5" office:value-type="float" office:value="539849758" calcext:value-type="float">
            <text:p>539849758</text:p>
          </table:table-cell>
          <table:table-cell table:style-name="ce5" office:value-type="float" office:value="1111374350" calcext:value-type="float">
            <text:p>1111374350</text:p>
          </table:table-cell>
          <table:table-cell table:style-name="ce5" office:value-type="float" office:value="1360" calcext:value-type="float">
            <text:p>136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646409748" calcext:value-type="float">
            <text:p>646409748</text:p>
          </table:table-cell>
          <table:table-cell table:style-name="ce5" office:value-type="float" office:value="1420188761" calcext:value-type="float">
            <text:p>1420188761</text:p>
          </table:table-cell>
          <table:table-cell table:style-name="ce5" office:value-type="float" office:value="1721419176" calcext:value-type="float">
            <text:p>1721419176</text:p>
          </table:table-cell>
          <table:table-cell table:style-name="ce5" office:value-type="float" office:value="1472" calcext:value-type="float">
            <text:p>147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88859403" calcext:value-type="float">
            <text:p>88859403</text:p>
          </table:table-cell>
          <table:table-cell table:style-name="ce5" office:value-type="float" office:value="1514935563" calcext:value-type="float">
            <text:p>1514935563</text:p>
          </table:table-cell>
          <table:table-cell table:style-name="ce5" office:value-type="float" office:value="988281416" calcext:value-type="float">
            <text:p>988281416</text:p>
          </table:table-cell>
          <table:table-cell table:style-name="ce5" office:value-type="float" office:value="1584" calcext:value-type="float">
            <text:p>158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958850860" calcext:value-type="float">
            <text:p>958850860</text:p>
          </table:table-cell>
          <table:table-cell table:style-name="ce5" office:value-type="float" office:value="602881825" calcext:value-type="float">
            <text:p>602881825</text:p>
          </table:table-cell>
          <table:table-cell table:style-name="ce5" office:value-type="float" office:value="1516957313" calcext:value-type="float">
            <text:p>1516957313</text:p>
          </table:table-cell>
          <table:table-cell table:style-name="ce5" office:value-type="float" office:value="1696" calcext:value-type="float">
            <text:p>169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89109428" calcext:value-type="float">
            <text:p>689109428</text:p>
          </table:table-cell>
          <table:table-cell table:style-name="ce5" office:value-type="float" office:value="720289122" calcext:value-type="float">
            <text:p>720289122</text:p>
          </table:table-cell>
          <table:table-cell table:style-name="ce5" office:value-type="float" office:value="1115390291" calcext:value-type="float">
            <text:p>1115390291</text:p>
          </table:table-cell>
          <table:table-cell table:style-name="ce5" office:value-type="float" office:value="1809" calcext:value-type="float">
            <text:p>1809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482842731" calcext:value-type="float">
            <text:p>482842731</text:p>
          </table:table-cell>
          <table:table-cell table:style-name="ce5" office:value-type="float" office:value="1043216422" calcext:value-type="float">
            <text:p>1043216422</text:p>
          </table:table-cell>
          <table:table-cell table:style-name="ce5" office:value-type="float" office:value="1037715009" calcext:value-type="float">
            <text:p>1037715009</text:p>
          </table:table-cell>
          <table:table-cell table:style-name="ce5" office:value-type="float" office:value="1922" calcext:value-type="float">
            <text:p>192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944557773" calcext:value-type="float">
            <text:p>1944557773</text:p>
          </table:table-cell>
          <table:table-cell table:style-name="ce5" office:value-type="float" office:value="1924180081" calcext:value-type="float">
            <text:p>1924180081</text:p>
          </table:table-cell>
          <table:table-cell table:style-name="ce5" office:value-type="float" office:value="1776700707" calcext:value-type="float">
            <text:p>1776700707</text:p>
          </table:table-cell>
          <table:table-cell table:style-name="ce5" office:value-type="float" office:value="2035" calcext:value-type="float">
            <text:p>2035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76335547" calcext:value-type="float">
            <text:p>1776335547</text:p>
          </table:table-cell>
          <table:table-cell table:style-name="ce5" office:value-type="float" office:value="8583507" calcext:value-type="float">
            <text:p>8583507</text:p>
          </table:table-cell>
          <table:table-cell table:style-name="ce5" office:value-type="float" office:value="177195066" calcext:value-type="float">
            <text:p>177195066</text:p>
          </table:table-cell>
          <table:table-cell table:style-name="ce5" office:value-type="float" office:value="2148" calcext:value-type="float">
            <text:p>214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553863933" calcext:value-type="float">
            <text:p>553863933</text:p>
          </table:table-cell>
          <table:table-cell table:style-name="ce5" office:value-type="float" office:value="2061233144" calcext:value-type="float">
            <text:p>2061233144</text:p>
          </table:table-cell>
          <table:table-cell table:style-name="ce5" office:value-type="float" office:value="46966563" calcext:value-type="float">
            <text:p>46966563</text:p>
          </table:table-cell>
          <table:table-cell table:style-name="ce5" office:value-type="float" office:value="2262" calcext:value-type="float">
            <text:p>226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596991499" calcext:value-type="float">
            <text:p>1596991499</text:p>
          </table:table-cell>
          <table:table-cell table:style-name="ce5" office:value-type="float" office:value="1552663528" calcext:value-type="float">
            <text:p>1552663528</text:p>
          </table:table-cell>
          <table:table-cell table:style-name="ce5" office:value-type="float" office:value="142863046" calcext:value-type="float">
            <text:p>142863046</text:p>
          </table:table-cell>
          <table:table-cell table:style-name="ce5" office:value-type="float" office:value="2376" calcext:value-type="float">
            <text:p>237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385490989" calcext:value-type="float">
            <text:p>1385490989</text:p>
          </table:table-cell>
          <table:table-cell table:style-name="ce5" office:value-type="float" office:value="1502301111" calcext:value-type="float">
            <text:p>1502301111</text:p>
          </table:table-cell>
          <table:table-cell table:style-name="ce5" office:value-type="float" office:value="2000201365" calcext:value-type="float">
            <text:p>2000201365</text:p>
          </table:table-cell>
          <table:table-cell table:style-name="ce5" office:value-type="float" office:value="2490" calcext:value-type="float">
            <text:p>249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781856858" calcext:value-type="float">
            <text:p>781856858</text:p>
          </table:table-cell>
          <table:table-cell table:style-name="ce5" office:value-type="float" office:value="1482220325" calcext:value-type="float">
            <text:p>1482220325</text:p>
          </table:table-cell>
          <table:table-cell table:style-name="ce5" office:value-type="float" office:value="423607676" calcext:value-type="float">
            <text:p>423607676</text:p>
          </table:table-cell>
          <table:table-cell table:style-name="ce5" office:value-type="float" office:value="2604" calcext:value-type="float">
            <text:p>260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15770293" calcext:value-type="float">
            <text:p>215770293</text:p>
          </table:table-cell>
          <table:table-cell table:style-name="ce5" office:value-type="float" office:value="1815062894" calcext:value-type="float">
            <text:p>1815062894</text:p>
          </table:table-cell>
          <table:table-cell table:style-name="ce5" office:value-type="float" office:value="829430136" calcext:value-type="float">
            <text:p>829430136</text:p>
          </table:table-cell>
          <table:table-cell table:style-name="ce5" office:value-type="float" office:value="2718" calcext:value-type="float">
            <text:p>271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498916627" calcext:value-type="float">
            <text:p>1498916627</text:p>
          </table:table-cell>
          <table:table-cell table:style-name="ce5" office:value-type="float" office:value="1845296201" calcext:value-type="float">
            <text:p>1845296201</text:p>
          </table:table-cell>
          <table:table-cell table:style-name="ce5" office:value-type="float" office:value="179058821" calcext:value-type="float">
            <text:p>179058821</text:p>
          </table:table-cell>
          <table:table-cell table:style-name="ce5" office:value-type="float" office:value="2832" calcext:value-type="float">
            <text:p>283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61075300" calcext:value-type="float">
            <text:p>161075300</text:p>
          </table:table-cell>
          <table:table-cell table:style-name="ce5" office:value-type="float" office:value="1178596571" calcext:value-type="float">
            <text:p>1178596571</text:p>
          </table:table-cell>
          <table:table-cell table:style-name="ce5" office:value-type="float" office:value="951041697" calcext:value-type="float">
            <text:p>951041697</text:p>
          </table:table-cell>
          <table:table-cell table:style-name="ce5" office:value-type="float" office:value="2947" calcext:value-type="float">
            <text:p>2947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363170620" calcext:value-type="float">
            <text:p>1363170620</text:p>
          </table:table-cell>
          <table:table-cell table:style-name="ce5" office:value-type="float" office:value="1201331856" calcext:value-type="float">
            <text:p>1201331856</text:p>
          </table:table-cell>
          <table:table-cell table:style-name="ce5" office:value-type="float" office:value="253840025" calcext:value-type="float">
            <text:p>253840025</text:p>
          </table:table-cell>
          <table:table-cell table:style-name="ce5" office:value-type="float" office:value="3062" calcext:value-type="float">
            <text:p>306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53053476" calcext:value-type="float">
            <text:p>1453053476</text:p>
          </table:table-cell>
          <table:table-cell table:style-name="ce5" office:value-type="float" office:value="895523759" calcext:value-type="float">
            <text:p>895523759</text:p>
          </table:table-cell>
          <table:table-cell table:style-name="ce5" office:value-type="float" office:value="1586578300" calcext:value-type="float">
            <text:p>1586578300</text:p>
          </table:table-cell>
          <table:table-cell table:style-name="ce5" office:value-type="float" office:value="3177" calcext:value-type="float">
            <text:p>3177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85726076" calcext:value-type="float">
            <text:p>285726076</text:p>
          </table:table-cell>
          <table:table-cell table:style-name="ce5" office:value-type="float" office:value="1003541261" calcext:value-type="float">
            <text:p>1003541261</text:p>
          </table:table-cell>
          <table:table-cell table:style-name="ce5" office:value-type="float" office:value="2126262815" calcext:value-type="float">
            <text:p>2126262815</text:p>
          </table:table-cell>
          <table:table-cell table:style-name="ce5" office:value-type="float" office:value="3292" calcext:value-type="float">
            <text:p>329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424722404" calcext:value-type="float">
            <text:p>424722404</text:p>
          </table:table-cell>
          <table:table-cell table:style-name="ce5" office:value-type="float" office:value="109017382" calcext:value-type="float">
            <text:p>109017382</text:p>
          </table:table-cell>
          <table:table-cell table:style-name="ce5" office:value-type="float" office:value="219142258" calcext:value-type="float">
            <text:p>219142258</text:p>
          </table:table-cell>
          <table:table-cell table:style-name="ce5" office:value-type="float" office:value="3408" calcext:value-type="float">
            <text:p>340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73798076" calcext:value-type="float">
            <text:p>73798076</text:p>
          </table:table-cell>
          <table:table-cell table:style-name="ce5" office:value-type="float" office:value="212102001" calcext:value-type="float">
            <text:p>212102001</text:p>
          </table:table-cell>
          <table:table-cell table:style-name="ce5" office:value-type="float" office:value="1007915582" calcext:value-type="float">
            <text:p>1007915582</text:p>
          </table:table-cell>
          <table:table-cell table:style-name="ce5" office:value-type="float" office:value="3524" calcext:value-type="float">
            <text:p>352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226198435" calcext:value-type="float">
            <text:p>1226198435</text:p>
          </table:table-cell>
          <table:table-cell table:style-name="ce5" office:value-type="float" office:value="291390034" calcext:value-type="float">
            <text:p>291390034</text:p>
          </table:table-cell>
          <table:table-cell table:style-name="ce5" office:value-type="float" office:value="938152092" calcext:value-type="float">
            <text:p>938152092</text:p>
          </table:table-cell>
          <table:table-cell table:style-name="ce5" office:value-type="float" office:value="3640" calcext:value-type="float">
            <text:p>364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464010837" calcext:value-type="float">
            <text:p>1464010837</text:p>
          </table:table-cell>
          <table:table-cell table:style-name="ce5" office:value-type="float" office:value="1986840310" calcext:value-type="float">
            <text:p>1986840310</text:p>
          </table:table-cell>
          <table:table-cell table:style-name="ce5" office:value-type="float" office:value="1667532187" calcext:value-type="float">
            <text:p>1667532187</text:p>
          </table:table-cell>
          <table:table-cell table:style-name="ce5" office:value-type="float" office:value="3756" calcext:value-type="float">
            <text:p>375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09982322" calcext:value-type="float">
            <text:p>1909982322</text:p>
          </table:table-cell>
          <table:table-cell table:style-name="ce5" office:value-type="float" office:value="708596962" calcext:value-type="float">
            <text:p>708596962</text:p>
          </table:table-cell>
          <table:table-cell table:style-name="ce5" office:value-type="float" office:value="479693824" calcext:value-type="float">
            <text:p>479693824</text:p>
          </table:table-cell>
          <table:table-cell table:style-name="ce5" office:value-type="float" office:value="3872" calcext:value-type="float">
            <text:p>387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487315550" calcext:value-type="float">
            <text:p>487315550</text:p>
          </table:table-cell>
          <table:table-cell table:style-name="ce5" office:value-type="float" office:value="1402404517" calcext:value-type="float">
            <text:p>1402404517</text:p>
          </table:table-cell>
          <table:table-cell table:style-name="ce5" office:value-type="float" office:value="511243984" calcext:value-type="float">
            <text:p>511243984</text:p>
          </table:table-cell>
          <table:table-cell table:style-name="ce5" office:value-type="float" office:value="3988" calcext:value-type="float">
            <text:p>398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957299025" calcext:value-type="float">
            <text:p>1957299025</text:p>
          </table:table-cell>
          <table:table-cell table:style-name="ce5" office:value-type="float" office:value="2036988910" calcext:value-type="float">
            <text:p>2036988910</text:p>
          </table:table-cell>
          <table:table-cell table:style-name="ce5" office:value-type="float" office:value="1806780229" calcext:value-type="float">
            <text:p>1806780229</text:p>
          </table:table-cell>
          <table:table-cell table:style-name="ce5" office:value-type="float" office:value="4105" calcext:value-type="float">
            <text:p>4105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170193111" calcext:value-type="float">
            <text:p>1170193111</text:p>
          </table:table-cell>
          <table:table-cell table:style-name="ce5" office:value-type="float" office:value="1747710922" calcext:value-type="float">
            <text:p>1747710922</text:p>
          </table:table-cell>
          <table:table-cell table:style-name="ce5" office:value-type="float" office:value="804538775" calcext:value-type="float">
            <text:p>804538775</text:p>
          </table:table-cell>
          <table:table-cell table:style-name="ce5" office:value-type="float" office:value="4222" calcext:value-type="float">
            <text:p>422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780368193" calcext:value-type="float">
            <text:p>780368193</text:p>
          </table:table-cell>
          <table:table-cell table:style-name="ce5" office:value-type="float" office:value="743299934" calcext:value-type="float">
            <text:p>743299934</text:p>
          </table:table-cell>
          <table:table-cell table:style-name="ce5" office:value-type="float" office:value="1442922587" calcext:value-type="float">
            <text:p>1442922587</text:p>
          </table:table-cell>
          <table:table-cell table:style-name="ce5" office:value-type="float" office:value="4339" calcext:value-type="float">
            <text:p>4339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965581414" calcext:value-type="float">
            <text:p>965581414</text:p>
          </table:table-cell>
          <table:table-cell table:style-name="ce5" office:value-type="float" office:value="1615303194" calcext:value-type="float">
            <text:p>1615303194</text:p>
          </table:table-cell>
          <table:table-cell table:style-name="ce5" office:value-type="float" office:value="1492035570" calcext:value-type="float">
            <text:p>1492035570</text:p>
          </table:table-cell>
          <table:table-cell table:style-name="ce5" office:value-type="float" office:value="4456" calcext:value-type="float">
            <text:p>445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140380810" calcext:value-type="float">
            <text:p>2140380810</text:p>
          </table:table-cell>
          <table:table-cell table:style-name="ce5" office:value-type="float" office:value="854636109" calcext:value-type="float">
            <text:p>854636109</text:p>
          </table:table-cell>
          <table:table-cell table:style-name="ce5" office:value-type="float" office:value="1622316350" calcext:value-type="float">
            <text:p>1622316350</text:p>
          </table:table-cell>
          <table:table-cell table:style-name="ce5" office:value-type="float" office:value="4574" calcext:value-type="float">
            <text:p>457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881686021" calcext:value-type="float">
            <text:p>881686021</text:p>
          </table:table-cell>
          <table:table-cell table:style-name="ce5" office:value-type="float" office:value="1327440615" calcext:value-type="float">
            <text:p>1327440615</text:p>
          </table:table-cell>
          <table:table-cell table:style-name="ce5" office:value-type="float" office:value="1089018777" calcext:value-type="float">
            <text:p>1089018777</text:p>
          </table:table-cell>
          <table:table-cell table:style-name="ce5" office:value-type="float" office:value="4692" calcext:value-type="float">
            <text:p>469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859783747" calcext:value-type="float">
            <text:p>859783747</text:p>
          </table:table-cell>
          <table:table-cell table:style-name="ce5" office:value-type="float" office:value="272918709" calcext:value-type="float">
            <text:p>272918709</text:p>
          </table:table-cell>
          <table:table-cell table:style-name="ce5" office:value-type="float" office:value="850772120" calcext:value-type="float">
            <text:p>850772120</text:p>
          </table:table-cell>
          <table:table-cell table:style-name="ce5" office:value-type="float" office:value="4810" calcext:value-type="float">
            <text:p>481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15452085" calcext:value-type="float">
            <text:p>2115452085</text:p>
          </table:table-cell>
          <table:table-cell table:style-name="ce5" office:value-type="float" office:value="427964958" calcext:value-type="float">
            <text:p>427964958</text:p>
          </table:table-cell>
          <table:table-cell table:style-name="ce5" office:value-type="float" office:value="1633175075" calcext:value-type="float">
            <text:p>1633175075</text:p>
          </table:table-cell>
          <table:table-cell table:style-name="ce5" office:value-type="float" office:value="4928" calcext:value-type="float">
            <text:p>492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663916307" calcext:value-type="float">
            <text:p>663916307</text:p>
          </table:table-cell>
          <table:table-cell table:style-name="ce5" office:value-type="float" office:value="111455833" calcext:value-type="float">
            <text:p>111455833</text:p>
          </table:table-cell>
          <table:table-cell table:style-name="ce5" office:value-type="float" office:value="145278882" calcext:value-type="float">
            <text:p>145278882</text:p>
          </table:table-cell>
          <table:table-cell table:style-name="ce5" office:value-type="float" office:value="5046" calcext:value-type="float">
            <text:p>504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16336741" calcext:value-type="float">
            <text:p>116336741</text:p>
          </table:table-cell>
          <table:table-cell table:style-name="ce5" office:value-type="float" office:value="1111952138" calcext:value-type="float">
            <text:p>1111952138</text:p>
          </table:table-cell>
          <table:table-cell table:style-name="ce5" office:value-type="float" office:value="1557762435" calcext:value-type="float">
            <text:p>1557762435</text:p>
          </table:table-cell>
          <table:table-cell table:style-name="ce5" office:value-type="float" office:value="5164" calcext:value-type="float">
            <text:p>516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061486307" calcext:value-type="float">
            <text:p>1061486307</text:p>
          </table:table-cell>
          <table:table-cell table:style-name="ce5" office:value-type="float" office:value="1373577501" calcext:value-type="float">
            <text:p>1373577501</text:p>
          </table:table-cell>
          <table:table-cell table:style-name="ce5" office:value-type="float" office:value="1638069589" calcext:value-type="float">
            <text:p>1638069589</text:p>
          </table:table-cell>
          <table:table-cell table:style-name="ce5" office:value-type="float" office:value="5283" calcext:value-type="float">
            <text:p>5283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53697812" calcext:value-type="float">
            <text:p>1253697812</text:p>
          </table:table-cell>
          <table:table-cell table:style-name="ce5" office:value-type="float" office:value="381313879" calcext:value-type="float">
            <text:p>381313879</text:p>
          </table:table-cell>
          <table:table-cell table:style-name="ce5" office:value-type="float" office:value="1614208645" calcext:value-type="float">
            <text:p>1614208645</text:p>
          </table:table-cell>
          <table:table-cell table:style-name="ce5" office:value-type="float" office:value="5402" calcext:value-type="float">
            <text:p>540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937055755" calcext:value-type="float">
            <text:p>1937055755</text:p>
          </table:table-cell>
          <table:table-cell table:style-name="ce5" office:value-type="float" office:value="663104004" calcext:value-type="float">
            <text:p>663104004</text:p>
          </table:table-cell>
          <table:table-cell table:style-name="ce5" office:value-type="float" office:value="1900693624" calcext:value-type="float">
            <text:p>1900693624</text:p>
          </table:table-cell>
          <table:table-cell table:style-name="ce5" office:value-type="float" office:value="5521" calcext:value-type="float">
            <text:p>5521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43970605" calcext:value-type="float">
            <text:p>243970605</text:p>
          </table:table-cell>
          <table:table-cell table:style-name="ce5" office:value-type="float" office:value="546733579" calcext:value-type="float">
            <text:p>546733579</text:p>
          </table:table-cell>
          <table:table-cell table:style-name="ce5" office:value-type="float" office:value="95948837" calcext:value-type="float">
            <text:p>95948837</text:p>
          </table:table-cell>
          <table:table-cell table:style-name="ce5" office:value-type="float" office:value="5640" calcext:value-type="float">
            <text:p>564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867674202" calcext:value-type="float">
            <text:p>867674202</text:p>
          </table:table-cell>
          <table:table-cell table:style-name="ce5" office:value-type="float" office:value="1607367200" calcext:value-type="float">
            <text:p>1607367200</text:p>
          </table:table-cell>
          <table:table-cell table:style-name="ce5" office:value-type="float" office:value="1477471466" calcext:value-type="float">
            <text:p>1477471466</text:p>
          </table:table-cell>
          <table:table-cell table:style-name="ce5" office:value-type="float" office:value="5760" calcext:value-type="float">
            <text:p>576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586343094" calcext:value-type="float">
            <text:p>1586343094</text:p>
          </table:table-cell>
          <table:table-cell table:style-name="ce5" office:value-type="float" office:value="428568159" calcext:value-type="float">
            <text:p>428568159</text:p>
          </table:table-cell>
          <table:table-cell table:style-name="ce5" office:value-type="float" office:value="1077190840" calcext:value-type="float">
            <text:p>1077190840</text:p>
          </table:table-cell>
          <table:table-cell table:style-name="ce5" office:value-type="float" office:value="5880" calcext:value-type="float">
            <text:p>588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58890937" calcext:value-type="float">
            <text:p>658890937</text:p>
          </table:table-cell>
          <table:table-cell table:style-name="ce5" office:value-type="float" office:value="989940508" calcext:value-type="float">
            <text:p>989940508</text:p>
          </table:table-cell>
          <table:table-cell table:style-name="ce5" office:value-type="float" office:value="277322737" calcext:value-type="float">
            <text:p>277322737</text:p>
          </table:table-cell>
          <table:table-cell table:style-name="ce5" office:value-type="float" office:value="6000" calcext:value-type="float">
            <text:p>600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554289071" calcext:value-type="float">
            <text:p>1554289071</text:p>
          </table:table-cell>
          <table:table-cell table:style-name="ce5" office:value-type="float" office:value="2082464083" calcext:value-type="float">
            <text:p>2082464083</text:p>
          </table:table-cell>
          <table:table-cell table:style-name="ce5" office:value-type="float" office:value="1794849005" calcext:value-type="float">
            <text:p>1794849005</text:p>
          </table:table-cell>
          <table:table-cell table:style-name="ce5" office:value-type="float" office:value="6120" calcext:value-type="float">
            <text:p>612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945322025" calcext:value-type="float">
            <text:p>945322025</text:p>
          </table:table-cell>
          <table:table-cell table:style-name="ce5" office:value-type="float" office:value="1437770745" calcext:value-type="float">
            <text:p>1437770745</text:p>
          </table:table-cell>
          <table:table-cell table:style-name="ce5" office:value-type="float" office:value="997981229" calcext:value-type="float">
            <text:p>997981229</text:p>
          </table:table-cell>
          <table:table-cell table:style-name="ce5" office:value-type="float" office:value="6240" calcext:value-type="float">
            <text:p>624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943246271" calcext:value-type="float">
            <text:p>943246271</text:p>
          </table:table-cell>
          <table:table-cell table:style-name="ce5" office:value-type="float" office:value="621865962" calcext:value-type="float">
            <text:p>621865962</text:p>
          </table:table-cell>
          <table:table-cell table:style-name="ce5" office:value-type="float" office:value="1606602981" calcext:value-type="float">
            <text:p>1606602981</text:p>
          </table:table-cell>
          <table:table-cell table:style-name="ce5" office:value-type="float" office:value="6360" calcext:value-type="float">
            <text:p>636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415787161" calcext:value-type="float">
            <text:p>415787161</text:p>
          </table:table-cell>
          <table:table-cell table:style-name="ce5" office:value-type="float" office:value="1528611774" calcext:value-type="float">
            <text:p>1528611774</text:p>
          </table:table-cell>
          <table:table-cell table:style-name="ce5" office:value-type="float" office:value="571553597" calcext:value-type="float">
            <text:p>571553597</text:p>
          </table:table-cell>
          <table:table-cell table:style-name="ce5" office:value-type="float" office:value="6481" calcext:value-type="float">
            <text:p>6481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23024335" calcext:value-type="float">
            <text:p>223024335</text:p>
          </table:table-cell>
          <table:table-cell table:style-name="ce5" office:value-type="float" office:value="1427393337" calcext:value-type="float">
            <text:p>1427393337</text:p>
          </table:table-cell>
          <table:table-cell table:style-name="ce5" office:value-type="float" office:value="395985081" calcext:value-type="float">
            <text:p>395985081</text:p>
          </table:table-cell>
          <table:table-cell table:style-name="ce5" office:value-type="float" office:value="6602" calcext:value-type="float">
            <text:p>660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011032584" calcext:value-type="float">
            <text:p>1011032584</text:p>
          </table:table-cell>
          <table:table-cell table:style-name="ce5" office:value-type="float" office:value="1249239467" calcext:value-type="float">
            <text:p>1249239467</text:p>
          </table:table-cell>
          <table:table-cell table:style-name="ce5" office:value-type="float" office:value="1369661922" calcext:value-type="float">
            <text:p>1369661922</text:p>
          </table:table-cell>
          <table:table-cell table:style-name="ce5" office:value-type="float" office:value="6723" calcext:value-type="float">
            <text:p>6723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34016312" calcext:value-type="float">
            <text:p>1534016312</text:p>
          </table:table-cell>
          <table:table-cell table:style-name="ce5" office:value-type="float" office:value="1091347712" calcext:value-type="float">
            <text:p>1091347712</text:p>
          </table:table-cell>
          <table:table-cell table:style-name="ce5" office:value-type="float" office:value="2143131607" calcext:value-type="float">
            <text:p>2143131607</text:p>
          </table:table-cell>
          <table:table-cell table:style-name="ce5" office:value-type="float" office:value="6844" calcext:value-type="float">
            <text:p>684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670961543" calcext:value-type="float">
            <text:p>1670961543</text:p>
          </table:table-cell>
          <table:table-cell table:style-name="ce5" office:value-type="float" office:value="1747316480" calcext:value-type="float">
            <text:p>1747316480</text:p>
          </table:table-cell>
          <table:table-cell table:style-name="ce5" office:value-type="float" office:value="1265478410" calcext:value-type="float">
            <text:p>1265478410</text:p>
          </table:table-cell>
          <table:table-cell table:style-name="ce5" office:value-type="float" office:value="6966" calcext:value-type="float">
            <text:p>696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206988304" calcext:value-type="float">
            <text:p>1206988304</text:p>
          </table:table-cell>
          <table:table-cell table:style-name="ce5" office:value-type="float" office:value="661769472" calcext:value-type="float">
            <text:p>661769472</text:p>
          </table:table-cell>
          <table:table-cell table:style-name="ce5" office:value-type="float" office:value="773759437" calcext:value-type="float">
            <text:p>773759437</text:p>
          </table:table-cell>
          <table:table-cell table:style-name="ce5" office:value-type="float" office:value="7088" calcext:value-type="float">
            <text:p>708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721886320" calcext:value-type="float">
            <text:p>721886320</text:p>
          </table:table-cell>
          <table:table-cell table:style-name="ce5" office:value-type="float" office:value="1129670400" calcext:value-type="float">
            <text:p>1129670400</text:p>
          </table:table-cell>
          <table:table-cell table:style-name="ce5" office:value-type="float" office:value="1627682494" calcext:value-type="float">
            <text:p>1627682494</text:p>
          </table:table-cell>
          <table:table-cell table:style-name="ce5" office:value-type="float" office:value="7210" calcext:value-type="float">
            <text:p>721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608252687" calcext:value-type="float">
            <text:p>1608252687</text:p>
          </table:table-cell>
          <table:table-cell table:style-name="ce5" office:value-type="float" office:value="822097152" calcext:value-type="float">
            <text:p>822097152</text:p>
          </table:table-cell>
          <table:table-cell table:style-name="ce5" office:value-type="float" office:value="2053206851" calcext:value-type="float">
            <text:p>2053206851</text:p>
          </table:table-cell>
          <table:table-cell table:style-name="ce5" office:value-type="float" office:value="7332" calcext:value-type="float">
            <text:p>733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673716681" calcext:value-type="float">
            <text:p>1673716681</text:p>
          </table:table-cell>
          <table:table-cell table:style-name="ce5" office:value-type="float" office:value="1208000255" calcext:value-type="float">
            <text:p>1208000255</text:p>
          </table:table-cell>
          <table:table-cell table:style-name="ce5" office:value-type="float" office:value="1043184538" calcext:value-type="float">
            <text:p>1043184538</text:p>
          </table:table-cell>
          <table:table-cell table:style-name="ce5" office:value-type="float" office:value="7454" calcext:value-type="float">
            <text:p>745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67952414" calcext:value-type="float">
            <text:p>267952414</text:p>
          </table:table-cell>
          <table:table-cell table:style-name="ce5" office:value-type="float" office:value="1996545277" calcext:value-type="float">
            <text:p>1996545277</text:p>
          </table:table-cell>
          <table:table-cell table:style-name="ce5" office:value-type="float" office:value="175225568" calcext:value-type="float">
            <text:p>175225568</text:p>
          </table:table-cell>
          <table:table-cell table:style-name="ce5" office:value-type="float" office:value="7576" calcext:value-type="float">
            <text:p>757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03012241" calcext:value-type="float">
            <text:p>203012241</text:p>
          </table:table-cell>
          <table:table-cell table:style-name="ce5" office:value-type="float" office:value="1107269367" calcext:value-type="float">
            <text:p>1107269367</text:p>
          </table:table-cell>
          <table:table-cell table:style-name="ce5" office:value-type="float" office:value="317461526" calcext:value-type="float">
            <text:p>317461526</text:p>
          </table:table-cell>
          <table:table-cell table:style-name="ce5" office:value-type="float" office:value="7699" calcext:value-type="float">
            <text:p>7699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822701463" calcext:value-type="float">
            <text:p>1822701463</text:p>
          </table:table-cell>
          <table:table-cell table:style-name="ce5" office:value-type="float" office:value="1559610597" calcext:value-type="float">
            <text:p>1559610597</text:p>
          </table:table-cell>
          <table:table-cell table:style-name="ce5" office:value-type="float" office:value="2006460456" calcext:value-type="float">
            <text:p>2006460456</text:p>
          </table:table-cell>
          <table:table-cell table:style-name="ce5" office:value-type="float" office:value="7822" calcext:value-type="float">
            <text:p>782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89249920" calcext:value-type="float">
            <text:p>289249920</text:p>
          </table:table-cell>
          <table:table-cell table:style-name="ce5" office:value-type="float" office:value="1539722926" calcext:value-type="float">
            <text:p>1539722926</text:p>
          </table:table-cell>
          <table:table-cell table:style-name="ce5" office:value-type="float" office:value="214671487" calcext:value-type="float">
            <text:p>214671487</text:p>
          </table:table-cell>
          <table:table-cell table:style-name="ce5" office:value-type="float" office:value="7945" calcext:value-type="float">
            <text:p>7945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667910015" calcext:value-type="float">
            <text:p>1667910015</text:p>
          </table:table-cell>
          <table:table-cell table:style-name="ce5" office:value-type="float" office:value="1644227594" calcext:value-type="float">
            <text:p>1644227594</text:p>
          </table:table-cell>
          <table:table-cell table:style-name="ce5" office:value-type="float" office:value="61082961" calcext:value-type="float">
            <text:p>61082961</text:p>
          </table:table-cell>
          <table:table-cell table:style-name="ce5" office:value-type="float" office:value="8068" calcext:value-type="float">
            <text:p>806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459564760" calcext:value-type="float">
            <text:p>1459564760</text:p>
          </table:table-cell>
          <table:table-cell table:style-name="ce5" office:value-type="float" office:value="302826526" calcext:value-type="float">
            <text:p>302826526</text:p>
          </table:table-cell>
          <table:table-cell table:style-name="ce5" office:value-type="float" office:value="692353833" calcext:value-type="float">
            <text:p>692353833</text:p>
          </table:table-cell>
          <table:table-cell table:style-name="ce5" office:value-type="float" office:value="8192" calcext:value-type="float">
            <text:p>819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99210215" calcext:value-type="float">
            <text:p>199210215</text:p>
          </table:table-cell>
          <table:table-cell table:style-name="ce5" office:value-type="float" office:value="2051296345" calcext:value-type="float">
            <text:p>2051296345</text:p>
          </table:table-cell>
          <table:table-cell table:style-name="ce5" office:value-type="float" office:value="719272273" calcext:value-type="float">
            <text:p>719272273</text:p>
          </table:table-cell>
          <table:table-cell table:style-name="ce5" office:value-type="float" office:value="8316" calcext:value-type="float">
            <text:p>831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99076272" calcext:value-type="float">
            <text:p>199076272</text:p>
          </table:table-cell>
          <table:table-cell table:style-name="ce5" office:value-type="float" office:value="992339210" calcext:value-type="float">
            <text:p>992339210</text:p>
          </table:table-cell>
          <table:table-cell table:style-name="ce5" office:value-type="float" office:value="270288374" calcext:value-type="float">
            <text:p>270288374</text:p>
          </table:table-cell>
          <table:table-cell table:style-name="ce5" office:value-type="float" office:value="8440" calcext:value-type="float">
            <text:p>844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95379920" calcext:value-type="float">
            <text:p>95379920</text:p>
          </table:table-cell>
          <table:table-cell table:style-name="ce5" office:value-type="float" office:value="377204509" calcext:value-type="float">
            <text:p>377204509</text:p>
          </table:table-cell>
          <table:table-cell table:style-name="ce5" office:value-type="float" office:value="685042807" calcext:value-type="float">
            <text:p>685042807</text:p>
          </table:table-cell>
          <table:table-cell table:style-name="ce5" office:value-type="float" office:value="8564" calcext:value-type="float">
            <text:p>856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27514032" calcext:value-type="float">
            <text:p>1027514032</text:p>
          </table:table-cell>
          <table:table-cell table:style-name="ce5" office:value-type="float" office:value="1922043222" calcext:value-type="float">
            <text:p>1922043222</text:p>
          </table:table-cell>
          <table:table-cell table:style-name="ce5" office:value-type="float" office:value="1347856134" calcext:value-type="float">
            <text:p>1347856134</text:p>
          </table:table-cell>
          <table:table-cell table:style-name="ce5" office:value-type="float" office:value="8688" calcext:value-type="float">
            <text:p>868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512322255" calcext:value-type="float">
            <text:p>1512322255</text:p>
          </table:table-cell>
          <table:table-cell table:style-name="ce5" office:value-type="float" office:value="1694902274" calcext:value-type="float">
            <text:p>1694902274</text:p>
          </table:table-cell>
          <table:table-cell table:style-name="ce5" office:value-type="float" office:value="1105724408" calcext:value-type="float">
            <text:p>1105724408</text:p>
          </table:table-cell>
          <table:table-cell table:style-name="ce5" office:value-type="float" office:value="8812" calcext:value-type="float">
            <text:p>881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131165704" calcext:value-type="float">
            <text:p>2131165704</text:p>
          </table:table-cell>
          <table:table-cell table:style-name="ce5" office:value-type="float" office:value="1460959238" calcext:value-type="float">
            <text:p>1460959238</text:p>
          </table:table-cell>
          <table:table-cell table:style-name="ce5" office:value-type="float" office:value="1015876062" calcext:value-type="float">
            <text:p>1015876062</text:p>
          </table:table-cell>
          <table:table-cell table:style-name="ce5" office:value-type="float" office:value="8937" calcext:value-type="float">
            <text:p>8937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622222135" calcext:value-type="float">
            <text:p>622222135</text:p>
          </table:table-cell>
          <table:table-cell table:style-name="ce5" office:value-type="float" office:value="2101569554" calcext:value-type="float">
            <text:p>2101569554</text:p>
          </table:table-cell>
          <table:table-cell table:style-name="ce5" office:value-type="float" office:value="113020949" calcext:value-type="float">
            <text:p>113020949</text:p>
          </table:table-cell>
          <table:table-cell table:style-name="ce5" office:value-type="float" office:value="9062" calcext:value-type="float">
            <text:p>906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589540832" calcext:value-type="float">
            <text:p>1589540832</text:p>
          </table:table-cell>
          <table:table-cell table:style-name="ce5" office:value-type="float" office:value="1608267829" calcext:value-type="float">
            <text:p>1608267829</text:p>
          </table:table-cell>
          <table:table-cell table:style-name="ce5" office:value-type="float" office:value="608080667" calcext:value-type="float">
            <text:p>608080667</text:p>
          </table:table-cell>
          <table:table-cell table:style-name="ce5" office:value-type="float" office:value="9187" calcext:value-type="float">
            <text:p>9187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716182304" calcext:value-type="float">
            <text:p>716182304</text:p>
          </table:table-cell>
          <table:table-cell table:style-name="ce5" office:value-type="float" office:value="1472833695" calcext:value-type="float">
            <text:p>1472833695</text:p>
          </table:table-cell>
          <table:table-cell table:style-name="ce5" office:value-type="float" office:value="1639040133" calcext:value-type="float">
            <text:p>1639040133</text:p>
          </table:table-cell>
          <table:table-cell table:style-name="ce5" office:value-type="float" office:value="9312" calcext:value-type="float">
            <text:p>931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30136287" calcext:value-type="float">
            <text:p>230136287</text:p>
          </table:table-cell>
          <table:table-cell table:style-name="ce5" office:value-type="float" office:value="805042652" calcext:value-type="float">
            <text:p>805042652</text:p>
          </table:table-cell>
          <table:table-cell table:style-name="ce5" office:value-type="float" office:value="1700138579" calcext:value-type="float">
            <text:p>1700138579</text:p>
          </table:table-cell>
          <table:table-cell table:style-name="ce5" office:value-type="float" office:value="9438" calcext:value-type="float">
            <text:p>943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82525560" calcext:value-type="float">
            <text:p>282525560</text:p>
          </table:table-cell>
          <table:table-cell table:style-name="ce5" office:value-type="float" office:value="164621715" calcext:value-type="float">
            <text:p>164621715</text:p>
          </table:table-cell>
          <table:table-cell table:style-name="ce5" office:value-type="float" office:value="742890477" calcext:value-type="float">
            <text:p>742890477</text:p>
          </table:table-cell>
          <table:table-cell table:style-name="ce5" office:value-type="float" office:value="9564" calcext:value-type="float">
            <text:p>956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320741191" calcext:value-type="float">
            <text:p>320741191</text:p>
          </table:table-cell>
          <table:table-cell table:style-name="ce5" office:value-type="float" office:value="184731833" calcext:value-type="float">
            <text:p>184731833</text:p>
          </table:table-cell>
          <table:table-cell table:style-name="ce5" office:value-type="float" office:value="2039029852" calcext:value-type="float">
            <text:p>2039029852</text:p>
          </table:table-cell>
          <table:table-cell table:style-name="ce5" office:value-type="float" office:value="9690" calcext:value-type="float">
            <text:p>969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513240657" calcext:value-type="float">
            <text:p>513240657</text:p>
          </table:table-cell>
          <table:table-cell table:style-name="ce5" office:value-type="float" office:value="1774279210" calcext:value-type="float">
            <text:p>1774279210</text:p>
          </table:table-cell>
          <table:table-cell table:style-name="ce5" office:value-type="float" office:value="476046707" calcext:value-type="float">
            <text:p>476046707</text:p>
          </table:table-cell>
          <table:table-cell table:style-name="ce5" office:value-type="float" office:value="9816" calcext:value-type="float">
            <text:p>981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741391831" calcext:value-type="float">
            <text:p>1741391831</text:p>
          </table:table-cell>
          <table:table-cell table:style-name="ce5" office:value-type="float" office:value="393088637" calcext:value-type="float">
            <text:p>393088637</text:p>
          </table:table-cell>
          <table:table-cell table:style-name="ce5" office:value-type="float" office:value="670096364" calcext:value-type="float">
            <text:p>670096364</text:p>
          </table:table-cell>
          <table:table-cell table:style-name="ce5" office:value-type="float" office:value="9942" calcext:value-type="float">
            <text:p>994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665348673" calcext:value-type="float">
            <text:p>1665348673</text:p>
          </table:table-cell>
          <table:table-cell table:style-name="ce5" office:value-type="float" office:value="1422338935" calcext:value-type="float">
            <text:p>1422338935</text:p>
          </table:table-cell>
          <table:table-cell table:style-name="ce5" office:value-type="float" office:value="1532120683" calcext:value-type="float">
            <text:p>1532120683</text:p>
          </table:table-cell>
          <table:table-cell table:style-name="ce5" office:value-type="float" office:value="68" calcext:value-type="float">
            <text:p>6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60762726" calcext:value-type="float">
            <text:p>1360762726</text:p>
          </table:table-cell>
          <table:table-cell table:style-name="ce5" office:value-type="float" office:value="701268581" calcext:value-type="float">
            <text:p>701268581</text:p>
          </table:table-cell>
          <table:table-cell table:style-name="ce5" office:value-type="float" office:value="821224204" calcext:value-type="float">
            <text:p>821224204</text:p>
          </table:table-cell>
          <table:table-cell table:style-name="ce5" office:value-type="float" office:value="195" calcext:value-type="float">
            <text:p>195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785768329" calcext:value-type="float">
            <text:p>1785768329</text:p>
          </table:table-cell>
          <table:table-cell table:style-name="ce5" office:value-type="float" office:value="2143979310" calcext:value-type="float">
            <text:p>2143979310</text:p>
          </table:table-cell>
          <table:table-cell table:style-name="ce5" office:value-type="float" office:value="1754470996" calcext:value-type="float">
            <text:p>1754470996</text:p>
          </table:table-cell>
          <table:table-cell table:style-name="ce5" office:value-type="float" office:value="322" calcext:value-type="float">
            <text:p>32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6841055" calcext:value-type="float">
            <text:p>176841055</text:p>
          </table:table-cell>
          <table:table-cell table:style-name="ce5" office:value-type="float" office:value="109942154" calcext:value-type="float">
            <text:p>109942154</text:p>
          </table:table-cell>
          <table:table-cell table:style-name="ce5" office:value-type="float" office:value="1831120269" calcext:value-type="float">
            <text:p>1831120269</text:p>
          </table:table-cell>
          <table:table-cell table:style-name="ce5" office:value-type="float" office:value="449" calcext:value-type="float">
            <text:p>449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50242553" calcext:value-type="float">
            <text:p>50242553</text:p>
          </table:table-cell>
          <table:table-cell table:style-name="ce5" office:value-type="float" office:value="691191965" calcext:value-type="float">
            <text:p>691191965</text:p>
          </table:table-cell>
          <table:table-cell table:style-name="ce5" office:value-type="float" office:value="174210" calcext:value-type="float">
            <text:p>174210</text:p>
          </table:table-cell>
          <table:table-cell table:style-name="ce5" office:value-type="float" office:value="576" calcext:value-type="float">
            <text:p>57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465514606" calcext:value-type="float">
            <text:p>465514606</text:p>
          </table:table-cell>
          <table:table-cell table:style-name="ce5" office:value-type="float" office:value="1010123223" calcext:value-type="float">
            <text:p>1010123223</text:p>
          </table:table-cell>
          <table:table-cell table:style-name="ce5" office:value-type="float" office:value="1512686379" calcext:value-type="float">
            <text:p>1512686379</text:p>
          </table:table-cell>
          <table:table-cell table:style-name="ce5" office:value-type="float" office:value="704" calcext:value-type="float">
            <text:p>70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21053377" calcext:value-type="float">
            <text:p>621053377</text:p>
          </table:table-cell>
          <table:table-cell table:style-name="ce5" office:value-type="float" office:value="1987495300" calcext:value-type="float">
            <text:p>1987495300</text:p>
          </table:table-cell>
          <table:table-cell table:style-name="ce5" office:value-type="float" office:value="833743083" calcext:value-type="float">
            <text:p>833743083</text:p>
          </table:table-cell>
          <table:table-cell table:style-name="ce5" office:value-type="float" office:value="832" calcext:value-type="float">
            <text:p>83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73577959" calcext:value-type="float">
            <text:p>1273577959</text:p>
          </table:table-cell>
          <table:table-cell table:style-name="ce5" office:value-type="float" office:value="686313612" calcext:value-type="float">
            <text:p>686313612</text:p>
          </table:table-cell>
          <table:table-cell table:style-name="ce5" office:value-type="float" office:value="1786077161" calcext:value-type="float">
            <text:p>1786077161</text:p>
          </table:table-cell>
          <table:table-cell table:style-name="ce5" office:value-type="float" office:value="960" calcext:value-type="float">
            <text:p>96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055237296" calcext:value-type="float">
            <text:p>1055237296</text:p>
          </table:table-cell>
          <table:table-cell table:style-name="ce5" office:value-type="float" office:value="1262809507" calcext:value-type="float">
            <text:p>1262809507</text:p>
          </table:table-cell>
          <table:table-cell table:style-name="ce5" office:value-type="float" office:value="144965780" calcext:value-type="float">
            <text:p>144965780</text:p>
          </table:table-cell>
          <table:table-cell table:style-name="ce5" office:value-type="float" office:value="1088" calcext:value-type="float">
            <text:p>108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453268688" calcext:value-type="float">
            <text:p>1453268688</text:p>
          </table:table-cell>
          <table:table-cell table:style-name="ce5" office:value-type="float" office:value="1399969000" calcext:value-type="float">
            <text:p>1399969000</text:p>
          </table:table-cell>
          <table:table-cell table:style-name="ce5" office:value-type="float" office:value="896006525" calcext:value-type="float">
            <text:p>896006525</text:p>
          </table:table-cell>
          <table:table-cell table:style-name="ce5" office:value-type="float" office:value="1216" calcext:value-type="float">
            <text:p>121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755310511" calcext:value-type="float">
            <text:p>1755310511</text:p>
          </table:table-cell>
          <table:table-cell table:style-name="ce5" office:value-type="float" office:value="1329430199" calcext:value-type="float">
            <text:p>1329430199</text:p>
          </table:table-cell>
          <table:table-cell table:style-name="ce5" office:value-type="float" office:value="930439799" calcext:value-type="float">
            <text:p>930439799</text:p>
          </table:table-cell>
          <table:table-cell table:style-name="ce5" office:value-type="float" office:value="1344" calcext:value-type="float">
            <text:p>134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520885800" calcext:value-type="float">
            <text:p>1520885800</text:p>
          </table:table-cell>
          <table:table-cell table:style-name="ce5" office:value-type="float" office:value="1819245605" calcext:value-type="float">
            <text:p>1819245605</text:p>
          </table:table-cell>
          <table:table-cell table:style-name="ce5" office:value-type="float" office:value="1146592919" calcext:value-type="float">
            <text:p>1146592919</text:p>
          </table:table-cell>
          <table:table-cell table:style-name="ce5" office:value-type="float" office:value="1473" calcext:value-type="float">
            <text:p>1473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9778455" calcext:value-type="float">
            <text:p>29778455</text:p>
          </table:table-cell>
          <table:table-cell table:style-name="ce5" office:value-type="float" office:value="1098085486" calcext:value-type="float">
            <text:p>1098085486</text:p>
          </table:table-cell>
          <table:table-cell table:style-name="ce5" office:value-type="float" office:value="1985712779" calcext:value-type="float">
            <text:p>1985712779</text:p>
          </table:table-cell>
          <table:table-cell table:style-name="ce5" office:value-type="float" office:value="1602" calcext:value-type="float">
            <text:p>160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22803200" calcext:value-type="float">
            <text:p>122803200</text:p>
          </table:table-cell>
          <table:table-cell table:style-name="ce5" office:value-type="float" office:value="952655178" calcext:value-type="float">
            <text:p>952655178</text:p>
          </table:table-cell>
          <table:table-cell table:style-name="ce5" office:value-type="float" office:value="1985844018" calcext:value-type="float">
            <text:p>1985844018</text:p>
          </table:table-cell>
          <table:table-cell table:style-name="ce5" office:value-type="float" office:value="1731" calcext:value-type="float">
            <text:p>1731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21596671" calcext:value-type="float">
            <text:p>221596671</text:p>
          </table:table-cell>
          <table:table-cell table:style-name="ce5" office:value-type="float" office:value="128128990" calcext:value-type="float">
            <text:p>128128990</text:p>
          </table:table-cell>
          <table:table-cell table:style-name="ce5" office:value-type="float" office:value="609808143" calcext:value-type="float">
            <text:p>609808143</text:p>
          </table:table-cell>
          <table:table-cell table:style-name="ce5" office:value-type="float" office:value="1860" calcext:value-type="float">
            <text:p>186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38603865" calcext:value-type="float">
            <text:p>638603865</text:p>
          </table:table-cell>
          <table:table-cell table:style-name="ce5" office:value-type="float" office:value="784811930" calcext:value-type="float">
            <text:p>784811930</text:p>
          </table:table-cell>
          <table:table-cell table:style-name="ce5" office:value-type="float" office:value="115116240" calcext:value-type="float">
            <text:p>115116240</text:p>
          </table:table-cell>
          <table:table-cell table:style-name="ce5" office:value-type="float" office:value="1990" calcext:value-type="float">
            <text:p>199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39369998" calcext:value-type="float">
            <text:p>2039369998</text:p>
          </table:table-cell>
          <table:table-cell table:style-name="ce5" office:value-type="float" office:value="1408227021" calcext:value-type="float">
            <text:p>1408227021</text:p>
          </table:table-cell>
          <table:table-cell table:style-name="ce5" office:value-type="float" office:value="464830213" calcext:value-type="float">
            <text:p>464830213</text:p>
          </table:table-cell>
          <table:table-cell table:style-name="ce5" office:value-type="float" office:value="2120" calcext:value-type="float">
            <text:p>212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852534306" calcext:value-type="float">
            <text:p>1852534306</text:p>
          </table:table-cell>
          <table:table-cell table:style-name="ce5" office:value-type="float" office:value="1385989222" calcext:value-type="float">
            <text:p>1385989222</text:p>
          </table:table-cell>
          <table:table-cell table:style-name="ce5" office:value-type="float" office:value="80102967" calcext:value-type="float">
            <text:p>80102967</text:p>
          </table:table-cell>
          <table:table-cell table:style-name="ce5" office:value-type="float" office:value="2250" calcext:value-type="float">
            <text:p>225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326152238" calcext:value-type="float">
            <text:p>1326152238</text:p>
          </table:table-cell>
          <table:table-cell table:style-name="ce5" office:value-type="float" office:value="2084277554" calcext:value-type="float">
            <text:p>2084277554</text:p>
          </table:table-cell>
          <table:table-cell table:style-name="ce5" office:value-type="float" office:value="173550888" calcext:value-type="float">
            <text:p>173550888</text:p>
          </table:table-cell>
          <table:table-cell table:style-name="ce5" office:value-type="float" office:value="2380" calcext:value-type="float">
            <text:p>238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055365122" calcext:value-type="float">
            <text:p>2055365122</text:p>
          </table:table-cell>
          <table:table-cell table:style-name="ce5" office:value-type="float" office:value="31762326" calcext:value-type="float">
            <text:p>31762326</text:p>
          </table:table-cell>
          <table:table-cell table:style-name="ce5" office:value-type="float" office:value="556836803" calcext:value-type="float">
            <text:p>556836803</text:p>
          </table:table-cell>
          <table:table-cell table:style-name="ce5" office:value-type="float" office:value="2510" calcext:value-type="float">
            <text:p>251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99643726" calcext:value-type="float">
            <text:p>99643726</text:p>
          </table:table-cell>
          <table:table-cell table:style-name="ce5" office:value-type="float" office:value="759428801" calcext:value-type="float">
            <text:p>759428801</text:p>
          </table:table-cell>
          <table:table-cell table:style-name="ce5" office:value-type="float" office:value="1778174892" calcext:value-type="float">
            <text:p>1778174892</text:p>
          </table:table-cell>
          <table:table-cell table:style-name="ce5" office:value-type="float" office:value="2640" calcext:value-type="float">
            <text:p>264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822341089" calcext:value-type="float">
            <text:p>1822341089</text:p>
          </table:table-cell>
          <table:table-cell table:style-name="ce5" office:value-type="float" office:value="2123162691" calcext:value-type="float">
            <text:p>2123162691</text:p>
          </table:table-cell>
          <table:table-cell table:style-name="ce5" office:value-type="float" office:value="1121714200" calcext:value-type="float">
            <text:p>1121714200</text:p>
          </table:table-cell>
          <table:table-cell table:style-name="ce5" office:value-type="float" office:value="2771" calcext:value-type="float">
            <text:p>2771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674895047" calcext:value-type="float">
            <text:p>674895047</text:p>
          </table:table-cell>
          <table:table-cell table:style-name="ce5" office:value-type="float" office:value="1609149641" calcext:value-type="float">
            <text:p>1609149641</text:p>
          </table:table-cell>
          <table:table-cell table:style-name="ce5" office:value-type="float" office:value="2043938612" calcext:value-type="float">
            <text:p>2043938612</text:p>
          </table:table-cell>
          <table:table-cell table:style-name="ce5" office:value-type="float" office:value="2902" calcext:value-type="float">
            <text:p>290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99909840" calcext:value-type="float">
            <text:p>2099909840</text:p>
          </table:table-cell>
          <table:table-cell table:style-name="ce5" office:value-type="float" office:value="1283851866" calcext:value-type="float">
            <text:p>1283851866</text:p>
          </table:table-cell>
          <table:table-cell table:style-name="ce5" office:value-type="float" office:value="1676521621" calcext:value-type="float">
            <text:p>1676521621</text:p>
          </table:table-cell>
          <table:table-cell table:style-name="ce5" office:value-type="float" office:value="3033" calcext:value-type="float">
            <text:p>3033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8409648" calcext:value-type="float">
            <text:p>1438409648</text:p>
          </table:table-cell>
          <table:table-cell table:style-name="ce5" office:value-type="float" office:value="1810633485" calcext:value-type="float">
            <text:p>1810633485</text:p>
          </table:table-cell>
          <table:table-cell table:style-name="ce5" office:value-type="float" office:value="1288771235" calcext:value-type="float">
            <text:p>1288771235</text:p>
          </table:table-cell>
          <table:table-cell table:style-name="ce5" office:value-type="float" office:value="3164" calcext:value-type="float">
            <text:p>316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127528399" calcext:value-type="float">
            <text:p>1127528399</text:p>
          </table:table-cell>
          <table:table-cell table:style-name="ce5" office:value-type="float" office:value="1456552231" calcext:value-type="float">
            <text:p>1456552231</text:p>
          </table:table-cell>
          <table:table-cell table:style-name="ce5" office:value-type="float" office:value="338901392" calcext:value-type="float">
            <text:p>338901392</text:p>
          </table:table-cell>
          <table:table-cell table:style-name="ce5" office:value-type="float" office:value="3296" calcext:value-type="float">
            <text:p>329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974092041" calcext:value-type="float">
            <text:p>974092041</text:p>
          </table:table-cell>
          <table:table-cell table:style-name="ce5" office:value-type="float" office:value="1033546613" calcext:value-type="float">
            <text:p>1033546613</text:p>
          </table:table-cell>
          <table:table-cell table:style-name="ce5" office:value-type="float" office:value="262685029" calcext:value-type="float">
            <text:p>262685029</text:p>
          </table:table-cell>
          <table:table-cell table:style-name="ce5" office:value-type="float" office:value="3428" calcext:value-type="float">
            <text:p>342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297084382" calcext:value-type="float">
            <text:p>1297084382</text:p>
          </table:table-cell>
          <table:table-cell table:style-name="ce5" office:value-type="float" office:value="1682244191" calcext:value-type="float">
            <text:p>1682244191</text:p>
          </table:table-cell>
          <table:table-cell table:style-name="ce5" office:value-type="float" office:value="1216097272" calcext:value-type="float">
            <text:p>1216097272</text:p>
          </table:table-cell>
          <table:table-cell table:style-name="ce5" office:value-type="float" office:value="3560" calcext:value-type="float">
            <text:p>356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990697425" calcext:value-type="float">
            <text:p>990697425</text:p>
          </table:table-cell>
          <table:table-cell table:style-name="ce5" office:value-type="float" office:value="791545629" calcext:value-type="float">
            <text:p>791545629</text:p>
          </table:table-cell>
          <table:table-cell table:style-name="ce5" office:value-type="float" office:value="1497354012" calcext:value-type="float">
            <text:p>1497354012</text:p>
          </table:table-cell>
          <table:table-cell table:style-name="ce5" office:value-type="float" office:value="3692" calcext:value-type="float">
            <text:p>369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10899030" calcext:value-type="float">
            <text:p>1210899030</text:p>
          </table:table-cell>
          <table:table-cell table:style-name="ce5" office:value-type="float" office:value="346494294" calcext:value-type="float">
            <text:p>346494294</text:p>
          </table:table-cell>
          <table:table-cell table:style-name="ce5" office:value-type="float" office:value="387233967" calcext:value-type="float">
            <text:p>387233967</text:p>
          </table:table-cell>
          <table:table-cell table:style-name="ce5" office:value-type="float" office:value="3824" calcext:value-type="float">
            <text:p>382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024948762" calcext:value-type="float">
            <text:p>2024948762</text:p>
          </table:table-cell>
          <table:table-cell table:style-name="ce5" office:value-type="float" office:value="1397440514" calcext:value-type="float">
            <text:p>1397440514</text:p>
          </table:table-cell>
          <table:table-cell table:style-name="ce5" office:value-type="float" office:value="1871503759" calcext:value-type="float">
            <text:p>1871503759</text:p>
          </table:table-cell>
          <table:table-cell table:style-name="ce5" office:value-type="float" office:value="3956" calcext:value-type="float">
            <text:p>395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140473077" calcext:value-type="float">
            <text:p>2140473077</text:p>
          </table:table-cell>
          <table:table-cell table:style-name="ce5" office:value-type="float" office:value="971227142" calcext:value-type="float">
            <text:p>971227142</text:p>
          </table:table-cell>
          <table:table-cell table:style-name="ce5" office:value-type="float" office:value="1345961319" calcext:value-type="float">
            <text:p>1345961319</text:p>
          </table:table-cell>
          <table:table-cell table:style-name="ce5" office:value-type="float" office:value="4089" calcext:value-type="float">
            <text:p>4089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84933843" calcext:value-type="float">
            <text:p>284933843</text:p>
          </table:table-cell>
          <table:table-cell table:style-name="ce5" office:value-type="float" office:value="1840332818" calcext:value-type="float">
            <text:p>1840332818</text:p>
          </table:table-cell>
          <table:table-cell table:style-name="ce5" office:value-type="float" office:value="713712902" calcext:value-type="float">
            <text:p>713712902</text:p>
          </table:table-cell>
          <table:table-cell table:style-name="ce5" office:value-type="float" office:value="4222" calcext:value-type="float">
            <text:p>422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142047908" calcext:value-type="float">
            <text:p>2142047908</text:p>
          </table:table-cell>
          <table:table-cell table:style-name="ce5" office:value-type="float" office:value="153468981" calcext:value-type="float">
            <text:p>153468981</text:p>
          </table:table-cell>
          <table:table-cell table:style-name="ce5" office:value-type="float" office:value="666438566" calcext:value-type="float">
            <text:p>666438566</text:p>
          </table:table-cell>
          <table:table-cell table:style-name="ce5" office:value-type="float" office:value="4355" calcext:value-type="float">
            <text:p>4355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3314684" calcext:value-type="float">
            <text:p>983314684</text:p>
          </table:table-cell>
          <table:table-cell table:style-name="ce5" office:value-type="float" office:value="1537622174" calcext:value-type="float">
            <text:p>1537622174</text:p>
          </table:table-cell>
          <table:table-cell table:style-name="ce5" office:value-type="float" office:value="1928524588" calcext:value-type="float">
            <text:p>1928524588</text:p>
          </table:table-cell>
          <table:table-cell table:style-name="ce5" office:value-type="float" office:value="4488" calcext:value-type="float">
            <text:p>448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683222627" calcext:value-type="float">
            <text:p>1683222627</text:p>
          </table:table-cell>
          <table:table-cell table:style-name="ce5" office:value-type="float" office:value="1401995738" calcext:value-type="float">
            <text:p>1401995738</text:p>
          </table:table-cell>
          <table:table-cell table:style-name="ce5" office:value-type="float" office:value="1047159803" calcext:value-type="float">
            <text:p>1047159803</text:p>
          </table:table-cell>
          <table:table-cell table:style-name="ce5" office:value-type="float" office:value="4622" calcext:value-type="float">
            <text:p>462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120596884" calcext:value-type="float">
            <text:p>1120596884</text:p>
          </table:table-cell>
          <table:table-cell table:style-name="ce5" office:value-type="float" office:value="1015825805" calcext:value-type="float">
            <text:p>1015825805</text:p>
          </table:table-cell>
          <table:table-cell table:style-name="ce5" office:value-type="float" office:value="588906980" calcext:value-type="float">
            <text:p>588906980</text:p>
          </table:table-cell>
          <table:table-cell table:style-name="ce5" office:value-type="float" office:value="4756" calcext:value-type="float">
            <text:p>475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440236428" calcext:value-type="float">
            <text:p>440236428</text:p>
          </table:table-cell>
          <table:table-cell table:style-name="ce5" office:value-type="float" office:value="2066862246" calcext:value-type="float">
            <text:p>2066862246</text:p>
          </table:table-cell>
          <table:table-cell table:style-name="ce5" office:value-type="float" office:value="713336370" calcext:value-type="float">
            <text:p>713336370</text:p>
          </table:table-cell>
          <table:table-cell table:style-name="ce5" office:value-type="float" office:value="4890" calcext:value-type="float">
            <text:p>489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972478035" calcext:value-type="float">
            <text:p>972478035</text:p>
          </table:table-cell>
          <table:table-cell table:style-name="ce5" office:value-type="float" office:value="1111192050" calcext:value-type="float">
            <text:p>1111192050</text:p>
          </table:table-cell>
          <table:table-cell table:style-name="ce5" office:value-type="float" office:value="1354910073" calcext:value-type="float">
            <text:p>1354910073</text:p>
          </table:table-cell>
          <table:table-cell table:style-name="ce5" office:value-type="float" office:value="5024" calcext:value-type="float">
            <text:p>502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087772965" calcext:value-type="float">
            <text:p>2087772965</text:p>
          </table:table-cell>
          <table:table-cell table:style-name="ce5" office:value-type="float" office:value="950293974" calcext:value-type="float">
            <text:p>950293974</text:p>
          </table:table-cell>
          <table:table-cell table:style-name="ce5" office:value-type="float" office:value="1942400749" calcext:value-type="float">
            <text:p>1942400749</text:p>
          </table:table-cell>
          <table:table-cell table:style-name="ce5" office:value-type="float" office:value="5158" calcext:value-type="float">
            <text:p>515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464898082" calcext:value-type="float">
            <text:p>1464898082</text:p>
          </table:table-cell>
          <table:table-cell table:style-name="ce5" office:value-type="float" office:value="2143486337" calcext:value-type="float">
            <text:p>2143486337</text:p>
          </table:table-cell>
          <table:table-cell table:style-name="ce5" office:value-type="float" office:value="1470725305" calcext:value-type="float">
            <text:p>1470725305</text:p>
          </table:table-cell>
          <table:table-cell table:style-name="ce5" office:value-type="float" office:value="5292" calcext:value-type="float">
            <text:p>529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789523502" calcext:value-type="float">
            <text:p>1789523502</text:p>
          </table:table-cell>
          <table:table-cell table:style-name="ce5" office:value-type="float" office:value="13239426" calcext:value-type="float">
            <text:p>13239426</text:p>
          </table:table-cell>
          <table:table-cell table:style-name="ce5" office:value-type="float" office:value="489171875" calcext:value-type="float">
            <text:p>489171875</text:p>
          </table:table-cell>
          <table:table-cell table:style-name="ce5" office:value-type="float" office:value="5427" calcext:value-type="float">
            <text:p>5427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013007873" calcext:value-type="float">
            <text:p>1013007873</text:p>
          </table:table-cell>
          <table:table-cell table:style-name="ce5" office:value-type="float" office:value="115346822" calcext:value-type="float">
            <text:p>115346822</text:p>
          </table:table-cell>
          <table:table-cell table:style-name="ce5" office:value-type="float" office:value="1473642941" calcext:value-type="float">
            <text:p>1473642941</text:p>
          </table:table-cell>
          <table:table-cell table:style-name="ce5" office:value-type="float" office:value="5562" calcext:value-type="float">
            <text:p>556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372960167" calcext:value-type="float">
            <text:p>372960167</text:p>
          </table:table-cell>
          <table:table-cell table:style-name="ce5" office:value-type="float" office:value="572926098" calcext:value-type="float">
            <text:p>572926098</text:p>
          </table:table-cell>
          <table:table-cell table:style-name="ce5" office:value-type="float" office:value="56524713" calcext:value-type="float">
            <text:p>56524713</text:p>
          </table:table-cell>
          <table:table-cell table:style-name="ce5" office:value-type="float" office:value="5697" calcext:value-type="float">
            <text:p>5697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984241905" calcext:value-type="float">
            <text:p>1984241905</text:p>
          </table:table-cell>
          <table:table-cell table:style-name="ce5" office:value-type="float" office:value="251951541" calcext:value-type="float">
            <text:p>251951541</text:p>
          </table:table-cell>
          <table:table-cell table:style-name="ce5" office:value-type="float" office:value="707615519" calcext:value-type="float">
            <text:p>707615519</text:p>
          </table:table-cell>
          <table:table-cell table:style-name="ce5" office:value-type="float" office:value="5832" calcext:value-type="float">
            <text:p>583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880127542" calcext:value-type="float">
            <text:p>880127542</text:p>
          </table:table-cell>
          <table:table-cell table:style-name="ce5" office:value-type="float" office:value="650276126" calcext:value-type="float">
            <text:p>650276126</text:p>
          </table:table-cell>
          <table:table-cell table:style-name="ce5" office:value-type="float" office:value="351735688" calcext:value-type="float">
            <text:p>351735688</text:p>
          </table:table-cell>
          <table:table-cell table:style-name="ce5" office:value-type="float" office:value="5968" calcext:value-type="float">
            <text:p>596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436230970" calcext:value-type="float">
            <text:p>436230970</text:p>
          </table:table-cell>
          <table:table-cell table:style-name="ce5" office:value-type="float" office:value="1634027353" calcext:value-type="float">
            <text:p>1634027353</text:p>
          </table:table-cell>
          <table:table-cell table:style-name="ce5" office:value-type="float" office:value="384804777" calcext:value-type="float">
            <text:p>384804777</text:p>
          </table:table-cell>
          <table:table-cell table:style-name="ce5" office:value-type="float" office:value="6104" calcext:value-type="float">
            <text:p>610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24738518" calcext:value-type="float">
            <text:p>224738518</text:p>
          </table:table-cell>
          <table:table-cell table:style-name="ce5" office:value-type="float" office:value="1804129803" calcext:value-type="float">
            <text:p>1804129803</text:p>
          </table:table-cell>
          <table:table-cell table:style-name="ce5" office:value-type="float" office:value="774345611" calcext:value-type="float">
            <text:p>774345611</text:p>
          </table:table-cell>
          <table:table-cell table:style-name="ce5" office:value-type="float" office:value="6240" calcext:value-type="float">
            <text:p>624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04018842" calcext:value-type="float">
            <text:p>1904018842</text:p>
          </table:table-cell>
          <table:table-cell table:style-name="ce5" office:value-type="float" office:value="413499937" calcext:value-type="float">
            <text:p>413499937</text:p>
          </table:table-cell>
          <table:table-cell table:style-name="ce5" office:value-type="float" office:value="951685496" calcext:value-type="float">
            <text:p>951685496</text:p>
          </table:table-cell>
          <table:table-cell table:style-name="ce5" office:value-type="float" office:value="6376" calcext:value-type="float">
            <text:p>637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190838645" calcext:value-type="float">
            <text:p>1190838645</text:p>
          </table:table-cell>
          <table:table-cell table:style-name="ce5" office:value-type="float" office:value="1276216930" calcext:value-type="float">
            <text:p>1276216930</text:p>
          </table:table-cell>
          <table:table-cell table:style-name="ce5" office:value-type="float" office:value="1803507449" calcext:value-type="float">
            <text:p>1803507449</text:p>
          </table:table-cell>
          <table:table-cell table:style-name="ce5" office:value-type="float" office:value="6512" calcext:value-type="float">
            <text:p>651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24990802" calcext:value-type="float">
            <text:p>2024990802</text:p>
          </table:table-cell>
          <table:table-cell table:style-name="ce5" office:value-type="float" office:value="1788252966" calcext:value-type="float">
            <text:p>1788252966</text:p>
          </table:table-cell>
          <table:table-cell table:style-name="ce5" office:value-type="float" office:value="221576667" calcext:value-type="float">
            <text:p>221576667</text:p>
          </table:table-cell>
          <table:table-cell table:style-name="ce5" office:value-type="float" office:value="6648" calcext:value-type="float">
            <text:p>664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99555710" calcext:value-type="float">
            <text:p>699555710</text:p>
          </table:table-cell>
          <table:table-cell table:style-name="ce5" office:value-type="float" office:value="1391049073" calcext:value-type="float">
            <text:p>1391049073</text:p>
          </table:table-cell>
          <table:table-cell table:style-name="ce5" office:value-type="float" office:value="512274232" calcext:value-type="float">
            <text:p>512274232</text:p>
          </table:table-cell>
          <table:table-cell table:style-name="ce5" office:value-type="float" office:value="6785" calcext:value-type="float">
            <text:p>6785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107328818" calcext:value-type="float">
            <text:p>2107328818</text:p>
          </table:table-cell>
          <table:table-cell table:style-name="ce5" office:value-type="float" office:value="841886802" calcext:value-type="float">
            <text:p>841886802</text:p>
          </table:table-cell>
          <table:table-cell table:style-name="ce5" office:value-type="float" office:value="1135465531" calcext:value-type="float">
            <text:p>1135465531</text:p>
          </table:table-cell>
          <table:table-cell table:style-name="ce5" office:value-type="float" office:value="6922" calcext:value-type="float">
            <text:p>692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575121310" calcext:value-type="float">
            <text:p>1575121310</text:p>
          </table:table-cell>
          <table:table-cell table:style-name="ce5" office:value-type="float" office:value="1121748213" calcext:value-type="float">
            <text:p>1121748213</text:p>
          </table:table-cell>
          <table:table-cell table:style-name="ce5" office:value-type="float" office:value="605021313" calcext:value-type="float">
            <text:p>605021313</text:p>
          </table:table-cell>
          <table:table-cell table:style-name="ce5" office:value-type="float" office:value="7059" calcext:value-type="float">
            <text:p>7059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032928273" calcext:value-type="float">
            <text:p>1032928273</text:p>
          </table:table-cell>
          <table:table-cell table:style-name="ce5" office:value-type="float" office:value="1300926175" calcext:value-type="float">
            <text:p>1300926175</text:p>
          </table:table-cell>
          <table:table-cell table:style-name="ce5" office:value-type="float" office:value="1951042685" calcext:value-type="float">
            <text:p>1951042685</text:p>
          </table:table-cell>
          <table:table-cell table:style-name="ce5" office:value-type="float" office:value="7196" calcext:value-type="float">
            <text:p>719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7673879" calcext:value-type="float">
            <text:p>167673879</text:p>
          </table:table-cell>
          <table:table-cell table:style-name="ce5" office:value-type="float" office:value="2004790429" calcext:value-type="float">
            <text:p>2004790429</text:p>
          </table:table-cell>
          <table:table-cell table:style-name="ce5" office:value-type="float" office:value="1260774812" calcext:value-type="float">
            <text:p>1260774812</text:p>
          </table:table-cell>
          <table:table-cell table:style-name="ce5" office:value-type="float" office:value="7334" calcext:value-type="float">
            <text:p>7334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596338177" calcext:value-type="float">
            <text:p>596338177</text:p>
          </table:table-cell>
          <table:table-cell table:style-name="ce5" office:value-type="float" office:value="320406999" calcext:value-type="float">
            <text:p>320406999</text:p>
          </table:table-cell>
          <table:table-cell table:style-name="ce5" office:value-type="float" office:value="15494256" calcext:value-type="float">
            <text:p>15494256</text:p>
          </table:table-cell>
          <table:table-cell table:style-name="ce5" office:value-type="float" office:value="7472" calcext:value-type="float">
            <text:p>747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349555622" calcext:value-type="float">
            <text:p>349555622</text:p>
          </table:table-cell>
          <table:table-cell table:style-name="ce5" office:value-type="float" office:value="1059197317" calcext:value-type="float">
            <text:p>1059197317</text:p>
          </table:table-cell>
          <table:table-cell table:style-name="ce5" office:value-type="float" office:value="1376213157" calcext:value-type="float">
            <text:p>1376213157</text:p>
          </table:table-cell>
          <table:table-cell table:style-name="ce5" office:value-type="float" office:value="7610" calcext:value-type="float">
            <text:p>761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613561673" calcext:value-type="float">
            <text:p>1613561673</text:p>
          </table:table-cell>
          <table:table-cell table:style-name="ce5" office:value-type="float" office:value="1324037262" calcext:value-type="float">
            <text:p>1324037262</text:p>
          </table:table-cell>
          <table:table-cell table:style-name="ce5" office:value-type="float" office:value="1490892810" calcext:value-type="float">
            <text:p>1490892810</text:p>
          </table:table-cell>
          <table:table-cell table:style-name="ce5" office:value-type="float" office:value="7748" calcext:value-type="float">
            <text:p>774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707531167" calcext:value-type="float">
            <text:p>707531167</text:p>
          </table:table-cell>
          <table:table-cell table:style-name="ce5" office:value-type="float" office:value="558865834" calcext:value-type="float">
            <text:p>558865834</text:p>
          </table:table-cell>
          <table:table-cell table:style-name="ce5" office:value-type="float" office:value="1035998331" calcext:value-type="float">
            <text:p>1035998331</text:p>
          </table:table-cell>
          <table:table-cell table:style-name="ce5" office:value-type="float" office:value="7886" calcext:value-type="float">
            <text:p>788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859364792" calcext:value-type="float">
            <text:p>859364792</text:p>
          </table:table-cell>
          <table:table-cell table:style-name="ce5" office:value-type="float" office:value="26794238" calcext:value-type="float">
            <text:p>26794238</text:p>
          </table:table-cell>
          <table:table-cell table:style-name="ce5" office:value-type="float" office:value="2095882551" calcext:value-type="float">
            <text:p>2095882551</text:p>
          </table:table-cell>
          <table:table-cell table:style-name="ce5" office:value-type="float" office:value="8024" calcext:value-type="float">
            <text:p>802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516526343" calcext:value-type="float">
            <text:p>1516526343</text:p>
          </table:table-cell>
          <table:table-cell table:style-name="ce5" office:value-type="float" office:value="1573423865" calcext:value-type="float">
            <text:p>1573423865</text:p>
          </table:table-cell>
          <table:table-cell table:style-name="ce5" office:value-type="float" office:value="1729900821" calcext:value-type="float">
            <text:p>1729900821</text:p>
          </table:table-cell>
          <table:table-cell table:style-name="ce5" office:value-type="float" office:value="8163" calcext:value-type="float">
            <text:p>8163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922312337" calcext:value-type="float">
            <text:p>1922312337</text:p>
          </table:table-cell>
          <table:table-cell table:style-name="ce5" office:value-type="float" office:value="609394922" calcext:value-type="float">
            <text:p>609394922</text:p>
          </table:table-cell>
          <table:table-cell table:style-name="ce5" office:value-type="float" office:value="1645167153" calcext:value-type="float">
            <text:p>1645167153</text:p>
          </table:table-cell>
          <table:table-cell table:style-name="ce5" office:value-type="float" office:value="8302" calcext:value-type="float">
            <text:p>830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559447447" calcext:value-type="float">
            <text:p>1559447447</text:p>
          </table:table-cell>
          <table:table-cell table:style-name="ce5" office:value-type="float" office:value="232907454" calcext:value-type="float">
            <text:p>232907454</text:p>
          </table:table-cell>
          <table:table-cell table:style-name="ce5" office:value-type="float" office:value="935415990" calcext:value-type="float">
            <text:p>935415990</text:p>
          </table:table-cell>
          <table:table-cell table:style-name="ce5" office:value-type="float" office:value="8441" calcext:value-type="float">
            <text:p>8441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742801537" calcext:value-type="float">
            <text:p>1742801537</text:p>
          </table:table-cell>
          <table:table-cell table:style-name="ce5" office:value-type="float" office:value="207857722" calcext:value-type="float">
            <text:p>207857722</text:p>
          </table:table-cell>
          <table:table-cell table:style-name="ce5" office:value-type="float" office:value="1698228353" calcext:value-type="float">
            <text:p>1698228353</text:p>
          </table:table-cell>
          <table:table-cell table:style-name="ce5" office:value-type="float" office:value="8580" calcext:value-type="float">
            <text:p>858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735957286" calcext:value-type="float">
            <text:p>1735957286</text:p>
          </table:table-cell>
          <table:table-cell table:style-name="ce5" office:value-type="float" office:value="1298462893" calcext:value-type="float">
            <text:p>1298462893</text:p>
          </table:table-cell>
          <table:table-cell table:style-name="ce5" office:value-type="float" office:value="183464047" calcext:value-type="float">
            <text:p>183464047</text:p>
          </table:table-cell>
          <table:table-cell table:style-name="ce5" office:value-type="float" office:value="8720" calcext:value-type="float">
            <text:p>872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521264074" calcext:value-type="float">
            <text:p>521264074</text:p>
          </table:table-cell>
          <table:table-cell table:style-name="ce5" office:value-type="float" office:value="1625025030" calcext:value-type="float">
            <text:p>1625025030</text:p>
          </table:table-cell>
          <table:table-cell table:style-name="ce5" office:value-type="float" office:value="937506514" calcext:value-type="float">
            <text:p>937506514</text:p>
          </table:table-cell>
          <table:table-cell table:style-name="ce5" office:value-type="float" office:value="8860" calcext:value-type="float">
            <text:p>886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299491525" calcext:value-type="float">
            <text:p>1299491525</text:p>
          </table:table-cell>
          <table:table-cell table:style-name="ce5" office:value-type="float" office:value="211402258" calcext:value-type="float">
            <text:p>211402258</text:p>
          </table:table-cell>
          <table:table-cell table:style-name="ce5" office:value-type="float" office:value="1269931037" calcext:value-type="float">
            <text:p>1269931037</text:p>
          </table:table-cell>
          <table:table-cell table:style-name="ce5" office:value-type="float" office:value="9000" calcext:value-type="float">
            <text:p>900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645360515" calcext:value-type="float">
            <text:p>645360515</text:p>
          </table:table-cell>
          <table:table-cell table:style-name="ce5" office:value-type="float" office:value="1675573813" calcext:value-type="float">
            <text:p>1675573813</text:p>
          </table:table-cell>
          <table:table-cell table:style-name="ce5" office:value-type="float" office:value="1803170018" calcext:value-type="float">
            <text:p>1803170018</text:p>
          </table:table-cell>
          <table:table-cell table:style-name="ce5" office:value-type="float" office:value="9140" calcext:value-type="float">
            <text:p>914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81753205" calcext:value-type="float">
            <text:p>1781753205</text:p>
          </table:table-cell>
          <table:table-cell table:style-name="ce5" office:value-type="float" office:value="1708306079" calcext:value-type="float">
            <text:p>1708306079</text:p>
          </table:table-cell>
          <table:table-cell table:style-name="ce5" office:value-type="float" office:value="348502186" calcext:value-type="float">
            <text:p>348502186</text:p>
          </table:table-cell>
          <table:table-cell table:style-name="ce5" office:value-type="float" office:value="9280" calcext:value-type="float">
            <text:p>928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414128723" calcext:value-type="float">
            <text:p>1414128723</text:p>
          </table:table-cell>
          <table:table-cell table:style-name="ce5" office:value-type="float" office:value="1612123100" calcext:value-type="float">
            <text:p>1612123100</text:p>
          </table:table-cell>
          <table:table-cell table:style-name="ce5" office:value-type="float" office:value="1786079013" calcext:value-type="float">
            <text:p>1786079013</text:p>
          </table:table-cell>
          <table:table-cell table:style-name="ce5" office:value-type="float" office:value="9420" calcext:value-type="float">
            <text:p>942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059915044" calcext:value-type="float">
            <text:p>1059915044</text:p>
          </table:table-cell>
          <table:table-cell table:style-name="ce5" office:value-type="float" office:value="740369300" calcext:value-type="float">
            <text:p>740369300</text:p>
          </table:table-cell>
          <table:table-cell table:style-name="ce5" office:value-type="float" office:value="1961549547" calcext:value-type="float">
            <text:p>1961549547</text:p>
          </table:table-cell>
          <table:table-cell table:style-name="ce5" office:value-type="float" office:value="9561" calcext:value-type="float">
            <text:p>9561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615284347" calcext:value-type="float">
            <text:p>615284347</text:p>
          </table:table-cell>
          <table:table-cell table:style-name="ce5" office:value-type="float" office:value="670526139" calcext:value-type="float">
            <text:p>670526139</text:p>
          </table:table-cell>
          <table:table-cell table:style-name="ce5" office:value-type="float" office:value="1471460991" calcext:value-type="float">
            <text:p>1471460991</text:p>
          </table:table-cell>
          <table:table-cell table:style-name="ce5" office:value-type="float" office:value="9702" calcext:value-type="float">
            <text:p>970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950254908" calcext:value-type="float">
            <text:p>950254908</text:p>
          </table:table-cell>
          <table:table-cell table:style-name="ce5" office:value-type="float" office:value="1654734896" calcext:value-type="float">
            <text:p>1654734896</text:p>
          </table:table-cell>
          <table:table-cell table:style-name="ce5" office:value-type="float" office:value="567763493" calcext:value-type="float">
            <text:p>567763493</text:p>
          </table:table-cell>
          <table:table-cell table:style-name="ce5" office:value-type="float" office:value="9843" calcext:value-type="float">
            <text:p>9843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98348579" calcext:value-type="float">
            <text:p>98348579</text:p>
          </table:table-cell>
          <table:table-cell table:style-name="ce5" office:value-type="float" office:value="1746124944" calcext:value-type="float">
            <text:p>1746124944</text:p>
          </table:table-cell>
          <table:table-cell table:style-name="ce5" office:value-type="float" office:value="1343534330" calcext:value-type="float">
            <text:p>1343534330</text:p>
          </table:table-cell>
          <table:table-cell table:style-name="ce5" office:value-type="float" office:value="9984" calcext:value-type="float">
            <text:p>998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529641940" calcext:value-type="float">
            <text:p>1529641940</text:p>
          </table:table-cell>
          <table:table-cell table:style-name="ce5" office:value-type="float" office:value="2026586543" calcext:value-type="float">
            <text:p>2026586543</text:p>
          </table:table-cell>
          <table:table-cell table:style-name="ce5" office:value-type="float" office:value="186171106" calcext:value-type="float">
            <text:p>186171106</text:p>
          </table:table-cell>
          <table:table-cell table:style-name="ce5" office:value-type="float" office:value="126" calcext:value-type="float">
            <text:p>12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165335371" calcext:value-type="float">
            <text:p>1165335371</text:p>
          </table:table-cell>
          <table:table-cell table:style-name="ce5" office:value-type="float" office:value="739296524" calcext:value-type="float">
            <text:p>739296524</text:p>
          </table:table-cell>
          <table:table-cell table:style-name="ce5" office:value-type="float" office:value="1760556322" calcext:value-type="float">
            <text:p>1760556322</text:p>
          </table:table-cell>
          <table:table-cell table:style-name="ce5" office:value-type="float" office:value="268" calcext:value-type="float">
            <text:p>26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740710637" calcext:value-type="float">
            <text:p>740710637</text:p>
          </table:table-cell>
          <table:table-cell table:style-name="ce5" office:value-type="float" office:value="1228820260" calcext:value-type="float">
            <text:p>1228820260</text:p>
          </table:table-cell>
          <table:table-cell table:style-name="ce5" office:value-type="float" office:value="1692842316" calcext:value-type="float">
            <text:p>1692842316</text:p>
          </table:table-cell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60968602" calcext:value-type="float">
            <text:p>160968602</text:p>
          </table:table-cell>
          <table:table-cell table:style-name="ce5" office:value-type="float" office:value="719252844" calcext:value-type="float">
            <text:p>719252844</text:p>
          </table:table-cell>
          <table:table-cell table:style-name="ce5" office:value-type="float" office:value="675647514" calcext:value-type="float">
            <text:p>675647514</text:p>
          </table:table-cell>
          <table:table-cell table:style-name="ce5" office:value-type="float" office:value="552" calcext:value-type="float">
            <text:p>55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17380981" calcext:value-type="float">
            <text:p>1717380981</text:p>
          </table:table-cell>
          <table:table-cell table:style-name="ce5" office:value-type="float" office:value="1846069316" calcext:value-type="float">
            <text:p>1846069316</text:p>
          </table:table-cell>
          <table:table-cell table:style-name="ce5" office:value-type="float" office:value="1828752900" calcext:value-type="float">
            <text:p>1828752900</text:p>
          </table:table-cell>
          <table:table-cell table:style-name="ce5" office:value-type="float" office:value="694" calcext:value-type="float">
            <text:p>69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841918547" calcext:value-type="float">
            <text:p>1841918547</text:p>
          </table:table-cell>
          <table:table-cell table:style-name="ce5" office:value-type="float" office:value="308173004" calcext:value-type="float">
            <text:p>308173004</text:p>
          </table:table-cell>
          <table:table-cell table:style-name="ce5" office:value-type="float" office:value="206203244" calcext:value-type="float">
            <text:p>206203244</text:p>
          </table:table-cell>
          <table:table-cell table:style-name="ce5" office:value-type="float" office:value="836" calcext:value-type="float">
            <text:p>83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148233508" calcext:value-type="float">
            <text:p>1148233508</text:p>
          </table:table-cell>
          <table:table-cell table:style-name="ce5" office:value-type="float" office:value="266799715" calcext:value-type="float">
            <text:p>266799715</text:p>
          </table:table-cell>
          <table:table-cell table:style-name="ce5" office:value-type="float" office:value="1330916580" calcext:value-type="float">
            <text:p>1330916580</text:p>
          </table:table-cell>
          <table:table-cell table:style-name="ce5" office:value-type="float" office:value="979" calcext:value-type="float">
            <text:p>979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72508028" calcext:value-type="float">
            <text:p>1072508028</text:p>
          </table:table-cell>
          <table:table-cell table:style-name="ce5" office:value-type="float" office:value="974659369" calcext:value-type="float">
            <text:p>974659369</text:p>
          </table:table-cell>
          <table:table-cell table:style-name="ce5" office:value-type="float" office:value="322054093" calcext:value-type="float">
            <text:p>322054093</text:p>
          </table:table-cell>
          <table:table-cell table:style-name="ce5" office:value-type="float" office:value="1122" calcext:value-type="float">
            <text:p>112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812168931" calcext:value-type="float">
            <text:p>1812168931</text:p>
          </table:table-cell>
          <table:table-cell table:style-name="ce5" office:value-type="float" office:value="1299275130" calcext:value-type="float">
            <text:p>1299275130</text:p>
          </table:table-cell>
          <table:table-cell table:style-name="ce5" office:value-type="float" office:value="123153131" calcext:value-type="float">
            <text:p>123153131</text:p>
          </table:table-cell>
          <table:table-cell table:style-name="ce5" office:value-type="float" office:value="1265" calcext:value-type="float">
            <text:p>1265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510127381" calcext:value-type="float">
            <text:p>1510127381</text:p>
          </table:table-cell>
          <table:table-cell table:style-name="ce5" office:value-type="float" office:value="1171134574" calcext:value-type="float">
            <text:p>1171134574</text:p>
          </table:table-cell>
          <table:table-cell table:style-name="ce5" office:value-type="float" office:value="1284698922" calcext:value-type="float">
            <text:p>1284698922</text:p>
          </table:table-cell>
          <table:table-cell table:style-name="ce5" office:value-type="float" office:value="1408" calcext:value-type="float">
            <text:p>140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749140403" calcext:value-type="float">
            <text:p>1749140403</text:p>
          </table:table-cell>
          <table:table-cell table:style-name="ce5" office:value-type="float" office:value="1775782217" calcext:value-type="float">
            <text:p>1775782217</text:p>
          </table:table-cell>
          <table:table-cell table:style-name="ce5" office:value-type="float" office:value="593155829" calcext:value-type="float">
            <text:p>593155829</text:p>
          </table:table-cell>
          <table:table-cell table:style-name="ce5" office:value-type="float" office:value="1552" calcext:value-type="float">
            <text:p>155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99095748" calcext:value-type="float">
            <text:p>899095748</text:p>
          </table:table-cell>
          <table:table-cell table:style-name="ce5" office:value-type="float" office:value="114416602" calcext:value-type="float">
            <text:p>114416602</text:p>
          </table:table-cell>
          <table:table-cell table:style-name="ce5" office:value-type="float" office:value="1546187381" calcext:value-type="float">
            <text:p>1546187381</text:p>
          </table:table-cell>
          <table:table-cell table:style-name="ce5" office:value-type="float" office:value="1696" calcext:value-type="float">
            <text:p>169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07289308" calcext:value-type="float">
            <text:p>1407289308</text:p>
          </table:table-cell>
          <table:table-cell table:style-name="ce5" office:value-type="float" office:value="1884263309" calcext:value-type="float">
            <text:p>1884263309</text:p>
          </table:table-cell>
          <table:table-cell table:style-name="ce5" office:value-type="float" office:value="212749509" calcext:value-type="float">
            <text:p>212749509</text:p>
          </table:table-cell>
          <table:table-cell table:style-name="ce5" office:value-type="float" office:value="1840" calcext:value-type="float">
            <text:p>184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73984131" calcext:value-type="float">
            <text:p>2073984131</text:p>
          </table:table-cell>
          <table:table-cell table:style-name="ce5" office:value-type="float" office:value="1685830310" calcext:value-type="float">
            <text:p>1685830310</text:p>
          </table:table-cell>
          <table:table-cell table:style-name="ce5" office:value-type="float" office:value="722258624" calcext:value-type="float">
            <text:p>722258624</text:p>
          </table:table-cell>
          <table:table-cell table:style-name="ce5" office:value-type="float" office:value="1984" calcext:value-type="float">
            <text:p>198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644199028" calcext:value-type="float">
            <text:p>1644199028</text:p>
          </table:table-cell>
          <table:table-cell table:style-name="ce5" office:value-type="float" office:value="1746481137" calcext:value-type="float">
            <text:p>1746481137</text:p>
          </table:table-cell>
          <table:table-cell table:style-name="ce5" office:value-type="float" office:value="1864133201" calcext:value-type="float">
            <text:p>1864133201</text:p>
          </table:table-cell>
          <table:table-cell table:style-name="ce5" office:value-type="float" office:value="2128" calcext:value-type="float">
            <text:p>212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33481132" calcext:value-type="float">
            <text:p>233481132</text:p>
          </table:table-cell>
          <table:table-cell table:style-name="ce5" office:value-type="float" office:value="1748799443" calcext:value-type="float">
            <text:p>1748799443</text:p>
          </table:table-cell>
          <table:table-cell table:style-name="ce5" office:value-type="float" office:value="1012059480" calcext:value-type="float">
            <text:p>1012059480</text:p>
          </table:table-cell>
          <table:table-cell table:style-name="ce5" office:value-type="float" office:value="2272" calcext:value-type="float">
            <text:p>227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664760627" calcext:value-type="float">
            <text:p>664760627</text:p>
          </table:table-cell>
          <table:table-cell table:style-name="ce5" office:value-type="float" office:value="1216917368" calcext:value-type="float">
            <text:p>1216917368</text:p>
          </table:table-cell>
          <table:table-cell table:style-name="ce5" office:value-type="float" office:value="6313200" calcext:value-type="float">
            <text:p>6313200</text:p>
          </table:table-cell>
          <table:table-cell table:style-name="ce5" office:value-type="float" office:value="2417" calcext:value-type="float">
            <text:p>2417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421921093" calcext:value-type="float">
            <text:p>1421921093</text:p>
          </table:table-cell>
          <table:table-cell table:style-name="ce5" office:value-type="float" office:value="152178279" calcext:value-type="float">
            <text:p>152178279</text:p>
          </table:table-cell>
          <table:table-cell table:style-name="ce5" office:value-type="float" office:value="1780489153" calcext:value-type="float">
            <text:p>1780489153</text:p>
          </table:table-cell>
          <table:table-cell table:style-name="ce5" office:value-type="float" office:value="2562" calcext:value-type="float">
            <text:p>256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029775107" calcext:value-type="float">
            <text:p>1029775107</text:p>
          </table:table-cell>
          <table:table-cell table:style-name="ce5" office:value-type="float" office:value="698166069" calcext:value-type="float">
            <text:p>698166069</text:p>
          </table:table-cell>
          <table:table-cell table:style-name="ce5" office:value-type="float" office:value="524955332" calcext:value-type="float">
            <text:p>524955332</text:p>
          </table:table-cell>
          <table:table-cell table:style-name="ce5" office:value-type="float" office:value="2707" calcext:value-type="float">
            <text:p>2707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859504116" calcext:value-type="float">
            <text:p>859504116</text:p>
          </table:table-cell>
          <table:table-cell table:style-name="ce5" office:value-type="float" office:value="671908254" calcext:value-type="float">
            <text:p>671908254</text:p>
          </table:table-cell>
          <table:table-cell table:style-name="ce5" office:value-type="float" office:value="32249467" calcext:value-type="float">
            <text:p>32249467</text:p>
          </table:table-cell>
          <table:table-cell table:style-name="ce5" office:value-type="float" office:value="2852" calcext:value-type="float">
            <text:p>285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710661164" calcext:value-type="float">
            <text:p>1710661164</text:p>
          </table:table-cell>
          <table:table-cell table:style-name="ce5" office:value-type="float" office:value="2042856665" calcext:value-type="float">
            <text:p>2042856665</text:p>
          </table:table-cell>
          <table:table-cell table:style-name="ce5" office:value-type="float" office:value="259612718" calcext:value-type="float">
            <text:p>259612718</text:p>
          </table:table-cell>
          <table:table-cell table:style-name="ce5" office:value-type="float" office:value="2998" calcext:value-type="float">
            <text:p>299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71103924" calcext:value-type="float">
            <text:p>571103924</text:p>
          </table:table-cell>
          <table:table-cell table:style-name="ce5" office:value-type="float" office:value="1914932874" calcext:value-type="float">
            <text:p>1914932874</text:p>
          </table:table-cell>
          <table:table-cell table:style-name="ce5" office:value-type="float" office:value="2072540833" calcext:value-type="float">
            <text:p>2072540833</text:p>
          </table:table-cell>
          <table:table-cell table:style-name="ce5" office:value-type="float" office:value="3144" calcext:value-type="float">
            <text:p>314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439227755" calcext:value-type="float">
            <text:p>1439227755</text:p>
          </table:table-cell>
          <table:table-cell table:style-name="ce5" office:value-type="float" office:value="1693756317" calcext:value-type="float">
            <text:p>1693756317</text:p>
          </table:table-cell>
          <table:table-cell table:style-name="ce5" office:value-type="float" office:value="1328109018" calcext:value-type="float">
            <text:p>1328109018</text:p>
          </table:table-cell>
          <table:table-cell table:style-name="ce5" office:value-type="float" office:value="3290" calcext:value-type="float">
            <text:p>329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992550860" calcext:value-type="float">
            <text:p>1992550860</text:p>
          </table:table-cell>
          <table:table-cell table:style-name="ce5" office:value-type="float" office:value="1518011094" calcext:value-type="float">
            <text:p>1518011094</text:p>
          </table:table-cell>
          <table:table-cell table:style-name="ce5" office:value-type="float" office:value="1552040617" calcext:value-type="float">
            <text:p>1552040617</text:p>
          </table:table-cell>
          <table:table-cell table:style-name="ce5" office:value-type="float" office:value="3436" calcext:value-type="float">
            <text:p>343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942297108" calcext:value-type="float">
            <text:p>942297108</text:p>
          </table:table-cell>
          <table:table-cell table:style-name="ce5" office:value-type="float" office:value="306645122" calcext:value-type="float">
            <text:p>306645122</text:p>
          </table:table-cell>
          <table:table-cell table:style-name="ce5" office:value-type="float" office:value="1636692357" calcext:value-type="float">
            <text:p>1636692357</text:p>
          </table:table-cell>
          <table:table-cell table:style-name="ce5" office:value-type="float" office:value="3582" calcext:value-type="float">
            <text:p>358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43073804" calcext:value-type="float">
            <text:p>1643073804</text:p>
          </table:table-cell>
          <table:table-cell table:style-name="ce5" office:value-type="float" office:value="1062672774" calcext:value-type="float">
            <text:p>1062672774</text:p>
          </table:table-cell>
          <table:table-cell table:style-name="ce5" office:value-type="float" office:value="1446210434" calcext:value-type="float">
            <text:p>1446210434</text:p>
          </table:table-cell>
          <table:table-cell table:style-name="ce5" office:value-type="float" office:value="3728" calcext:value-type="float">
            <text:p>372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649194195" calcext:value-type="float">
            <text:p>649194195</text:p>
          </table:table-cell>
          <table:table-cell table:style-name="ce5" office:value-type="float" office:value="1468746897" calcext:value-type="float">
            <text:p>1468746897</text:p>
          </table:table-cell>
          <table:table-cell table:style-name="ce5" office:value-type="float" office:value="755733063" calcext:value-type="float">
            <text:p>755733063</text:p>
          </table:table-cell>
          <table:table-cell table:style-name="ce5" office:value-type="float" office:value="3875" calcext:value-type="float">
            <text:p>3875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89903525" calcext:value-type="float">
            <text:p>1789903525</text:p>
          </table:table-cell>
          <table:table-cell table:style-name="ce5" office:value-type="float" office:value="1395844531" calcext:value-type="float">
            <text:p>1395844531</text:p>
          </table:table-cell>
          <table:table-cell table:style-name="ce5" office:value-type="float" office:value="2114818451" calcext:value-type="float">
            <text:p>2114818451</text:p>
          </table:table-cell>
          <table:table-cell table:style-name="ce5" office:value-type="float" office:value="4022" calcext:value-type="float">
            <text:p>402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957603491" calcext:value-type="float">
            <text:p>957603491</text:p>
          </table:table-cell>
          <table:table-cell table:style-name="ce5" office:value-type="float" office:value="1598796056" calcext:value-type="float">
            <text:p>1598796056</text:p>
          </table:table-cell>
          <table:table-cell table:style-name="ce5" office:value-type="float" office:value="1406873782" calcext:value-type="float">
            <text:p>1406873782</text:p>
          </table:table-cell>
          <table:table-cell table:style-name="ce5" office:value-type="float" office:value="4169" calcext:value-type="float">
            <text:p>4169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199415125" calcext:value-type="float">
            <text:p>1199415125</text:p>
          </table:table-cell>
          <table:table-cell table:style-name="ce5" office:value-type="float" office:value="1325077319" calcext:value-type="float">
            <text:p>1325077319</text:p>
          </table:table-cell>
          <table:table-cell table:style-name="ce5" office:value-type="float" office:value="2140454954" calcext:value-type="float">
            <text:p>2140454954</text:p>
          </table:table-cell>
          <table:table-cell table:style-name="ce5" office:value-type="float" office:value="4316" calcext:value-type="float">
            <text:p>431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1002098" calcext:value-type="float">
            <text:p>141002098</text:p>
          </table:table-cell>
          <table:table-cell table:style-name="ce5" office:value-type="float" office:value="3684821" calcext:value-type="float">
            <text:p>3684821</text:p>
          </table:table-cell>
          <table:table-cell table:style-name="ce5" office:value-type="float" office:value="851016695" calcext:value-type="float">
            <text:p>851016695</text:p>
          </table:table-cell>
          <table:table-cell table:style-name="ce5" office:value-type="float" office:value="4464" calcext:value-type="float">
            <text:p>4464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147797341" calcext:value-type="float">
            <text:p>1147797341</text:p>
          </table:table-cell>
          <table:table-cell table:style-name="ce5" office:value-type="float" office:value="981314943" calcext:value-type="float">
            <text:p>981314943</text:p>
          </table:table-cell>
          <table:table-cell table:style-name="ce5" office:value-type="float" office:value="458662417" calcext:value-type="float">
            <text:p>458662417</text:p>
          </table:table-cell>
          <table:table-cell table:style-name="ce5" office:value-type="float" office:value="4612" calcext:value-type="float">
            <text:p>461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84300202" calcext:value-type="float">
            <text:p>184300202</text:p>
          </table:table-cell>
          <table:table-cell table:style-name="ce5" office:value-type="float" office:value="1559758973" calcext:value-type="float">
            <text:p>1559758973</text:p>
          </table:table-cell>
          <table:table-cell table:style-name="ce5" office:value-type="float" office:value="1351767639" calcext:value-type="float">
            <text:p>1351767639</text:p>
          </table:table-cell>
          <table:table-cell table:style-name="ce5" office:value-type="float" office:value="4760" calcext:value-type="float">
            <text:p>476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862074598" calcext:value-type="float">
            <text:p>862074598</text:p>
          </table:table-cell>
          <table:table-cell table:style-name="ce5" office:value-type="float" office:value="526719351" calcext:value-type="float">
            <text:p>526719351</text:p>
          </table:table-cell>
          <table:table-cell table:style-name="ce5" office:value-type="float" office:value="769315606" calcext:value-type="float">
            <text:p>769315606</text:p>
          </table:table-cell>
          <table:table-cell table:style-name="ce5" office:value-type="float" office:value="4908" calcext:value-type="float">
            <text:p>490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963079178" calcext:value-type="float">
            <text:p>1963079178</text:p>
          </table:table-cell>
          <table:table-cell table:style-name="ce5" office:value-type="float" office:value="2007387237" calcext:value-type="float">
            <text:p>2007387237</text:p>
          </table:table-cell>
          <table:table-cell table:style-name="ce5" office:value-type="float" office:value="928705203" calcext:value-type="float">
            <text:p>928705203</text:p>
          </table:table-cell>
          <table:table-cell table:style-name="ce5" office:value-type="float" office:value="5056" calcext:value-type="float">
            <text:p>505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680460421" calcext:value-type="float">
            <text:p>1680460421</text:p>
          </table:table-cell>
          <table:table-cell table:style-name="ce5" office:value-type="float" office:value="861398318" calcext:value-type="float">
            <text:p>861398318</text:p>
          </table:table-cell>
          <table:table-cell table:style-name="ce5" office:value-type="float" office:value="1309788295" calcext:value-type="float">
            <text:p>1309788295</text:p>
          </table:table-cell>
          <table:table-cell table:style-name="ce5" office:value-type="float" office:value="5204" calcext:value-type="float">
            <text:p>520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40840898" calcext:value-type="float">
            <text:p>1940840898</text:p>
          </table:table-cell>
          <table:table-cell table:style-name="ce5" office:value-type="float" office:value="2134224778" calcext:value-type="float">
            <text:p>2134224778</text:p>
          </table:table-cell>
          <table:table-cell table:style-name="ce5" office:value-type="float" office:value="1114668943" calcext:value-type="float">
            <text:p>1114668943</text:p>
          </table:table-cell>
          <table:table-cell table:style-name="ce5" office:value-type="float" office:value="5353" calcext:value-type="float">
            <text:p>5353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583843213" calcext:value-type="float">
            <text:p>1583843213</text:p>
          </table:table-cell>
          <table:table-cell table:style-name="ce5" office:value-type="float" office:value="757796510" calcext:value-type="float">
            <text:p>757796510</text:p>
          </table:table-cell>
          <table:table-cell table:style-name="ce5" office:value-type="float" office:value="1665457576" calcext:value-type="float">
            <text:p>1665457576</text:p>
          </table:table-cell>
          <table:table-cell table:style-name="ce5" office:value-type="float" office:value="5502" calcext:value-type="float">
            <text:p>550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593063930" calcext:value-type="float">
            <text:p>1593063930</text:p>
          </table:table-cell>
          <table:table-cell table:style-name="ce5" office:value-type="float" office:value="371141593" calcext:value-type="float">
            <text:p>371141593</text:p>
          </table:table-cell>
          <table:table-cell table:style-name="ce5" office:value-type="float" office:value="1958875500" calcext:value-type="float">
            <text:p>1958875500</text:p>
          </table:table-cell>
          <table:table-cell table:style-name="ce5" office:value-type="float" office:value="5651" calcext:value-type="float">
            <text:p>5651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946831893" calcext:value-type="float">
            <text:p>1946831893</text:p>
          </table:table-cell>
          <table:table-cell table:style-name="ce5" office:value-type="float" office:value="1849066379" calcext:value-type="float">
            <text:p>1849066379</text:p>
          </table:table-cell>
          <table:table-cell table:style-name="ce5" office:value-type="float" office:value="613820770" calcext:value-type="float">
            <text:p>613820770</text:p>
          </table:table-cell>
          <table:table-cell table:style-name="ce5" office:value-type="float" office:value="5800" calcext:value-type="float">
            <text:p>580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342764723" calcext:value-type="float">
            <text:p>1342764723</text:p>
          </table:table-cell>
          <table:table-cell table:style-name="ce5" office:value-type="float" office:value="1311672992" calcext:value-type="float">
            <text:p>1311672992</text:p>
          </table:table-cell>
          <table:table-cell table:style-name="ce5" office:value-type="float" office:value="1935524718" calcext:value-type="float">
            <text:p>1935524718</text:p>
          </table:table-cell>
          <table:table-cell table:style-name="ce5" office:value-type="float" office:value="5950" calcext:value-type="float">
            <text:p>595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088526277" calcext:value-type="float">
            <text:p>2088526277</text:p>
          </table:table-cell>
          <table:table-cell table:style-name="ce5" office:value-type="float" office:value="1965793248" calcext:value-type="float">
            <text:p>1965793248</text:p>
          </table:table-cell>
          <table:table-cell table:style-name="ce5" office:value-type="float" office:value="1610999675" calcext:value-type="float">
            <text:p>1610999675</text:p>
          </table:table-cell>
          <table:table-cell table:style-name="ce5" office:value-type="float" office:value="6100" calcext:value-type="float">
            <text:p>610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240910978" calcext:value-type="float">
            <text:p>1240910978</text:p>
          </table:table-cell>
          <table:table-cell table:style-name="ce5" office:value-type="float" office:value="2137186207" calcext:value-type="float">
            <text:p>2137186207</text:p>
          </table:table-cell>
          <table:table-cell table:style-name="ce5" office:value-type="float" office:value="1463862312" calcext:value-type="float">
            <text:p>1463862312</text:p>
          </table:table-cell>
          <table:table-cell table:style-name="ce5" office:value-type="float" office:value="6250" calcext:value-type="float">
            <text:p>625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777101517" calcext:value-type="float">
            <text:p>1777101517</text:p>
          </table:table-cell>
          <table:table-cell table:style-name="ce5" office:value-type="float" office:value="1573363421" calcext:value-type="float">
            <text:p>1573363421</text:p>
          </table:table-cell>
          <table:table-cell table:style-name="ce5" office:value-type="float" office:value="473217474" calcext:value-type="float">
            <text:p>473217474</text:p>
          </table:table-cell>
          <table:table-cell table:style-name="ce5" office:value-type="float" office:value="6400" calcext:value-type="float">
            <text:p>640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542619835" calcext:value-type="float">
            <text:p>542619835</text:p>
          </table:table-cell>
          <table:table-cell table:style-name="ce5" office:value-type="float" office:value="942922902" calcext:value-type="float">
            <text:p>942922902</text:p>
          </table:table-cell>
          <table:table-cell table:style-name="ce5" office:value-type="float" office:value="1600259047" calcext:value-type="float">
            <text:p>1600259047</text:p>
          </table:table-cell>
          <table:table-cell table:style-name="ce5" office:value-type="float" office:value="6550" calcext:value-type="float">
            <text:p>655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595997437" calcext:value-type="float">
            <text:p>1595997437</text:p>
          </table:table-cell>
          <table:table-cell table:style-name="ce5" office:value-type="float" office:value="87135681" calcext:value-type="float">
            <text:p>87135681</text:p>
          </table:table-cell>
          <table:table-cell table:style-name="ce5" office:value-type="float" office:value="1522162903" calcext:value-type="float">
            <text:p>1522162903</text:p>
          </table:table-cell>
          <table:table-cell table:style-name="ce5" office:value-type="float" office:value="6700" calcext:value-type="float">
            <text:p>670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858160139" calcext:value-type="float">
            <text:p>1858160139</text:p>
          </table:table-cell>
          <table:table-cell table:style-name="ce5" office:value-type="float" office:value="626377026" calcext:value-type="float">
            <text:p>626377026</text:p>
          </table:table-cell>
          <table:table-cell table:style-name="ce5" office:value-type="float" office:value="972812934" calcext:value-type="float">
            <text:p>972812934</text:p>
          </table:table-cell>
          <table:table-cell table:style-name="ce5" office:value-type="float" office:value="6851" calcext:value-type="float">
            <text:p>6851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390246957" calcext:value-type="float">
            <text:p>1390246957</text:p>
          </table:table-cell>
          <table:table-cell table:style-name="ce5" office:value-type="float" office:value="826491846" calcext:value-type="float">
            <text:p>826491846</text:p>
          </table:table-cell>
          <table:table-cell table:style-name="ce5" office:value-type="float" office:value="1947428914" calcext:value-type="float">
            <text:p>1947428914</text:p>
          </table:table-cell>
          <table:table-cell table:style-name="ce5" office:value-type="float" office:value="7002" calcext:value-type="float">
            <text:p>700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258516059" calcext:value-type="float">
            <text:p>1258516059</text:p>
          </table:table-cell>
          <table:table-cell table:style-name="ce5" office:value-type="float" office:value="1469041489" calcext:value-type="float">
            <text:p>1469041489</text:p>
          </table:table-cell>
          <table:table-cell table:style-name="ce5" office:value-type="float" office:value="829133931" calcext:value-type="float">
            <text:p>829133931</text:p>
          </table:table-cell>
          <table:table-cell table:style-name="ce5" office:value-type="float" office:value="7153" calcext:value-type="float">
            <text:p>7153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312954460" calcext:value-type="float">
            <text:p>1312954460</text:p>
          </table:table-cell>
          <table:table-cell table:style-name="ce5" office:value-type="float" office:value="1375756786" calcext:value-type="float">
            <text:p>1375756786</text:p>
          </table:table-cell>
          <table:table-cell table:style-name="ce5" office:value-type="float" office:value="1017338432" calcext:value-type="float">
            <text:p>1017338432</text:p>
          </table:table-cell>
          <table:table-cell table:style-name="ce5" office:value-type="float" office:value="7304" calcext:value-type="float">
            <text:p>730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431126019" calcext:value-type="float">
            <text:p>1431126019</text:p>
          </table:table-cell>
          <table:table-cell table:style-name="ce5" office:value-type="float" office:value="1475552726" calcext:value-type="float">
            <text:p>1475552726</text:p>
          </table:table-cell>
          <table:table-cell table:style-name="ce5" office:value-type="float" office:value="413663471" calcext:value-type="float">
            <text:p>413663471</text:p>
          </table:table-cell>
          <table:table-cell table:style-name="ce5" office:value-type="float" office:value="7456" calcext:value-type="float">
            <text:p>745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118143733" calcext:value-type="float">
            <text:p>1118143733</text:p>
          </table:table-cell>
          <table:table-cell table:style-name="ce5" office:value-type="float" office:value="766472578" calcext:value-type="float">
            <text:p>766472578</text:p>
          </table:table-cell>
          <table:table-cell table:style-name="ce5" office:value-type="float" office:value="825413522" calcext:value-type="float">
            <text:p>825413522</text:p>
          </table:table-cell>
          <table:table-cell table:style-name="ce5" office:value-type="float" office:value="7608" calcext:value-type="float">
            <text:p>760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2316882" calcext:value-type="float">
            <text:p>12316882</text:p>
          </table:table-cell>
          <table:table-cell table:style-name="ce5" office:value-type="float" office:value="2056279173" calcext:value-type="float">
            <text:p>2056279173</text:p>
          </table:table-cell>
          <table:table-cell table:style-name="ce5" office:value-type="float" office:value="2093707298" calcext:value-type="float">
            <text:p>2093707298</text:p>
          </table:table-cell>
          <table:table-cell table:style-name="ce5" office:value-type="float" office:value="7760" calcext:value-type="float">
            <text:p>776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851405566" calcext:value-type="float">
            <text:p>851405566</text:p>
          </table:table-cell>
          <table:table-cell table:style-name="ce5" office:value-type="float" office:value="1144389006" calcext:value-type="float">
            <text:p>1144389006</text:p>
          </table:table-cell>
          <table:table-cell table:style-name="ce5" office:value-type="float" office:value="2109333289" calcext:value-type="float">
            <text:p>2109333289</text:p>
          </table:table-cell>
          <table:table-cell table:style-name="ce5" office:value-type="float" office:value="7912" calcext:value-type="float">
            <text:p>791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889801137" calcext:value-type="float">
            <text:p>889801137</text:p>
          </table:table-cell>
          <table:table-cell table:style-name="ce5" office:value-type="float" office:value="1244657833" calcext:value-type="float">
            <text:p>1244657833</text:p>
          </table:table-cell>
          <table:table-cell table:style-name="ce5" office:value-type="float" office:value="458836571" calcext:value-type="float">
            <text:p>458836571</text:p>
          </table:table-cell>
          <table:table-cell table:style-name="ce5" office:value-type="float" office:value="8064" calcext:value-type="float">
            <text:p>806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959068534" calcext:value-type="float">
            <text:p>1959068534</text:p>
          </table:table-cell>
          <table:table-cell table:style-name="ce5" office:value-type="float" office:value="1463347706" calcext:value-type="float">
            <text:p>1463347706</text:p>
          </table:table-cell>
          <table:table-cell table:style-name="ce5" office:value-type="float" office:value="1292432918" calcext:value-type="float">
            <text:p>1292432918</text:p>
          </table:table-cell>
          <table:table-cell table:style-name="ce5" office:value-type="float" office:value="8216" calcext:value-type="float">
            <text:p>821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845559802" calcext:value-type="float">
            <text:p>845559802</text:p>
          </table:table-cell>
          <table:table-cell table:style-name="ce5" office:value-type="float" office:value="1873067501" calcext:value-type="float">
            <text:p>1873067501</text:p>
          </table:table-cell>
          <table:table-cell table:style-name="ce5" office:value-type="float" office:value="1854691784" calcext:value-type="float">
            <text:p>1854691784</text:p>
          </table:table-cell>
          <table:table-cell table:style-name="ce5" office:value-type="float" office:value="8369" calcext:value-type="float">
            <text:p>8369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24293397" calcext:value-type="float">
            <text:p>1424293397</text:p>
          </table:table-cell>
          <table:table-cell table:style-name="ce5" office:value-type="float" office:value="215693767" calcext:value-type="float">
            <text:p>215693767</text:p>
          </table:table-cell>
          <table:table-cell table:style-name="ce5" office:value-type="float" office:value="1448950214" calcext:value-type="float">
            <text:p>1448950214</text:p>
          </table:table-cell>
          <table:table-cell table:style-name="ce5" office:value-type="float" office:value="8522" calcext:value-type="float">
            <text:p>852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899122" calcext:value-type="float">
            <text:p>98899122</text:p>
          </table:table-cell>
          <table:table-cell table:style-name="ce5" office:value-type="float" office:value="1616424277" calcext:value-type="float">
            <text:p>1616424277</text:p>
          </table:table-cell>
          <table:table-cell table:style-name="ce5" office:value-type="float" office:value="1950266557" calcext:value-type="float">
            <text:p>1950266557</text:p>
          </table:table-cell>
          <table:table-cell table:style-name="ce5" office:value-type="float" office:value="8675" calcext:value-type="float">
            <text:p>8675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45199902" calcext:value-type="float">
            <text:p>45199902</text:p>
          </table:table-cell>
          <table:table-cell table:style-name="ce5" office:value-type="float" office:value="1314850814" calcext:value-type="float">
            <text:p>1314850814</text:p>
          </table:table-cell>
          <table:table-cell table:style-name="ce5" office:value-type="float" office:value="2097265255" calcext:value-type="float">
            <text:p>2097265255</text:p>
          </table:table-cell>
          <table:table-cell table:style-name="ce5" office:value-type="float" office:value="8828" calcext:value-type="float">
            <text:p>882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613025169" calcext:value-type="float">
            <text:p>1613025169</text:p>
          </table:table-cell>
          <table:table-cell table:style-name="ce5" office:value-type="float" office:value="1931155449" calcext:value-type="float">
            <text:p>1931155449</text:p>
          </table:table-cell>
          <table:table-cell table:style-name="ce5" office:value-type="float" office:value="948297507" calcext:value-type="float">
            <text:p>948297507</text:p>
          </table:table-cell>
          <table:table-cell table:style-name="ce5" office:value-type="float" office:value="8982" calcext:value-type="float">
            <text:p>898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80443031" calcext:value-type="float">
            <text:p>280443031</text:p>
          </table:table-cell>
          <table:table-cell table:style-name="ce5" office:value-type="float" office:value="1900693483" calcext:value-type="float">
            <text:p>1900693483</text:p>
          </table:table-cell>
          <table:table-cell table:style-name="ce5" office:value-type="float" office:value="1812143615" calcext:value-type="float">
            <text:p>1812143615</text:p>
          </table:table-cell>
          <table:table-cell table:style-name="ce5" office:value-type="float" office:value="9136" calcext:value-type="float">
            <text:p>913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826898305" calcext:value-type="float">
            <text:p>1826898305</text:p>
          </table:table-cell>
          <table:table-cell table:style-name="ce5" office:value-type="float" office:value="466212800" calcext:value-type="float">
            <text:p>466212800</text:p>
          </table:table-cell>
          <table:table-cell table:style-name="ce5" office:value-type="float" office:value="508617229" calcext:value-type="float">
            <text:p>508617229</text:p>
          </table:table-cell>
          <table:table-cell table:style-name="ce5" office:value-type="float" office:value="9290" calcext:value-type="float">
            <text:p>929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06096678" calcext:value-type="float">
            <text:p>2106096678</text:p>
          </table:table-cell>
          <table:table-cell table:style-name="ce5" office:value-type="float" office:value="723355456" calcext:value-type="float">
            <text:p>723355456</text:p>
          </table:table-cell>
          <table:table-cell table:style-name="ce5" office:value-type="float" office:value="710783207" calcext:value-type="float">
            <text:p>710783207</text:p>
          </table:table-cell>
          <table:table-cell table:style-name="ce5" office:value-type="float" office:value="9444" calcext:value-type="float">
            <text:p>944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93897161" calcext:value-type="float">
            <text:p>193897161</text:p>
          </table:table-cell>
          <table:table-cell table:style-name="ce5" office:value-type="float" office:value="144217536" calcext:value-type="float">
            <text:p>144217536</text:p>
          </table:table-cell>
          <table:table-cell table:style-name="ce5" office:value-type="float" office:value="182573596" calcext:value-type="float">
            <text:p>182573596</text:p>
          </table:table-cell>
          <table:table-cell table:style-name="ce5" office:value-type="float" office:value="9598" calcext:value-type="float">
            <text:p>959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096890910" calcext:value-type="float">
            <text:p>1096890910</text:p>
          </table:table-cell>
          <table:table-cell table:style-name="ce5" office:value-type="float" office:value="797557055" calcext:value-type="float">
            <text:p>797557055</text:p>
          </table:table-cell>
          <table:table-cell table:style-name="ce5" office:value-type="float" office:value="285538688" calcext:value-type="float">
            <text:p>285538688</text:p>
          </table:table-cell>
          <table:table-cell table:style-name="ce5" office:value-type="float" office:value="9752" calcext:value-type="float">
            <text:p>975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45889938" calcext:value-type="float">
            <text:p>1445889938</text:p>
          </table:table-cell>
          <table:table-cell table:style-name="ce5" office:value-type="float" office:value="1339835325" calcext:value-type="float">
            <text:p>1339835325</text:p>
          </table:table-cell>
          <table:table-cell table:style-name="ce5" office:value-type="float" office:value="501164016" calcext:value-type="float">
            <text:p>501164016</text:p>
          </table:table-cell>
          <table:table-cell table:style-name="ce5" office:value-type="float" office:value="9907" calcext:value-type="float">
            <text:p>9907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47227198" calcext:value-type="float">
            <text:p>147227198</text:p>
          </table:table-cell>
          <table:table-cell table:style-name="ce5" office:value-type="float" office:value="860998455" calcext:value-type="float">
            <text:p>860998455</text:p>
          </table:table-cell>
          <table:table-cell table:style-name="ce5" office:value-type="float" office:value="1366446866" calcext:value-type="float">
            <text:p>1366446866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546354290" calcext:value-type="float">
            <text:p>546354290</text:p>
          </table:table-cell>
          <table:table-cell table:style-name="ce5" office:value-type="float" office:value="1697407397" calcext:value-type="float">
            <text:p>1697407397</text:p>
          </table:table-cell>
          <table:table-cell table:style-name="ce5" office:value-type="float" office:value="2002430337" calcext:value-type="float">
            <text:p>2002430337</text:p>
          </table:table-cell>
          <table:table-cell table:style-name="ce5" office:value-type="float" office:value="217" calcext:value-type="float">
            <text:p>217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083956829" calcext:value-type="float">
            <text:p>2083956829</text:p>
          </table:table-cell>
          <table:table-cell table:style-name="ce5" office:value-type="float" office:value="287974638" calcext:value-type="float">
            <text:p>287974638</text:p>
          </table:table-cell>
          <table:table-cell table:style-name="ce5" office:value-type="float" office:value="76363501" calcext:value-type="float">
            <text:p>76363501</text:p>
          </table:table-cell>
          <table:table-cell table:style-name="ce5" office:value-type="float" office:value="372" calcext:value-type="float">
            <text:p>37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751609770" calcext:value-type="float">
            <text:p>1751609770</text:p>
          </table:table-cell>
          <table:table-cell table:style-name="ce5" office:value-type="float" office:value="1483501258" calcext:value-type="float">
            <text:p>1483501258</text:p>
          </table:table-cell>
          <table:table-cell table:style-name="ce5" office:value-type="float" office:value="822876165" calcext:value-type="float">
            <text:p>822876165</text:p>
          </table:table-cell>
          <table:table-cell table:style-name="ce5" office:value-type="float" office:value="528" calcext:value-type="float">
            <text:p>52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599557606" calcext:value-type="float">
            <text:p>1599557606</text:p>
          </table:table-cell>
          <table:table-cell table:style-name="ce5" office:value-type="float" office:value="2014268510" calcext:value-type="float">
            <text:p>2014268510</text:p>
          </table:table-cell>
          <table:table-cell table:style-name="ce5" office:value-type="float" office:value="1499104000" calcext:value-type="float">
            <text:p>1499104000</text:p>
          </table:table-cell>
          <table:table-cell table:style-name="ce5" office:value-type="float" office:value="684" calcext:value-type="float">
            <text:p>68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564378378" calcext:value-type="float">
            <text:p>1564378378</text:p>
          </table:table-cell>
          <table:table-cell table:style-name="ce5" office:value-type="float" office:value="881583385" calcext:value-type="float">
            <text:p>881583385</text:p>
          </table:table-cell>
          <table:table-cell table:style-name="ce5" office:value-type="float" office:value="1432484694" calcext:value-type="float">
            <text:p>1432484694</text:p>
          </table:table-cell>
          <table:table-cell table:style-name="ce5" office:value-type="float" office:value="840" calcext:value-type="float">
            <text:p>84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865096581" calcext:value-type="float">
            <text:p>865096581</text:p>
          </table:table-cell>
          <table:table-cell table:style-name="ce5" office:value-type="float" office:value="45920074" calcext:value-type="float">
            <text:p>45920074</text:p>
          </table:table-cell>
          <table:table-cell table:style-name="ce5" office:value-type="float" office:value="132137523" calcext:value-type="float">
            <text:p>132137523</text:p>
          </table:table-cell>
          <table:table-cell table:style-name="ce5" office:value-type="float" office:value="996" calcext:value-type="float">
            <text:p>99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213939907" calcext:value-type="float">
            <text:p>1213939907</text:p>
          </table:table-cell>
          <table:table-cell table:style-name="ce5" office:value-type="float" office:value="931139037" calcext:value-type="float">
            <text:p>931139037</text:p>
          </table:table-cell>
          <table:table-cell table:style-name="ce5" office:value-type="float" office:value="291373774" calcext:value-type="float">
            <text:p>291373774</text:p>
          </table:table-cell>
          <table:table-cell table:style-name="ce5" office:value-type="float" office:value="1152" calcext:value-type="float">
            <text:p>115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593360949" calcext:value-type="float">
            <text:p>1593360949</text:p>
          </table:table-cell>
          <table:table-cell table:style-name="ce5" office:value-type="float" office:value="878520726" calcext:value-type="float">
            <text:p>878520726</text:p>
          </table:table-cell>
          <table:table-cell table:style-name="ce5" office:value-type="float" office:value="1876198662" calcext:value-type="float">
            <text:p>1876198662</text:p>
          </table:table-cell>
          <table:table-cell table:style-name="ce5" office:value-type="float" office:value="1308" calcext:value-type="float">
            <text:p>130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496379283" calcext:value-type="float">
            <text:p>496379283</text:p>
          </table:table-cell>
          <table:table-cell table:style-name="ce5" office:value-type="float" office:value="1185774785" calcext:value-type="float">
            <text:p>1185774785</text:p>
          </table:table-cell>
          <table:table-cell table:style-name="ce5" office:value-type="float" office:value="1799594708" calcext:value-type="float">
            <text:p>1799594708</text:p>
          </table:table-cell>
          <table:table-cell table:style-name="ce5" office:value-type="float" office:value="1465" calcext:value-type="float">
            <text:p>1465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820120549" calcext:value-type="float">
            <text:p>1820120549</text:p>
          </table:table-cell>
          <table:table-cell table:style-name="ce5" office:value-type="float" office:value="1355380291" calcext:value-type="float">
            <text:p>1355380291</text:p>
          </table:table-cell>
          <table:table-cell table:style-name="ce5" office:value-type="float" office:value="1021853690" calcext:value-type="float">
            <text:p>1021853690</text:p>
          </table:table-cell>
          <table:table-cell table:style-name="ce5" office:value-type="float" office:value="1622" calcext:value-type="float">
            <text:p>162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008984931" calcext:value-type="float">
            <text:p>2008984931</text:p>
          </table:table-cell>
          <table:table-cell table:style-name="ce5" office:value-type="float" office:value="1755275977" calcext:value-type="float">
            <text:p>1755275977</text:p>
          </table:table-cell>
          <table:table-cell table:style-name="ce5" office:value-type="float" office:value="891584313" calcext:value-type="float">
            <text:p>891584313</text:p>
          </table:table-cell>
          <table:table-cell table:style-name="ce5" office:value-type="float" office:value="1779" calcext:value-type="float">
            <text:p>1779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24337812" calcext:value-type="float">
            <text:p>124337812</text:p>
          </table:table-cell>
          <table:table-cell table:style-name="ce5" office:value-type="float" office:value="480716890" calcext:value-type="float">
            <text:p>480716890</text:p>
          </table:table-cell>
          <table:table-cell table:style-name="ce5" office:value-type="float" office:value="947564924" calcext:value-type="float">
            <text:p>947564924</text:p>
          </table:table-cell>
          <table:table-cell table:style-name="ce5" office:value-type="float" office:value="1936" calcext:value-type="float">
            <text:p>193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44016779" calcext:value-type="float">
            <text:p>244016779</text:p>
          </table:table-cell>
          <table:table-cell table:style-name="ce5" office:value-type="float" office:value="2119137550" calcext:value-type="float">
            <text:p>2119137550</text:p>
          </table:table-cell>
          <table:table-cell table:style-name="ce5" office:value-type="float" office:value="332764159" calcext:value-type="float">
            <text:p>332764159</text:p>
          </table:table-cell>
          <table:table-cell table:style-name="ce5" office:value-type="float" office:value="2094" calcext:value-type="float">
            <text:p>209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643720620" calcext:value-type="float">
            <text:p>1643720620</text:p>
          </table:table-cell>
          <table:table-cell table:style-name="ce5" office:value-type="float" office:value="1945922345" calcext:value-type="float">
            <text:p>1945922345</text:p>
          </table:table-cell>
          <table:table-cell table:style-name="ce5" office:value-type="float" office:value="1277659702" calcext:value-type="float">
            <text:p>1277659702</text:p>
          </table:table-cell>
          <table:table-cell table:style-name="ce5" office:value-type="float" office:value="2252" calcext:value-type="float">
            <text:p>225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782812468" calcext:value-type="float">
            <text:p>782812468</text:p>
          </table:table-cell>
          <table:table-cell table:style-name="ce5" office:value-type="float" office:value="1193165178" calcext:value-type="float">
            <text:p>1193165178</text:p>
          </table:table-cell>
          <table:table-cell table:style-name="ce5" office:value-type="float" office:value="1178247370" calcext:value-type="float">
            <text:p>1178247370</text:p>
          </table:table-cell>
          <table:table-cell table:style-name="ce5" office:value-type="float" office:value="2410" calcext:value-type="float">
            <text:p>241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244322028" calcext:value-type="float">
            <text:p>1244322028</text:p>
          </table:table-cell>
          <table:table-cell table:style-name="ce5" office:value-type="float" office:value="383042670" calcext:value-type="float">
            <text:p>383042670</text:p>
          </table:table-cell>
          <table:table-cell table:style-name="ce5" office:value-type="float" office:value="886456474" calcext:value-type="float">
            <text:p>886456474</text:p>
          </table:table-cell>
          <table:table-cell table:style-name="ce5" office:value-type="float" office:value="2568" calcext:value-type="float">
            <text:p>256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124560372" calcext:value-type="float">
            <text:p>1124560372</text:p>
          </table:table-cell>
          <table:table-cell table:style-name="ce5" office:value-type="float" office:value="149704010" calcext:value-type="float">
            <text:p>149704010</text:p>
          </table:table-cell>
          <table:table-cell table:style-name="ce5" office:value-type="float" office:value="1644019431" calcext:value-type="float">
            <text:p>1644019431</text:p>
          </table:table-cell>
          <table:table-cell table:style-name="ce5" office:value-type="float" office:value="2726" calcext:value-type="float">
            <text:p>272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482586155" calcext:value-type="float">
            <text:p>482586155</text:p>
          </table:table-cell>
          <table:table-cell table:style-name="ce5" office:value-type="float" office:value="1745807326" calcext:value-type="float">
            <text:p>1745807326</text:p>
          </table:table-cell>
          <table:table-cell table:style-name="ce5" office:value-type="float" office:value="757408733" calcext:value-type="float">
            <text:p>757408733</text:p>
          </table:table-cell>
          <table:table-cell table:style-name="ce5" office:value-type="float" office:value="2884" calcext:value-type="float">
            <text:p>288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927252237" calcext:value-type="float">
            <text:p>1927252237</text:p>
          </table:table-cell>
          <table:table-cell table:style-name="ce5" office:value-type="float" office:value="537573274" calcext:value-type="float">
            <text:p>537573274</text:p>
          </table:table-cell>
          <table:table-cell table:style-name="ce5" office:value-type="float" office:value="1816012392" calcext:value-type="float">
            <text:p>1816012392</text:p>
          </table:table-cell>
          <table:table-cell table:style-name="ce5" office:value-type="float" office:value="3043" calcext:value-type="float">
            <text:p>3043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832484474" calcext:value-type="float">
            <text:p>832484474</text:p>
          </table:table-cell>
          <table:table-cell table:style-name="ce5" office:value-type="float" office:value="398075598" calcext:value-type="float">
            <text:p>398075598</text:p>
          </table:table-cell>
          <table:table-cell table:style-name="ce5" office:value-type="float" office:value="1075819132" calcext:value-type="float">
            <text:p>1075819132</text:p>
          </table:table-cell>
          <table:table-cell table:style-name="ce5" office:value-type="float" office:value="3202" calcext:value-type="float">
            <text:p>320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710587797" calcext:value-type="float">
            <text:p>710587797</text:p>
          </table:table-cell>
          <table:table-cell table:style-name="ce5" office:value-type="float" office:value="1845261418" calcext:value-type="float">
            <text:p>1845261418</text:p>
          </table:table-cell>
          <table:table-cell table:style-name="ce5" office:value-type="float" office:value="1290282107" calcext:value-type="float">
            <text:p>1290282107</text:p>
          </table:table-cell>
          <table:table-cell table:style-name="ce5" office:value-type="float" office:value="3361" calcext:value-type="float">
            <text:p>3361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692537650" calcext:value-type="float">
            <text:p>692537650</text:p>
          </table:table-cell>
          <table:table-cell table:style-name="ce5" office:value-type="float" office:value="1046437181" calcext:value-type="float">
            <text:p>1046437181</text:p>
          </table:table-cell>
          <table:table-cell table:style-name="ce5" office:value-type="float" office:value="1428649395" calcext:value-type="float">
            <text:p>1428649395</text:p>
          </table:table-cell>
          <table:table-cell table:style-name="ce5" office:value-type="float" office:value="3520" calcext:value-type="float">
            <text:p>352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8911390" calcext:value-type="float">
            <text:p>118911390</text:p>
          </table:table-cell>
          <table:table-cell table:style-name="ce5" office:value-type="float" office:value="408623031" calcext:value-type="float">
            <text:p>408623031</text:p>
          </table:table-cell>
          <table:table-cell table:style-name="ce5" office:value-type="float" office:value="625904577" calcext:value-type="float">
            <text:p>625904577</text:p>
          </table:table-cell>
          <table:table-cell table:style-name="ce5" office:value-type="float" office:value="3680" calcext:value-type="float">
            <text:p>368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383939090" calcext:value-type="float">
            <text:p>1383939090</text:p>
          </table:table-cell>
          <table:table-cell table:style-name="ce5" office:value-type="float" office:value="1623738149" calcext:value-type="float">
            <text:p>1623738149</text:p>
          </table:table-cell>
          <table:table-cell table:style-name="ce5" office:value-type="float" office:value="2079749445" calcext:value-type="float">
            <text:p>2079749445</text:p>
          </table:table-cell>
          <table:table-cell table:style-name="ce5" office:value-type="float" office:value="3840" calcext:value-type="float">
            <text:p>384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468894141" calcext:value-type="float">
            <text:p>468894141</text:p>
          </table:table-cell>
          <table:table-cell table:style-name="ce5" office:value-type="float" office:value="1769854319" calcext:value-type="float">
            <text:p>1769854319</text:p>
          </table:table-cell>
          <table:table-cell table:style-name="ce5" office:value-type="float" office:value="483598084" calcext:value-type="float">
            <text:p>483598084</text:p>
          </table:table-cell>
          <table:table-cell table:style-name="ce5" office:value-type="float" office:value="4000" calcext:value-type="float">
            <text:p>400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586323274" calcext:value-type="float">
            <text:p>1586323274</text:p>
          </table:table-cell>
          <table:table-cell table:style-name="ce5" office:value-type="float" office:value="300449869" calcext:value-type="float">
            <text:p>300449869</text:p>
          </table:table-cell>
          <table:table-cell table:style-name="ce5" office:value-type="float" office:value="801424960" calcext:value-type="float">
            <text:p>801424960</text:p>
          </table:table-cell>
          <table:table-cell table:style-name="ce5" office:value-type="float" office:value="4160" calcext:value-type="float">
            <text:p>416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325776197" calcext:value-type="float">
            <text:p>325776197</text:p>
          </table:table-cell>
          <table:table-cell table:style-name="ce5" office:value-type="float" office:value="906395878" calcext:value-type="float">
            <text:p>906395878</text:p>
          </table:table-cell>
          <table:table-cell table:style-name="ce5" office:value-type="float" office:value="1449887578" calcext:value-type="float">
            <text:p>1449887578</text:p>
          </table:table-cell>
          <table:table-cell table:style-name="ce5" office:value-type="float" office:value="4320" calcext:value-type="float">
            <text:p>432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384724226" calcext:value-type="float">
            <text:p>1384724226</text:p>
          </table:table-cell>
          <table:table-cell table:style-name="ce5" office:value-type="float" office:value="586777266" calcext:value-type="float">
            <text:p>586777266</text:p>
          </table:table-cell>
          <table:table-cell table:style-name="ce5" office:value-type="float" office:value="185699167" calcext:value-type="float">
            <text:p>185699167</text:p>
          </table:table-cell>
          <table:table-cell table:style-name="ce5" office:value-type="float" office:value="4480" calcext:value-type="float">
            <text:p>448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779773005" calcext:value-type="float">
            <text:p>779773005</text:p>
          </table:table-cell>
          <table:table-cell table:style-name="ce5" office:value-type="float" office:value="1805551637" calcext:value-type="float">
            <text:p>1805551637</text:p>
          </table:table-cell>
          <table:table-cell table:style-name="ce5" office:value-type="float" office:value="511539270" calcext:value-type="float">
            <text:p>511539270</text:p>
          </table:table-cell>
          <table:table-cell table:style-name="ce5" office:value-type="float" office:value="4641" calcext:value-type="float">
            <text:p>4641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99674939" calcext:value-type="float">
            <text:p>1699674939</text:p>
          </table:table-cell>
          <table:table-cell table:style-name="ce5" office:value-type="float" office:value="1257281598" calcext:value-type="float">
            <text:p>1257281598</text:p>
          </table:table-cell>
          <table:table-cell table:style-name="ce5" office:value-type="float" office:value="1486225124" calcext:value-type="float">
            <text:p>1486225124</text:p>
          </table:table-cell>
          <table:table-cell table:style-name="ce5" office:value-type="float" office:value="4802" calcext:value-type="float">
            <text:p>480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609214077" calcext:value-type="float">
            <text:p>609214077</text:p>
          </table:table-cell>
          <table:table-cell table:style-name="ce5" office:value-type="float" office:value="2031077562" calcext:value-type="float">
            <text:p>2031077562</text:p>
          </table:table-cell>
          <table:table-cell table:style-name="ce5" office:value-type="float" office:value="1111039798" calcext:value-type="float">
            <text:p>1111039798</text:p>
          </table:table-cell>
          <table:table-cell table:style-name="ce5" office:value-type="float" office:value="4963" calcext:value-type="float">
            <text:p>4963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006442122" calcext:value-type="float">
            <text:p>2006442122</text:p>
          </table:table-cell>
          <table:table-cell table:style-name="ce5" office:value-type="float" office:value="870930990" calcext:value-type="float">
            <text:p>870930990</text:p>
          </table:table-cell>
          <table:table-cell table:style-name="ce5" office:value-type="float" office:value="1174737888" calcext:value-type="float">
            <text:p>1174737888</text:p>
          </table:table-cell>
          <table:table-cell table:style-name="ce5" office:value-type="float" office:value="5124" calcext:value-type="float">
            <text:p>512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337019909" calcext:value-type="float">
            <text:p>337019909</text:p>
          </table:table-cell>
          <table:table-cell table:style-name="ce5" office:value-type="float" office:value="1978273417" calcext:value-type="float">
            <text:p>1978273417</text:p>
          </table:table-cell>
          <table:table-cell table:style-name="ce5" office:value-type="float" office:value="1243711278" calcext:value-type="float">
            <text:p>1243711278</text:p>
          </table:table-cell>
          <table:table-cell table:style-name="ce5" office:value-type="float" office:value="5286" calcext:value-type="float">
            <text:p>5286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379230786" calcext:value-type="float">
            <text:p>1379230786</text:p>
          </table:table-cell>
          <table:table-cell table:style-name="ce5" office:value-type="float" office:value="1883712411" calcext:value-type="float">
            <text:p>1883712411</text:p>
          </table:table-cell>
          <table:table-cell table:style-name="ce5" office:value-type="float" office:value="72314881" calcext:value-type="float">
            <text:p>72314881</text:p>
          </table:table-cell>
          <table:table-cell table:style-name="ce5" office:value-type="float" office:value="5448" calcext:value-type="float">
            <text:p>544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793323790" calcext:value-type="float">
            <text:p>793323790</text:p>
          </table:table-cell>
          <table:table-cell table:style-name="ce5" office:value-type="float" office:value="2087748305" calcext:value-type="float">
            <text:p>2087748305</text:p>
          </table:table-cell>
          <table:table-cell table:style-name="ce5" office:value-type="float" office:value="1122508322" calcext:value-type="float">
            <text:p>1122508322</text:p>
          </table:table-cell>
          <table:table-cell table:style-name="ce5" office:value-type="float" office:value="5610" calcext:value-type="float">
            <text:p>561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814451746" calcext:value-type="float">
            <text:p>1814451746</text:p>
          </table:table-cell>
          <table:table-cell table:style-name="ce5" office:value-type="float" office:value="2015529074" calcext:value-type="float">
            <text:p>2015529074</text:p>
          </table:table-cell>
          <table:table-cell table:style-name="ce5" office:value-type="float" office:value="148158216" calcext:value-type="float">
            <text:p>148158216</text:p>
          </table:table-cell>
          <table:table-cell table:style-name="ce5" office:value-type="float" office:value="5772" calcext:value-type="float">
            <text:p>577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222693422" calcext:value-type="float">
            <text:p>1222693422</text:p>
          </table:table-cell>
          <table:table-cell table:style-name="ce5" office:value-type="float" office:value="1893308757" calcext:value-type="float">
            <text:p>1893308757</text:p>
          </table:table-cell>
          <table:table-cell table:style-name="ce5" office:value-type="float" office:value="472002359" calcext:value-type="float">
            <text:p>472002359</text:p>
          </table:table-cell>
          <table:table-cell table:style-name="ce5" office:value-type="float" office:value="5934" calcext:value-type="float">
            <text:p>593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37315841" calcext:value-type="float">
            <text:p>537315841</text:p>
          </table:table-cell>
          <table:table-cell table:style-name="ce5" office:value-type="float" office:value="1809959934" calcext:value-type="float">
            <text:p>1809959934</text:p>
          </table:table-cell>
          <table:table-cell table:style-name="ce5" office:value-type="float" office:value="583820886" calcext:value-type="float">
            <text:p>583820886</text:p>
          </table:table-cell>
          <table:table-cell table:style-name="ce5" office:value-type="float" office:value="6096" calcext:value-type="float">
            <text:p>609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498599846" calcext:value-type="float">
            <text:p>498599846</text:p>
          </table:table-cell>
          <table:table-cell table:style-name="ce5" office:value-type="float" office:value="262366202" calcext:value-type="float">
            <text:p>262366202</text:p>
          </table:table-cell>
          <table:table-cell table:style-name="ce5" office:value-type="float" office:value="1961120667" calcext:value-type="float">
            <text:p>1961120667</text:p>
          </table:table-cell>
          <table:table-cell table:style-name="ce5" office:value-type="float" office:value="6259" calcext:value-type="float">
            <text:p>6259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486417226" calcext:value-type="float">
            <text:p>486417226</text:p>
          </table:table-cell>
          <table:table-cell table:style-name="ce5" office:value-type="float" office:value="316943341" calcext:value-type="float">
            <text:p>316943341</text:p>
          </table:table-cell>
          <table:table-cell table:style-name="ce5" office:value-type="float" office:value="1145641191" calcext:value-type="float">
            <text:p>1145641191</text:p>
          </table:table-cell>
          <table:table-cell table:style-name="ce5" office:value-type="float" office:value="6422" calcext:value-type="float">
            <text:p>642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891553094" calcext:value-type="float">
            <text:p>1891553094</text:p>
          </table:table-cell>
          <table:table-cell table:style-name="ce5" office:value-type="float" office:value="1687782343" calcext:value-type="float">
            <text:p>1687782343</text:p>
          </table:table-cell>
          <table:table-cell table:style-name="ce5" office:value-type="float" office:value="1690450784" calcext:value-type="float">
            <text:p>1690450784</text:p>
          </table:table-cell>
          <table:table-cell table:style-name="ce5" office:value-type="float" office:value="6585" calcext:value-type="float">
            <text:p>6585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132409513" calcext:value-type="float">
            <text:p>2132409513</text:p>
          </table:table-cell>
          <table:table-cell table:style-name="ce5" office:value-type="float" office:value="831753044" calcext:value-type="float">
            <text:p>831753044</text:p>
          </table:table-cell>
          <table:table-cell table:style-name="ce5" office:value-type="float" office:value="911573868" calcext:value-type="float">
            <text:p>911573868</text:p>
          </table:table-cell>
          <table:table-cell table:style-name="ce5" office:value-type="float" office:value="6748" calcext:value-type="float">
            <text:p>6748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52083518" calcext:value-type="float">
            <text:p>52083518</text:p>
          </table:table-cell>
          <table:table-cell table:style-name="ce5" office:value-type="float" office:value="537829884" calcext:value-type="float">
            <text:p>537829884</text:p>
          </table:table-cell>
          <table:table-cell table:style-name="ce5" office:value-type="float" office:value="2018945117" calcext:value-type="float">
            <text:p>2018945117</text:p>
          </table:table-cell>
          <table:table-cell table:style-name="ce5" office:value-type="float" office:value="6912" calcext:value-type="float">
            <text:p>691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341842289" calcext:value-type="float">
            <text:p>1341842289</text:p>
          </table:table-cell>
          <table:table-cell table:style-name="ce5" office:value-type="float" office:value="36169204" calcext:value-type="float">
            <text:p>36169204</text:p>
          </table:table-cell>
          <table:table-cell table:style-name="ce5" office:value-type="float" office:value="1543410716" calcext:value-type="float">
            <text:p>1543410716</text:p>
          </table:table-cell>
          <table:table-cell table:style-name="ce5" office:value-type="float" office:value="7076" calcext:value-type="float">
            <text:p>707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617563574" calcext:value-type="float">
            <text:p>1617563574</text:p>
          </table:table-cell>
          <table:table-cell table:style-name="ce5" office:value-type="float" office:value="1818997211" calcext:value-type="float">
            <text:p>1818997211</text:p>
          </table:table-cell>
          <table:table-cell table:style-name="ce5" office:value-type="float" office:value="1997287106" calcext:value-type="float">
            <text:p>1997287106</text:p>
          </table:table-cell>
          <table:table-cell table:style-name="ce5" office:value-type="float" office:value="7240" calcext:value-type="float">
            <text:p>724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395488185" calcext:value-type="float">
            <text:p>1395488185</text:p>
          </table:table-cell>
          <table:table-cell table:style-name="ce5" office:value-type="float" office:value="1998460304" calcext:value-type="float">
            <text:p>1998460304</text:p>
          </table:table-cell>
          <table:table-cell table:style-name="ce5" office:value-type="float" office:value="1807149864" calcext:value-type="float">
            <text:p>1807149864</text:p>
          </table:table-cell>
          <table:table-cell table:style-name="ce5" office:value-type="float" office:value="7404" calcext:value-type="float">
            <text:p>740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301005486" calcext:value-type="float">
            <text:p>1301005486</text:p>
          </table:table-cell>
          <table:table-cell table:style-name="ce5" office:value-type="float" office:value="2062172336" calcext:value-type="float">
            <text:p>2062172336</text:p>
          </table:table-cell>
          <table:table-cell table:style-name="ce5" office:value-type="float" office:value="1042264458" calcext:value-type="float">
            <text:p>1042264458</text:p>
          </table:table-cell>
          <table:table-cell table:style-name="ce5" office:value-type="float" office:value="7568" calcext:value-type="float">
            <text:p>756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320699266" calcext:value-type="float">
            <text:p>320699266</text:p>
          </table:table-cell>
          <table:table-cell table:style-name="ce5" office:value-type="float" office:value="829342223" calcext:value-type="float">
            <text:p>829342223</text:p>
          </table:table-cell>
          <table:table-cell table:style-name="ce5" office:value-type="float" office:value="604348087" calcext:value-type="float">
            <text:p>604348087</text:p>
          </table:table-cell>
          <table:table-cell table:style-name="ce5" office:value-type="float" office:value="7732" calcext:value-type="float">
            <text:p>773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956090829" calcext:value-type="float">
            <text:p>1956090829</text:p>
          </table:table-cell>
          <table:table-cell table:style-name="ce5" office:value-type="float" office:value="1448822317" calcext:value-type="float">
            <text:p>1448822317</text:p>
          </table:table-cell>
          <table:table-cell table:style-name="ce5" office:value-type="float" office:value="1025000656" calcext:value-type="float">
            <text:p>1025000656</text:p>
          </table:table-cell>
          <table:table-cell table:style-name="ce5" office:value-type="float" office:value="7897" calcext:value-type="float">
            <text:p>7897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1395770" calcext:value-type="float">
            <text:p>191395770</text:p>
          </table:table-cell>
          <table:table-cell table:style-name="ce5" office:value-type="float" office:value="1228853895" calcext:value-type="float">
            <text:p>1228853895</text:p>
          </table:table-cell>
          <table:table-cell table:style-name="ce5" office:value-type="float" office:value="565868673" calcext:value-type="float">
            <text:p>565868673</text:p>
          </table:table-cell>
          <table:table-cell table:style-name="ce5" office:value-type="float" office:value="8062" calcext:value-type="float">
            <text:p>806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005685333" calcext:value-type="float">
            <text:p>2005685333</text:p>
          </table:table-cell>
          <table:table-cell table:style-name="ce5" office:value-type="float" office:value="776173460" calcext:value-type="float">
            <text:p>776173460</text:p>
          </table:table-cell>
          <table:table-cell table:style-name="ce5" office:value-type="float" office:value="1917848691" calcext:value-type="float">
            <text:p>1917848691</text:p>
          </table:table-cell>
          <table:table-cell table:style-name="ce5" office:value-type="float" office:value="8227" calcext:value-type="float">
            <text:p>8227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502569074" calcext:value-type="float">
            <text:p>502569074</text:p>
          </table:table-cell>
          <table:table-cell table:style-name="ce5" office:value-type="float" office:value="39741116" calcext:value-type="float">
            <text:p>39741116</text:p>
          </table:table-cell>
          <table:table-cell table:style-name="ce5" office:value-type="float" office:value="584145728" calcext:value-type="float">
            <text:p>584145728</text:p>
          </table:table-cell>
          <table:table-cell table:style-name="ce5" office:value-type="float" office:value="8392" calcext:value-type="float">
            <text:p>839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625239133" calcext:value-type="float">
            <text:p>625239133</text:p>
          </table:table-cell>
          <table:table-cell table:style-name="ce5" office:value-type="float" office:value="1842820148" calcext:value-type="float">
            <text:p>1842820148</text:p>
          </table:table-cell>
          <table:table-cell table:style-name="ce5" office:value-type="float" office:value="180353840" calcext:value-type="float">
            <text:p>180353840</text:p>
          </table:table-cell>
          <table:table-cell table:style-name="ce5" office:value-type="float" office:value="8558" calcext:value-type="float">
            <text:p>855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756618666" calcext:value-type="float">
            <text:p>756618666</text:p>
          </table:table-cell>
          <table:table-cell table:style-name="ce5" office:value-type="float" office:value="2109316252" calcext:value-type="float">
            <text:p>2109316252</text:p>
          </table:table-cell>
          <table:table-cell table:style-name="ce5" office:value-type="float" office:value="241912652" calcext:value-type="float">
            <text:p>241912652</text:p>
          </table:table-cell>
          <table:table-cell table:style-name="ce5" office:value-type="float" office:value="8724" calcext:value-type="float">
            <text:p>872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239239653" calcext:value-type="float">
            <text:p>1239239653</text:p>
          </table:table-cell>
          <table:table-cell table:style-name="ce5" office:value-type="float" office:value="365483476" calcext:value-type="float">
            <text:p>365483476</text:p>
          </table:table-cell>
          <table:table-cell table:style-name="ce5" office:value-type="float" office:value="1693347077" calcext:value-type="float">
            <text:p>1693347077</text:p>
          </table:table-cell>
          <table:table-cell table:style-name="ce5" office:value-type="float" office:value="8890" calcext:value-type="float">
            <text:p>889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604429667" calcext:value-type="float">
            <text:p>1604429667</text:p>
          </table:table-cell>
          <table:table-cell table:style-name="ce5" office:value-type="float" office:value="388923772" calcext:value-type="float">
            <text:p>388923772</text:p>
          </table:table-cell>
          <table:table-cell table:style-name="ce5" office:value-type="float" office:value="1412888529" calcext:value-type="float">
            <text:p>1412888529</text:p>
          </table:table-cell>
          <table:table-cell table:style-name="ce5" office:value-type="float" office:value="9056" calcext:value-type="float">
            <text:p>905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844728981" calcext:value-type="float">
            <text:p>1844728981</text:p>
          </table:table-cell>
          <table:table-cell table:style-name="ce5" office:value-type="float" office:value="1191674995" calcext:value-type="float">
            <text:p>1191674995</text:p>
          </table:table-cell>
          <table:table-cell table:style-name="ce5" office:value-type="float" office:value="1126833968" calcext:value-type="float">
            <text:p>1126833968</text:p>
          </table:table-cell>
          <table:table-cell table:style-name="ce5" office:value-type="float" office:value="9222" calcext:value-type="float">
            <text:p>922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138557490" calcext:value-type="float">
            <text:p>1138557490</text:p>
          </table:table-cell>
          <table:table-cell table:style-name="ce5" office:value-type="float" office:value="1502186841" calcext:value-type="float">
            <text:p>1502186841</text:p>
          </table:table-cell>
          <table:table-cell table:style-name="ce5" office:value-type="float" office:value="1212883251" calcext:value-type="float">
            <text:p>1212883251</text:p>
          </table:table-cell>
          <table:table-cell table:style-name="ce5" office:value-type="float" office:value="9388" calcext:value-type="float">
            <text:p>938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656430750" calcext:value-type="float">
            <text:p>1656430750</text:p>
          </table:table-cell>
          <table:table-cell table:style-name="ce5" office:value-type="float" office:value="435529738" calcext:value-type="float">
            <text:p>435529738</text:p>
          </table:table-cell>
          <table:table-cell table:style-name="ce5" office:value-type="float" office:value="1051715795" calcext:value-type="float">
            <text:p>1051715795</text:p>
          </table:table-cell>
          <table:table-cell table:style-name="ce5" office:value-type="float" office:value="9555" calcext:value-type="float">
            <text:p>9555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801086225" calcext:value-type="float">
            <text:p>1801086225</text:p>
          </table:table-cell>
          <table:table-cell table:style-name="ce5" office:value-type="float" office:value="1978333213" calcext:value-type="float">
            <text:p>1978333213</text:p>
          </table:table-cell>
          <table:table-cell table:style-name="ce5" office:value-type="float" office:value="143170910" calcext:value-type="float">
            <text:p>143170910</text:p>
          </table:table-cell>
          <table:table-cell table:style-name="ce5" office:value-type="float" office:value="9722" calcext:value-type="float">
            <text:p>972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074165014" calcext:value-type="float">
            <text:p>2074165014</text:p>
          </table:table-cell>
          <table:table-cell table:style-name="ce5" office:value-type="float" office:value="1507715159" calcext:value-type="float">
            <text:p>1507715159</text:p>
          </table:table-cell>
          <table:table-cell table:style-name="ce5" office:value-type="float" office:value="1460664550" calcext:value-type="float">
            <text:p>1460664550</text:p>
          </table:table-cell>
          <table:table-cell table:style-name="ce5" office:value-type="float" office:value="9889" calcext:value-type="float">
            <text:p>9889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389332313" calcext:value-type="float">
            <text:p>389332313</text:p>
          </table:table-cell>
          <table:table-cell table:style-name="ce5" office:value-type="float" office:value="1978710276" calcext:value-type="float">
            <text:p>1978710276</text:p>
          </table:table-cell>
          <table:table-cell table:style-name="ce5" office:value-type="float" office:value="1987513285" calcext:value-type="float">
            <text:p>1987513285</text:p>
          </table:table-cell>
          <table:table-cell table:style-name="ce5" office:value-type="float" office:value="56" calcext:value-type="float">
            <text:p>5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5509134" calcext:value-type="float">
            <text:p>125509134</text:p>
          </table:table-cell>
          <table:table-cell table:style-name="ce5" office:value-type="float" office:value="450243340" calcext:value-type="float">
            <text:p>450243340</text:p>
          </table:table-cell>
          <table:table-cell table:style-name="ce5" office:value-type="float" office:value="1892001979" calcext:value-type="float">
            <text:p>1892001979</text:p>
          </table:table-cell>
          <table:table-cell table:style-name="ce5" office:value-type="float" office:value="224" calcext:value-type="float">
            <text:p>224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603072802" calcext:value-type="float">
            <text:p>603072802</text:p>
          </table:table-cell>
          <table:table-cell table:style-name="ce5" office:value-type="float" office:value="2072936740" calcext:value-type="float">
            <text:p>2072936740</text:p>
          </table:table-cell>
          <table:table-cell table:style-name="ce5" office:value-type="float" office:value="25219349" calcext:value-type="float">
            <text:p>25219349</text:p>
          </table:table-cell>
          <table:table-cell table:style-name="ce5" office:value-type="float" office:value="392" calcext:value-type="float">
            <text:p>39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869248301" calcext:value-type="float">
            <text:p>1869248301</text:p>
          </table:table-cell>
          <table:table-cell table:style-name="ce5" office:value-type="float" office:value="1942979435" calcext:value-type="float">
            <text:p>1942979435</text:p>
          </table:table-cell>
          <table:table-cell table:style-name="ce5" office:value-type="float" office:value="1355533801" calcext:value-type="float">
            <text:p>1355533801</text:p>
          </table:table-cell>
          <table:table-cell table:style-name="ce5" office:value-type="float" office:value="560" calcext:value-type="float">
            <text:p>56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917908314" calcext:value-type="float">
            <text:p>917908314</text:p>
          </table:table-cell>
          <table:table-cell table:style-name="ce5" office:value-type="float" office:value="1591315008" calcext:value-type="float">
            <text:p>1591315008</text:p>
          </table:table-cell>
          <table:table-cell table:style-name="ce5" office:value-type="float" office:value="1270887847" calcext:value-type="float">
            <text:p>1270887847</text:p>
          </table:table-cell>
          <table:table-cell table:style-name="ce5" office:value-type="float" office:value="728" calcext:value-type="float">
            <text:p>72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909989813" calcext:value-type="float">
            <text:p>1909989813</text:p>
          </table:table-cell>
          <table:table-cell table:style-name="ce5" office:value-type="float" office:value="650944191" calcext:value-type="float">
            <text:p>650944191</text:p>
          </table:table-cell>
          <table:table-cell table:style-name="ce5" office:value-type="float" office:value="95144760" calcext:value-type="float">
            <text:p>95144760</text:p>
          </table:table-cell>
          <table:table-cell table:style-name="ce5" office:value-type="float" office:value="896" calcext:value-type="float">
            <text:p>89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13216787" calcext:value-type="float">
            <text:p>613216787</text:p>
          </table:table-cell>
          <table:table-cell table:style-name="ce5" office:value-type="float" office:value="321182781" calcext:value-type="float">
            <text:p>321182781</text:p>
          </table:table-cell>
          <table:table-cell table:style-name="ce5" office:value-type="float" office:value="31410656" calcext:value-type="float">
            <text:p>31410656</text:p>
          </table:table-cell>
          <table:table-cell table:style-name="ce5" office:value-type="float" office:value="1064" calcext:value-type="float">
            <text:p>106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560512356" calcext:value-type="float">
            <text:p>560512356</text:p>
          </table:table-cell>
          <table:table-cell table:style-name="ce5" office:value-type="float" office:value="363566263" calcext:value-type="float">
            <text:p>363566263</text:p>
          </table:table-cell>
          <table:table-cell table:style-name="ce5" office:value-type="float" office:value="1909101990" calcext:value-type="float">
            <text:p>1909101990</text:p>
          </table:table-cell>
          <table:table-cell table:style-name="ce5" office:value-type="float" office:value="1233" calcext:value-type="float">
            <text:p>1233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667887164" calcext:value-type="float">
            <text:p>1667887164</text:p>
          </table:table-cell>
          <table:table-cell table:style-name="ce5" office:value-type="float" office:value="1438236196" calcext:value-type="float">
            <text:p>1438236196</text:p>
          </table:table-cell>
          <table:table-cell table:style-name="ce5" office:value-type="float" office:value="118917351" calcext:value-type="float">
            <text:p>118917351</text:p>
          </table:table-cell>
          <table:table-cell table:style-name="ce5" office:value-type="float" office:value="1402" calcext:value-type="float">
            <text:p>140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075508003" calcext:value-type="float">
            <text:p>1075508003</text:p>
          </table:table-cell>
          <table:table-cell table:style-name="ce5" office:value-type="float" office:value="1062287979" calcext:value-type="float">
            <text:p>1062287979</text:p>
          </table:table-cell>
          <table:table-cell table:style-name="ce5" office:value-type="float" office:value="261611844" calcext:value-type="float">
            <text:p>261611844</text:p>
          </table:table-cell>
          <table:table-cell table:style-name="ce5" office:value-type="float" office:value="1571" calcext:value-type="float">
            <text:p>1571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693141204" calcext:value-type="float">
            <text:p>693141204</text:p>
          </table:table-cell>
          <table:table-cell table:style-name="ce5" office:value-type="float" office:value="2019471168" calcext:value-type="float">
            <text:p>2019471168</text:p>
          </table:table-cell>
          <table:table-cell table:style-name="ce5" office:value-type="float" office:value="711351304" calcext:value-type="float">
            <text:p>711351304</text:p>
          </table:table-cell>
          <table:table-cell table:style-name="ce5" office:value-type="float" office:value="1740" calcext:value-type="float">
            <text:p>174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672908876" calcext:value-type="float">
            <text:p>1672908876</text:p>
          </table:table-cell>
          <table:table-cell table:style-name="ce5" office:value-type="float" office:value="408686016" calcext:value-type="float">
            <text:p>408686016</text:p>
          </table:table-cell>
          <table:table-cell table:style-name="ce5" office:value-type="float" office:value="780032351" calcext:value-type="float">
            <text:p>780032351</text:p>
          </table:table-cell>
          <table:table-cell table:style-name="ce5" office:value-type="float" office:value="1910" calcext:value-type="float">
            <text:p>191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723559316" calcext:value-type="float">
            <text:p>1723559316</text:p>
          </table:table-cell>
          <table:table-cell table:style-name="ce5" office:value-type="float" office:value="1456744768" calcext:value-type="float">
            <text:p>1456744768</text:p>
          </table:table-cell>
          <table:table-cell table:style-name="ce5" office:value-type="float" office:value="1114515569" calcext:value-type="float">
            <text:p>1114515569</text:p>
          </table:table-cell>
          <table:table-cell table:style-name="ce5" office:value-type="float" office:value="2080" calcext:value-type="float">
            <text:p>208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454496139" calcext:value-type="float">
            <text:p>454496139</text:p>
          </table:table-cell>
          <table:table-cell table:style-name="ce5" office:value-type="float" office:value="767327168" calcext:value-type="float">
            <text:p>767327168</text:p>
          </table:table-cell>
          <table:table-cell table:style-name="ce5" office:value-type="float" office:value="1013059560" calcext:value-type="float">
            <text:p>1013059560</text:p>
          </table:table-cell>
          <table:table-cell table:style-name="ce5" office:value-type="float" office:value="2250" calcext:value-type="float">
            <text:p>225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17272236" calcext:value-type="float">
            <text:p>117272236</text:p>
          </table:table-cell>
          <table:table-cell table:style-name="ce5" office:value-type="float" office:value="83194688" calcext:value-type="float">
            <text:p>83194688</text:p>
          </table:table-cell>
          <table:table-cell table:style-name="ce5" office:value-type="float" office:value="2138586355" calcext:value-type="float">
            <text:p>2138586355</text:p>
          </table:table-cell>
          <table:table-cell table:style-name="ce5" office:value-type="float" office:value="2420" calcext:value-type="float">
            <text:p>242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51965235" calcext:value-type="float">
            <text:p>1751965235</text:p>
          </table:table-cell>
          <table:table-cell table:style-name="ce5" office:value-type="float" office:value="35674559" calcext:value-type="float">
            <text:p>35674559</text:p>
          </table:table-cell>
          <table:table-cell table:style-name="ce5" office:value-type="float" office:value="269244870" calcext:value-type="float">
            <text:p>269244870</text:p>
          </table:table-cell>
          <table:table-cell table:style-name="ce5" office:value-type="float" office:value="2590" calcext:value-type="float">
            <text:p>259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131406916" calcext:value-type="float">
            <text:p>1131406916</text:p>
          </table:table-cell>
          <table:table-cell table:style-name="ce5" office:value-type="float" office:value="1612713277" calcext:value-type="float">
            <text:p>1612713277</text:p>
          </table:table-cell>
          <table:table-cell table:style-name="ce5" office:value-type="float" office:value="900058778" calcext:value-type="float">
            <text:p>900058778</text:p>
          </table:table-cell>
          <table:table-cell table:style-name="ce5" office:value-type="float" office:value="2760" calcext:value-type="float">
            <text:p>276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735817820" calcext:value-type="float">
            <text:p>1735817820</text:p>
          </table:table-cell>
          <table:table-cell table:style-name="ce5" office:value-type="float" office:value="765274039" calcext:value-type="float">
            <text:p>765274039</text:p>
          </table:table-cell>
          <table:table-cell table:style-name="ce5" office:value-type="float" office:value="355106913" calcext:value-type="float">
            <text:p>355106913</text:p>
          </table:table-cell>
          <table:table-cell table:style-name="ce5" office:value-type="float" office:value="2931" calcext:value-type="float">
            <text:p>2931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324742659" calcext:value-type="float">
            <text:p>324742659</text:p>
          </table:table-cell>
          <table:table-cell table:style-name="ce5" office:value-type="float" office:value="814642980" calcext:value-type="float">
            <text:p>814642980</text:p>
          </table:table-cell>
          <table:table-cell table:style-name="ce5" office:value-type="float" office:value="2013626638" calcext:value-type="float">
            <text:p>2013626638</text:p>
          </table:table-cell>
          <table:table-cell table:style-name="ce5" office:value-type="float" office:value="3102" calcext:value-type="float">
            <text:p>310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193920244" calcext:value-type="float">
            <text:p>1193920244</text:p>
          </table:table-cell>
          <table:table-cell table:style-name="ce5" office:value-type="float" office:value="147809644" calcext:value-type="float">
            <text:p>147809644</text:p>
          </table:table-cell>
          <table:table-cell table:style-name="ce5" office:value-type="float" office:value="1565111346" calcext:value-type="float">
            <text:p>1565111346</text:p>
          </table:table-cell>
          <table:table-cell table:style-name="ce5" office:value-type="float" office:value="3273" calcext:value-type="float">
            <text:p>3273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30333996" calcext:value-type="float">
            <text:p>130333996</text:p>
          </table:table-cell>
          <table:table-cell table:style-name="ce5" office:value-type="float" office:value="2145005636" calcext:value-type="float">
            <text:p>2145005636</text:p>
          </table:table-cell>
          <table:table-cell table:style-name="ce5" office:value-type="float" office:value="1141064410" calcext:value-type="float">
            <text:p>1141064410</text:p>
          </table:table-cell>
          <table:table-cell table:style-name="ce5" office:value-type="float" office:value="3444" calcext:value-type="float">
            <text:p>344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90149812" calcext:value-type="float">
            <text:p>90149812</text:p>
          </table:table-cell>
          <table:table-cell table:style-name="ce5" office:value-type="float" office:value="802328779" calcext:value-type="float">
            <text:p>802328779</text:p>
          </table:table-cell>
          <table:table-cell table:style-name="ce5" office:value-type="float" office:value="1781360880" calcext:value-type="float">
            <text:p>1781360880</text:p>
          </table:table-cell>
          <table:table-cell table:style-name="ce5" office:value-type="float" office:value="3616" calcext:value-type="float">
            <text:p>3616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171918443" calcext:value-type="float">
            <text:p>1171918443</text:p>
          </table:table-cell>
          <table:table-cell table:style-name="ce5" office:value-type="float" office:value="541241953" calcext:value-type="float">
            <text:p>541241953</text:p>
          </table:table-cell>
          <table:table-cell table:style-name="ce5" office:value-type="float" office:value="754079174" calcext:value-type="float">
            <text:p>754079174</text:p>
          </table:table-cell>
          <table:table-cell table:style-name="ce5" office:value-type="float" office:value="3788" calcext:value-type="float">
            <text:p>378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860735692" calcext:value-type="float">
            <text:p>1860735692</text:p>
          </table:table-cell>
          <table:table-cell table:style-name="ce5" office:value-type="float" office:value="321460003" calcext:value-type="float">
            <text:p>321460003</text:p>
          </table:table-cell>
          <table:table-cell table:style-name="ce5" office:value-type="float" office:value="1892344188" calcext:value-type="float">
            <text:p>1892344188</text:p>
          </table:table-cell>
          <table:table-cell table:style-name="ce5" office:value-type="float" office:value="3960" calcext:value-type="float">
            <text:p>396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27893268" calcext:value-type="float">
            <text:p>1727893268</text:p>
          </table:table-cell>
          <table:table-cell table:style-name="ce5" office:value-type="float" office:value="1352549737" calcext:value-type="float">
            <text:p>1352549737</text:p>
          </table:table-cell>
          <table:table-cell table:style-name="ce5" office:value-type="float" office:value="163330199" calcext:value-type="float">
            <text:p>163330199</text:p>
          </table:table-cell>
          <table:table-cell table:style-name="ce5" office:value-type="float" office:value="4132" calcext:value-type="float">
            <text:p>413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80783371" calcext:value-type="float">
            <text:p>280783371</text:p>
          </table:table-cell>
          <table:table-cell table:style-name="ce5" office:value-type="float" office:value="927191099" calcext:value-type="float">
            <text:p>927191099</text:p>
          </table:table-cell>
          <table:table-cell table:style-name="ce5" office:value-type="float" office:value="332568639" calcext:value-type="float">
            <text:p>332568639</text:p>
          </table:table-cell>
          <table:table-cell table:style-name="ce5" office:value-type="float" office:value="4304" calcext:value-type="float">
            <text:p>430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104541740" calcext:value-type="float">
            <text:p>1104541740</text:p>
          </table:table-cell>
          <table:table-cell table:style-name="ce5" office:value-type="float" office:value="1980133553" calcext:value-type="float">
            <text:p>1980133553</text:p>
          </table:table-cell>
          <table:table-cell table:style-name="ce5" office:value-type="float" office:value="1974344111" calcext:value-type="float">
            <text:p>1974344111</text:p>
          </table:table-cell>
          <table:table-cell table:style-name="ce5" office:value-type="float" office:value="4476" calcext:value-type="float">
            <text:p>447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184370868" calcext:value-type="float">
            <text:p>1184370868</text:p>
          </table:table-cell>
          <table:table-cell table:style-name="ce5" office:value-type="float" office:value="1388597778" calcext:value-type="float">
            <text:p>1388597778</text:p>
          </table:table-cell>
          <table:table-cell table:style-name="ce5" office:value-type="float" office:value="1400244345" calcext:value-type="float">
            <text:p>1400244345</text:p>
          </table:table-cell>
          <table:table-cell table:style-name="ce5" office:value-type="float" office:value="4649" calcext:value-type="float">
            <text:p>4649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695245163" calcext:value-type="float">
            <text:p>695245163</text:p>
          </table:table-cell>
          <table:table-cell table:style-name="ce5" office:value-type="float" office:value="1247737398" calcext:value-type="float">
            <text:p>1247737398</text:p>
          </table:table-cell>
          <table:table-cell table:style-name="ce5" office:value-type="float" office:value="1993672988" calcext:value-type="float">
            <text:p>1993672988</text:p>
          </table:table-cell>
          <table:table-cell table:style-name="ce5" office:value-type="float" office:value="4822" calcext:value-type="float">
            <text:p>482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526925772" calcext:value-type="float">
            <text:p>526925772</text:p>
          </table:table-cell>
          <table:table-cell table:style-name="ce5" office:value-type="float" office:value="1431495329" calcext:value-type="float">
            <text:p>1431495329</text:p>
          </table:table-cell>
          <table:table-cell table:style-name="ce5" office:value-type="float" office:value="1168772459" calcext:value-type="float">
            <text:p>1168772459</text:p>
          </table:table-cell>
          <table:table-cell table:style-name="ce5" office:value-type="float" office:value="4995" calcext:value-type="float">
            <text:p>4995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966369299" calcext:value-type="float">
            <text:p>1966369299</text:p>
          </table:table-cell>
          <table:table-cell table:style-name="ce5" office:value-type="float" office:value="1654237154" calcext:value-type="float">
            <text:p>1654237154</text:p>
          </table:table-cell>
          <table:table-cell table:style-name="ce5" office:value-type="float" office:value="59839688" calcext:value-type="float">
            <text:p>59839688</text:p>
          </table:table-cell>
          <table:table-cell table:style-name="ce5" office:value-type="float" office:value="5168" calcext:value-type="float">
            <text:p>5168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142949220" calcext:value-type="float">
            <text:p>1142949220</text:p>
          </table:table-cell>
          <table:table-cell table:style-name="ce5" office:value-type="float" office:value="1336866725" calcext:value-type="float">
            <text:p>1336866725</text:p>
          </table:table-cell>
          <table:table-cell table:style-name="ce5" office:value-type="float" office:value="802012691" calcext:value-type="float">
            <text:p>802012691</text:p>
          </table:table-cell>
          <table:table-cell table:style-name="ce5" office:value-type="float" office:value="5342" calcext:value-type="float">
            <text:p>534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306309179" calcext:value-type="float">
            <text:p>306309179</text:p>
          </table:table-cell>
          <table:table-cell table:style-name="ce5" office:value-type="float" office:value="1722935022" calcext:value-type="float">
            <text:p>1722935022</text:p>
          </table:table-cell>
          <table:table-cell table:style-name="ce5" office:value-type="float" office:value="847501992" calcext:value-type="float">
            <text:p>847501992</text:p>
          </table:table-cell>
          <table:table-cell table:style-name="ce5" office:value-type="float" office:value="5516" calcext:value-type="float">
            <text:p>551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20067196" calcext:value-type="float">
            <text:p>620067196</text:p>
          </table:table-cell>
          <table:table-cell table:style-name="ce5" office:value-type="float" office:value="453227722" calcext:value-type="float">
            <text:p>453227722</text:p>
          </table:table-cell>
          <table:table-cell table:style-name="ce5" office:value-type="float" office:value="357942962" calcext:value-type="float">
            <text:p>357942962</text:p>
          </table:table-cell>
          <table:table-cell table:style-name="ce5" office:value-type="float" office:value="5690" calcext:value-type="float">
            <text:p>569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878703076" calcext:value-type="float">
            <text:p>1878703076</text:p>
          </table:table-cell>
          <table:table-cell table:style-name="ce5" office:value-type="float" office:value="97853022" calcext:value-type="float">
            <text:p>97853022</text:p>
          </table:table-cell>
          <table:table-cell table:style-name="ce5" office:value-type="float" office:value="1406022358" calcext:value-type="float">
            <text:p>1406022358</text:p>
          </table:table-cell>
          <table:table-cell table:style-name="ce5" office:value-type="float" office:value="5864" calcext:value-type="float">
            <text:p>586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910521787" calcext:value-type="float">
            <text:p>910521787</text:p>
          </table:table-cell>
          <table:table-cell table:style-name="ce5" office:value-type="float" office:value="803035930" calcext:value-type="float">
            <text:p>803035930</text:p>
          </table:table-cell>
          <table:table-cell table:style-name="ce5" office:value-type="float" office:value="1370057990" calcext:value-type="float">
            <text:p>1370057990</text:p>
          </table:table-cell>
          <table:table-cell table:style-name="ce5" office:value-type="float" office:value="6038" calcext:value-type="float">
            <text:p>603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1198461" calcext:value-type="float">
            <text:p>171198461</text:p>
          </table:table-cell>
          <table:table-cell table:style-name="ce5" office:value-type="float" office:value="1790054733" calcext:value-type="float">
            <text:p>1790054733</text:p>
          </table:table-cell>
          <table:table-cell table:style-name="ce5" office:value-type="float" office:value="358475427" calcext:value-type="float">
            <text:p>358475427</text:p>
          </table:table-cell>
          <table:table-cell table:style-name="ce5" office:value-type="float" office:value="6212" calcext:value-type="float">
            <text:p>621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851929354" calcext:value-type="float">
            <text:p>1851929354</text:p>
          </table:table-cell>
          <table:table-cell table:style-name="ce5" office:value-type="float" office:value="1365455847" calcext:value-type="float">
            <text:p>1365455847</text:p>
          </table:table-cell>
          <table:table-cell table:style-name="ce5" office:value-type="float" office:value="1056542906" calcext:value-type="float">
            <text:p>1056542906</text:p>
          </table:table-cell>
          <table:table-cell table:style-name="ce5" office:value-type="float" office:value="6387" calcext:value-type="float">
            <text:p>6387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896142213" calcext:value-type="float">
            <text:p>1896142213</text:p>
          </table:table-cell>
          <table:table-cell table:style-name="ce5" office:value-type="float" office:value="672177077" calcext:value-type="float">
            <text:p>672177077</text:p>
          </table:table-cell>
          <table:table-cell table:style-name="ce5" office:value-type="float" office:value="193118700" calcext:value-type="float">
            <text:p>193118700</text:p>
          </table:table-cell>
          <table:table-cell table:style-name="ce5" office:value-type="float" office:value="6562" calcext:value-type="float">
            <text:p>656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952321218" calcext:value-type="float">
            <text:p>1952321218</text:p>
          </table:table-cell>
          <table:table-cell table:style-name="ce5" office:value-type="float" office:value="333894431" calcext:value-type="float">
            <text:p>333894431</text:p>
          </table:table-cell>
          <table:table-cell table:style-name="ce5" office:value-type="float" office:value="1508523828" calcext:value-type="float">
            <text:p>1508523828</text:p>
          </table:table-cell>
          <table:table-cell table:style-name="ce5" office:value-type="float" office:value="6737" calcext:value-type="float">
            <text:p>6737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260053133" calcext:value-type="float">
            <text:p>1260053133</text:p>
          </table:table-cell>
          <table:table-cell table:style-name="ce5" office:value-type="float" office:value="248740189" calcext:value-type="float">
            <text:p>248740189</text:p>
          </table:table-cell>
          <table:table-cell table:style-name="ce5" office:value-type="float" office:value="1644015852" calcext:value-type="float">
            <text:p>1644015852</text:p>
          </table:table-cell>
          <table:table-cell table:style-name="ce5" office:value-type="float" office:value="6912" calcext:value-type="float">
            <text:p>691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376753402" calcext:value-type="float">
            <text:p>1376753402</text:p>
          </table:table-cell>
          <table:table-cell table:style-name="ce5" office:value-type="float" office:value="634874902" calcext:value-type="float">
            <text:p>634874902</text:p>
          </table:table-cell>
          <table:table-cell table:style-name="ce5" office:value-type="float" office:value="894189692" calcext:value-type="float">
            <text:p>894189692</text:p>
          </table:table-cell>
          <table:table-cell table:style-name="ce5" office:value-type="float" office:value="7088" calcext:value-type="float">
            <text:p>708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05603862" calcext:value-type="float">
            <text:p>2105603862</text:p>
          </table:table-cell>
          <table:table-cell table:style-name="ce5" office:value-type="float" office:value="1570522177" calcext:value-type="float">
            <text:p>1570522177</text:p>
          </table:table-cell>
          <table:table-cell table:style-name="ce5" office:value-type="float" office:value="416044812" calcext:value-type="float">
            <text:p>416044812</text:p>
          </table:table-cell>
          <table:table-cell table:style-name="ce5" office:value-type="float" office:value="7264" calcext:value-type="float">
            <text:p>726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501073241" calcext:value-type="float">
            <text:p>501073241</text:p>
          </table:table-cell>
          <table:table-cell table:style-name="ce5" office:value-type="float" office:value="1561709763" calcext:value-type="float">
            <text:p>1561709763</text:p>
          </table:table-cell>
          <table:table-cell table:style-name="ce5" office:value-type="float" office:value="1099891366" calcext:value-type="float">
            <text:p>1099891366</text:p>
          </table:table-cell>
          <table:table-cell table:style-name="ce5" office:value-type="float" office:value="7440" calcext:value-type="float">
            <text:p>744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254577678" calcext:value-type="float">
            <text:p>1254577678</text:p>
          </table:table-cell>
          <table:table-cell table:style-name="ce5" office:value-type="float" office:value="1678009928" calcext:value-type="float">
            <text:p>1678009928</text:p>
          </table:table-cell>
          <table:table-cell table:style-name="ce5" office:value-type="float" office:value="1454121549" calcext:value-type="float">
            <text:p>1454121549</text:p>
          </table:table-cell>
          <table:table-cell table:style-name="ce5" office:value-type="float" office:value="7616" calcext:value-type="float">
            <text:p>761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692578082" calcext:value-type="float">
            <text:p>1692578082</text:p>
          </table:table-cell>
          <table:table-cell table:style-name="ce5" office:value-type="float" office:value="307573463" calcext:value-type="float">
            <text:p>307573463</text:p>
          </table:table-cell>
          <table:table-cell table:style-name="ce5" office:value-type="float" office:value="1366450635" calcext:value-type="float">
            <text:p>1366450635</text:p>
          </table:table-cell>
          <table:table-cell table:style-name="ce5" office:value-type="float" office:value="7792" calcext:value-type="float">
            <text:p>779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591422766" calcext:value-type="float">
            <text:p>1591422766</text:p>
          </table:table-cell>
          <table:table-cell table:style-name="ce5" office:value-type="float" office:value="1775671429" calcext:value-type="float">
            <text:p>1775671429</text:p>
          </table:table-cell>
          <table:table-cell table:style-name="ce5" office:value-type="float" office:value="518855400" calcext:value-type="float">
            <text:p>518855400</text:p>
          </table:table-cell>
          <table:table-cell table:style-name="ce5" office:value-type="float" office:value="7968" calcext:value-type="float">
            <text:p>796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33592321" calcext:value-type="float">
            <text:p>133592321</text:p>
          </table:table-cell>
          <table:table-cell table:style-name="ce5" office:value-type="float" office:value="1443416462" calcext:value-type="float">
            <text:p>1443416462</text:p>
          </table:table-cell>
          <table:table-cell table:style-name="ce5" office:value-type="float" office:value="16196640" calcext:value-type="float">
            <text:p>16196640</text:p>
          </table:table-cell>
          <table:table-cell table:style-name="ce5" office:value-type="float" office:value="8145" calcext:value-type="float">
            <text:p>8145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165726886" calcext:value-type="float">
            <text:p>1165726886</text:p>
          </table:table-cell>
          <table:table-cell table:style-name="ce5" office:value-type="float" office:value="1269324969" calcext:value-type="float">
            <text:p>1269324969</text:p>
          </table:table-cell>
          <table:table-cell table:style-name="ce5" office:value-type="float" office:value="604215312" calcext:value-type="float">
            <text:p>604215312</text:p>
          </table:table-cell>
          <table:table-cell table:style-name="ce5" office:value-type="float" office:value="8322" calcext:value-type="float">
            <text:p>832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878452297" calcext:value-type="float">
            <text:p>878452297</text:p>
          </table:table-cell>
          <table:table-cell table:style-name="ce5" office:value-type="float" office:value="1067587067" calcext:value-type="float">
            <text:p>1067587067</text:p>
          </table:table-cell>
          <table:table-cell table:style-name="ce5" office:value-type="float" office:value="1291912325" calcext:value-type="float">
            <text:p>1291912325</text:p>
          </table:table-cell>
          <table:table-cell table:style-name="ce5" office:value-type="float" office:value="8499" calcext:value-type="float">
            <text:p>8499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97675678" calcext:value-type="float">
            <text:p>197675678</text:p>
          </table:table-cell>
          <table:table-cell table:style-name="ce5" office:value-type="float" office:value="1424048624" calcext:value-type="float">
            <text:p>1424048624</text:p>
          </table:table-cell>
          <table:table-cell table:style-name="ce5" office:value-type="float" office:value="2089345217" calcext:value-type="float">
            <text:p>2089345217</text:p>
          </table:table-cell>
          <table:table-cell table:style-name="ce5" office:value-type="float" office:value="8676" calcext:value-type="float">
            <text:p>8676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77916689" calcext:value-type="float">
            <text:p>177916689</text:p>
          </table:table-cell>
          <table:table-cell table:style-name="ce5" office:value-type="float" office:value="1083426256" calcext:value-type="float">
            <text:p>1083426256</text:p>
          </table:table-cell>
          <table:table-cell table:style-name="ce5" office:value-type="float" office:value="785152352" calcext:value-type="float">
            <text:p>785152352</text:p>
          </table:table-cell>
          <table:table-cell table:style-name="ce5" office:value-type="float" office:value="8854" calcext:value-type="float">
            <text:p>8854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948554007" calcext:value-type="float">
            <text:p>948554007</text:p>
          </table:table-cell>
          <table:table-cell table:style-name="ce5" office:value-type="float" office:value="126570863" calcext:value-type="float">
            <text:p>126570863</text:p>
          </table:table-cell>
          <table:table-cell table:style-name="ce5" office:value-type="float" office:value="1537415851" calcext:value-type="float">
            <text:p>1537415851</text:p>
          </table:table-cell>
          <table:table-cell table:style-name="ce5" office:value-type="float" office:value="9032" calcext:value-type="float">
            <text:p>903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576076544" calcext:value-type="float">
            <text:p>1576076544</text:p>
          </table:table-cell>
          <table:table-cell table:style-name="ce5" office:value-type="float" office:value="1745941581" calcext:value-type="float">
            <text:p>1745941581</text:p>
          </table:table-cell>
          <table:table-cell table:style-name="ce5" office:value-type="float" office:value="797438549" calcext:value-type="float">
            <text:p>797438549</text:p>
          </table:table-cell>
          <table:table-cell table:style-name="ce5" office:value-type="float" office:value="9210" calcext:value-type="float">
            <text:p>921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055160576" calcext:value-type="float">
            <text:p>2055160576</text:p>
          </table:table-cell>
          <table:table-cell table:style-name="ce5" office:value-type="float" office:value="746577127" calcext:value-type="float">
            <text:p>746577127</text:p>
          </table:table-cell>
          <table:table-cell table:style-name="ce5" office:value-type="float" office:value="1577683313" calcext:value-type="float">
            <text:p>1577683313</text:p>
          </table:table-cell>
          <table:table-cell table:style-name="ce5" office:value-type="float" office:value="9388" calcext:value-type="float">
            <text:p>938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956806400" calcext:value-type="float">
            <text:p>956806400</text:p>
          </table:table-cell>
          <table:table-cell table:style-name="ce5" office:value-type="float" office:value="1650890421" calcext:value-type="float">
            <text:p>1650890421</text:p>
          </table:table-cell>
          <table:table-cell table:style-name="ce5" office:value-type="float" office:value="126694643" calcext:value-type="float">
            <text:p>126694643</text:p>
          </table:table-cell>
          <table:table-cell table:style-name="ce5" office:value-type="float" office:value="9566" calcext:value-type="float">
            <text:p>956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687608576" calcext:value-type="float">
            <text:p>687608576</text:p>
          </table:table-cell>
          <table:table-cell table:style-name="ce5" office:value-type="float" office:value="1038664734" calcext:value-type="float">
            <text:p>1038664734</text:p>
          </table:table-cell>
          <table:table-cell table:style-name="ce5" office:value-type="float" office:value="1878592918" calcext:value-type="float">
            <text:p>1878592918</text:p>
          </table:table-cell>
          <table:table-cell table:style-name="ce5" office:value-type="float" office:value="9744" calcext:value-type="float">
            <text:p>974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027826943" calcext:value-type="float">
            <text:p>1027826943</text:p>
          </table:table-cell>
          <table:table-cell table:style-name="ce5" office:value-type="float" office:value="2111327322" calcext:value-type="float">
            <text:p>2111327322</text:p>
          </table:table-cell>
          <table:table-cell table:style-name="ce5" office:value-type="float" office:value="57489186" calcext:value-type="float">
            <text:p>57489186</text:p>
          </table:table-cell>
          <table:table-cell table:style-name="ce5" office:value-type="float" office:value="9923" calcext:value-type="float">
            <text:p>9923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328966489" calcext:value-type="float">
            <text:p>328966489</text:p>
          </table:table-cell>
          <table:table-cell table:style-name="ce5" office:value-type="float" office:value="1172497677" calcext:value-type="float">
            <text:p>1172497677</text:p>
          </table:table-cell>
          <table:table-cell table:style-name="ce5" office:value-type="float" office:value="694113411" calcext:value-type="float">
            <text:p>694113411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316870671" calcext:value-type="float">
            <text:p>1316870671</text:p>
          </table:table-cell>
          <table:table-cell table:style-name="ce5" office:value-type="float" office:value="917876518" calcext:value-type="float">
            <text:p>917876518</text:p>
          </table:table-cell>
          <table:table-cell table:style-name="ce5" office:value-type="float" office:value="1588264371" calcext:value-type="float">
            <text:p>1588264371</text:p>
          </table:table-cell>
          <table:table-cell table:style-name="ce5" office:value-type="float" office:value="281" calcext:value-type="float">
            <text:p>281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78891209" calcext:value-type="float">
            <text:p>678891209</text:p>
          </table:table-cell>
          <table:table-cell table:style-name="ce5" office:value-type="float" office:value="1397165426" calcext:value-type="float">
            <text:p>1397165426</text:p>
          </table:table-cell>
          <table:table-cell table:style-name="ce5" office:value-type="float" office:value="1041222205" calcext:value-type="float">
            <text:p>1041222205</text:p>
          </table:table-cell>
          <table:table-cell table:style-name="ce5" office:value-type="float" office:value="460" calcext:value-type="float">
            <text:p>46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543927838" calcext:value-type="float">
            <text:p>543927838</text:p>
          </table:table-cell>
          <table:table-cell table:style-name="ce5" office:value-type="float" office:value="122103894" calcext:value-type="float">
            <text:p>122103894</text:p>
          </table:table-cell>
          <table:table-cell table:style-name="ce5" office:value-type="float" office:value="140019223" calcext:value-type="float">
            <text:p>140019223</text:p>
          </table:table-cell>
          <table:table-cell table:style-name="ce5" office:value-type="float" office:value="640" calcext:value-type="float">
            <text:p>64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104767378" calcext:value-type="float">
            <text:p>2104767378</text:p>
          </table:table-cell>
          <table:table-cell table:style-name="ce5" office:value-type="float" office:value="1043036418" calcext:value-type="float">
            <text:p>1043036418</text:p>
          </table:table-cell>
          <table:table-cell table:style-name="ce5" office:value-type="float" office:value="1136255360" calcext:value-type="float">
            <text:p>1136255360</text:p>
          </table:table-cell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74672190" calcext:value-type="float">
            <text:p>1474672190</text:p>
          </table:table-cell>
          <table:table-cell table:style-name="ce5" office:value-type="float" office:value="864316166" calcext:value-type="float">
            <text:p>864316166</text:p>
          </table:table-cell>
          <table:table-cell table:style-name="ce5" office:value-type="float" office:value="1783219168" calcext:value-type="float">
            <text:p>1783219168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706715761" calcext:value-type="float">
            <text:p>706715761</text:p>
          </table:table-cell>
          <table:table-cell table:style-name="ce5" office:value-type="float" office:value="93536530" calcext:value-type="float">
            <text:p>93536530</text:p>
          </table:table-cell>
          <table:table-cell table:style-name="ce5" office:value-type="float" office:value="1094432785" calcext:value-type="float">
            <text:p>1094432785</text:p>
          </table:table-cell>
          <table:table-cell table:style-name="ce5" office:value-type="float" office:value="1180" calcext:value-type="float">
            <text:p>118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39738038" calcext:value-type="float">
            <text:p>39738038</text:p>
          </table:table-cell>
          <table:table-cell table:style-name="ce5" office:value-type="float" office:value="1372308278" calcext:value-type="float">
            <text:p>1372308278</text:p>
          </table:table-cell>
          <table:table-cell table:style-name="ce5" office:value-type="float" office:value="1787536720" calcext:value-type="float">
            <text:p>1787536720</text:p>
          </table:table-cell>
          <table:table-cell table:style-name="ce5" office:value-type="float" office:value="1360" calcext:value-type="float">
            <text:p>136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9790137" calcext:value-type="float">
            <text:p>9790137</text:p>
          </table:table-cell>
          <table:table-cell table:style-name="ce5" office:value-type="float" office:value="949569953" calcext:value-type="float">
            <text:p>949569953</text:p>
          </table:table-cell>
          <table:table-cell table:style-name="ce5" office:value-type="float" office:value="1067500357" calcext:value-type="float">
            <text:p>1067500357</text:p>
          </table:table-cell>
          <table:table-cell table:style-name="ce5" office:value-type="float" office:value="1540" calcext:value-type="float">
            <text:p>154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34075311" calcext:value-type="float">
            <text:p>1334075311</text:p>
          </table:table-cell>
          <table:table-cell table:style-name="ce5" office:value-type="float" office:value="1936514274" calcext:value-type="float">
            <text:p>1936514274</text:p>
          </table:table-cell>
          <table:table-cell table:style-name="ce5" office:value-type="float" office:value="1383632346" calcext:value-type="float">
            <text:p>1383632346</text:p>
          </table:table-cell>
          <table:table-cell table:style-name="ce5" office:value-type="float" office:value="1721" calcext:value-type="float">
            <text:p>1721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074466857" calcext:value-type="float">
            <text:p>2074466857</text:p>
          </table:table-cell>
          <table:table-cell table:style-name="ce5" office:value-type="float" office:value="925406886" calcext:value-type="float">
            <text:p>925406886</text:p>
          </table:table-cell>
          <table:table-cell table:style-name="ce5" office:value-type="float" office:value="498176953" calcext:value-type="float">
            <text:p>498176953</text:p>
          </table:table-cell>
          <table:table-cell table:style-name="ce5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67440318" calcext:value-type="float">
            <text:p>1167440318</text:p>
          </table:table-cell>
          <table:table-cell table:style-name="ce5" office:value-type="float" office:value="1008714738" calcext:value-type="float">
            <text:p>1008714738</text:p>
          </table:table-cell>
          <table:table-cell table:style-name="ce5" office:value-type="float" office:value="1189980702" calcext:value-type="float">
            <text:p>1189980702</text:p>
          </table:table-cell>
          <table:table-cell table:style-name="ce5" office:value-type="float" office:value="2083" calcext:value-type="float">
            <text:p>2083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758816498" calcext:value-type="float">
            <text:p>1758816498</text:p>
          </table:table-cell>
          <table:table-cell table:style-name="ce5" office:value-type="float" office:value="2018593750" calcext:value-type="float">
            <text:p>2018593750</text:p>
          </table:table-cell>
          <table:table-cell table:style-name="ce5" office:value-type="float" office:value="1847502735" calcext:value-type="float">
            <text:p>1847502735</text:p>
          </table:table-cell>
          <table:table-cell table:style-name="ce5" office:value-type="float" office:value="2264" calcext:value-type="float">
            <text:p>226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316467165" calcext:value-type="float">
            <text:p>316467165</text:p>
          </table:table-cell>
          <table:table-cell table:style-name="ce5" office:value-type="float" office:value="885646209" calcext:value-type="float">
            <text:p>885646209</text:p>
          </table:table-cell>
          <table:table-cell table:style-name="ce5" office:value-type="float" office:value="1843926648" calcext:value-type="float">
            <text:p>1843926648</text:p>
          </table:table-cell>
          <table:table-cell table:style-name="ce5" office:value-type="float" office:value="2446" calcext:value-type="float">
            <text:p>244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694129707" calcext:value-type="float">
            <text:p>1694129707</text:p>
          </table:table-cell>
          <table:table-cell table:style-name="ce5" office:value-type="float" office:value="31369858" calcext:value-type="float">
            <text:p>31369858</text:p>
          </table:table-cell>
          <table:table-cell table:style-name="ce5" office:value-type="float" office:value="327464807" calcext:value-type="float">
            <text:p>327464807</text:p>
          </table:table-cell>
          <table:table-cell table:style-name="ce5" office:value-type="float" office:value="2628" calcext:value-type="float">
            <text:p>262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899780365" calcext:value-type="float">
            <text:p>1899780365</text:p>
          </table:table-cell>
          <table:table-cell table:style-name="ce5" office:value-type="float" office:value="807272325" calcext:value-type="float">
            <text:p>807272325</text:p>
          </table:table-cell>
          <table:table-cell table:style-name="ce5" office:value-type="float" office:value="1575055351" calcext:value-type="float">
            <text:p>1575055351</text:p>
          </table:table-cell>
          <table:table-cell table:style-name="ce5" office:value-type="float" office:value="2810" calcext:value-type="float">
            <text:p>2810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821716091" calcext:value-type="float">
            <text:p>821716091</text:p>
          </table:table-cell>
          <table:table-cell table:style-name="ce5" office:value-type="float" office:value="266272398" calcext:value-type="float">
            <text:p>266272398</text:p>
          </table:table-cell>
          <table:table-cell table:style-name="ce5" office:value-type="float" office:value="1050686617" calcext:value-type="float">
            <text:p>1050686617</text:p>
          </table:table-cell>
          <table:table-cell table:style-name="ce5" office:value-type="float" office:value="2992" calcext:value-type="float">
            <text:p>299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15001148" calcext:value-type="float">
            <text:p>115001148</text:p>
          </table:table-cell>
          <table:table-cell table:style-name="ce5" office:value-type="float" office:value="774568874" calcext:value-type="float">
            <text:p>774568874</text:p>
          </table:table-cell>
          <table:table-cell table:style-name="ce5" office:value-type="float" office:value="474396425" calcext:value-type="float">
            <text:p>474396425</text:p>
          </table:table-cell>
          <table:table-cell table:style-name="ce5" office:value-type="float" office:value="3174" calcext:value-type="float">
            <text:p>317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89011236" calcext:value-type="float">
            <text:p>89011236</text:p>
          </table:table-cell>
          <table:table-cell table:style-name="ce5" office:value-type="float" office:value="103478013" calcext:value-type="float">
            <text:p>103478013</text:p>
          </table:table-cell>
          <table:table-cell table:style-name="ce5" office:value-type="float" office:value="175658565" calcext:value-type="float">
            <text:p>175658565</text:p>
          </table:table-cell>
          <table:table-cell table:style-name="ce5" office:value-type="float" office:value="3356" calcext:value-type="float">
            <text:p>335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363224444" calcext:value-type="float">
            <text:p>1363224444</text:p>
          </table:table-cell>
          <table:table-cell table:style-name="ce5" office:value-type="float" office:value="92133623" calcext:value-type="float">
            <text:p>92133623</text:p>
          </table:table-cell>
          <table:table-cell table:style-name="ce5" office:value-type="float" office:value="1071404029" calcext:value-type="float">
            <text:p>1071404029</text:p>
          </table:table-cell>
          <table:table-cell table:style-name="ce5" office:value-type="float" office:value="3539" calcext:value-type="float">
            <text:p>3539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0189795" calcext:value-type="float">
            <text:p>210189795</text:p>
          </table:table-cell>
          <table:table-cell table:style-name="ce5" office:value-type="float" office:value="1768983268" calcext:value-type="float">
            <text:p>1768983268</text:p>
          </table:table-cell>
          <table:table-cell table:style-name="ce5" office:value-type="float" office:value="920116956" calcext:value-type="float">
            <text:p>920116956</text:p>
          </table:table-cell>
          <table:table-cell table:style-name="ce5" office:value-type="float" office:value="3722" calcext:value-type="float">
            <text:p>372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49283604" calcext:value-type="float">
            <text:p>49283604</text:p>
          </table:table-cell>
          <table:table-cell table:style-name="ce5" office:value-type="float" office:value="1194696875" calcext:value-type="float">
            <text:p>1194696875</text:p>
          </table:table-cell>
          <table:table-cell table:style-name="ce5" office:value-type="float" office:value="1327937253" calcext:value-type="float">
            <text:p>1327937253</text:p>
          </table:table-cell>
          <table:table-cell table:style-name="ce5" office:value-type="float" office:value="3905" calcext:value-type="float">
            <text:p>3905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528327947" calcext:value-type="float">
            <text:p>1528327947</text:p>
          </table:table-cell>
          <table:table-cell table:style-name="ce5" office:value-type="float" office:value="1984684545" calcext:value-type="float">
            <text:p>1984684545</text:p>
          </table:table-cell>
          <table:table-cell table:style-name="ce5" office:value-type="float" office:value="898350349" calcext:value-type="float">
            <text:p>898350349</text:p>
          </table:table-cell>
          <table:table-cell table:style-name="ce5" office:value-type="float" office:value="4088" calcext:value-type="float">
            <text:p>4088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55891500" calcext:value-type="float">
            <text:p>555891500</text:p>
          </table:table-cell>
          <table:table-cell table:style-name="ce5" office:value-type="float" office:value="1155835395" calcext:value-type="float">
            <text:p>1155835395</text:p>
          </table:table-cell>
          <table:table-cell table:style-name="ce5" office:value-type="float" office:value="347660073" calcext:value-type="float">
            <text:p>347660073</text:p>
          </table:table-cell>
          <table:table-cell table:style-name="ce5" office:value-type="float" office:value="4272" calcext:value-type="float">
            <text:p>427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314571700" calcext:value-type="float">
            <text:p>1314571700</text:p>
          </table:table-cell>
          <table:table-cell table:style-name="ce5" office:value-type="float" office:value="1957753353" calcext:value-type="float">
            <text:p>1957753353</text:p>
          </table:table-cell>
          <table:table-cell table:style-name="ce5" office:value-type="float" office:value="1619663093" calcext:value-type="float">
            <text:p>1619663093</text:p>
          </table:table-cell>
          <table:table-cell table:style-name="ce5" office:value-type="float" office:value="4456" calcext:value-type="float">
            <text:p>445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694791276" calcext:value-type="float">
            <text:p>694791276</text:p>
          </table:table-cell>
          <table:table-cell table:style-name="ce5" office:value-type="float" office:value="1344001563" calcext:value-type="float">
            <text:p>1344001563</text:p>
          </table:table-cell>
          <table:table-cell table:style-name="ce5" office:value-type="float" office:value="1565244078" calcext:value-type="float">
            <text:p>1565244078</text:p>
          </table:table-cell>
          <table:table-cell table:style-name="ce5" office:value-type="float" office:value="4640" calcext:value-type="float">
            <text:p>464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488381555" calcext:value-type="float">
            <text:p>1488381555</text:p>
          </table:table-cell>
          <table:table-cell table:style-name="ce5" office:value-type="float" office:value="1181647440" calcext:value-type="float">
            <text:p>1181647440</text:p>
          </table:table-cell>
          <table:table-cell table:style-name="ce5" office:value-type="float" office:value="1918421432" calcext:value-type="float">
            <text:p>1918421432</text:p>
          </table:table-cell>
          <table:table-cell table:style-name="ce5" office:value-type="float" office:value="4824" calcext:value-type="float">
            <text:p>482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39262981" calcext:value-type="float">
            <text:p>1339262981</text:p>
          </table:table-cell>
          <table:table-cell table:style-name="ce5" office:value-type="float" office:value="1436255984" calcext:value-type="float">
            <text:p>1436255984</text:p>
          </table:table-cell>
          <table:table-cell table:style-name="ce5" office:value-type="float" office:value="1251059988" calcext:value-type="float">
            <text:p>1251059988</text:p>
          </table:table-cell>
          <table:table-cell table:style-name="ce5" office:value-type="float" office:value="5008" calcext:value-type="float">
            <text:p>500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16806978" calcext:value-type="float">
            <text:p>1216806978</text:p>
          </table:table-cell>
          <table:table-cell table:style-name="ce5" office:value-type="float" office:value="130192591" calcext:value-type="float">
            <text:p>130192591</text:p>
          </table:table-cell>
          <table:table-cell table:style-name="ce5" office:value-type="float" office:value="582573989" calcext:value-type="float">
            <text:p>582573989</text:p>
          </table:table-cell>
          <table:table-cell table:style-name="ce5" office:value-type="float" office:value="5192" calcext:value-type="float">
            <text:p>519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388099341" calcext:value-type="float">
            <text:p>388099341</text:p>
          </table:table-cell>
          <table:table-cell table:style-name="ce5" office:value-type="float" office:value="739688044" calcext:value-type="float">
            <text:p>739688044</text:p>
          </table:table-cell>
          <table:table-cell table:style-name="ce5" office:value-type="float" office:value="1527622952" calcext:value-type="float">
            <text:p>1527622952</text:p>
          </table:table-cell>
          <table:table-cell table:style-name="ce5" office:value-type="float" office:value="5377" calcext:value-type="float">
            <text:p>5377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877785210" calcext:value-type="float">
            <text:p>877785210</text:p>
          </table:table-cell>
          <table:table-cell table:style-name="ce5" office:value-type="float" office:value="1118845764" calcext:value-type="float">
            <text:p>1118845764</text:p>
          </table:table-cell>
          <table:table-cell table:style-name="ce5" office:value-type="float" office:value="2103241806" calcext:value-type="float">
            <text:p>2103241806</text:p>
          </table:table-cell>
          <table:table-cell table:style-name="ce5" office:value-type="float" office:value="5562" calcext:value-type="float">
            <text:p>556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870846357" calcext:value-type="float">
            <text:p>1870846357</text:p>
          </table:table-cell>
          <table:table-cell table:style-name="ce5" office:value-type="float" office:value="55882188" calcext:value-type="float">
            <text:p>55882188</text:p>
          </table:table-cell>
          <table:table-cell table:style-name="ce5" office:value-type="float" office:value="1294687586" calcext:value-type="float">
            <text:p>1294687586</text:p>
          </table:table-cell>
          <table:table-cell table:style-name="ce5" office:value-type="float" office:value="5747" calcext:value-type="float">
            <text:p>5747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006631730" calcext:value-type="float">
            <text:p>2006631730</text:p>
          </table:table-cell>
          <table:table-cell table:style-name="ce5" office:value-type="float" office:value="1003099491" calcext:value-type="float">
            <text:p>1003099491</text:p>
          </table:table-cell>
          <table:table-cell table:style-name="ce5" office:value-type="float" office:value="73384946" calcext:value-type="float">
            <text:p>73384946</text:p>
          </table:table-cell>
          <table:table-cell table:style-name="ce5" office:value-type="float" office:value="5932" calcext:value-type="float">
            <text:p>593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376277918" calcext:value-type="float">
            <text:p>1376277918</text:p>
          </table:table-cell>
          <table:table-cell table:style-name="ce5" office:value-type="float" office:value="1220624424" calcext:value-type="float">
            <text:p>1220624424</text:p>
          </table:table-cell>
          <table:table-cell table:style-name="ce5" office:value-type="float" office:value="147528626" calcext:value-type="float">
            <text:p>147528626</text:p>
          </table:table-cell>
          <table:table-cell table:style-name="ce5" office:value-type="float" office:value="6118" calcext:value-type="float">
            <text:p>611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556595217" calcext:value-type="float">
            <text:p>556595217</text:p>
          </table:table-cell>
          <table:table-cell table:style-name="ce5" office:value-type="float" office:value="443269240" calcext:value-type="float">
            <text:p>443269240</text:p>
          </table:table-cell>
          <table:table-cell table:style-name="ce5" office:value-type="float" office:value="1144529628" calcext:value-type="float">
            <text:p>1144529628</text:p>
          </table:table-cell>
          <table:table-cell table:style-name="ce5" office:value-type="float" office:value="6304" calcext:value-type="float">
            <text:p>630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57041431" calcext:value-type="float">
            <text:p>257041431</text:p>
          </table:table-cell>
          <table:table-cell table:style-name="ce5" office:value-type="float" office:value="263930216" calcext:value-type="float">
            <text:p>263930216</text:p>
          </table:table-cell>
          <table:table-cell table:style-name="ce5" office:value-type="float" office:value="1077505483" calcext:value-type="float">
            <text:p>1077505483</text:p>
          </table:table-cell>
          <table:table-cell table:style-name="ce5" office:value-type="float" office:value="6490" calcext:value-type="float">
            <text:p>649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05714688" calcext:value-type="float">
            <text:p>1505714688</text:p>
          </table:table-cell>
          <table:table-cell table:style-name="ce5" office:value-type="float" office:value="1889125432" calcext:value-type="float">
            <text:p>1889125432</text:p>
          </table:table-cell>
          <table:table-cell table:style-name="ce5" office:value-type="float" office:value="14398826" calcext:value-type="float">
            <text:p>14398826</text:p>
          </table:table-cell>
          <table:table-cell table:style-name="ce5" office:value-type="float" office:value="6676" calcext:value-type="float">
            <text:p>667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599453184" calcext:value-type="float">
            <text:p>599453184</text:p>
          </table:table-cell>
          <table:table-cell table:style-name="ce5" office:value-type="float" office:value="369446056" calcext:value-type="float">
            <text:p>369446056</text:p>
          </table:table-cell>
          <table:table-cell table:style-name="ce5" office:value-type="float" office:value="868917345" calcext:value-type="float">
            <text:p>868917345</text:p>
          </table:table-cell>
          <table:table-cell table:style-name="ce5" office:value-type="float" office:value="6862" calcext:value-type="float">
            <text:p>686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63870719" calcext:value-type="float">
            <text:p>1163870719</text:p>
          </table:table-cell>
          <table:table-cell table:style-name="ce5" office:value-type="float" office:value="246932983" calcext:value-type="float">
            <text:p>246932983</text:p>
          </table:table-cell>
          <table:table-cell table:style-name="ce5" office:value-type="float" office:value="116556420" calcext:value-type="float">
            <text:p>116556420</text:p>
          </table:table-cell>
          <table:table-cell table:style-name="ce5" office:value-type="float" office:value="7048" calcext:value-type="float">
            <text:p>704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894108249" calcext:value-type="float">
            <text:p>1894108249</text:p>
          </table:table-cell>
          <table:table-cell table:style-name="ce5" office:value-type="float" office:value="304001509" calcext:value-type="float">
            <text:p>304001509</text:p>
          </table:table-cell>
          <table:table-cell table:style-name="ce5" office:value-type="float" office:value="465017543" calcext:value-type="float">
            <text:p>465017543</text:p>
          </table:table-cell>
          <table:table-cell table:style-name="ce5" office:value-type="float" office:value="7235" calcext:value-type="float">
            <text:p>7235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127226638" calcext:value-type="float">
            <text:p>2127226638</text:p>
          </table:table-cell>
          <table:table-cell table:style-name="ce5" office:value-type="float" office:value="1749095854" calcext:value-type="float">
            <text:p>1749095854</text:p>
          </table:table-cell>
          <table:table-cell table:style-name="ce5" office:value-type="float" office:value="1938812551" calcext:value-type="float">
            <text:p>1938812551</text:p>
          </table:table-cell>
          <table:table-cell table:style-name="ce5" office:value-type="float" office:value="7422" calcext:value-type="float">
            <text:p>742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990332962" calcext:value-type="float">
            <text:p>990332962</text:p>
          </table:table-cell>
          <table:table-cell table:style-name="ce5" office:value-type="float" office:value="1316045066" calcext:value-type="float">
            <text:p>1316045066</text:p>
          </table:table-cell>
          <table:table-cell table:style-name="ce5" office:value-type="float" office:value="504009656" calcext:value-type="float">
            <text:p>504009656</text:p>
          </table:table-cell>
          <table:table-cell table:style-name="ce5" office:value-type="float" office:value="7609" calcext:value-type="float">
            <text:p>7609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527820334" calcext:value-type="float">
            <text:p>1527820334</text:p>
          </table:table-cell>
          <table:table-cell table:style-name="ce5" office:value-type="float" office:value="744342302" calcext:value-type="float">
            <text:p>744342302</text:p>
          </table:table-cell>
          <table:table-cell table:style-name="ce5" office:value-type="float" office:value="1217396654" calcext:value-type="float">
            <text:p>1217396654</text:p>
          </table:table-cell>
          <table:table-cell table:style-name="ce5" office:value-type="float" office:value="7796" calcext:value-type="float">
            <text:p>7796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614374401" calcext:value-type="float">
            <text:p>614374401</text:p>
          </table:table-cell>
          <table:table-cell table:style-name="ce5" office:value-type="float" office:value="1211582810" calcext:value-type="float">
            <text:p>1211582810</text:p>
          </table:table-cell>
          <table:table-cell table:style-name="ce5" office:value-type="float" office:value="1254825173" calcext:value-type="float">
            <text:p>1254825173</text:p>
          </table:table-cell>
          <table:table-cell table:style-name="ce5" office:value-type="float" office:value="7984" calcext:value-type="float">
            <text:p>7984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689178023" calcext:value-type="float">
            <text:p>689178023</text:p>
          </table:table-cell>
          <table:table-cell table:style-name="ce5" office:value-type="float" office:value="570416142" calcext:value-type="float">
            <text:p>570416142</text:p>
          </table:table-cell>
          <table:table-cell table:style-name="ce5" office:value-type="float" office:value="1158841646" calcext:value-type="float">
            <text:p>1158841646</text:p>
          </table:table-cell>
          <table:table-cell table:style-name="ce5" office:value-type="float" office:value="8172" calcext:value-type="float">
            <text:p>817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35718896" calcext:value-type="float">
            <text:p>1635718896</text:p>
          </table:table-cell>
          <table:table-cell table:style-name="ce5" office:value-type="float" office:value="1108186154" calcext:value-type="float">
            <text:p>1108186154</text:p>
          </table:table-cell>
          <table:table-cell table:style-name="ce5" office:value-type="float" office:value="2012733445" calcext:value-type="float">
            <text:p>2012733445</text:p>
          </table:table-cell>
          <table:table-cell table:style-name="ce5" office:value-type="float" office:value="8360" calcext:value-type="float">
            <text:p>836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589307023" calcext:value-type="float">
            <text:p>1589307023</text:p>
          </table:table-cell>
          <table:table-cell table:style-name="ce5" office:value-type="float" office:value="1515371646" calcext:value-type="float">
            <text:p>1515371646</text:p>
          </table:table-cell>
          <table:table-cell table:style-name="ce5" office:value-type="float" office:value="1187202909" calcext:value-type="float">
            <text:p>1187202909</text:p>
          </table:table-cell>
          <table:table-cell table:style-name="ce5" office:value-type="float" office:value="8548" calcext:value-type="float">
            <text:p>854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081521737" calcext:value-type="float">
            <text:p>1081521737</text:p>
          </table:table-cell>
          <table:table-cell table:style-name="ce5" office:value-type="float" office:value="1266038137" calcext:value-type="float">
            <text:p>1266038137</text:p>
          </table:table-cell>
          <table:table-cell table:style-name="ce5" office:value-type="float" office:value="1170266217" calcext:value-type="float">
            <text:p>1170266217</text:p>
          </table:table-cell>
          <table:table-cell table:style-name="ce5" office:value-type="float" office:value="8736" calcext:value-type="float">
            <text:p>873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834237087" calcext:value-type="float">
            <text:p>834237087</text:p>
          </table:table-cell>
          <table:table-cell table:style-name="ce5" office:value-type="float" office:value="400269419" calcext:value-type="float">
            <text:p>400269419</text:p>
          </table:table-cell>
          <table:table-cell table:style-name="ce5" office:value-type="float" office:value="650461522" calcext:value-type="float">
            <text:p>650461522</text:p>
          </table:table-cell>
          <table:table-cell table:style-name="ce5" office:value-type="float" office:value="8924" calcext:value-type="float">
            <text:p>892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01983416" calcext:value-type="float">
            <text:p>101983416</text:p>
          </table:table-cell>
          <table:table-cell table:style-name="ce5" office:value-type="float" office:value="1744691520" calcext:value-type="float">
            <text:p>1744691520</text:p>
          </table:table-cell>
          <table:table-cell table:style-name="ce5" office:value-type="float" office:value="2004381786" calcext:value-type="float">
            <text:p>2004381786</text:p>
          </table:table-cell>
          <table:table-cell table:style-name="ce5" office:value-type="float" office:value="9113" calcext:value-type="float">
            <text:p>9113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343321608" calcext:value-type="float">
            <text:p>343321608</text:p>
          </table:table-cell>
          <table:table-cell table:style-name="ce5" office:value-type="float" office:value="423207872" calcext:value-type="float">
            <text:p>423207872</text:p>
          </table:table-cell>
          <table:table-cell table:style-name="ce5" office:value-type="float" office:value="1133222812" calcext:value-type="float">
            <text:p>1133222812</text:p>
          </table:table-cell>
          <table:table-cell table:style-name="ce5" office:value-type="float" office:value="9302" calcext:value-type="float">
            <text:p>9302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65187128" calcext:value-type="float">
            <text:p>2065187128</text:p>
          </table:table-cell>
          <table:table-cell table:style-name="ce5" office:value-type="float" office:value="1869409087" calcext:value-type="float">
            <text:p>1869409087</text:p>
          </table:table-cell>
          <table:table-cell table:style-name="ce5" office:value-type="float" office:value="1399498352" calcext:value-type="float">
            <text:p>1399498352</text:p>
          </table:table-cell>
          <table:table-cell table:style-name="ce5" office:value-type="float" office:value="9491" calcext:value-type="float">
            <text:p>9491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969341320" calcext:value-type="float">
            <text:p>1969341320</text:p>
          </table:table-cell>
          <table:table-cell table:style-name="ce5" office:value-type="float" office:value="965067197" calcext:value-type="float">
            <text:p>965067197</text:p>
          </table:table-cell>
          <table:table-cell table:style-name="ce5" office:value-type="float" office:value="1106344886" calcext:value-type="float">
            <text:p>1106344886</text:p>
          </table:table-cell>
          <table:table-cell table:style-name="ce5" office:value-type="float" office:value="9680" calcext:value-type="float">
            <text:p>9680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701582264" calcext:value-type="float">
            <text:p>1701582264</text:p>
          </table:table-cell>
          <table:table-cell table:style-name="ce5" office:value-type="float" office:value="1850623287" calcext:value-type="float">
            <text:p>1850623287</text:p>
          </table:table-cell>
          <table:table-cell table:style-name="ce5" office:value-type="float" office:value="130241831" calcext:value-type="float">
            <text:p>130241831</text:p>
          </table:table-cell>
          <table:table-cell table:style-name="ce5" office:value-type="float" office:value="9870" calcext:value-type="float">
            <text:p>987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453370631" calcext:value-type="float">
            <text:p>453370631</text:p>
          </table:table-cell>
          <table:table-cell table:style-name="ce5" office:value-type="float" office:value="270651300" calcext:value-type="float">
            <text:p>270651300</text:p>
          </table:table-cell>
          <table:table-cell table:style-name="ce5" office:value-type="float" office:value="1595327766" calcext:value-type="float">
            <text:p>1595327766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528212113" calcext:value-type="float">
            <text:p>528212113</text:p>
          </table:table-cell>
          <table:table-cell table:style-name="ce5" office:value-type="float" office:value="618220" calcext:value-type="float">
            <text:p>618220</text:p>
          </table:table-cell>
          <table:table-cell table:style-name="ce5" office:value-type="float" office:value="468999041" calcext:value-type="float">
            <text:p>468999041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11066006" calcext:value-type="float">
            <text:p>2111066006</text:p>
          </table:table-cell>
          <table:table-cell table:style-name="ce5" office:value-type="float" office:value="1862814916" calcext:value-type="float">
            <text:p>1862814916</text:p>
          </table:table-cell>
          <table:table-cell table:style-name="ce5" office:value-type="float" office:value="665052879" calcext:value-type="float">
            <text:p>665052879</text:p>
          </table:table-cell>
          <table:table-cell table:style-name="ce5" office:value-type="float" office:value="440" calcext:value-type="float">
            <text:p>44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109014233" calcext:value-type="float">
            <text:p>2109014233</text:p>
          </table:table-cell>
          <table:table-cell table:style-name="ce5" office:value-type="float" office:value="433907275" calcext:value-type="float">
            <text:p>433907275</text:p>
          </table:table-cell>
          <table:table-cell table:style-name="ce5" office:value-type="float" office:value="214456433" calcext:value-type="float">
            <text:p>214456433</text:p>
          </table:table-cell>
          <table:table-cell table:style-name="ce5" office:value-type="float" office:value="630" calcext:value-type="float">
            <text:p>63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984603790" calcext:value-type="float">
            <text:p>1984603790</text:p>
          </table:table-cell>
          <table:table-cell table:style-name="ce5" office:value-type="float" office:value="870429409" calcext:value-type="float">
            <text:p>870429409</text:p>
          </table:table-cell>
          <table:table-cell table:style-name="ce5" office:value-type="float" office:value="1266633669" calcext:value-type="float">
            <text:p>1266633669</text:p>
          </table:table-cell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19877794" calcext:value-type="float">
            <text:p>519877794</text:p>
          </table:table-cell>
          <table:table-cell table:style-name="ce5" office:value-type="float" office:value="1317410979" calcext:value-type="float">
            <text:p>1317410979</text:p>
          </table:table-cell>
          <table:table-cell table:style-name="ce5" office:value-type="float" office:value="938071969" calcext:value-type="float">
            <text:p>938071969</text:p>
          </table:table-cell>
          <table:table-cell table:style-name="ce5" office:value-type="float" office:value="1011" calcext:value-type="float">
            <text:p>1011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622603694" calcext:value-type="float">
            <text:p>1622603694</text:p>
          </table:table-cell>
          <table:table-cell table:style-name="ce5" office:value-type="float" office:value="70601193" calcext:value-type="float">
            <text:p>70601193</text:p>
          </table:table-cell>
          <table:table-cell table:style-name="ce5" office:value-type="float" office:value="1655227335" calcext:value-type="float">
            <text:p>1655227335</text:p>
          </table:table-cell>
          <table:table-cell table:style-name="ce5" office:value-type="float" office:value="1202" calcext:value-type="float">
            <text:p>120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205439105" calcext:value-type="float">
            <text:p>205439105</text:p>
          </table:table-cell>
          <table:table-cell table:style-name="ce5" office:value-type="float" office:value="1451810235" calcext:value-type="float">
            <text:p>1451810235</text:p>
          </table:table-cell>
          <table:table-cell table:style-name="ce5" office:value-type="float" office:value="1024089009" calcext:value-type="float">
            <text:p>1024089009</text:p>
          </table:table-cell>
          <table:table-cell table:style-name="ce5" office:value-type="float" office:value="1393" calcext:value-type="float">
            <text:p>1393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808815398" calcext:value-type="float">
            <text:p>1808815398</text:p>
          </table:table-cell>
          <table:table-cell table:style-name="ce5" office:value-type="float" office:value="1632999728" calcext:value-type="float">
            <text:p>1632999728</text:p>
          </table:table-cell>
          <table:table-cell table:style-name="ce5" office:value-type="float" office:value="1343244483" calcext:value-type="float">
            <text:p>1343244483</text:p>
          </table:table-cell>
          <table:table-cell table:style-name="ce5" office:value-type="float" office:value="1584" calcext:value-type="float">
            <text:p>158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981873098" calcext:value-type="float">
            <text:p>981873098</text:p>
          </table:table-cell>
          <table:table-cell table:style-name="ce5" office:value-type="float" office:value="1026608015" calcext:value-type="float">
            <text:p>1026608015</text:p>
          </table:table-cell>
          <table:table-cell table:style-name="ce5" office:value-type="float" office:value="204605619" calcext:value-type="float">
            <text:p>204605619</text:p>
          </table:table-cell>
          <table:table-cell table:style-name="ce5" office:value-type="float" office:value="1776" calcext:value-type="float">
            <text:p>1776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076806854" calcext:value-type="float">
            <text:p>1076806854</text:p>
          </table:table-cell>
          <table:table-cell table:style-name="ce5" office:value-type="float" office:value="52519596" calcext:value-type="float">
            <text:p>52519596</text:p>
          </table:table-cell>
          <table:table-cell table:style-name="ce5" office:value-type="float" office:value="1263478174" calcext:value-type="float">
            <text:p>1263478174</text:p>
          </table:table-cell>
          <table:table-cell table:style-name="ce5" office:value-type="float" office:value="1968" calcext:value-type="float">
            <text:p>1968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048093481" calcext:value-type="float">
            <text:p>1048093481</text:p>
          </table:table-cell>
          <table:table-cell table:style-name="ce5" office:value-type="float" office:value="1812998148" calcext:value-type="float">
            <text:p>1812998148</text:p>
          </table:table-cell>
          <table:table-cell table:style-name="ce5" office:value-type="float" office:value="426473803" calcext:value-type="float">
            <text:p>426473803</text:p>
          </table:table-cell>
          <table:table-cell table:style-name="ce5" office:value-type="float" office:value="2160" calcext:value-type="float">
            <text:p>2160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646254271" calcext:value-type="float">
            <text:p>1646254271</text:p>
          </table:table-cell>
          <table:table-cell table:style-name="ce5" office:value-type="float" office:value="1815377932" calcext:value-type="float">
            <text:p>1815377932</text:p>
          </table:table-cell>
          <table:table-cell table:style-name="ce5" office:value-type="float" office:value="1505444668" calcext:value-type="float">
            <text:p>1505444668</text:p>
          </table:table-cell>
          <table:table-cell table:style-name="ce5" office:value-type="float" office:value="2352" calcext:value-type="float">
            <text:p>2352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416211865" calcext:value-type="float">
            <text:p>416211865</text:p>
          </table:table-cell>
          <table:table-cell table:style-name="ce5" office:value-type="float" office:value="1017735203" calcext:value-type="float">
            <text:p>1017735203</text:p>
          </table:table-cell>
          <table:table-cell table:style-name="ce5" office:value-type="float" office:value="1003972986" calcext:value-type="float">
            <text:p>1003972986</text:p>
          </table:table-cell>
          <table:table-cell table:style-name="ce5" office:value-type="float" office:value="2544" calcext:value-type="float">
            <text:p>254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918573518" calcext:value-type="float">
            <text:p>918573518</text:p>
          </table:table-cell>
          <table:table-cell table:style-name="ce5" office:value-type="float" office:value="505362537" calcext:value-type="float">
            <text:p>505362537</text:p>
          </table:table-cell>
          <table:table-cell table:style-name="ce5" office:value-type="float" office:value="1696728171" calcext:value-type="float">
            <text:p>1696728171</text:p>
          </table:table-cell>
          <table:table-cell table:style-name="ce5" office:value-type="float" office:value="2736" calcext:value-type="float">
            <text:p>273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5171553" calcext:value-type="float">
            <text:p>205171553</text:p>
          </table:table-cell>
          <table:table-cell table:style-name="ce5" office:value-type="float" office:value="315009338" calcext:value-type="float">
            <text:p>315009338</text:p>
          </table:table-cell>
          <table:table-cell table:style-name="ce5" office:value-type="float" office:value="421495721" calcext:value-type="float">
            <text:p>421495721</text:p>
          </table:table-cell>
          <table:table-cell table:style-name="ce5" office:value-type="float" office:value="2929" calcext:value-type="float">
            <text:p>2929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607036230" calcext:value-type="float">
            <text:p>1607036230</text:p>
          </table:table-cell>
          <table:table-cell table:style-name="ce5" office:value-type="float" office:value="1636694957" calcext:value-type="float">
            <text:p>1636694957</text:p>
          </table:table-cell>
          <table:table-cell table:style-name="ce5" office:value-type="float" office:value="1199680133" calcext:value-type="float">
            <text:p>1199680133</text:p>
          </table:table-cell>
          <table:table-cell table:style-name="ce5" office:value-type="float" office:value="3122" calcext:value-type="float">
            <text:p>3122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56076713" calcext:value-type="float">
            <text:p>556076713</text:p>
          </table:table-cell>
          <table:table-cell table:style-name="ce5" office:value-type="float" office:value="542569223" calcext:value-type="float">
            <text:p>542569223</text:p>
          </table:table-cell>
          <table:table-cell table:style-name="ce5" office:value-type="float" office:value="422913868" calcext:value-type="float">
            <text:p>422913868</text:p>
          </table:table-cell>
          <table:table-cell table:style-name="ce5" office:value-type="float" office:value="3315" calcext:value-type="float">
            <text:p>3315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2479295" calcext:value-type="float">
            <text:p>132479295</text:p>
          </table:table-cell>
          <table:table-cell table:style-name="ce5" office:value-type="float" office:value="1410062613" calcext:value-type="float">
            <text:p>1410062613</text:p>
          </table:table-cell>
          <table:table-cell table:style-name="ce5" office:value-type="float" office:value="1135608513" calcext:value-type="float">
            <text:p>1135608513</text:p>
          </table:table-cell>
          <table:table-cell table:style-name="ce5" office:value-type="float" office:value="3508" calcext:value-type="float">
            <text:p>3508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786451737" calcext:value-type="float">
            <text:p>1786451737</text:p>
          </table:table-cell>
          <table:table-cell table:style-name="ce5" office:value-type="float" office:value="1429769022" calcext:value-type="float">
            <text:p>1429769022</text:p>
          </table:table-cell>
          <table:table-cell table:style-name="ce5" office:value-type="float" office:value="6888436" calcext:value-type="float">
            <text:p>6888436</text:p>
          </table:table-cell>
          <table:table-cell table:style-name="ce5" office:value-type="float" office:value="3702" calcext:value-type="float">
            <text:p>370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925461070" calcext:value-type="float">
            <text:p>925461070</text:p>
          </table:table-cell>
          <table:table-cell table:style-name="ce5" office:value-type="float" office:value="182952377" calcext:value-type="float">
            <text:p>182952377</text:p>
          </table:table-cell>
          <table:table-cell table:style-name="ce5" office:value-type="float" office:value="2061147973" calcext:value-type="float">
            <text:p>2061147973</text:p>
          </table:table-cell>
          <table:table-cell table:style-name="ce5" office:value-type="float" office:value="3896" calcext:value-type="float">
            <text:p>389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41025" calcext:value-type="float">
            <text:p>141025</text:p>
          </table:table-cell>
          <table:table-cell table:style-name="ce5" office:value-type="float" office:value="1114629418" calcext:value-type="float">
            <text:p>1114629418</text:p>
          </table:table-cell>
          <table:table-cell table:style-name="ce5" office:value-type="float" office:value="1781053526" calcext:value-type="float">
            <text:p>1781053526</text:p>
          </table:table-cell>
          <table:table-cell table:style-name="ce5" office:value-type="float" office:value="4090" calcext:value-type="float">
            <text:p>409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222723526" calcext:value-type="float">
            <text:p>222723526</text:p>
          </table:table-cell>
          <table:table-cell table:style-name="ce5" office:value-type="float" office:value="746172285" calcext:value-type="float">
            <text:p>746172285</text:p>
          </table:table-cell>
          <table:table-cell table:style-name="ce5" office:value-type="float" office:value="1491527468" calcext:value-type="float">
            <text:p>1491527468</text:p>
          </table:table-cell>
          <table:table-cell table:style-name="ce5" office:value-type="float" office:value="4284" calcext:value-type="float">
            <text:p>428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50303017" calcext:value-type="float">
            <text:p>250303017</text:p>
          </table:table-cell>
          <table:table-cell table:style-name="ce5" office:value-type="float" office:value="887754359" calcext:value-type="float">
            <text:p>887754359</text:p>
          </table:table-cell>
          <table:table-cell table:style-name="ce5" office:value-type="float" office:value="747584111" calcext:value-type="float">
            <text:p>747584111</text:p>
          </table:table-cell>
          <table:table-cell table:style-name="ce5" office:value-type="float" office:value="4478" calcext:value-type="float">
            <text:p>447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69823935" calcext:value-type="float">
            <text:p>2069823935</text:p>
          </table:table-cell>
          <table:table-cell table:style-name="ce5" office:value-type="float" office:value="758459236" calcext:value-type="float">
            <text:p>758459236</text:p>
          </table:table-cell>
          <table:table-cell table:style-name="ce5" office:value-type="float" office:value="112647633" calcext:value-type="float">
            <text:p>112647633</text:p>
          </table:table-cell>
          <table:table-cell table:style-name="ce5" office:value-type="float" office:value="4672" calcext:value-type="float">
            <text:p>467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443261592" calcext:value-type="float">
            <text:p>443261592</text:p>
          </table:table-cell>
          <table:table-cell table:style-name="ce5" office:value-type="float" office:value="855867947" calcext:value-type="float">
            <text:p>855867947</text:p>
          </table:table-cell>
          <table:table-cell table:style-name="ce5" office:value-type="float" office:value="282741894" calcext:value-type="float">
            <text:p>282741894</text:p>
          </table:table-cell>
          <table:table-cell table:style-name="ce5" office:value-type="float" office:value="4867" calcext:value-type="float">
            <text:p>4867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276801831" calcext:value-type="float">
            <text:p>276801831</text:p>
          </table:table-cell>
          <table:table-cell table:style-name="ce5" office:value-type="float" office:value="456492673" calcext:value-type="float">
            <text:p>456492673</text:p>
          </table:table-cell>
          <table:table-cell table:style-name="ce5" office:value-type="float" office:value="1804987355" calcext:value-type="float">
            <text:p>1804987355</text:p>
          </table:table-cell>
          <table:table-cell table:style-name="ce5" office:value-type="float" office:value="5062" calcext:value-type="float">
            <text:p>5062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758792049" calcext:value-type="float">
            <text:p>758792049</text:p>
          </table:table-cell>
          <table:table-cell table:style-name="ce5" office:value-type="float" office:value="1478595458" calcext:value-type="float">
            <text:p>1478595458</text:p>
          </table:table-cell>
          <table:table-cell table:style-name="ce5" office:value-type="float" office:value="37528176" calcext:value-type="float">
            <text:p>37528176</text:p>
          </table:table-cell>
          <table:table-cell table:style-name="ce5" office:value-type="float" office:value="5257" calcext:value-type="float">
            <text:p>5257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1260065719" calcext:value-type="float">
            <text:p>1260065719</text:p>
          </table:table-cell>
          <table:table-cell table:style-name="ce5" office:value-type="float" office:value="468105861" calcext:value-type="float">
            <text:p>468105861</text:p>
          </table:table-cell>
          <table:table-cell table:style-name="ce5" office:value-type="float" office:value="651148182" calcext:value-type="float">
            <text:p>651148182</text:p>
          </table:table-cell>
          <table:table-cell table:style-name="ce5" office:value-type="float" office:value="5452" calcext:value-type="float">
            <text:p>545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588286304" calcext:value-type="float">
            <text:p>1588286304</text:p>
          </table:table-cell>
          <table:table-cell table:style-name="ce5" office:value-type="float" office:value="238628751" calcext:value-type="float">
            <text:p>238628751</text:p>
          </table:table-cell>
          <table:table-cell table:style-name="ce5" office:value-type="float" office:value="1361781529" calcext:value-type="float">
            <text:p>1361781529</text:p>
          </table:table-cell>
          <table:table-cell table:style-name="ce5" office:value-type="float" office:value="5648" calcext:value-type="float">
            <text:p>5648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106166688" calcext:value-type="float">
            <text:p>1106166688</text:p>
          </table:table-cell>
          <table:table-cell table:style-name="ce5" office:value-type="float" office:value="1513787053" calcext:value-type="float">
            <text:p>1513787053</text:p>
          </table:table-cell>
          <table:table-cell table:style-name="ce5" office:value-type="float" office:value="1333405271" calcext:value-type="float">
            <text:p>1333405271</text:p>
          </table:table-cell>
          <table:table-cell table:style-name="ce5" office:value-type="float" office:value="5844" calcext:value-type="float">
            <text:p>584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577584479" calcext:value-type="float">
            <text:p>577584479</text:p>
          </table:table-cell>
          <table:table-cell table:style-name="ce5" office:value-type="float" office:value="492612614" calcext:value-type="float">
            <text:p>492612614</text:p>
          </table:table-cell>
          <table:table-cell table:style-name="ce5" office:value-type="float" office:value="1389911035" calcext:value-type="float">
            <text:p>1389911035</text:p>
          </table:table-cell>
          <table:table-cell table:style-name="ce5" office:value-type="float" office:value="6040" calcext:value-type="float">
            <text:p>6040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836249593" calcext:value-type="float">
            <text:p>836249593</text:p>
          </table:table-cell>
          <table:table-cell table:style-name="ce5" office:value-type="float" office:value="68944914" calcext:value-type="float">
            <text:p>68944914</text:p>
          </table:table-cell>
          <table:table-cell table:style-name="ce5" office:value-type="float" office:value="160123311" calcext:value-type="float">
            <text:p>160123311</text:p>
          </table:table-cell>
          <table:table-cell table:style-name="ce5" office:value-type="float" office:value="6236" calcext:value-type="float">
            <text:p>623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13917039" calcext:value-type="float">
            <text:p>1713917039</text:p>
          </table:table-cell>
          <table:table-cell table:style-name="ce5" office:value-type="float" office:value="275123254" calcext:value-type="float">
            <text:p>275123254</text:p>
          </table:table-cell>
          <table:table-cell table:style-name="ce5" office:value-type="float" office:value="947875521" calcext:value-type="float">
            <text:p>947875521</text:p>
          </table:table-cell>
          <table:table-cell table:style-name="ce5" office:value-type="float" office:value="6432" calcext:value-type="float">
            <text:p>6432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605503848" calcext:value-type="float">
            <text:p>1605503848</text:p>
          </table:table-cell>
          <table:table-cell table:style-name="ce5" office:value-type="float" office:value="1030235298" calcext:value-type="float">
            <text:p>1030235298</text:p>
          </table:table-cell>
          <table:table-cell table:style-name="ce5" office:value-type="float" office:value="1005218161" calcext:value-type="float">
            <text:p>1005218161</text:p>
          </table:table-cell>
          <table:table-cell table:style-name="ce5" office:value-type="float" office:value="6628" calcext:value-type="float">
            <text:p>6628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571136215" calcext:value-type="float">
            <text:p>571136215</text:p>
          </table:table-cell>
          <table:table-cell table:style-name="ce5" office:value-type="float" office:value="1557818853" calcext:value-type="float">
            <text:p>1557818853</text:p>
          </table:table-cell>
          <table:table-cell table:style-name="ce5" office:value-type="float" office:value="1761471740" calcext:value-type="float">
            <text:p>1761471740</text:p>
          </table:table-cell>
          <table:table-cell table:style-name="ce5" office:value-type="float" office:value="6825" calcext:value-type="float">
            <text:p>6825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981942592" calcext:value-type="float">
            <text:p>1981942592</text:p>
          </table:table-cell>
          <table:table-cell table:style-name="ce5" office:value-type="float" office:value="74729902" calcext:value-type="float">
            <text:p>74729902</text:p>
          </table:table-cell>
          <table:table-cell table:style-name="ce5" office:value-type="float" office:value="806276759" calcext:value-type="float">
            <text:p>806276759</text:p>
          </table:table-cell>
          <table:table-cell table:style-name="ce5" office:value-type="float" office:value="7022" calcext:value-type="float">
            <text:p>7022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890279615" calcext:value-type="float">
            <text:p>890279615</text:p>
          </table:table-cell>
          <table:table-cell table:style-name="ce5" office:value-type="float" office:value="1460329738" calcext:value-type="float">
            <text:p>1460329738</text:p>
          </table:table-cell>
          <table:table-cell table:style-name="ce5" office:value-type="float" office:value="722080370" calcext:value-type="float">
            <text:p>722080370</text:p>
          </table:table-cell>
          <table:table-cell table:style-name="ce5" office:value-type="float" office:value="7219" calcext:value-type="float">
            <text:p>7219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410913688" calcext:value-type="float">
            <text:p>1410913688</text:p>
          </table:table-cell>
          <table:table-cell table:style-name="ce5" office:value-type="float" office:value="1646958365" calcext:value-type="float">
            <text:p>1646958365</text:p>
          </table:table-cell>
          <table:table-cell table:style-name="ce5" office:value-type="float" office:value="921445179" calcext:value-type="float">
            <text:p>921445179</text:p>
          </table:table-cell>
          <table:table-cell table:style-name="ce5" office:value-type="float" office:value="7416" calcext:value-type="float">
            <text:p>7416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711913000" calcext:value-type="float">
            <text:p>711913000</text:p>
          </table:table-cell>
          <table:table-cell table:style-name="ce5" office:value-type="float" office:value="1033684310" calcext:value-type="float">
            <text:p>1033684310</text:p>
          </table:table-cell>
          <table:table-cell table:style-name="ce5" office:value-type="float" office:value="1169009697" calcext:value-type="float">
            <text:p>1169009697</text:p>
          </table:table-cell>
          <table:table-cell table:style-name="ce5" office:value-type="float" office:value="7614" calcext:value-type="float">
            <text:p>7614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490387991" calcext:value-type="float">
            <text:p>1490387991</text:p>
          </table:table-cell>
          <table:table-cell table:style-name="ce5" office:value-type="float" office:value="2116833282" calcext:value-type="float">
            <text:p>2116833282</text:p>
          </table:table-cell>
          <table:table-cell table:style-name="ce5" office:value-type="float" office:value="1396304120" calcext:value-type="float">
            <text:p>1396304120</text:p>
          </table:table-cell>
          <table:table-cell table:style-name="ce5" office:value-type="float" office:value="7812" calcext:value-type="float">
            <text:p>781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701694465" calcext:value-type="float">
            <text:p>701694465</text:p>
          </table:table-cell>
          <table:table-cell table:style-name="ce5" office:value-type="float" office:value="1250357253" calcext:value-type="float">
            <text:p>1250357253</text:p>
          </table:table-cell>
          <table:table-cell table:style-name="ce5" office:value-type="float" office:value="966467785" calcext:value-type="float">
            <text:p>966467785</text:p>
          </table:table-cell>
          <table:table-cell table:style-name="ce5" office:value-type="float" office:value="8010" calcext:value-type="float">
            <text:p>8010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546162086" calcext:value-type="float">
            <text:p>1546162086</text:p>
          </table:table-cell>
          <table:table-cell table:style-name="ce5" office:value-type="float" office:value="1335480334" calcext:value-type="float">
            <text:p>1335480334</text:p>
          </table:table-cell>
          <table:table-cell table:style-name="ce5" office:value-type="float" office:value="105961772" calcext:value-type="float">
            <text:p>105961772</text:p>
          </table:table-cell>
          <table:table-cell table:style-name="ce5" office:value-type="float" office:value="8208" calcext:value-type="float">
            <text:p>8208</text:p>
          </table:table-cell>
        </table:table-row>
        <table:table-row table:style-name="ro1">
          <table:table-cell table:style-name="ce5" office:value-type="float" office:value="9409" calcext:value-type="float">
            <text:p>9409</text:p>
          </table:table-cell>
          <table:table-cell table:style-name="ce5" office:value-type="float" office:value="1794038602" calcext:value-type="float">
            <text:p>1794038602</text:p>
          </table:table-cell>
          <table:table-cell table:style-name="ce5" office:value-type="float" office:value="1054568489" calcext:value-type="float">
            <text:p>1054568489</text:p>
          </table:table-cell>
          <table:table-cell table:style-name="ce5" office:value-type="float" office:value="850995026" calcext:value-type="float">
            <text:p>850995026</text:p>
          </table:table-cell>
          <table:table-cell table:style-name="ce5" office:value-type="float" office:value="8406" calcext:value-type="float">
            <text:p>8406</text:p>
          </table:table-cell>
        </table:table-row>
        <table:table-row table:style-name="ro1"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736365894" calcext:value-type="float">
            <text:p>1736365894</text:p>
          </table:table-cell>
          <table:table-cell table:style-name="ce5" office:value-type="float" office:value="750473339" calcext:value-type="float">
            <text:p>750473339</text:p>
          </table:table-cell>
          <table:table-cell table:style-name="ce5" office:value-type="float" office:value="1683475874" calcext:value-type="float">
            <text:p>1683475874</text:p>
          </table:table-cell>
          <table:table-cell table:style-name="ce5" office:value-type="float" office:value="8604" calcext:value-type="float">
            <text:p>860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946287785" calcext:value-type="float">
            <text:p>946287785</text:p>
          </table:table-cell>
          <table:table-cell table:style-name="ce5" office:value-type="float" office:value="1454174576" calcext:value-type="float">
            <text:p>1454174576</text:p>
          </table:table-cell>
          <table:table-cell table:style-name="ce5" office:value-type="float" office:value="567715865" calcext:value-type="float">
            <text:p>567715865</text:p>
          </table:table-cell>
          <table:table-cell table:style-name="ce5" office:value-type="float" office:value="8803" calcext:value-type="float">
            <text:p>8803</text:p>
          </table:table-cell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float" office:value="2142389054" calcext:value-type="float">
            <text:p>2142389054</text:p>
          </table:table-cell>
          <table:table-cell table:style-name="ce5" office:value-type="float" office:value="1970721871" calcext:value-type="float">
            <text:p>1970721871</text:p>
          </table:table-cell>
          <table:table-cell table:style-name="ce5" office:value-type="float" office:value="1200882791" calcext:value-type="float">
            <text:p>1200882791</text:p>
          </table:table-cell>
          <table:table-cell table:style-name="ce5" office:value-type="float" office:value="9002" calcext:value-type="float">
            <text:p>900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74504561" calcext:value-type="float">
            <text:p>274504561</text:p>
          </table:table-cell>
          <table:table-cell table:style-name="ce5" office:value-type="float" office:value="884178157" calcext:value-type="float">
            <text:p>884178157</text:p>
          </table:table-cell>
          <table:table-cell table:style-name="ce5" office:value-type="float" office:value="150288334" calcext:value-type="float">
            <text:p>150288334</text:p>
          </table:table-cell>
          <table:table-cell table:style-name="ce5" office:value-type="float" office:value="9201" calcext:value-type="float">
            <text:p>9201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803280823" calcext:value-type="float">
            <text:p>803280823</text:p>
          </table:table-cell>
          <table:table-cell table:style-name="ce5" office:value-type="float" office:value="453473991" calcext:value-type="float">
            <text:p>453473991</text:p>
          </table:table-cell>
          <table:table-cell table:style-name="ce5" office:value-type="float" office:value="41497239" calcext:value-type="float">
            <text:p>41497239</text:p>
          </table:table-cell>
          <table:table-cell table:style-name="ce5" office:value-type="float" office:value="9400" calcext:value-type="float">
            <text:p>9400</text:p>
          </table:table-cell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658580833" calcext:value-type="float">
            <text:p>1658580833</text:p>
          </table:table-cell>
          <table:table-cell table:style-name="ce5" office:value-type="float" office:value="1205691476" calcext:value-type="float">
            <text:p>1205691476</text:p>
          </table:table-cell>
          <table:table-cell table:style-name="ce5" office:value-type="float" office:value="1598551316" calcext:value-type="float">
            <text:p>1598551316</text:p>
          </table:table-cell>
          <table:table-cell table:style-name="ce5" office:value-type="float" office:value="9600" calcext:value-type="float">
            <text:p>9600</text:p>
          </table:table-cell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3:38:20.635071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13:44:43.700670558</dc:date>
    <meta:editing-duration>PT25M9S</meta:editing-duration>
    <meta:editing-cycles>5</meta:editing-cycles>
    <meta:generator>LibreOffice/6.4.7.2$Linux_X86_64 LibreOffice_project/40$Build-2</meta:generator>
    <meta:document-statistic meta:table-count="1" meta:cell-count="500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63cm" svg:height="12.243cm" xlink:href=".." xlink:type="simple" chart:class="chart:bar" chart:style-name="ch1">
        <chart:title svg:x="9.409cm" svg:y="0.38cm" chart:style-name="ch2">
          <text:p>Von Neumann</text:p>
        </chart:title>
        <chart:plot-area chart:style-name="ch3" table:cell-range-address="q6.A2:q6.A1002" chart:data-source-has-labels="row" svg:x="1.446cm" svg:y="1.403cm" svg:width="19.882cm" svg:height="9.615cm">
          <chartooo:coordinate-region svg:x="2.623cm" svg:y="1.403cm" svg:width="18.705cm" svg:height="8.492cm"/>
          <chart:axis chart:dimension="x" chart:name="primary-x" chart:style-name="ch4">
            <chart:title svg:x="10.073cm" svg:y="11.262cm" chart:style-name="ch5">
              <text:p>ordre des valeurs</text:p>
            </chart:title>
          </chart:axis>
          <chart:axis chart:dimension="y" chart:name="primary-y" chart:style-name="ch6">
            <chart:title svg:x="0.451cm" svg:y="7.537cm" chart:style-name="ch7">
              <text:p>sortie des valeur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q6.A3:q6.A1002" chart:label-cell-address="q6.A2:q6.A2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</text:p>
                <draw:g>
                  <svg:desc>q6.A2:q6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q6.A3:q6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54">
                <text:p>9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02">
                <text:p>1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700000000" chart:interval-major="10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24cm" svg:height="13.738cm" xlink:href=".." xlink:type="simple" chart:class="chart:bar" chart:style-name="ch1">
        <chart:title svg:x="11.666cm" svg:y="0.41cm" chart:style-name="ch2">
          <text:p>STM</text:p>
        </chart:title>
        <chart:plot-area chart:style-name="ch3" table:cell-range-address="q6.B2:q6.B1002" chart:data-source-has-labels="row" svg:x="1.499cm" svg:y="1.463cm" svg:width="22.437cm" svg:height="11.02cm">
          <chartooo:coordinate-region svg:x="3.602cm" svg:y="1.463cm" svg:width="20.334cm" svg:height="9.897cm"/>
          <chart:axis chart:dimension="x" chart:name="primary-x" chart:style-name="ch4">
            <chart:title svg:x="11.403cm" svg:y="12.757cm" chart:style-name="ch5">
              <text:p>ordre des valeurs</text:p>
            </chart:title>
          </chart:axis>
          <chart:axis chart:dimension="y" chart:name="primary-y" chart:style-name="ch6">
            <chart:title svg:x="0.451cm" svg:y="8.3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B3:q6.B1002" chart:label-cell-address="q6.B2:q6.B2" chart:class="chart:bar">
            <chart:data-point chart:repeated="613"/>
            <chart:data-point chart:style-name="ch10"/>
            <chart:data-point chart:repeated="3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</text:p>
                <draw:g>
                  <svg:desc>q6.B2:q6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35">
                <text:p>84035</text:p>
                <draw:g>
                  <svg:desc>q6.B3:q6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2376245">
                <text:p>1412376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0788370">
                <text:p>1670788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953342">
                <text:p>443953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5625842">
                <text:p>1165625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7689438">
                <text:p>1327689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1281746">
                <text:p>2121281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264573">
                <text:p>2006264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921162">
                <text:p>1647921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4361477">
                <text:p>51436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1660738">
                <text:p>125166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9691405">
                <text:p>205969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4521722">
                <text:p>1944521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0426390">
                <text:p>11704263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121050">
                <text:p>406121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3454006">
                <text:p>973454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048378">
                <text:p>1311048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7860566">
                <text:p>1607860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5789977">
                <text:p>1525789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902670">
                <text:p>8499026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431841">
                <text:p>140043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7169607">
                <text:p>637169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6115921">
                <text:p>155611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4418903">
                <text:p>1584418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1267521">
                <text:p>53126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3700710">
                <text:p>19237007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1512329">
                <text:p>127151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7932254">
                <text:p>697932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1707602">
                <text:p>591707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0376574">
                <text:p>1980376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0018865">
                <text:p>340018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76726">
                <text:p>243076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6635386">
                <text:p>876635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3107222">
                <text:p>1873107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0284121">
                <text:p>1350284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5513230">
                <text:p>1765513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9292193">
                <text:p>1199292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367623">
                <text:p>222367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1092241">
                <text:p>711092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793366">
                <text:p>580793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0922201">
                <text:p>1080922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5253774">
                <text:p>1495253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6530722">
                <text:p>876530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019374">
                <text:p>11401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8204802">
                <text:p>768204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6415438">
                <text:p>546415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4187618">
                <text:p>964187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687918">
                <text:p>189687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9104194">
                <text:p>1219104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2702989">
                <text:p>342702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992187">
                <text:p>257992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201596">
                <text:p>305201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2272548">
                <text:p>1332272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0200188">
                <text:p>1840200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061220">
                <text:p>185061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7602236">
                <text:p>767602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6506915">
                <text:p>1156506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7222356">
                <text:p>537222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4881100">
                <text:p>1074881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4200724">
                <text:p>894200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0999564">
                <text:p>740999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997395">
                <text:p>721997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7606565">
                <text:p>1327606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8435235">
                <text:p>728435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17396">
                <text:p>6717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0124876">
                <text:p>1230124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3711635">
                <text:p>883711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4539877">
                <text:p>544539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3888610">
                <text:p>16538886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25012205">
                <text:p>2025012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275931">
                <text:p>1059275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1130397">
                <text:p>611130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1777643">
                <text:p>2001777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8016333">
                <text:p>1398016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1915962">
                <text:p>841915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1816661">
                <text:p>311816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2520307">
                <text:p>842520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79108484">
                <text:p>1879108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1763100">
                <text:p>1281763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3948611">
                <text:p>1183948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22709">
                <text:p>40822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986450">
                <text:p>1059986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5404989">
                <text:p>1815404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979339">
                <text:p>63979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926573">
                <text:p>1558926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8406811">
                <text:p>1578406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768732">
                <text:p>4177687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5033411">
                <text:p>1315033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12317108">
                <text:p>2012317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661803">
                <text:p>293661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6499917">
                <text:p>656499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21595">
                <text:p>23121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7590525">
                <text:p>2057590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769930">
                <text:p>9947699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8013829">
                <text:p>938013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964034">
                <text:p>520964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1686541">
                <text:p>5516865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8786170">
                <text:p>15087861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243606">
                <text:p>682243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3089369">
                <text:p>1053089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60281614">
                <text:p>1860281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8655265">
                <text:p>538655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5462534">
                <text:p>1535462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810921">
                <text:p>2078109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9737599">
                <text:p>869737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6118105">
                <text:p>1906118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3413518">
                <text:p>2113413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1459106">
                <text:p>761459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8136109">
                <text:p>988136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2533978">
                <text:p>1112533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8445109">
                <text:p>218445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7392530">
                <text:p>13573925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7459005">
                <text:p>977459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1073482">
                <text:p>2051073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4494278">
                <text:p>9844942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822505">
                <text:p>33822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9158463">
                <text:p>1519158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3196568">
                <text:p>1063196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80767016">
                <text:p>2080767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7513880">
                <text:p>18275138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4647464">
                <text:p>1714647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6854935">
                <text:p>996854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0954496">
                <text:p>1620954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4655744">
                <text:p>404655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15859840">
                <text:p>21158598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74603647">
                <text:p>10746036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015449">
                <text:p>526015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8956175">
                <text:p>1698956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3849417">
                <text:p>1413849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0586398">
                <text:p>660586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2614673">
                <text:p>2132614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2723991">
                <text:p>1352723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0219009">
                <text:p>1970219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515750">
                <text:p>1420515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2495433">
                <text:p>10324954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2866591">
                <text:p>1482866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1059896">
                <text:p>99105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0498184">
                <text:p>860498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8092856">
                <text:p>12380928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7565319">
                <text:p>1657565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2434577">
                <text:p>1542434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2820630">
                <text:p>14228206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5907929">
                <text:p>1115907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9864718">
                <text:p>1089864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8281633">
                <text:p>1468281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4806662">
                <text:p>674806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4423145">
                <text:p>614423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8418431">
                <text:p>15084184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4105176">
                <text:p>944105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66501608">
                <text:p>1966501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19182936">
                <text:p>1219182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6119783">
                <text:p>1666119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5906608">
                <text:p>1435906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8608079">
                <text:p>2008608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3037193">
                <text:p>2330371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412446">
                <text:p>1793412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9980241">
                <text:p>19499802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9958358">
                <text:p>5699583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3052826">
                <text:p>1513052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4970613">
                <text:p>15249706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11237459">
                <text:p>2111237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5657508">
                <text:p>695657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4757244">
                <text:p>1014757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57351139">
                <text:p>185735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8285845">
                <text:p>678285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06993331">
                <text:p>1106993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86071492">
                <text:p>15860714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9043419">
                <text:p>389043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2518621">
                <text:p>17125186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4612651">
                <text:p>17246126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78028300">
                <text:p>9780283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1796308">
                <text:p>881796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5893707">
                <text:p>5658937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7940205">
                <text:p>1917940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1468955">
                <text:p>1091468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3405469">
                <text:p>513405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419819">
                <text:p>2164198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78081868">
                <text:p>16780818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9206291">
                <text:p>619206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4374629">
                <text:p>294374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9548258">
                <text:p>1899548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15661038">
                <text:p>1215661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5638594">
                <text:p>455638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38644237">
                <text:p>2138644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9874682">
                <text:p>17598746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1496469">
                <text:p>921496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86568754">
                <text:p>20865687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3076638">
                <text:p>553076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9826322">
                <text:p>1249826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93432765">
                <text:p>1293432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4996299">
                <text:p>1894996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0297453">
                <text:p>2020297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5334042">
                <text:p>1275334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4953205">
                <text:p>504953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623186">
                <text:p>204062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0028542">
                <text:p>144002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8992434">
                <text:p>418992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6956445">
                <text:p>406956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29035883">
                <text:p>2129035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33542605">
                <text:p>13335426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11211707">
                <text:p>17112117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34145533">
                <text:p>1234145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86900747">
                <text:p>18869007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49824812">
                <text:p>1249824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8054195">
                <text:p>1268054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9132613">
                <text:p>559132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0866690">
                <text:p>21008666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0318414">
                <text:p>3403184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2629473">
                <text:p>9826294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4299591">
                <text:p>904299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21449040">
                <text:p>8214490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69125936">
                <text:p>2069125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96894287">
                <text:p>1596894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99132552">
                <text:p>18991325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1341239">
                <text:p>6713412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3117281">
                <text:p>353117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44822342">
                <text:p>1344822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3706793">
                <text:p>1637067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3516862">
                <text:p>493516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6051058">
                <text:p>956051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7477470">
                <text:p>8774774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3627473">
                <text:p>9936274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4091863">
                <text:p>1064091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604544">
                <text:p>2095604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93743808">
                <text:p>20937438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5124928">
                <text:p>8851249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5435199">
                <text:p>675435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0826265">
                <text:p>4408262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450255">
                <text:p>148450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74920456">
                <text:p>17749204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2749623">
                <text:p>392749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25663456">
                <text:p>17256634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59038751">
                <text:p>1459038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95995193">
                <text:p>20959951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446959">
                <text:p>694469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11419048">
                <text:p>11114190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7169432">
                <text:p>8071694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439207">
                <text:p>442439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87362673">
                <text:p>14873626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94782391">
                <text:p>1394782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6143969">
                <text:p>176143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9220039">
                <text:p>12192200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2226257">
                <text:p>1422262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401174">
                <text:p>2474011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3188890">
                <text:p>5431888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2686581">
                <text:p>422686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459283">
                <text:p>2174592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68484132">
                <text:p>1968484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9725436">
                <text:p>179725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3393764">
                <text:p>1283393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3231036">
                <text:p>673231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0164388">
                <text:p>20501643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7736955">
                <text:p>7377369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21902780">
                <text:p>17219027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0383012">
                <text:p>5303830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90143484">
                <text:p>2090143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021604">
                <text:p>504021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5590716">
                <text:p>1415590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9311268">
                <text:p>2009311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4116475">
                <text:p>1314116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3759293">
                <text:p>1633759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66514123">
                <text:p>8665141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16248172">
                <text:p>14162481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4272372">
                <text:p>1742723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75543979">
                <text:p>1975543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2973324">
                <text:p>722973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50176084">
                <text:p>550176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92339147">
                <text:p>18923391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1216749">
                <text:p>3112167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7217562">
                <text:p>14972175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9660917">
                <text:p>16696609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2203602">
                <text:p>8222036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6147582">
                <text:p>18661475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3731633">
                <text:p>3437316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6542711">
                <text:p>366542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0241313">
                <text:p>15002413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0236422">
                <text:p>9502364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35138026">
                <text:p>1935138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4954021">
                <text:p>224954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31010467">
                <text:p>1231010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5454037">
                <text:p>735454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7605618">
                <text:p>20076056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4544350">
                <text:p>5645443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4133586">
                <text:p>714133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071229">
                <text:p>1570712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8742410">
                <text:p>6387424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928517">
                <text:p>729285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3905859">
                <text:p>16439058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8640692">
                <text:p>1748640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0387563">
                <text:p>10903875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5802956">
                <text:p>16658029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5962515">
                <text:p>4059625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6439908">
                <text:p>4564399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3943100">
                <text:p>573943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12618531">
                <text:p>19126185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4407253">
                <text:p>1844407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242290">
                <text:p>262422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0020189">
                <text:p>820020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76747306">
                <text:p>1676747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1542886">
                <text:p>18115428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5607305">
                <text:p>1725607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5308894">
                <text:p>5153088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42512722">
                <text:p>21425127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5508990">
                <text:p>20550899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5888946">
                <text:p>8358889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94973853">
                <text:p>2094973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3654763">
                <text:p>836547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1295949">
                <text:p>1531295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46977211">
                <text:p>10469772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973565">
                <text:p>64973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9013771">
                <text:p>1089013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317292">
                <text:p>513172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48783795">
                <text:p>13487837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854277">
                <text:p>1718542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36810627">
                <text:p>2136810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7162484">
                <text:p>1007162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3755052">
                <text:p>9137550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5592115">
                <text:p>825592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34827076">
                <text:p>8348270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27993947">
                <text:p>14279939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017181">
                <text:p>170171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2435882">
                <text:p>3924358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7585765">
                <text:p>7475857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4611555">
                <text:p>18946115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96355988">
                <text:p>1996355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0573964">
                <text:p>470573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01821012">
                <text:p>19018210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9131852">
                <text:p>759131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8683795">
                <text:p>5286837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8690788">
                <text:p>1448690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23956539">
                <text:p>2123956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353917">
                <text:p>18643539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375050">
                <text:p>2623750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3536005">
                <text:p>9535360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56654659">
                <text:p>15566546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9053877">
                <text:p>2049053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0731411">
                <text:p>14007314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77075301">
                <text:p>1377075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73309410">
                <text:p>10733094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8610670">
                <text:p>2486106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3835329">
                <text:p>15438353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42939367">
                <text:p>13429393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8800689">
                <text:p>728800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53935478">
                <text:p>18539354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53329913">
                <text:p>12533299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744558">
                <text:p>487445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8516417">
                <text:p>10585164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0880487">
                <text:p>7308804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878449">
                <text:p>3018784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14715767">
                <text:p>13147157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68641696">
                <text:p>968641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34932832">
                <text:p>2034932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1529376">
                <text:p>291529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24021343">
                <text:p>13240213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1151225">
                <text:p>6011512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5558383">
                <text:p>1785558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43245929">
                <text:p>9432459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0039167">
                <text:p>4100391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3253336">
                <text:p>2532533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6227816">
                <text:p>116227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78267479">
                <text:p>1378267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2892225">
                <text:p>17828922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30285030">
                <text:p>12302850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27936266">
                <text:p>14279362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95056261">
                <text:p>11950562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43502531">
                <text:p>20435025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1056052">
                <text:p>4410560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62996715">
                <text:p>1862996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74201165">
                <text:p>1074201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3951418">
                <text:p>2039514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7580118">
                <text:p>4275801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8757018">
                <text:p>8587570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39086966">
                <text:p>20390869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90582778">
                <text:p>1390582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0208661">
                <text:p>4602086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38348978">
                <text:p>16383489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95938590">
                <text:p>6959385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43935122">
                <text:p>14439351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2373054">
                <text:p>16523730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5382642">
                <text:p>1753826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08499038">
                <text:p>13084990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0776146">
                <text:p>17107761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6122749">
                <text:p>3561227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8115466">
                <text:p>3181154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79837189">
                <text:p>1479837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15508034">
                <text:p>16155080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07765773">
                <text:p>12077657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3905915">
                <text:p>9039059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7387453">
                <text:p>647387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88761803">
                <text:p>1488761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87640172">
                <text:p>12876401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75649907">
                <text:p>11756499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941700">
                <text:p>1509417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8963611">
                <text:p>6989636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45855517">
                <text:p>745855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1620842">
                <text:p>7316208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7606693">
                <text:p>20076066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2611875">
                <text:p>582611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9831892">
                <text:p>15798318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46784972">
                <text:p>7467849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20585492">
                <text:p>132058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6861963">
                <text:p>836861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68601388">
                <text:p>12686013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5870772">
                <text:p>1165870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9260652">
                <text:p>11492606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55848052">
                <text:p>11558480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1130156">
                <text:p>2011301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5269940">
                <text:p>2552699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7036523">
                <text:p>17970365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2816589">
                <text:p>5828165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25492794">
                <text:p>7254927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92719061">
                <text:p>2092719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2071283">
                <text:p>8420712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4813061">
                <text:p>7748130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9758402">
                <text:p>2089758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4399373">
                <text:p>4743993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70960635">
                <text:p>17709606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2031165">
                <text:p>4120311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20509003">
                <text:p>15205090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9402221">
                <text:p>1394022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468378">
                <text:p>284683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26659190">
                <text:p>17266591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4470905">
                <text:p>10144709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39818862">
                <text:p>13398188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69564353">
                <text:p>19695643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55130599">
                <text:p>11551305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7799473">
                <text:p>10277994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14761846">
                <text:p>20147618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0184058">
                <text:p>5801840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7700886">
                <text:p>15777008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189145">
                <text:p>14381891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16501774">
                <text:p>17165017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97472033">
                <text:p>2097472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8376710">
                <text:p>12683767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84674922">
                <text:p>16846749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06998822">
                <text:p>19069988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83238602">
                <text:p>18832386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77179590">
                <text:p>19771795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5399978">
                <text:p>2953999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2719717">
                <text:p>19527197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15174883">
                <text:p>1515174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3160597">
                <text:p>6831605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32571571">
                <text:p>14325715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1216068">
                <text:p>17912160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42677212">
                <text:p>15426772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05819779">
                <text:p>12058197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9839476">
                <text:p>4098394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92013995">
                <text:p>11920139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4261772">
                <text:p>3042617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9036115">
                <text:p>5690361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45300260">
                <text:p>10453002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45229180">
                <text:p>1945229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5771108">
                <text:p>1757711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94996155">
                <text:p>13949961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21391868">
                <text:p>16213918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13116003">
                <text:p>13131160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8695573">
                <text:p>1998695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37273395">
                <text:p>11372733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9482565">
                <text:p>15494825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66754307">
                <text:p>1766754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3236852">
                <text:p>5832368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46402092">
                <text:p>13464020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4761267">
                <text:p>9447612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8521157">
                <text:p>1085211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1468546">
                <text:p>7014685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4108749">
                <text:p>20441087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9827386">
                <text:p>20398273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9919830">
                <text:p>9499198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9143578">
                <text:p>9091435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9959925">
                <text:p>6299599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2074835">
                <text:p>6420748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6420644">
                <text:p>2464206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290364">
                <text:p>12432903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5252708">
                <text:p>9652527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10786364">
                <text:p>910786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2976804">
                <text:p>322976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9966331">
                <text:p>15799663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8817596">
                <text:p>8588175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9737763">
                <text:p>9097377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26492628">
                <text:p>20264926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0941516">
                <text:p>1709415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28422035">
                <text:p>18284220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45623012">
                <text:p>1945623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2454587">
                <text:p>3524545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4342525">
                <text:p>944342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60658955">
                <text:p>1660658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7567277">
                <text:p>19975672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1355354">
                <text:p>15013553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6570678">
                <text:p>346570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731770">
                <text:p>8377317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5062102">
                <text:p>8550621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75898">
                <text:p>681758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3533301">
                <text:p>12235333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68260306">
                <text:p>17682603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758269">
                <text:p>1247582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8186635">
                <text:p>8681866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08869933">
                <text:p>16088699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10351962">
                <text:p>13103519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40615093">
                <text:p>6406150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2340626">
                <text:p>1482340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1100733">
                <text:p>7411007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4861131">
                <text:p>2748611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3701868">
                <text:p>3537018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2557812">
                <text:p>4325578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6997803">
                <text:p>766997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35219725">
                <text:p>17352197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9978235">
                <text:p>10099782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3441853">
                <text:p>9934418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860170">
                <text:p>918601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617926">
                <text:p>20006179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34005545">
                <text:p>12340055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81606078">
                <text:p>16816060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68545266">
                <text:p>18685452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86900957">
                <text:p>19869009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73657899">
                <text:p>4736578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425356">
                <text:p>464253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34394067">
                <text:p>7343940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72559012">
                <text:p>13725590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9967868">
                <text:p>3299678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7178340">
                <text:p>9671783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62628667">
                <text:p>1062628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25989501">
                <text:p>11259895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79637131">
                <text:p>879637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3827885">
                <text:p>7838278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30566363">
                <text:p>11305663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3545437">
                <text:p>4935454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36311083">
                <text:p>14363110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6684812">
                <text:p>2166848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36851923">
                <text:p>18368519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92829860">
                <text:p>18928298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16179195">
                <text:p>21161791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47035836">
                <text:p>21470358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3558307">
                <text:p>10635583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18063444">
                <text:p>17180634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7172300">
                <text:p>4271723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7010835">
                <text:p>4470108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13303141">
                <text:p>10133031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40562147">
                <text:p>10405621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68658964">
                <text:p>17686589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2552332">
                <text:p>382552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38485459">
                <text:p>21384854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38776485">
                <text:p>12387764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2416034">
                <text:p>2624160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2354093">
                <text:p>16423540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37913306">
                <text:p>14379133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75442997">
                <text:p>13754429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56463507">
                <text:p>15564635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3845860">
                <text:p>98384586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20763067">
                <text:p>20207630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0973948">
                <text:p>5109739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2035683">
                <text:p>1520356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05666708">
                <text:p>1905666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9235084">
                <text:p>9692350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0586707">
                <text:p>12705867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3388837">
                <text:p>1733888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873122">
                <text:p>108731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8451373">
                <text:p>2084513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6396122">
                <text:p>8963961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1831733">
                <text:p>1131831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5782547">
                <text:p>2857825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73830501">
                <text:p>13738305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5047011">
                <text:p>2250470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6409748">
                <text:p>6464097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8859403">
                <text:p>888594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58850860">
                <text:p>9588508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9109428">
                <text:p>6891094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2842731">
                <text:p>4828427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44557773">
                <text:p>19445577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6335547">
                <text:p>17763355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3863933">
                <text:p>5538639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96991499">
                <text:p>15969914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85490989">
                <text:p>13854909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1856858">
                <text:p>7818568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5770293">
                <text:p>2157702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8916627">
                <text:p>14989166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1075300">
                <text:p>1610753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3170620">
                <text:p>13631706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53053476">
                <text:p>14530534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5726076">
                <text:p>2857260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4722404">
                <text:p>4247224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798076">
                <text:p>737980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26198435">
                <text:p>12261984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4010837">
                <text:p>14640108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09982322">
                <text:p>19099823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7315550">
                <text:p>4873155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57299025">
                <text:p>19572990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0193111">
                <text:p>1170193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0368193">
                <text:p>7803681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5581414">
                <text:p>9655814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40380810">
                <text:p>21403808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81686021">
                <text:p>8816860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9783747">
                <text:p>8597837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15452085">
                <text:p>21154520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3916307">
                <text:p>6639163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6336741">
                <text:p>1163367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61486307">
                <text:p>10614863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53697812">
                <text:p>12536978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7055755">
                <text:p>19370557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3970605">
                <text:p>2439706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67674202">
                <text:p>867674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86343094">
                <text:p>15863430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8890937">
                <text:p>6588909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54289071">
                <text:p>1554289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5322025">
                <text:p>945322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43246271">
                <text:p>943246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5787161">
                <text:p>415787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3024335">
                <text:p>2230243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1032584">
                <text:p>10110325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34016312">
                <text:p>15340163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70961543">
                <text:p>16709615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06988304">
                <text:p>12069883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886320">
                <text:p>7218863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08252687">
                <text:p>16082526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73716681">
                <text:p>16737166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7952414">
                <text:p>2679524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3012241">
                <text:p>2030122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2701463">
                <text:p>18227014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9249920">
                <text:p>2892499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67910015">
                <text:p>16679100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59564760">
                <text:p>145956476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9210215">
                <text:p>1992102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9076272">
                <text:p>1990762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379920">
                <text:p>953799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7514032">
                <text:p>10275140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12322255">
                <text:p>15123222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31165704">
                <text:p>21311657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2222135">
                <text:p>6222221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89540832">
                <text:p>15895408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182304">
                <text:p>7161823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0136287">
                <text:p>2301362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2525560">
                <text:p>2825255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0741191">
                <text:p>3207411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13240657">
                <text:p>5132406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41391831">
                <text:p>17413918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65348673">
                <text:p>16653486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60762726">
                <text:p>13607627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85768329">
                <text:p>17857683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6841055">
                <text:p>1768410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242553">
                <text:p>502425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5514606">
                <text:p>4655146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21053377">
                <text:p>6210533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73577959">
                <text:p>12735779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55237296">
                <text:p>10552372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53268688">
                <text:p>14532686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5310511">
                <text:p>17553105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0885800">
                <text:p>15208858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778455">
                <text:p>29778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2803200">
                <text:p>1228032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1596671">
                <text:p>2215966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38603865">
                <text:p>6386038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39369998">
                <text:p>20393699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52534306">
                <text:p>18525343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26152238">
                <text:p>13261522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5365122">
                <text:p>20553651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643726">
                <text:p>996437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22341089">
                <text:p>18223410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74895047">
                <text:p>6748950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99909840">
                <text:p>20999098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8409648">
                <text:p>14384096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27528399">
                <text:p>11275283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74092041">
                <text:p>9740920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97084382">
                <text:p>12970843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0697425">
                <text:p>9906974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10899030">
                <text:p>121089903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24948762">
                <text:p>20249487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40473077">
                <text:p>2140473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4933843">
                <text:p>2849338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42047908">
                <text:p>21420479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83314684">
                <text:p>9833146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83222627">
                <text:p>16832226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20596884">
                <text:p>11205968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40236428">
                <text:p>4402364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72478035">
                <text:p>9724780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87772965">
                <text:p>2087772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64898082">
                <text:p>14648980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89523502">
                <text:p>17895235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3007873">
                <text:p>10130078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2960167">
                <text:p>3729601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84241905">
                <text:p>19842419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0127542">
                <text:p>8801275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36230970">
                <text:p>4362309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4738518">
                <text:p>2247385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04018842">
                <text:p>19040188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90838645">
                <text:p>11908386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24990802">
                <text:p>20249908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9555710">
                <text:p>6995557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07328818">
                <text:p>21073288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5121310">
                <text:p>15751213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2928273">
                <text:p>10329282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7673879">
                <text:p>1676738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96338177">
                <text:p>5963381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9555622">
                <text:p>3495556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13561673">
                <text:p>16135616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7531167">
                <text:p>7075311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9364792">
                <text:p>859364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16526343">
                <text:p>15165263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22312337">
                <text:p>1922312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59447447">
                <text:p>15594474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42801537">
                <text:p>17428015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5957286">
                <text:p>1735957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1264074">
                <text:p>5212640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99491525">
                <text:p>1299491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5360515">
                <text:p>6453605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81753205">
                <text:p>17817532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4128723">
                <text:p>14141287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59915044">
                <text:p>10599150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5284347">
                <text:p>6152843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50254908">
                <text:p>9502549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348579">
                <text:p>983485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29641940">
                <text:p>15296419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65335371">
                <text:p>11653353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40710637">
                <text:p>7407106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0968602">
                <text:p>1609686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17380981">
                <text:p>17173809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41918547">
                <text:p>18419185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8233508">
                <text:p>11482335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72508028">
                <text:p>10725080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12168931">
                <text:p>18121689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10127381">
                <text:p>15101273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49140403">
                <text:p>17491404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99095748">
                <text:p>8990957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07289308">
                <text:p>14072893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73984131">
                <text:p>20739841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44199028">
                <text:p>16441990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3481132">
                <text:p>2334811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4760627">
                <text:p>664760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21921093">
                <text:p>14219210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9775107">
                <text:p>10297751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9504116">
                <text:p>8595041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10661164">
                <text:p>17106611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71103924">
                <text:p>571103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9227755">
                <text:p>14392277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92550860">
                <text:p>199255086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2297108">
                <text:p>9422971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3073804">
                <text:p>16430738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49194195">
                <text:p>6491941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89903525">
                <text:p>17899035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57603491">
                <text:p>9576034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99415125">
                <text:p>11994151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1002098">
                <text:p>1410020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47797341">
                <text:p>11477973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4300202">
                <text:p>184300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62074598">
                <text:p>8620745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63079178">
                <text:p>19630791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80460421">
                <text:p>16804604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40840898">
                <text:p>19408408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83843213">
                <text:p>15838432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93063930">
                <text:p>159306393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46831893">
                <text:p>19468318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42764723">
                <text:p>13427647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88526277">
                <text:p>20885262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40910978">
                <text:p>12409109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77101517">
                <text:p>17771015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42619835">
                <text:p>5426198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95997437">
                <text:p>15959974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58160139">
                <text:p>18581601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90246957">
                <text:p>13902469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58516059">
                <text:p>12585160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12954460">
                <text:p>13129544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31126019">
                <text:p>14311260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18143733">
                <text:p>11181437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316882">
                <text:p>123168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51405566">
                <text:p>8514055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89801137">
                <text:p>8898011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59068534">
                <text:p>19590685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5559802">
                <text:p>8455598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24293397">
                <text:p>14242933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8899122">
                <text:p>988991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99902">
                <text:p>451999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13025169">
                <text:p>16130251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0443031">
                <text:p>2804430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26898305">
                <text:p>18268983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06096678">
                <text:p>21060966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3897161">
                <text:p>1938971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96890910">
                <text:p>10968909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45889938">
                <text:p>1445889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7227198">
                <text:p>1472271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6354290">
                <text:p>54635429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83956829">
                <text:p>20839568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51609770">
                <text:p>17516097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99557606">
                <text:p>15995576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378378">
                <text:p>156437837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65096581">
                <text:p>8650965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3939907">
                <text:p>12139399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93360949">
                <text:p>15933609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96379283">
                <text:p>4963792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0120549">
                <text:p>1820120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8984931">
                <text:p>20089849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4337812">
                <text:p>1243378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4016779">
                <text:p>2440167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3720620">
                <text:p>16437206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2812468">
                <text:p>7828124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44322028">
                <text:p>12443220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24560372">
                <text:p>11245603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2586155">
                <text:p>4825861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27252237">
                <text:p>19272522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2484474">
                <text:p>8324844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0587797">
                <text:p>7105877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92537650">
                <text:p>6925376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8911390">
                <text:p>1189113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83939090">
                <text:p>138393909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68894141">
                <text:p>4688941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86323274">
                <text:p>15863232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5776197">
                <text:p>3257761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84724226">
                <text:p>13847242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79773005">
                <text:p>7797730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99674939">
                <text:p>16996749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9214077">
                <text:p>6092140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6442122">
                <text:p>20064421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37019909">
                <text:p>3370199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79230786">
                <text:p>13792307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93323790">
                <text:p>79332379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14451746">
                <text:p>18144517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22693422">
                <text:p>12226934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7315841">
                <text:p>5373158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8599846">
                <text:p>4985998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86417226">
                <text:p>4864172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91553094">
                <text:p>18915530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32409513">
                <text:p>21324095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2083518">
                <text:p>520835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41842289">
                <text:p>13418422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17563574">
                <text:p>161756357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5488185">
                <text:p>13954881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01005486">
                <text:p>13010054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0699266">
                <text:p>3206992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56090829">
                <text:p>19560908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1395770">
                <text:p>19139577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5685333">
                <text:p>2005685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02569074">
                <text:p>5025690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25239133">
                <text:p>6252391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56618666">
                <text:p>7566186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39239653">
                <text:p>12392396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4429667">
                <text:p>1604429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44728981">
                <text:p>18447289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38557490">
                <text:p>113855749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6430750">
                <text:p>165643075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01086225">
                <text:p>18010862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74165014">
                <text:p>20741650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89332313">
                <text:p>3893323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5509134">
                <text:p>1255091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3072802">
                <text:p>6030728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69248301">
                <text:p>18692483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7908314">
                <text:p>9179083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09989813">
                <text:p>19099898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3216787">
                <text:p>61321678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0512356">
                <text:p>5605123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67887164">
                <text:p>16678871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75508003">
                <text:p>10755080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93141204">
                <text:p>6931412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72908876">
                <text:p>16729088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23559316">
                <text:p>17235593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4496139">
                <text:p>4544961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7272236">
                <text:p>1172722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51965235">
                <text:p>17519652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31406916">
                <text:p>11314069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35817820">
                <text:p>17358178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24742659">
                <text:p>3247426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93920244">
                <text:p>11939202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0333996">
                <text:p>13033399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149812">
                <text:p>90149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71918443">
                <text:p>11719184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60735692">
                <text:p>18607356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7893268">
                <text:p>17278932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0783371">
                <text:p>28078337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04541740">
                <text:p>11045417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84370868">
                <text:p>11843708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95245163">
                <text:p>6952451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6925772">
                <text:p>5269257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66369299">
                <text:p>1966369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42949220">
                <text:p>11429492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6309179">
                <text:p>3063091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20067196">
                <text:p>6200671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78703076">
                <text:p>18787030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10521787">
                <text:p>9105217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1198461">
                <text:p>1711984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51929354">
                <text:p>18519293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96142213">
                <text:p>18961422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52321218">
                <text:p>19523212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60053133">
                <text:p>12600531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76753402">
                <text:p>13767534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105603862">
                <text:p>21056038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1073241">
                <text:p>5010732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54577678">
                <text:p>12545776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92578082">
                <text:p>16925780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91422766">
                <text:p>15914227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3592321">
                <text:p>1335923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5726886">
                <text:p>11657268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78452297">
                <text:p>8784522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7675678">
                <text:p>1976756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16689">
                <text:p>1779166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8554007">
                <text:p>948554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6076544">
                <text:p>15760765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55160576">
                <text:p>20551605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806400">
                <text:p>9568064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87608576">
                <text:p>6876085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7826943">
                <text:p>10278269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8966489">
                <text:p>3289664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16870671">
                <text:p>13168706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78891209">
                <text:p>6788912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3927838">
                <text:p>5439278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04767378">
                <text:p>21047673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74672190">
                <text:p>147467219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06715761">
                <text:p>7067157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738038">
                <text:p>397380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790137">
                <text:p>97901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34075311">
                <text:p>13340753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74466857">
                <text:p>20744668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7440318">
                <text:p>11674403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8816498">
                <text:p>17588164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16467165">
                <text:p>3164671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94129707">
                <text:p>16941297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99780365">
                <text:p>18997803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21716091">
                <text:p>8217160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5001148">
                <text:p>1150011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9011236">
                <text:p>890112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63224444">
                <text:p>13632244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0189795">
                <text:p>2101897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9283604">
                <text:p>492836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28327947">
                <text:p>15283279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55891500">
                <text:p>5558915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14571700">
                <text:p>13145717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94791276">
                <text:p>6947912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88381555">
                <text:p>14883815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39262981">
                <text:p>13392629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6806978">
                <text:p>12168069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88099341">
                <text:p>3880993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77785210">
                <text:p>8777852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70846357">
                <text:p>18708463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6631730">
                <text:p>200663173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76277918">
                <text:p>13762779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56595217">
                <text:p>5565952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7041431">
                <text:p>2570414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05714688">
                <text:p>15057146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99453184">
                <text:p>5994531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3870719">
                <text:p>11638707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94108249">
                <text:p>18941082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27226638">
                <text:p>21272266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0332962">
                <text:p>9903329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27820334">
                <text:p>15278203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4374401">
                <text:p>6143744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89178023">
                <text:p>6891780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35718896">
                <text:p>16357188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89307023">
                <text:p>15893070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81521737">
                <text:p>10815217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34237087">
                <text:p>83423708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983416">
                <text:p>1019834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3321608">
                <text:p>3433216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65187128">
                <text:p>20651871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69341320">
                <text:p>19693413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01582264">
                <text:p>17015822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3370631">
                <text:p>4533706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28212113">
                <text:p>5282121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11066006">
                <text:p>21110660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09014233">
                <text:p>21090142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84603790">
                <text:p>198460379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19877794">
                <text:p>5198777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22603694">
                <text:p>16226036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439105">
                <text:p>2054391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08815398">
                <text:p>18088153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81873098">
                <text:p>9818730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76806854">
                <text:p>10768068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8093481">
                <text:p>10480934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6254271">
                <text:p>16462542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6211865">
                <text:p>4162118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18573518">
                <text:p>9185735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171553">
                <text:p>2051715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07036230">
                <text:p>160703623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56076713">
                <text:p>5560767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2479295">
                <text:p>1324792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86451737">
                <text:p>17864517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25461070">
                <text:p>92546107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1025">
                <text:p>1410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2723526">
                <text:p>2227235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0303017">
                <text:p>2503030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69823935">
                <text:p>20698239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43261592">
                <text:p>4432615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6801831">
                <text:p>2768018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58792049">
                <text:p>7587920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60065719">
                <text:p>12600657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88286304">
                <text:p>15882863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06166688">
                <text:p>11061666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77584479">
                <text:p>5775844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36249593">
                <text:p>8362495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13917039">
                <text:p>17139170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05503848">
                <text:p>16055038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71136215">
                <text:p>5711362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81942592">
                <text:p>19819425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0279615">
                <text:p>8902796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10913688">
                <text:p>14109136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11913000">
                <text:p>711913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90387991">
                <text:p>14903879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01694465">
                <text:p>7016944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46162086">
                <text:p>15461620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94038602">
                <text:p>17940386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36365894">
                <text:p>17363658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46287785">
                <text:p>9462877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42389054">
                <text:p>21423890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74504561">
                <text:p>2745045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03280823">
                <text:p>8032808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58580833">
                <text:p>1658580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20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51cm" svg:height="13.303cm" xlink:href=".." xlink:type="simple" chart:class="chart:bar" chart:style-name="ch1">
        <chart:title svg:x="10.961cm" svg:y="0.402cm" chart:style-name="ch2">
          <text:p>RANDU</text:p>
        </chart:title>
        <chart:plot-area chart:style-name="ch3" table:cell-range-address="q6.C2:q6.C1002" chart:data-source-has-labels="row" svg:x="1.484cm" svg:y="1.447cm" svg:width="21.694cm" svg:height="10.609cm">
          <chartooo:coordinate-region svg:x="3.587cm" svg:y="1.447cm" svg:width="19.591cm" svg:height="9.685cm"/>
          <chart:axis chart:dimension="x" chart:name="primary-x" chart:style-name="ch4">
            <chart:title svg:x="11.017cm" svg:y="12.322cm" chart:style-name="ch5">
              <text:p>ordre des valeurs</text:p>
            </chart:title>
          </chart:axis>
          <chart:axis chart:dimension="y" chart:name="primary-y" chart:style-name="ch6">
            <chart:title svg:x="0.451cm" svg:y="8.078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C3:q6.C1002" chart:label-cell-address="q6.C2:q6.C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U</text:p>
                <draw:g>
                  <svg:desc>q6.C2:q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695">
                <text:p>327695</text:p>
                <draw:g>
                  <svg:desc>q6.C3:q6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6125">
                <text:p>1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47495">
                <text:p>8847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89845">
                <text:p>35389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711615">
                <text:p>13271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7761085">
                <text:p>477761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2161975">
                <text:p>167216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8154789">
                <text:p>1438154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21902">
                <text:p>21921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974665">
                <text:p>72974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485338">
                <text:p>240485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6074509">
                <text:p>786074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529831">
                <text:p>404529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959348">
                <text:p>1794959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471132">
                <text:p>686471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9094548">
                <text:p>849094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3810747">
                <text:p>106381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8431665">
                <text:p>88843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260563">
                <text:p>51260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1612985">
                <text:p>901612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3365547">
                <text:p>653365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643713">
                <text:p>100643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6023298">
                <text:p>1166023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95313541">
                <text:p>1795313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606030">
                <text:p>277606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134314">
                <text:p>540134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2351614">
                <text:p>74235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0384505">
                <text:p>1740384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3593323">
                <text:p>1613593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550336">
                <text:p>460550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798463">
                <text:p>1125798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288573">
                <text:p>462288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1479863">
                <text:p>1231479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0798372">
                <text:p>1080798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3856876">
                <text:p>1843856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5955908">
                <text:p>133595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58156">
                <text:p>10958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7047652">
                <text:p>927047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8695212">
                <text:p>1168695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6226051">
                <text:p>816226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1484809">
                <text:p>821484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7841691">
                <text:p>1877841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6203216">
                <text:p>1726203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6513135">
                <text:p>2046513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8151628">
                <text:p>1038151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5127907">
                <text:p>695127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9788201">
                <text:p>1269788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62578043">
                <text:p>1362578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341745">
                <text:p>1042341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3299026">
                <text:p>433299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8587509">
                <text:p>1808587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9317343">
                <text:p>509317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1002012">
                <text:p>1811002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7123155">
                <text:p>198712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6106233">
                <text:p>2066106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4979946">
                <text:p>954979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59933">
                <text:p>1975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609142">
                <text:p>113609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3749921">
                <text:p>503749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9951714">
                <text:p>1999951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3444518">
                <text:p>1023444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6003570">
                <text:p>10260035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9988054">
                <text:p>1239988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379841">
                <text:p>3533798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7739267">
                <text:p>1697739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3566088">
                <text:p>563566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6579479">
                <text:p>986579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7316548">
                <text:p>847316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9585739">
                <text:p>499585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4050913">
                <text:p>1814050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3066531">
                <text:p>2093066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6908265">
                <text:p>526908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3719995">
                <text:p>1503719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2661936">
                <text:p>213266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9909776">
                <text:p>1409909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9471">
                <text:p>2919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3165196">
                <text:p>21316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2650403">
                <text:p>1252650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2382824">
                <text:p>1302382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5345079">
                <text:p>835345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494116">
                <text:p>1880494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17309804">
                <text:p>1617309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9346372">
                <text:p>13693463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740939">
                <text:p>102740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7164640">
                <text:p>11771646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3286559">
                <text:p>1843286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5172060">
                <text:p>465172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3773332">
                <text:p>1233773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8607803">
                <text:p>1068607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50072241">
                <text:p>1750072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2963219">
                <text:p>882963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547384">
                <text:p>284547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000744">
                <text:p>203000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4561655">
                <text:p>804561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2814053">
                <text:p>852814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13070">
                <text:p>233130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4421001">
                <text:p>1054421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1675546">
                <text:p>1821675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198733">
                <text:p>1440198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5981542">
                <text:p>835981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969713">
                <text:p>6439697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4886162">
                <text:p>634886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007670">
                <text:p>161007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4521505">
                <text:p>16945215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059874">
                <text:p>128059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9985702">
                <text:p>5499857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7375346">
                <text:p>2147375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1929813">
                <text:p>14919298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2553471">
                <text:p>362553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2854397">
                <text:p>1632854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694198">
                <text:p>91694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795618">
                <text:p>886795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558630">
                <text:p>2005586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2125810">
                <text:p>18121258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7792598">
                <text:p>477792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90008833">
                <text:p>1590008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4886786">
                <text:p>9448867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96593926">
                <text:p>2096593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28098833">
                <text:p>192809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9116722">
                <text:p>12891167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9163542">
                <text:p>1119163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5381697">
                <text:p>15553816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7236419">
                <text:p>1407236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7434184">
                <text:p>887434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9346391">
                <text:p>1249346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6588805">
                <text:p>1656588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2898958">
                <text:p>842898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5447210">
                <text:p>8854472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1559934">
                <text:p>20215599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2851065">
                <text:p>20128510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5452395">
                <text:p>325452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6923969">
                <text:p>1016923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4988610">
                <text:p>10249886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92517701">
                <text:p>1292517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7626831">
                <text:p>677626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3036269">
                <text:p>1023036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576135">
                <text:p>39576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7548628">
                <text:p>1767548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9106427">
                <text:p>1659106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9086321">
                <text:p>4890863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7461971">
                <text:p>887461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2994937">
                <text:p>922994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5779179">
                <text:p>1845779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0236992">
                <text:p>620236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1729344">
                <text:p>2141729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5792191">
                <text:p>8257921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1509053">
                <text:p>711509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1891895">
                <text:p>1131891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769893">
                <text:p>387769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9526895">
                <text:p>7295268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7232333">
                <text:p>88723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5135590">
                <text:p>9051355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0624305">
                <text:p>1740624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976339">
                <text:p>149976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624824">
                <text:p>266624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896359">
                <text:p>249896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7172853">
                <text:p>1247172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9002591">
                <text:p>939002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1910812">
                <text:p>851910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5343315">
                <text:p>955343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2280697">
                <text:p>2122806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65528939">
                <text:p>1265528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87680065">
                <text:p>1387680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1287235">
                <text:p>1231287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41053768">
                <text:p>1341053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9639255">
                <text:p>12596392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0737029">
                <text:p>19307370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7668879">
                <text:p>247668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89249197">
                <text:p>1289249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1507975">
                <text:p>12115079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08256020">
                <text:p>21082560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5898811">
                <text:p>1745898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957744">
                <text:p>90957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2460815">
                <text:p>2012460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661421">
                <text:p>518661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206726">
                <text:p>32206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7672978">
                <text:p>1967672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8759093">
                <text:p>7787590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5817759">
                <text:p>1995817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1107421">
                <text:p>671107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6670230">
                <text:p>1096670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9989057">
                <text:p>5399890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9771330">
                <text:p>19597713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6209990">
                <text:p>4562099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703505">
                <text:p>1317035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9232882">
                <text:p>9792328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5032917">
                <text:p>3950329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46970622">
                <text:p>2146970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6527353">
                <text:p>736527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748523">
                <text:p>128748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6195904">
                <text:p>586195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889536">
                <text:p>210889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4541376">
                <text:p>284541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6726079">
                <text:p>19567260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9483964">
                <text:p>589483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8689076">
                <text:p>958689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6778780">
                <text:p>4467787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4921939">
                <text:p>4949219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95940729">
                <text:p>1095940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1346923">
                <text:p>2121346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7131328">
                <text:p>71713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2985664">
                <text:p>2429856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6182975">
                <text:p>14461829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710397">
                <text:p>477103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517495">
                <text:p>155517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3711397">
                <text:p>5037113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2610927">
                <text:p>1622610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7295693">
                <text:p>907295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7694054">
                <text:p>1577694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0437553">
                <text:p>1300437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764243">
                <text:p>45764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55549369">
                <text:p>1455549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78967082">
                <text:p>1878967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1276286">
                <text:p>321276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339513">
                <text:p>493395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99452266">
                <text:p>16994522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2657853">
                <text:p>11626578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0745782">
                <text:p>2707457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97906722">
                <text:p>1897906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0793702">
                <text:p>3607937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5987249">
                <text:p>115987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43681938">
                <text:p>17436819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8206261">
                <text:p>8282062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452831">
                <text:p>13452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6795229">
                <text:p>1216795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7244950">
                <text:p>7372449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62181697">
                <text:p>2062181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2852802">
                <text:p>14428528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4834246">
                <text:p>8348342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3264850">
                <text:p>6132648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048182">
                <text:p>4610481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1872738">
                <text:p>15418727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6835494">
                <text:p>806835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1576561">
                <text:p>1701576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0390739">
                <text:p>8003907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5573624">
                <text:p>225573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2310504">
                <text:p>5923105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3700408">
                <text:p>152370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3924263">
                <text:p>16639242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5143668">
                <text:p>5651436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00379995">
                <text:p>1300379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8437777">
                <text:p>5684377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7141299">
                <text:p>2971412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1875097">
                <text:p>9618750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9495242">
                <text:p>949495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4997341">
                <text:p>1334997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1944983">
                <text:p>1611944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1661125">
                <text:p>1951661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7429199">
                <text:p>1497429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59661">
                <text:p>9559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2880710">
                <text:p>16128807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1247185">
                <text:p>10012471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1425778">
                <text:p>814257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199061">
                <text:p>67199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7780479">
                <text:p>18177804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1956733">
                <text:p>1711956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4167030">
                <text:p>3541670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49711586">
                <text:p>17497115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8315301">
                <text:p>868315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9840239">
                <text:p>1998402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74138317">
                <text:p>1974138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56333159">
                <text:p>1456333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08172340">
                <text:p>17081723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6937371">
                <text:p>1436937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37942224">
                <text:p>1837942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2635120">
                <text:p>242635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94199888">
                <text:p>20941998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1548656">
                <text:p>1791548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1427536">
                <text:p>491427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57012847">
                <text:p>1857012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6712781">
                <text:p>2767127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27030247">
                <text:p>21270302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81831861">
                <text:p>16818318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5137182">
                <text:p>1685137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16721754">
                <text:p>14167217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24030478">
                <text:p>1924030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1170729">
                <text:p>9411707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15586426">
                <text:p>12155864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0400110">
                <text:p>9704001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24573769">
                <text:p>1324573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61259739">
                <text:p>1361259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41361809">
                <text:p>541361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4251442">
                <text:p>1734251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8219541">
                <text:p>1238219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0923326">
                <text:p>4109233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8916794">
                <text:p>20589167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256238">
                <text:p>652562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88639113">
                <text:p>1188639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012059">
                <text:p>102012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1738576">
                <text:p>6517385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4773744">
                <text:p>8447737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0478927">
                <text:p>1350478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9844332">
                <text:p>499844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82108356">
                <text:p>1582108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9083852">
                <text:p>699083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2946147">
                <text:p>6929461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340329">
                <text:p>13340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5977594">
                <text:p>2859775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95737069">
                <text:p>15957370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58107591">
                <text:p>5581075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71913813">
                <text:p>1871913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13547263">
                <text:p>191354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6510204">
                <text:p>1076510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21972211">
                <text:p>21219722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5692249">
                <text:p>8956922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08789130">
                <text:p>13087891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8922654">
                <text:p>19389226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1917401">
                <text:p>200191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3585931">
                <text:p>10035859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89160865">
                <text:p>889160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7659107">
                <text:p>597659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25957800">
                <text:p>2025957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4298360">
                <text:p>3342983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2039144">
                <text:p>952039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6065975">
                <text:p>5560659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10428965">
                <text:p>12104289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496366">
                <text:p>1104963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6470218">
                <text:p>5064702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4354014">
                <text:p>20443540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5441177">
                <text:p>12654411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78297290">
                <text:p>207829729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0747613">
                <text:p>10807476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4646422">
                <text:p>6646464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3535426">
                <text:p>703535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878405">
                <text:p>3868784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4353358">
                <text:p>2843533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1632618">
                <text:p>3716326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18099133">
                <text:p>1818099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1384759">
                <text:p>11213847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2834596">
                <text:p>1102834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9446507">
                <text:p>8194465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33553089">
                <text:p>14335530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6299971">
                <text:p>12262999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8272968">
                <text:p>898272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5323480">
                <text:p>7953234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2451464">
                <text:p>982451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4281111">
                <text:p>884281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8525252">
                <text:p>7585252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7523275">
                <text:p>8875232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5830497">
                <text:p>645830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2240803">
                <text:p>1822408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3421288">
                <text:p>17234212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360375">
                <text:p>110360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3690661">
                <text:p>1836906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900591">
                <text:p>1089005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7671244">
                <text:p>11476712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0889315">
                <text:p>1610889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3712809">
                <text:p>14837128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6723962">
                <text:p>846723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6797549">
                <text:p>3167975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2655047">
                <text:p>722655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4752341">
                <text:p>1484752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7134974">
                <text:p>2571349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4875129">
                <text:p>10648751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27486827">
                <text:p>19274868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1044801">
                <text:p>19810448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1338306">
                <text:p>981338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43462981">
                <text:p>9434629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3634894">
                <text:p>11236348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8060650">
                <text:p>3980606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5584446">
                <text:p>8655844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10960826">
                <text:p>1610960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75504942">
                <text:p>18755049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49349514">
                <text:p>10493495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3970845">
                <text:p>1539708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548502">
                <text:p>69548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8971522">
                <text:p>1178971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41669">
                <text:p>54416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9259023">
                <text:p>1592590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6579117">
                <text:p>9065791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8659846">
                <text:p>1858659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45197842">
                <text:p>8451978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8150326">
                <text:p>1228150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09605025">
                <text:p>19096050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4211682">
                <text:p>4042116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1144870">
                <text:p>2711448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447729">
                <text:p>1364477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5800659">
                <text:p>5258006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26774393">
                <text:p>19267743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5989482">
                <text:p>3859894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87358">
                <text:p>72873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4786106">
                <text:p>864786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28163118">
                <text:p>8281631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0871050">
                <text:p>14808710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31758238">
                <text:p>14317582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5160921">
                <text:p>1705160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0043146">
                <text:p>1640043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6195998">
                <text:p>9361959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94205913">
                <text:p>15942059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9405962">
                <text:p>11394059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8451613">
                <text:p>1078451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957782">
                <text:p>5109577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49551233">
                <text:p>19495512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6170883">
                <text:p>6561708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3449736">
                <text:p>1423449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7611288">
                <text:p>4876112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2038343">
                <text:p>852038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23662932">
                <text:p>7236629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8534267">
                <text:p>968534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5657329">
                <text:p>14456573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04619218">
                <text:p>2104619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4217462">
                <text:p>17642174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3666402">
                <text:p>2336664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6426789">
                <text:p>556426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35497582">
                <text:p>12354975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7595210">
                <text:p>2575952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63511261">
                <text:p>11635112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7677846">
                <text:p>3676778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4334785">
                <text:p>3243347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4326211">
                <text:p>7843262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86944201">
                <text:p>1786944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15245658">
                <text:p>1515245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8845197">
                <text:p>15988451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0762022">
                <text:p>250762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47285362">
                <text:p>21472853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36919382">
                <text:p>2036919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5882626">
                <text:p>14858826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20439557">
                <text:p>13204395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2079119">
                <text:p>9920791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0969644">
                <text:p>5109696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9491204">
                <text:p>5794912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25704075">
                <text:p>10257040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38738080">
                <text:p>9387380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5993567">
                <text:p>6959935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220444">
                <text:p>22220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1765972">
                <text:p>3117659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70611836">
                <text:p>16706118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5326323">
                <text:p>7753263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3804121">
                <text:p>353804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87338762">
                <text:p>15873387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4762653">
                <text:p>20447626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9945175">
                <text:p>1299451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04160004">
                <text:p>170416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5453323">
                <text:p>465453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0116256">
                <text:p>340116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46519391">
                <text:p>21465193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8069916">
                <text:p>12280699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34581331">
                <text:p>9345813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7244153">
                <text:p>9972441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67200235">
                <text:p>18672002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520384">
                <text:p>805203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8123839">
                <text:p>8581238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9026748">
                <text:p>1290267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40914995">
                <text:p>16409149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249112">
                <text:p>94249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29579720">
                <text:p>8295797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81752663">
                <text:p>19817526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265668">
                <text:p>129265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9623691">
                <text:p>1196236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01769249">
                <text:p>17017692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44067683">
                <text:p>5440676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3384745">
                <text:p>8333847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699323">
                <text:p>1036993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11667825">
                <text:p>17116678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6778451">
                <text:p>746778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60562169">
                <text:p>19605621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7399659">
                <text:p>7473996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71723968">
                <text:p>18717239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8714047">
                <text:p>2087140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86572220">
                <text:p>15865722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98490420">
                <text:p>11984904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1727132">
                <text:p>15017271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1432659">
                <text:p>3714326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97888120">
                <text:p>15978881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49401959">
                <text:p>19494019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10320436">
                <text:p>16103204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7174043">
                <text:p>7071740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7513041">
                <text:p>4875130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55479155">
                <text:p>8554791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5257561">
                <text:p>7452575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67200267">
                <text:p>10672002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43367200">
                <text:p>18433672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5335263">
                <text:p>14553352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1575836">
                <text:p>7315758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28790356">
                <text:p>2028790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3592316">
                <text:p>12935923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9858931">
                <text:p>2398589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4175449">
                <text:p>5341754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6322315">
                <text:p>10463223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70354849">
                <text:p>14703548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52711906">
                <text:p>15527119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7979557">
                <text:p>3779795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78306542">
                <text:p>11783065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20474058">
                <text:p>15204740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5569117">
                <text:p>6655691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46500887">
                <text:p>10465008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8883269">
                <text:p>288883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4726223">
                <text:p>9047262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80924268">
                <text:p>6809242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7911363">
                <text:p>2379113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41535177">
                <text:p>17415351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65557850">
                <text:p>18655578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1915918">
                <text:p>19619159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23925801">
                <text:p>14239258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23664251">
                <text:p>16236642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21620593">
                <text:p>12216205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06679891">
                <text:p>13066798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40461305">
                <text:p>11404613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25099754">
                <text:p>15250997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33864894">
                <text:p>10338648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67226170">
                <text:p>10672261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93540270">
                <text:p>13935402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3689737">
                <text:p>9036897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70145050">
                <text:p>147014505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7597133">
                <text:p>6875971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31630055">
                <text:p>1631630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3922484">
                <text:p>14539224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81249820">
                <text:p>4812498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9614803">
                <text:p>5396148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53858553">
                <text:p>10538585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66618091">
                <text:p>14666180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62465216">
                <text:p>14624652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17613888">
                <text:p>20176138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90980031">
                <text:p>10909800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72191548">
                <text:p>12721915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09230771">
                <text:p>21092307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05595160">
                <text:p>12055951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35330375">
                <text:p>11353303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6527572">
                <text:p>2565275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58544764">
                <text:p>20585447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2585844">
                <text:p>14525858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26030427">
                <text:p>9260304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72779024">
                <text:p>1072779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9818416">
                <text:p>2498184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3833872">
                <text:p>433833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4637488">
                <text:p>3546374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0803727">
                <text:p>3708037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80503085">
                <text:p>11805030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98301318">
                <text:p>15983013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12698258">
                <text:p>11126982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81412278">
                <text:p>8814122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16640289">
                <text:p>17166402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582051">
                <text:p>2195820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0115240">
                <text:p>900115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76903800">
                <text:p>12769038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07869287">
                <text:p>1707869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2499637">
                <text:p>9024996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1592478">
                <text:p>7815924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1959897">
                <text:p>8619598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4845195">
                <text:p>2848451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3883040">
                <text:p>3938830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47109600">
                <text:p>19471096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95259295">
                <text:p>1695259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37438428">
                <text:p>12374384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7165971">
                <text:p>7571659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95919032">
                <text:p>19959190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65987623">
                <text:p>8659876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7490804">
                <text:p>1174908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00925275">
                <text:p>15009252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05617937">
                <text:p>15056179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7831090">
                <text:p>196783109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03843222">
                <text:p>4038432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92448706">
                <text:p>18924487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7652293">
                <text:p>1277652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71228111">
                <text:p>13712281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23465325">
                <text:p>10234653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2189894">
                <text:p>2421898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1820497">
                <text:p>8318204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3664755">
                <text:p>6636647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0571353">
                <text:p>7905713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7928970">
                <text:p>9179289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9849758">
                <text:p>5398497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20188761">
                <text:p>14201887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14935563">
                <text:p>15149355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2881825">
                <text:p>6028818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0289122">
                <text:p>7202891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43216422">
                <text:p>10432164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24180081">
                <text:p>19241800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83507">
                <text:p>85835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61233144">
                <text:p>20612331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52663528">
                <text:p>15526635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02301111">
                <text:p>1502301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82220325">
                <text:p>14822203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15062894">
                <text:p>1815062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45296201">
                <text:p>18452962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78596571">
                <text:p>1178596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1331856">
                <text:p>12013318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5523759">
                <text:p>8955237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3541261">
                <text:p>10035412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9017382">
                <text:p>1090173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2102001">
                <text:p>212102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390034">
                <text:p>2913900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86840310">
                <text:p>19868403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8596962">
                <text:p>7085969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02404517">
                <text:p>14024045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36988910">
                <text:p>20369889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47710922">
                <text:p>17477109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3299934">
                <text:p>7432999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15303194">
                <text:p>16153031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4636109">
                <text:p>8546361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27440615">
                <text:p>13274406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2918709">
                <text:p>2729187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7964958">
                <text:p>4279649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1455833">
                <text:p>1114558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11952138">
                <text:p>11119521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73577501">
                <text:p>13735775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1313879">
                <text:p>3813138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3104004">
                <text:p>663104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6733579">
                <text:p>5467335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07367200">
                <text:p>16073672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8568159">
                <text:p>4285681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9940508">
                <text:p>9899405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82464083">
                <text:p>20824640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37770745">
                <text:p>14377707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1865962">
                <text:p>6218659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28611774">
                <text:p>15286117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27393337">
                <text:p>14273933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9239467">
                <text:p>12492394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1347712">
                <text:p>10913477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47316480">
                <text:p>17473164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1769472">
                <text:p>6617694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29670400">
                <text:p>11296704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22097152">
                <text:p>8220971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08000255">
                <text:p>12080002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96545277">
                <text:p>19965452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7269367">
                <text:p>11072693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59610597">
                <text:p>15596105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39722926">
                <text:p>15397229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44227594">
                <text:p>16442275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2826526">
                <text:p>3028265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51296345">
                <text:p>2051296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2339210">
                <text:p>9923392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7204509">
                <text:p>3772045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22043222">
                <text:p>19220432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94902274">
                <text:p>16949022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0959238">
                <text:p>14609592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01569554">
                <text:p>21015695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08267829">
                <text:p>16082678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72833695">
                <text:p>14728336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05042652">
                <text:p>8050426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621715">
                <text:p>1646217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4731833">
                <text:p>1847318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74279210">
                <text:p>17742792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3088637">
                <text:p>3930886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22338935">
                <text:p>14223389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1268581">
                <text:p>7012685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43979310">
                <text:p>21439793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9942154">
                <text:p>1099421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1191965">
                <text:p>6911919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10123223">
                <text:p>10101232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87495300">
                <text:p>19874953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86313612">
                <text:p>6863136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62809507">
                <text:p>12628095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99969000">
                <text:p>1399969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29430199">
                <text:p>13294301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19245605">
                <text:p>18192456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98085486">
                <text:p>10980854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52655178">
                <text:p>9526551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8128990">
                <text:p>1281289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4811930">
                <text:p>78481193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227021">
                <text:p>14082270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85989222">
                <text:p>13859892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4277554">
                <text:p>20842775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762326">
                <text:p>317623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59428801">
                <text:p>7594288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23162691">
                <text:p>2123162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09149641">
                <text:p>16091496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3851866">
                <text:p>12838518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10633485">
                <text:p>18106334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56552231">
                <text:p>14565522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33546613">
                <text:p>1033546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82244191">
                <text:p>16822441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1545629">
                <text:p>7915456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46494294">
                <text:p>3464942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7440514">
                <text:p>13974405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71227142">
                <text:p>9712271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40332818">
                <text:p>18403328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3468981">
                <text:p>1534689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37622174">
                <text:p>15376221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1995738">
                <text:p>14019957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15825805">
                <text:p>1015825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66862246">
                <text:p>20668622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11192050">
                <text:p>11111920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0293974">
                <text:p>9502939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43486337">
                <text:p>21434863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239426">
                <text:p>132394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5346822">
                <text:p>1153468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2926098">
                <text:p>572926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1951541">
                <text:p>2519515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0276126">
                <text:p>6502761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34027353">
                <text:p>16340273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04129803">
                <text:p>18041298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3499937">
                <text:p>4134999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76216930">
                <text:p>12762169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88252966">
                <text:p>17882529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91049073">
                <text:p>13910490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1886802">
                <text:p>8418868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21748213">
                <text:p>11217482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00926175">
                <text:p>13009261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4790429">
                <text:p>20047904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0406999">
                <text:p>3204069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59197317">
                <text:p>10591973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24037262">
                <text:p>13240372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58865834">
                <text:p>5588658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794238">
                <text:p>267942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3423865">
                <text:p>15734238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09394922">
                <text:p>6093949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2907454">
                <text:p>2329074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7857722">
                <text:p>2078577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98462893">
                <text:p>12984628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5025030">
                <text:p>16250250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1402258">
                <text:p>2114022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75573813">
                <text:p>1675573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8306079">
                <text:p>17083060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2123100">
                <text:p>1612123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40369300">
                <text:p>7403693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70526139">
                <text:p>6705261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4734896">
                <text:p>1654734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46124944">
                <text:p>17461249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26586543">
                <text:p>20265865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9296524">
                <text:p>7392965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28820260">
                <text:p>12288202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9252844">
                <text:p>7192528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46069316">
                <text:p>18460693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8173004">
                <text:p>3081730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6799715">
                <text:p>2667997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74659369">
                <text:p>9746593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99275130">
                <text:p>129927513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71134574">
                <text:p>11711345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75782217">
                <text:p>17757822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4416602">
                <text:p>1144166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84263309">
                <text:p>18842633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85830310">
                <text:p>16858303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46481137">
                <text:p>1746481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48799443">
                <text:p>17487994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16917368">
                <text:p>12169173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2178279">
                <text:p>152178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8166069">
                <text:p>6981660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1908254">
                <text:p>6719082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2856665">
                <text:p>20428566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14932874">
                <text:p>19149328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93756317">
                <text:p>16937563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8011094">
                <text:p>15180110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6645122">
                <text:p>3066451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2672774">
                <text:p>10626727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68746897">
                <text:p>1468746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95844531">
                <text:p>13958445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98796056">
                <text:p>15987960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25077319">
                <text:p>13250773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84821">
                <text:p>36848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81314943">
                <text:p>9813149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9758973">
                <text:p>15597589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6719351">
                <text:p>5267193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07387237">
                <text:p>2007387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61398318">
                <text:p>8613983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34224778">
                <text:p>21342247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7796510">
                <text:p>7577965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1141593">
                <text:p>3711415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49066379">
                <text:p>18490663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11672992">
                <text:p>13116729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65793248">
                <text:p>19657932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37186207">
                <text:p>21371862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3363421">
                <text:p>15733634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2922902">
                <text:p>9429229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135681">
                <text:p>871356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26377026">
                <text:p>6263770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6491846">
                <text:p>8264918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69041489">
                <text:p>14690414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75756786">
                <text:p>13757567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75552726">
                <text:p>14755527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6472578">
                <text:p>7664725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56279173">
                <text:p>20562791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44389006">
                <text:p>11443890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44657833">
                <text:p>12446578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3347706">
                <text:p>14633477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73067501">
                <text:p>18730675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5693767">
                <text:p>2156937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6424277">
                <text:p>16164242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14850814">
                <text:p>13148508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31155449">
                <text:p>19311554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00693483">
                <text:p>19006934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6212800">
                <text:p>4662128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23355456">
                <text:p>7233554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4217536">
                <text:p>1442175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7557055">
                <text:p>7975570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39835325">
                <text:p>13398353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0998455">
                <text:p>860998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97407397">
                <text:p>16974073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7974638">
                <text:p>2879746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83501258">
                <text:p>14835012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14268510">
                <text:p>20142685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81583385">
                <text:p>8815833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920074">
                <text:p>459200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1139037">
                <text:p>9311390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8520726">
                <text:p>8785207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85774785">
                <text:p>11857747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55380291">
                <text:p>13553802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55275977">
                <text:p>17552759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80716890">
                <text:p>48071689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9137550">
                <text:p>21191375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45922345">
                <text:p>19459223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93165178">
                <text:p>11931651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3042670">
                <text:p>38304267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9704010">
                <text:p>1497040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5807326">
                <text:p>17458073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37573274">
                <text:p>5375732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75598">
                <text:p>3980755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45261418">
                <text:p>18452614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46437181">
                <text:p>10464371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623031">
                <text:p>4086230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3738149">
                <text:p>16237381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69854319">
                <text:p>17698543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0449869">
                <text:p>3004498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06395878">
                <text:p>9063958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86777266">
                <text:p>5867772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05551637">
                <text:p>18055516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57281598">
                <text:p>12572815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31077562">
                <text:p>20310775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0930990">
                <text:p>87093099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78273417">
                <text:p>19782734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83712411">
                <text:p>18837124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87748305">
                <text:p>20877483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15529074">
                <text:p>20155290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93308757">
                <text:p>18933087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09959934">
                <text:p>18099599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2366202">
                <text:p>2623662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6943341">
                <text:p>3169433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7782343">
                <text:p>16877823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1753044">
                <text:p>831753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7829884">
                <text:p>5378298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169204">
                <text:p>361692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18997211">
                <text:p>18189972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98460304">
                <text:p>19984603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62172336">
                <text:p>20621723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9342223">
                <text:p>8293422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48822317">
                <text:p>14488223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28853895">
                <text:p>12288538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6173460">
                <text:p>77617346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741116">
                <text:p>397411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42820148">
                <text:p>18428201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09316252">
                <text:p>21093162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5483476">
                <text:p>3654834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88923772">
                <text:p>3889237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91674995">
                <text:p>11916749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02186841">
                <text:p>15021868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5529738">
                <text:p>4355297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78333213">
                <text:p>19783332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07715159">
                <text:p>15077151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78710276">
                <text:p>19787102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50243340">
                <text:p>45024334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72936740">
                <text:p>20729367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42979435">
                <text:p>19429794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91315008">
                <text:p>15913150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50944191">
                <text:p>6509441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1182781">
                <text:p>3211827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3566263">
                <text:p>3635662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38236196">
                <text:p>14382361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62287979">
                <text:p>10622879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19471168">
                <text:p>20194711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8686016">
                <text:p>4086860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56744768">
                <text:p>14567447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67327168">
                <text:p>7673271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194688">
                <text:p>831946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674559">
                <text:p>356745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12713277">
                <text:p>16127132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65274039">
                <text:p>7652740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14642980">
                <text:p>8146429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7809644">
                <text:p>1478096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45005636">
                <text:p>21450056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02328779">
                <text:p>8023287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41241953">
                <text:p>5412419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1460003">
                <text:p>3214600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52549737">
                <text:p>13525497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27191099">
                <text:p>92719109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80133553">
                <text:p>19801335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88597778">
                <text:p>13885977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47737398">
                <text:p>12477373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31495329">
                <text:p>14314953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54237154">
                <text:p>16542371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36866725">
                <text:p>13368667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22935022">
                <text:p>17229350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53227722">
                <text:p>4532277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853022">
                <text:p>978530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03035930">
                <text:p>8030359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90054733">
                <text:p>1790054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65455847">
                <text:p>13654558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72177077">
                <text:p>6721770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3894431">
                <text:p>3338944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48740189">
                <text:p>2487401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4874902">
                <text:p>6348749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0522177">
                <text:p>15705221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61709763">
                <text:p>15617097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8009928">
                <text:p>16780099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07573463">
                <text:p>3075734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5671429">
                <text:p>17756714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43416462">
                <text:p>14434164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69324969">
                <text:p>12693249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67587067">
                <text:p>10675870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24048624">
                <text:p>14240486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83426256">
                <text:p>10834262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6570863">
                <text:p>1265708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45941581">
                <text:p>17459415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6577127">
                <text:p>7465771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50890421">
                <text:p>16508904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8664734">
                <text:p>10386647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111327322">
                <text:p>21113273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2497677">
                <text:p>117249767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7876518">
                <text:p>9178765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97165426">
                <text:p>13971654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2103894">
                <text:p>1221038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43036418">
                <text:p>10430364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64316166">
                <text:p>8643161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3536530">
                <text:p>9353653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72308278">
                <text:p>13723082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49569953">
                <text:p>9495699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36514274">
                <text:p>19365142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5406886">
                <text:p>9254068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8714738">
                <text:p>10087147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18593750">
                <text:p>20185937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85646209">
                <text:p>8856462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1369858">
                <text:p>313698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7272325">
                <text:p>8072723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6272398">
                <text:p>2662723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74568874">
                <text:p>7745688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478013">
                <text:p>1034780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133623">
                <text:p>921336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68983268">
                <text:p>1768983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94696875">
                <text:p>1194696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84684545">
                <text:p>19846845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55835395">
                <text:p>11558353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57753353">
                <text:p>19577533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44001563">
                <text:p>134400156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81647440">
                <text:p>118164744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36255984">
                <text:p>14362559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0192591">
                <text:p>1301925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39688044">
                <text:p>7396880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8845764">
                <text:p>11188457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5882188">
                <text:p>558821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3099491">
                <text:p>10030994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20624424">
                <text:p>12206244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43269240">
                <text:p>4432692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3930216">
                <text:p>2639302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89125432">
                <text:p>18891254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69446056">
                <text:p>3694460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6932983">
                <text:p>24693298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4001509">
                <text:p>3040015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49095854">
                <text:p>17490958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16045066">
                <text:p>13160450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4342302">
                <text:p>7443423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11582810">
                <text:p>12115828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70416142">
                <text:p>5704161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8186154">
                <text:p>11081861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15371646">
                <text:p>15153716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66038137">
                <text:p>12660381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00269419">
                <text:p>400269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44691520">
                <text:p>17446915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3207872">
                <text:p>4232078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69409087">
                <text:p>18694090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5067197">
                <text:p>9650671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50623287">
                <text:p>18506232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0651300">
                <text:p>2706513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8220">
                <text:p>6182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62814916">
                <text:p>18628149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33907275">
                <text:p>4339072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70429409">
                <text:p>8704294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7410979">
                <text:p>13174109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601193">
                <text:p>706011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51810235">
                <text:p>14518102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32999728">
                <text:p>16329997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26608015">
                <text:p>10266080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2519596">
                <text:p>525195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12998148">
                <text:p>18129981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15377932">
                <text:p>18153779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17735203">
                <text:p>10177352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05362537">
                <text:p>5053625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15009338">
                <text:p>3150093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36694957">
                <text:p>16366949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42569223">
                <text:p>5425692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10062613">
                <text:p>14100626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29769022">
                <text:p>14297690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2952377">
                <text:p>1829523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14629418">
                <text:p>11146294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46172285">
                <text:p>7461722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87754359">
                <text:p>8877543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58459236">
                <text:p>7584592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55867947">
                <text:p>8558679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6492673">
                <text:p>4564926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78595458">
                <text:p>14785954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68105861">
                <text:p>4681058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8628751">
                <text:p>2386287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13787053">
                <text:p>15137870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2612614">
                <text:p>4926126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8944914">
                <text:p>689449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5123254">
                <text:p>2751232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30235298">
                <text:p>10302352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57818853">
                <text:p>15578188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4729902">
                <text:p>747299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0329738">
                <text:p>14603297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46958365">
                <text:p>16469583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33684310">
                <text:p>10336843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16833282">
                <text:p>21168332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50357253">
                <text:p>12503572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35480334">
                <text:p>13354803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54568489">
                <text:p>10545684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50473339">
                <text:p>7504733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54174576">
                <text:p>14541745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70721871">
                <text:p>19707218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84178157">
                <text:p>8841781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3473991">
                <text:p>4534739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5691476">
                <text:p>1205691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04cm" svg:height="13.45cm" xlink:href=".." xlink:type="simple" chart:class="chart:bar" chart:style-name="ch1">
        <chart:title svg:x="9.659cm" svg:y="0.405cm" chart:style-name="ch2">
          <text:p>Von Neumann in order</text:p>
        </chart:title>
        <chart:plot-area chart:style-name="ch3" table:cell-range-address="q6.E2:q6.E1002" chart:data-source-has-labels="row" svg:x="1.489cm" svg:y="1.453cm" svg:width="21.937cm" svg:height="10.747cm">
          <chartooo:coordinate-region svg:x="2.666cm" svg:y="1.453cm" svg:width="20.76cm" svg:height="9.624cm"/>
          <chart:axis chart:dimension="x" chart:name="primary-x" chart:style-name="ch4">
            <chart:title svg:x="11.143cm" svg:y="12.469cm" chart:style-name="ch5">
              <text:p>ordre des valeurs</text:p>
            </chart:title>
          </chart:axis>
          <chart:axis chart:dimension="y" chart:name="primary-y" chart:style-name="ch6">
            <chart:title svg:x="0.451cm" svg:y="8.153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E3:q6.E1002" chart:label-cell-address="q6.E2:q6.E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 order</text:p>
                <draw:g>
                  <svg:desc>q6.E2:q6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q6.E3:q6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04">
                <text:p>9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37">
                <text:p>89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87">
                <text:p>91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302">
                <text:p>93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201">
                <text:p>92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0">
                <text:p>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2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74cm" svg:height="15.566cm" xlink:href=".." xlink:type="simple" chart:class="chart:bar" chart:style-name="ch1">
        <chart:title svg:x="12.537cm" svg:y="0.447cm" chart:style-name="ch2">
          <text:p>RAND_Java</text:p>
        </chart:title>
        <chart:plot-area chart:style-name="ch3" table:cell-range-address="q6.D2:q6.D1002" chart:data-source-has-labels="row" svg:x="1.564cm" svg:y="1.537cm" svg:width="25.557cm" svg:height="12.737cm">
          <chartooo:coordinate-region svg:x="3.667cm" svg:y="1.537cm" svg:width="23.454cm" svg:height="11.813cm"/>
          <chart:axis chart:dimension="x" chart:name="primary-x" chart:style-name="ch4">
            <chart:title svg:x="13.028cm" svg:y="14.585cm" chart:style-name="ch5">
              <text:p>ordre des valeurs</text:p>
            </chart:title>
          </chart:axis>
          <chart:axis chart:dimension="y" chart:name="primary-y" chart:style-name="ch6">
            <chart:title svg:x="0.451cm" svg:y="9.232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D3:q6.D1002" chart:label-cell-address="q6.D2:q6.D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q6.D2:q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9299557">
                <text:p>1439299557</text:p>
                <draw:g>
                  <svg:desc>q6.D3:q6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5689945">
                <text:p>181568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285685">
                <text:p>212285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8349402">
                <text:p>1308349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964069">
                <text:p>495964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8019495">
                <text:p>135801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55982">
                <text:p>162655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7051652">
                <text:p>93705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116441">
                <text:p>448116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2092569">
                <text:p>862092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6619489">
                <text:p>616619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4278157">
                <text:p>1904278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8353475">
                <text:p>142835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768251">
                <text:p>78976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9883427">
                <text:p>2109883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831935">
                <text:p>1034831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4164961">
                <text:p>2004164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6078157">
                <text:p>2106078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070789">
                <text:p>11507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688974">
                <text:p>102688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2562864">
                <text:p>1482562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984287">
                <text:p>1068984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8671651">
                <text:p>38867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716553">
                <text:p>288716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414545">
                <text:p>151414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835718">
                <text:p>1650835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708697">
                <text:p>107708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590748">
                <text:p>1864590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5613641">
                <text:p>1265613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97912">
                <text:p>291097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0260693">
                <text:p>2110260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9030399">
                <text:p>1039030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8503331">
                <text:p>818503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7486409">
                <text:p>1657486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8506696">
                <text:p>1748506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1861503">
                <text:p>1311861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8323248">
                <text:p>568323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6497795">
                <text:p>1126497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324919">
                <text:p>120324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1420775">
                <text:p>2091420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5216559">
                <text:p>225216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4064859">
                <text:p>1754064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3538158">
                <text:p>363538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6234955">
                <text:p>1326234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5732487">
                <text:p>1025732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7325398">
                <text:p>1197325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478867">
                <text:p>14404788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009008">
                <text:p>137009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5275376">
                <text:p>1495275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2912120">
                <text:p>812912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1538072">
                <text:p>371538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975451">
                <text:p>2080975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7086514">
                <text:p>567086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454116">
                <text:p>360454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4095946">
                <text:p>1894095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7777781">
                <text:p>537777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3483526">
                <text:p>2093483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3767701">
                <text:p>1173767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3908359">
                <text:p>993908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5126359">
                <text:p>485126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109081">
                <text:p>900109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190199">
                <text:p>185190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332300">
                <text:p>230332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2344888">
                <text:p>1802344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068206">
                <text:p>101068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2908195">
                <text:p>202908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6832108">
                <text:p>1206832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2356336">
                <text:p>782356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1153762">
                <text:p>421153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0722294">
                <text:p>670722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2173853">
                <text:p>862173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8108200">
                <text:p>5981082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6709899">
                <text:p>806709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88117453">
                <text:p>1988117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3392557">
                <text:p>2043392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91681">
                <text:p>4969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6596794">
                <text:p>846596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23093022">
                <text:p>1423093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9403666">
                <text:p>1329403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0107805">
                <text:p>1510107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5420000">
                <text:p>14354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1494326">
                <text:p>291494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9019678">
                <text:p>1049019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411693">
                <text:p>197411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3188877">
                <text:p>1773188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9371467">
                <text:p>1989371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7123857">
                <text:p>1217123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8368024">
                <text:p>1238368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512979">
                <text:p>1800512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2106813">
                <text:p>1182106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799625">
                <text:p>119799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2452389">
                <text:p>1042452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1921865">
                <text:p>1601921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0024302">
                <text:p>1040024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646228">
                <text:p>425646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3561734">
                <text:p>2063561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97484">
                <text:p>317197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6850746">
                <text:p>1896850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8317606">
                <text:p>358317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8613921">
                <text:p>1448613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049631">
                <text:p>445049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6830229">
                <text:p>1566830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3971494">
                <text:p>18839714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2428">
                <text:p>322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2390931">
                <text:p>16923909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1151936">
                <text:p>1251151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2004066">
                <text:p>1322004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2308099">
                <text:p>372308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3543873">
                <text:p>973543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8351528">
                <text:p>568351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5696675">
                <text:p>16056966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5276153">
                <text:p>1415276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6403156">
                <text:p>1236403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327003">
                <text:p>78327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8110876">
                <text:p>348110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1337081">
                <text:p>15413370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2661413">
                <text:p>882661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2019623">
                <text:p>1382019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1780988">
                <text:p>6117809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6277032">
                <text:p>1336277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010846">
                <text:p>301010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121489">
                <text:p>99121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9190179">
                <text:p>14491901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4400378">
                <text:p>674400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187967">
                <text:p>116187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5590895">
                <text:p>815590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3248624">
                <text:p>383248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645597">
                <text:p>1141645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0288447">
                <text:p>2090288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5391203">
                <text:p>825391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1486649">
                <text:p>241486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9703685">
                <text:p>14697036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8605770">
                <text:p>19686057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082676">
                <text:p>960826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9166292">
                <text:p>1709166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0131093">
                <text:p>8901310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7593193">
                <text:p>2087593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46011786">
                <text:p>1746011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4545234">
                <text:p>4745452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1700967">
                <text:p>1911700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5411200">
                <text:p>675411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1603718">
                <text:p>11716037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12739404">
                <text:p>13127394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824632">
                <text:p>51482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3506032">
                <text:p>1403506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6702908">
                <text:p>326702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8648277">
                <text:p>1818648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213683">
                <text:p>1652136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5214685">
                <text:p>1925214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295502">
                <text:p>193295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0142351">
                <text:p>320142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766616">
                <text:p>57766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568266">
                <text:p>115568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50530342">
                <text:p>1850530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1706841">
                <text:p>6917068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1397833">
                <text:p>7513978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34723679">
                <text:p>21347236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7241551">
                <text:p>19772415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3520166">
                <text:p>4035201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2498481">
                <text:p>17824984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2075917">
                <text:p>9220759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8349936">
                <text:p>278349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6721001">
                <text:p>996721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3406353">
                <text:p>1643406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8355656">
                <text:p>1848355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60073767">
                <text:p>13600737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457324">
                <text:p>425457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9959593">
                <text:p>4699595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6060595">
                <text:p>586060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3968894">
                <text:p>1373968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6166336">
                <text:p>756166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3703231">
                <text:p>643703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9721562">
                <text:p>6497215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74883917">
                <text:p>1674883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5503759">
                <text:p>5255037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3172879">
                <text:p>1263172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7614552">
                <text:p>17776145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174060">
                <text:p>831740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7423117">
                <text:p>407423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3650895">
                <text:p>963650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3865497">
                <text:p>833865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1983122">
                <text:p>1081983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4849485">
                <text:p>1884849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92314461">
                <text:p>1592314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4740154">
                <text:p>514740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6886415">
                <text:p>1316886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8184624">
                <text:p>528184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7840519">
                <text:p>1707840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6978061">
                <text:p>1926978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5536290">
                <text:p>325536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2620472">
                <text:p>1832620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31079799">
                <text:p>1531079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5081784">
                <text:p>15450817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9262008">
                <text:p>18192620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535994">
                <text:p>165535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53378361">
                <text:p>10533783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265404">
                <text:p>1965265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3212994">
                <text:p>353212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94209458">
                <text:p>18942094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1273706">
                <text:p>1551273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03658260">
                <text:p>13036582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6470257">
                <text:p>716470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5876721">
                <text:p>20958767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6379520">
                <text:p>1963795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2767412">
                <text:p>11127674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9190417">
                <text:p>139190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9079537">
                <text:p>21090795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4771632">
                <text:p>1044771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171312">
                <text:p>541713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5523327">
                <text:p>21155233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67388553">
                <text:p>18673885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5788800">
                <text:p>13157888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23620542">
                <text:p>1723620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942152">
                <text:p>44942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3924539">
                <text:p>9339245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2125417">
                <text:p>18321254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12119892">
                <text:p>19121198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1961696">
                <text:p>1301961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3926763">
                <text:p>14839267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76157352">
                <text:p>2076157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5168299">
                <text:p>1305168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4470908">
                <text:p>6444709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8115883">
                <text:p>16781158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62209569">
                <text:p>186220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6504806">
                <text:p>8765048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3722380">
                <text:p>14437223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65900593">
                <text:p>1265900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8669808">
                <text:p>4086698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1787723">
                <text:p>3417877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33182808">
                <text:p>1933182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74069098">
                <text:p>16740690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9416974">
                <text:p>1999416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66860975">
                <text:p>17668609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7566518">
                <text:p>12675665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0004519">
                <text:p>4500045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13801373">
                <text:p>21138013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6043377">
                <text:p>11060433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92848486">
                <text:p>16928484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07321589">
                <text:p>16073215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0095185">
                <text:p>1460095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627996">
                <text:p>242627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43660554">
                <text:p>17436605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40175116">
                <text:p>14401751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4258810">
                <text:p>2842588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5205296">
                <text:p>295205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6273476">
                <text:p>10062734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6394205">
                <text:p>5763942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1825073">
                <text:p>11918250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8997115">
                <text:p>1138997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61331566">
                <text:p>19613315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5832270">
                <text:p>17358322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9826079">
                <text:p>6498260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7863072">
                <text:p>277863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2283761">
                <text:p>112283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1401602">
                <text:p>1661401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84058213">
                <text:p>17840582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6834617">
                <text:p>7768346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2297666">
                <text:p>3422976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5089361">
                <text:p>15050893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4435883">
                <text:p>12644358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0439577">
                <text:p>14604395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6218367">
                <text:p>13062183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7227991">
                <text:p>387227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083017">
                <text:p>580830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6983082">
                <text:p>1369830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5731490">
                <text:p>2857314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8845736">
                <text:p>10688457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33127819">
                <text:p>19331278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768757">
                <text:p>927687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21774687">
                <text:p>721774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5096865">
                <text:p>695096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3707684">
                <text:p>4737076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75369025">
                <text:p>20753690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9374368">
                <text:p>15493743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5067482">
                <text:p>1950674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84725043">
                <text:p>2084725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9573074">
                <text:p>2009573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112411">
                <text:p>481124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5308727">
                <text:p>13853087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2404458">
                <text:p>16324044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9176914">
                <text:p>1491769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2123020">
                <text:p>2721230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4681886">
                <text:p>4846818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1597921">
                <text:p>7015979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67945038">
                <text:p>12679450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8125972">
                <text:p>6781259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68405315">
                <text:p>5684053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384886">
                <text:p>610384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7324247">
                <text:p>1473242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76975150">
                <text:p>12769751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997470">
                <text:p>5059974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099934">
                <text:p>500999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0488777">
                <text:p>17604887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62878922">
                <text:p>1262878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52403966">
                <text:p>6524039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94779085">
                <text:p>15947790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69055144">
                <text:p>1369055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18683656">
                <text:p>518683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5604279">
                <text:p>15056042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8667710">
                <text:p>7386677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0758181">
                <text:p>7707581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52410130">
                <text:p>11524101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0716535">
                <text:p>170716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0399839">
                <text:p>710399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7135681">
                <text:p>357135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99073942">
                <text:p>1499073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16125879">
                <text:p>2116125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14846364">
                <text:p>2014846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5008393">
                <text:p>945008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333535">
                <text:p>486333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4152525">
                <text:p>12541525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8059591">
                <text:p>1848059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0414847">
                <text:p>13104148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7668495">
                <text:p>6176684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71356957">
                <text:p>1671356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803809">
                <text:p>1508038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406873">
                <text:p>514068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86212987">
                <text:p>2086212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37085168">
                <text:p>10370851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7847944">
                <text:p>2378479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9801314">
                <text:p>17998013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4825507">
                <text:p>2348255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55889501">
                <text:p>10558895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01030140">
                <text:p>16010301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8615231">
                <text:p>7786152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6059596">
                <text:p>6660595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3182307">
                <text:p>1543182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251599">
                <text:p>2762515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4252749">
                <text:p>19042527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5213116">
                <text:p>1515213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75939609">
                <text:p>12759396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4410921">
                <text:p>1054410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0480357">
                <text:p>12904803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9136785">
                <text:p>7391367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79582460">
                <text:p>14795824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3399477">
                <text:p>6133994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71143489">
                <text:p>1771143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0484543">
                <text:p>20604845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01128552">
                <text:p>16011285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3557548">
                <text:p>1013557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14945080">
                <text:p>20149450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82850468">
                <text:p>18828504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5420962">
                <text:p>19054209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9602300">
                <text:p>279602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93627813">
                <text:p>10936278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3585098">
                <text:p>1053585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0863890">
                <text:p>19308638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5738772">
                <text:p>9657387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7944678">
                <text:p>997944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3519416">
                <text:p>2435194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90692878">
                <text:p>17906928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59678415">
                <text:p>15596784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2821376">
                <text:p>812821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2424821">
                <text:p>2024248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3840209">
                <text:p>803840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27864058">
                <text:p>17278640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2583008">
                <text:p>352583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2141978">
                <text:p>3621419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5394186">
                <text:p>235394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7092228">
                <text:p>467092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14259516">
                <text:p>12142595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5043219">
                <text:p>15150432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7158161">
                <text:p>587158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3672129">
                <text:p>1033672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4366872">
                <text:p>15743668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9460850">
                <text:p>5594608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2920628">
                <text:p>6629206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50652507">
                <text:p>1750652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092517">
                <text:p>860925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9685871">
                <text:p>2059685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0782768">
                <text:p>11007827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2287445">
                <text:p>5322874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20895044">
                <text:p>1720895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5474432">
                <text:p>5754744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0268603">
                <text:p>16502686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5733181">
                <text:p>5857331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3491816">
                <text:p>413491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6177681">
                <text:p>14261776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5127998">
                <text:p>3651279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0160622">
                <text:p>2201606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52515737">
                <text:p>1852515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4693601">
                <text:p>5946936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63904">
                <text:p>128639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425599">
                <text:p>384425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5061844">
                <text:p>5450618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0137465">
                <text:p>8901374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50412862">
                <text:p>17504128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765004">
                <text:p>26765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1599631">
                <text:p>1551599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19221577">
                <text:p>18192215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17273974">
                <text:p>19172739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404063">
                <text:p>17340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116827">
                <text:p>4691168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3050464">
                <text:p>2530504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95692259">
                <text:p>20956922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4490874">
                <text:p>9044908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88792739">
                <text:p>11887927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35999303">
                <text:p>21359993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5147171">
                <text:p>15751471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0661379">
                <text:p>11306613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2125649">
                <text:p>1032125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42169595">
                <text:p>9421695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89887699">
                <text:p>19898876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692492">
                <text:p>2666924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28673552">
                <text:p>1528673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1589766">
                <text:p>6515897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42774556">
                <text:p>12427745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18565694">
                <text:p>13185656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1913708">
                <text:p>481913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169209">
                <text:p>571692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43527527">
                <text:p>1143527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4866787">
                <text:p>3848667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71210005">
                <text:p>671210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3293448">
                <text:p>333293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3309228">
                <text:p>6433092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13385805">
                <text:p>1113385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45123458">
                <text:p>15451234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87223682">
                <text:p>19872236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6094952">
                <text:p>20960949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4679141">
                <text:p>10546791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7104433">
                <text:p>4071044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3637611">
                <text:p>1713637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1431597">
                <text:p>3814315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77262803">
                <text:p>16772628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9720333">
                <text:p>139720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04100855">
                <text:p>16041008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34222803">
                <text:p>17342228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69693255">
                <text:p>12696932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9888745">
                <text:p>5798887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48946086">
                <text:p>18489460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484876">
                <text:p>514848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13877603">
                <text:p>18138776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82712489">
                <text:p>12827124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206967">
                <text:p>692069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56445717">
                <text:p>19564457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70131013">
                <text:p>19701310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54571649">
                <text:p>12545716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79649866">
                <text:p>20796498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246601">
                <text:p>2802466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1914292">
                <text:p>9419142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504276">
                <text:p>2805042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43336725">
                <text:p>15433367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4975056">
                <text:p>1414975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73385446">
                <text:p>12733854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5373374">
                <text:p>2153733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2627522">
                <text:p>6526275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55595828">
                <text:p>14555958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05815787">
                <text:p>20058157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38703149">
                <text:p>9387031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94160868">
                <text:p>16941608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7004180">
                <text:p>1587004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8367802">
                <text:p>6483678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7596970">
                <text:p>6975969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8416149">
                <text:p>7184161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39342129">
                <text:p>1239342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3590870">
                <text:p>15435908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03672374">
                <text:p>19036723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09858989">
                <text:p>21098589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94442277">
                <text:p>18944422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7808029">
                <text:p>7778080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4476495">
                <text:p>3044764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2628897">
                <text:p>8926288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9114164">
                <text:p>2291141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1200813">
                <text:p>20912008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73095698">
                <text:p>20730956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75784693">
                <text:p>19757846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29947579">
                <text:p>2129947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5267315">
                <text:p>1095267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52504954">
                <text:p>1452504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1973727">
                <text:p>14319737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5691461">
                <text:p>2556914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86219218">
                <text:p>20862192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0761798">
                <text:p>10207617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572730">
                <text:p>2375727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12510141">
                <text:p>21125101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5326572">
                <text:p>4853265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306297">
                <text:p>1403062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7819299">
                <text:p>7178192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7914301">
                <text:p>879143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0312975">
                <text:p>3503129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9396475">
                <text:p>12193964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5854964">
                <text:p>195854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04253701">
                <text:p>21042537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10629823">
                <text:p>1410629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11574365">
                <text:p>19115743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7564635">
                <text:p>17975646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5264903">
                <text:p>7852649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75375580">
                <text:p>18753755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5846586">
                <text:p>8958465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1050070">
                <text:p>8210500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4559646">
                <text:p>7945596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029872">
                <text:p>6810298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77351609">
                <text:p>14773516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85127373">
                <text:p>17851273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18574559">
                <text:p>18185745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0548247">
                <text:p>8105482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46983086">
                <text:p>5469830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916299">
                <text:p>739162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0253192">
                <text:p>14002531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97285771">
                <text:p>16972857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43495136">
                <text:p>8434951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77617627">
                <text:p>19776176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3807510">
                <text:p>3038075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81464267">
                <text:p>10814642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85838693">
                <text:p>1485838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4655931">
                <text:p>6146559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21955698">
                <text:p>19219556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3651048">
                <text:p>12736510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74599722">
                <text:p>16745997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640191">
                <text:p>2026401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8255307">
                <text:p>4782553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36235116">
                <text:p>1436235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99584015">
                <text:p>15995840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9549189">
                <text:p>5595491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5751167">
                <text:p>2757511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5397223">
                <text:p>4553972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17025071">
                <text:p>21170250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27443281">
                <text:p>12274432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40228914">
                <text:p>10402289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41300247">
                <text:p>9413002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89661245">
                <text:p>15896612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64145605">
                <text:p>14641456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54961922">
                <text:p>20549619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102451">
                <text:p>1741024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66205961">
                <text:p>20662059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94629054">
                <text:p>10946290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1347793">
                <text:p>2013477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7883604">
                <text:p>5978836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7416610">
                <text:p>7074166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7260109">
                <text:p>6772601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5646273">
                <text:p>4756462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85365505">
                <text:p>19853655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8644118">
                <text:p>5986441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809040">
                <text:p>20068090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46627262">
                <text:p>17466272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9051349">
                <text:p>3490513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0018645">
                <text:p>3600186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3545517">
                <text:p>4335455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58183732">
                <text:p>12581837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2312271">
                <text:p>9923122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4046388">
                <text:p>940463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7434922">
                <text:p>7274349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0383842">
                <text:p>4503838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6646454">
                <text:p>1866464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12430989">
                <text:p>9124309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88721004">
                <text:p>1688721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1460806">
                <text:p>11014608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25053607">
                <text:p>20250536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78835331">
                <text:p>17788353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36242571">
                <text:p>13362425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20284216">
                <text:p>19202842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56752061">
                <text:p>7567520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00744675">
                <text:p>400744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63763662">
                <text:p>15637636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8617619">
                <text:p>4586176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7732315">
                <text:p>767732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5349030">
                <text:p>84534903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1101448">
                <text:p>9311014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7364365">
                <text:p>4273643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56512536">
                <text:p>14565125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95887123">
                <text:p>20958871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11374350">
                <text:p>11113743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1419176">
                <text:p>17214191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8281416">
                <text:p>9882814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16957313">
                <text:p>15169573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15390291">
                <text:p>1115390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37715009">
                <text:p>10377150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76700707">
                <text:p>17767007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195066">
                <text:p>177195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966563">
                <text:p>469665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2863046">
                <text:p>1428630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201365">
                <text:p>20002013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3607676">
                <text:p>4236076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9430136">
                <text:p>8294301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058821">
                <text:p>1790588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51041697">
                <text:p>9510416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3840025">
                <text:p>2538400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86578300">
                <text:p>15865783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26262815">
                <text:p>2126262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9142258">
                <text:p>2191422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7915582">
                <text:p>10079155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38152092">
                <text:p>938152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67532187">
                <text:p>16675321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9693824">
                <text:p>4796938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1243984">
                <text:p>5112439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06780229">
                <text:p>18067802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4538775">
                <text:p>8045387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42922587">
                <text:p>14429225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2035570">
                <text:p>14920355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22316350">
                <text:p>16223163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89018777">
                <text:p>10890187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0772120">
                <text:p>8507721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33175075">
                <text:p>16331750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5278882">
                <text:p>1452788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57762435">
                <text:p>15577624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38069589">
                <text:p>16380695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14208645">
                <text:p>16142086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00693624">
                <text:p>19006936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5948837">
                <text:p>959488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77471466">
                <text:p>14774714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77190840">
                <text:p>10771908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7322737">
                <text:p>2773227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4849005">
                <text:p>17948490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7981229">
                <text:p>9979812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06602981">
                <text:p>16066029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1553597">
                <text:p>5715535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5985081">
                <text:p>3959850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69661922">
                <text:p>13696619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43131607">
                <text:p>21431316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65478410">
                <text:p>12654784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3759437">
                <text:p>7737594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27682494">
                <text:p>16276824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53206851">
                <text:p>20532068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43184538">
                <text:p>10431845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5225568">
                <text:p>1752255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7461526">
                <text:p>3174615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6460456">
                <text:p>20064604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4671487">
                <text:p>2146714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082961">
                <text:p>610829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2353833">
                <text:p>6923538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19272273">
                <text:p>7192722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0288374">
                <text:p>2702883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85042807">
                <text:p>6850428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47856134">
                <text:p>13478561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05724408">
                <text:p>1105724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5876062">
                <text:p>10158760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020949">
                <text:p>1130209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8080667">
                <text:p>608080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39040133">
                <text:p>16390401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0138579">
                <text:p>17001385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2890477">
                <text:p>7428904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39029852">
                <text:p>20390298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76046707">
                <text:p>4760467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0096364">
                <text:p>6700963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32120683">
                <text:p>15321206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1224204">
                <text:p>8212242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54470996">
                <text:p>17544709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31120269">
                <text:p>18311202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4210">
                <text:p>1742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2686379">
                <text:p>15126863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3743083">
                <text:p>8337430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86077161">
                <text:p>17860771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4965780">
                <text:p>1449657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96006525">
                <text:p>8960065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30439799">
                <text:p>9304397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46592919">
                <text:p>11465929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85712779">
                <text:p>19857127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85844018">
                <text:p>19858440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9808143">
                <text:p>6098081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116240">
                <text:p>1151162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4830213">
                <text:p>4648302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0102967">
                <text:p>801029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3550888">
                <text:p>1735508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6836803">
                <text:p>5568368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78174892">
                <text:p>17781748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21714200">
                <text:p>11217142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43938612">
                <text:p>20439386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76521621">
                <text:p>16765216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88771235">
                <text:p>12887712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8901392">
                <text:p>3389013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2685029">
                <text:p>2626850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6097272">
                <text:p>12160972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354012">
                <text:p>14973540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7233967">
                <text:p>387233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71503759">
                <text:p>18715037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45961319">
                <text:p>13459613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13712902">
                <text:p>713712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438566">
                <text:p>6664385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28524588">
                <text:p>19285245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47159803">
                <text:p>10471598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88906980">
                <text:p>5889069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13336370">
                <text:p>7133363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4910073">
                <text:p>13549100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42400749">
                <text:p>19424007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70725305">
                <text:p>14707253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89171875">
                <text:p>489171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73642941">
                <text:p>14736429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524713">
                <text:p>565247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7615519">
                <text:p>7076155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51735688">
                <text:p>3517356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4804777">
                <text:p>3848047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4345611">
                <text:p>7743456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1685496">
                <text:p>9516854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03507449">
                <text:p>18035074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1576667">
                <text:p>22157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2274232">
                <text:p>5122742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35465531">
                <text:p>11354655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05021313">
                <text:p>6050213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51042685">
                <text:p>19510426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0774812">
                <text:p>12607748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494256">
                <text:p>154942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76213157">
                <text:p>13762131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0892810">
                <text:p>14908928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35998331">
                <text:p>10359983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95882551">
                <text:p>20958825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29900821">
                <text:p>17299008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45167153">
                <text:p>16451671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35415990">
                <text:p>9354159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98228353">
                <text:p>16982283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3464047">
                <text:p>1834640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7506514">
                <text:p>9375065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69931037">
                <text:p>12699310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03170018">
                <text:p>18031700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8502186">
                <text:p>3485021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86079013">
                <text:p>17860790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61549547">
                <text:p>19615495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1460991">
                <text:p>1471460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7763493">
                <text:p>5677634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43534330">
                <text:p>13435343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6171106">
                <text:p>1861711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60556322">
                <text:p>17605563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92842316">
                <text:p>16928423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75647514">
                <text:p>6756475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28752900">
                <text:p>18287529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6203244">
                <text:p>2062032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30916580">
                <text:p>13309165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22054093">
                <text:p>3220540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153131">
                <text:p>1231531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84698922">
                <text:p>12846989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3155829">
                <text:p>5931558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46187381">
                <text:p>15461873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2749509">
                <text:p>2127495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258624">
                <text:p>7222586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64133201">
                <text:p>18641332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12059480">
                <text:p>10120594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313200">
                <text:p>63132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80489153">
                <text:p>17804891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4955332">
                <text:p>5249553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2249467">
                <text:p>322494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9612718">
                <text:p>2596127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72540833">
                <text:p>20725408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28109018">
                <text:p>1328109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52040617">
                <text:p>15520406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36692357">
                <text:p>16366923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46210434">
                <text:p>14462104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5733063">
                <text:p>7557330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14818451">
                <text:p>21148184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06873782">
                <text:p>1406873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40454954">
                <text:p>21404549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51016695">
                <text:p>8510166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8662417">
                <text:p>4586624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51767639">
                <text:p>13517676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9315606">
                <text:p>7693156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28705203">
                <text:p>9287052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09788295">
                <text:p>13097882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14668943">
                <text:p>11146689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5457576">
                <text:p>16654575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58875500">
                <text:p>19588755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3820770">
                <text:p>6138207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35524718">
                <text:p>19355247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10999675">
                <text:p>16109996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63862312">
                <text:p>14638623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73217474">
                <text:p>4732174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0259047">
                <text:p>1600259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2162903">
                <text:p>15221629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72812934">
                <text:p>9728129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47428914">
                <text:p>19474289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29133931">
                <text:p>8291339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17338432">
                <text:p>10173384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3663471">
                <text:p>4136634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25413522">
                <text:p>8254135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93707298">
                <text:p>20937072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09333289">
                <text:p>21093332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8836571">
                <text:p>4588365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92432918">
                <text:p>12924329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54691784">
                <text:p>1854691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48950214">
                <text:p>14489502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50266557">
                <text:p>19502665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97265255">
                <text:p>2097265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48297507">
                <text:p>9482975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12143615">
                <text:p>1812143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8617229">
                <text:p>5086172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10783207">
                <text:p>7107832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2573596">
                <text:p>1825735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5538688">
                <text:p>2855386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1164016">
                <text:p>5011640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66446866">
                <text:p>13664468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2430337">
                <text:p>20024303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6363501">
                <text:p>763635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2876165">
                <text:p>8228761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99104000">
                <text:p>1499104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32484694">
                <text:p>14324846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2137523">
                <text:p>1321375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1373774">
                <text:p>2913737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76198662">
                <text:p>18761986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9594708">
                <text:p>17995947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1853690">
                <text:p>102185369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1584313">
                <text:p>8915843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7564924">
                <text:p>9475649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2764159">
                <text:p>3327641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77659702">
                <text:p>12776597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78247370">
                <text:p>1178247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86456474">
                <text:p>8864564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44019431">
                <text:p>16440194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57408733">
                <text:p>7574087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16012392">
                <text:p>18160123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75819132">
                <text:p>10758191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90282107">
                <text:p>12902821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28649395">
                <text:p>14286493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25904577">
                <text:p>6259045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79749445">
                <text:p>20797494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3598084">
                <text:p>4835980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1424960">
                <text:p>8014249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49887578">
                <text:p>14498875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5699167">
                <text:p>1856991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1539270">
                <text:p>51153927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86225124">
                <text:p>14862251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11039798">
                <text:p>11110397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74737888">
                <text:p>11747378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43711278">
                <text:p>12437112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314881">
                <text:p>723148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22508322">
                <text:p>1122508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8158216">
                <text:p>1481582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2002359">
                <text:p>4720023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83820886">
                <text:p>5838208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61120667">
                <text:p>1961120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45641191">
                <text:p>11456411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90450784">
                <text:p>16904507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11573868">
                <text:p>9115738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18945117">
                <text:p>20189451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43410716">
                <text:p>15434107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97287106">
                <text:p>19972871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07149864">
                <text:p>18071498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42264458">
                <text:p>10422644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04348087">
                <text:p>60434808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25000656">
                <text:p>10250006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65868673">
                <text:p>5658686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17848691">
                <text:p>19178486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4145728">
                <text:p>5841457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0353840">
                <text:p>18035384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1912652">
                <text:p>2419126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3347077">
                <text:p>16933470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12888529">
                <text:p>14128885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26833968">
                <text:p>11268339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12883251">
                <text:p>12128832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51715795">
                <text:p>10517157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3170910">
                <text:p>1431709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60664550">
                <text:p>146066455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87513285">
                <text:p>19875132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92001979">
                <text:p>18920019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219349">
                <text:p>252193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55533801">
                <text:p>13555338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70887847">
                <text:p>12708878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5144760">
                <text:p>951447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410656">
                <text:p>31410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09101990">
                <text:p>19091019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8917351">
                <text:p>1189173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1611844">
                <text:p>261611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11351304">
                <text:p>7113513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80032351">
                <text:p>7800323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14515569">
                <text:p>11145155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13059560">
                <text:p>10130595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38586355">
                <text:p>21385863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9244870">
                <text:p>26924487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0058778">
                <text:p>9000587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5106913">
                <text:p>3551069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13626638">
                <text:p>20136266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5111346">
                <text:p>1565111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41064410">
                <text:p>11410644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81360880">
                <text:p>17813608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54079174">
                <text:p>7540791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92344188">
                <text:p>18923441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30199">
                <text:p>1633301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32568639">
                <text:p>3325686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74344111">
                <text:p>19743441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00244345">
                <text:p>14002443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93672988">
                <text:p>19936729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8772459">
                <text:p>11687724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839688">
                <text:p>598396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02012691">
                <text:p>8020126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7501992">
                <text:p>8475019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7942962">
                <text:p>3579429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06022358">
                <text:p>14060223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70057990">
                <text:p>13700579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8475427">
                <text:p>3584754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56542906">
                <text:p>10565429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3118700">
                <text:p>1931187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08523828">
                <text:p>15085238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4015852">
                <text:p>16440158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4189692">
                <text:p>8941896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6044812">
                <text:p>4160448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9891366">
                <text:p>10998913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54121549">
                <text:p>14541215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66450635">
                <text:p>13664506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18855400">
                <text:p>5188554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196640">
                <text:p>1619664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4215312">
                <text:p>6042153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91912325">
                <text:p>1291912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89345217">
                <text:p>20893452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85152352">
                <text:p>7851523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37415851">
                <text:p>15374158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97438549">
                <text:p>7974385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7683313">
                <text:p>15776833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6694643">
                <text:p>1266946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78592918">
                <text:p>18785929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7489186">
                <text:p>574891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4113411">
                <text:p>6941134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88264371">
                <text:p>15882643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41222205">
                <text:p>10412222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0019223">
                <text:p>1400192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6255360">
                <text:p>113625536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83219168">
                <text:p>17832191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94432785">
                <text:p>10944327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87536720">
                <text:p>17875367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67500357">
                <text:p>10675003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83632346">
                <text:p>13836323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98176953">
                <text:p>4981769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89980702">
                <text:p>11899807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47502735">
                <text:p>18475027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43926648">
                <text:p>18439266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7464807">
                <text:p>3274648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5055351">
                <text:p>15750553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0686617">
                <text:p>10506866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74396425">
                <text:p>4743964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5658565">
                <text:p>1756585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71404029">
                <text:p>10714040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0116956">
                <text:p>9201169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27937253">
                <text:p>13279372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8350349">
                <text:p>8983503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7660073">
                <text:p>3476600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19663093">
                <text:p>16196630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65244078">
                <text:p>15652440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18421432">
                <text:p>19184214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51059988">
                <text:p>12510599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82573989">
                <text:p>5825739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27622952">
                <text:p>15276229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03241806">
                <text:p>21032418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94687586">
                <text:p>12946875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3384946">
                <text:p>733849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7528626">
                <text:p>1475286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44529628">
                <text:p>11445296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77505483">
                <text:p>10775054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398826">
                <text:p>143988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68917345">
                <text:p>8689173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556420">
                <text:p>1165564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5017543">
                <text:p>4650175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38812551">
                <text:p>19388125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4009656">
                <text:p>5040096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17396654">
                <text:p>12173966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54825173">
                <text:p>12548251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58841646">
                <text:p>11588416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12733445">
                <text:p>20127334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87202909">
                <text:p>11872029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70266217">
                <text:p>11702662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0461522">
                <text:p>6504615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4381786">
                <text:p>20043817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3222812">
                <text:p>11332228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99498352">
                <text:p>13994983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06344886">
                <text:p>11063448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0241831">
                <text:p>1302418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95327766">
                <text:p>15953277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68999041">
                <text:p>4689990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65052879">
                <text:p>6650528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4456433">
                <text:p>2144564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66633669">
                <text:p>12666336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38071969">
                <text:p>9380719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55227335">
                <text:p>16552273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24089009">
                <text:p>10240890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43244483">
                <text:p>13432444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4605619">
                <text:p>2046056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3478174">
                <text:p>12634781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26473803">
                <text:p>4264738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05444668">
                <text:p>15054446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3972986">
                <text:p>1003972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96728171">
                <text:p>16967281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1495721">
                <text:p>4214957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99680133">
                <text:p>11996801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2913868">
                <text:p>4229138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5608513">
                <text:p>11356085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88436">
                <text:p>68884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61147973">
                <text:p>20611479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81053526">
                <text:p>17810535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91527468">
                <text:p>14915274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47584111">
                <text:p>7475841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2647633">
                <text:p>112647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2741894">
                <text:p>2827418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04987355">
                <text:p>18049873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7528176">
                <text:p>375281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1148182">
                <text:p>6511481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61781529">
                <text:p>13617815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33405271">
                <text:p>13334052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89911035">
                <text:p>13899110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0123311">
                <text:p>1601233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47875521">
                <text:p>9478755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5218161">
                <text:p>10052181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61471740">
                <text:p>176147174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06276759">
                <text:p>8062767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2080370">
                <text:p>72208037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21445179">
                <text:p>9214451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69009697">
                <text:p>11690096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96304120">
                <text:p>13963041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66467785">
                <text:p>9664677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5961772">
                <text:p>1059617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50995026">
                <text:p>8509950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83475874">
                <text:p>16834758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67715865">
                <text:p>5677158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00882791">
                <text:p>12008827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0288334">
                <text:p>1502883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497239">
                <text:p>41497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98551316">
                <text:p>15985513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